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cc0000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color="#8ae234" fo:font-weight="bold"/>
    </style:style>
    <style:style style:name="T2" style:family="text">
      <style:text-properties fo:color="#729fcf" fo:font-weight="bold"/>
    </style:style>
    <style:style style:name="T3" style:family="text">
      <style:text-properties fo:color="#fce94f"/>
    </style:style>
    <style:style style:name="T4" style:family="text">
      <style:text-properties fo:color="#cc0000"/>
    </style:style>
    <style:style style:name="T5" style:family="text">
      <style:text-properties fo:color="#4e9a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T1">rishi@rishi-OptiPlex-7050</text:span>:<text:span text:style-name="T2">~</text:span>$ cd Documents/Fall2019/</text:p>
      <text:p text:style-name="Preformatted_20_Text"><text:span text:style-name="T1">rishi@rishi-OptiPlex-7050</text:span>:<text:span text:style-name="T2">~/Documents/Fall2019</text:span>$ wget https://storage.googleapis.com/lateral-datadumps/wikipedia_utf8_filtered_20pageviews.csv.gz</text:p>
      <text:p text:style-name="Preformatted_20_Text">--2019-08-28 23:04:19-- <text:s/>https://storage.googleapis.com/lateral-datadumps/wikipedia_utf8_filtered_20pageviews.csv.gz</text:p>
      <text:p text:style-name="Preformatted_20_Text">Resolving storage.googleapis.com (storage.googleapis.com)... 172.217.11.48, 2607:f8b0:4006:815::2010</text:p>
      <text:p text:style-name="Preformatted_20_Text">Connecting to storage.googleapis.com (storage.googleapis.com)|172.217.11.48|:443... connected.</text:p>
      <text:p text:style-name="Preformatted_20_Text">HTTP request sent, awaiting response... 200 OK</text:p>
      <text:p text:style-name="Preformatted_20_Text">Length: 1215777113 (1.1G) [text/csv]</text:p>
      <text:p text:style-name="Preformatted_20_Text">Saving to: ‘wikipedia_utf8_filtered_20pageviews.csv.gz’</text:p>
      <text:p text:style-name="Preformatted_20_Text"/>
      <text:p text:style-name="Preformatted_20_Text">wikipedia_utf8_filt 100%[===================&gt;] <text:s text:c="2"/>1.13G <text:s/>51.2MB/s <text:s text:c="3"/>in 20s <text:s text:c="4"/></text:p>
      <text:p text:style-name="Preformatted_20_Text"/>
      <text:p text:style-name="Preformatted_20_Text">2019-08-28 23:04:39 (57.4 MB/s) - ‘wikipedia_utf8_filtered_20pageviews.csv.gz’ saved [1215777113/1215777113]</text:p>
      <text:p text:style-name="Preformatted_20_Text"/>
      <text:p text:style-name="Preformatted_20_Text"><text:span text:style-name="T1">rishi@rishi-OptiPlex-7050</text:span>:<text:span text:style-name="T2">~/Documents/Fall2019</text:span>$ git clone https://github.com/rishibommasani/PrivateTopicModelsSp2018.git</text:p>
      <text:p text:style-name="Preformatted_20_Text">Cloning into &amp;apos;PrivateTopicModelsSp2018&amp;apos;...</text:p>
      <text:p text:style-name="Preformatted_20_Text">Username for &amp;apos;https://github.com&amp;apos;: rishibommasani</text:p>
      <text:p text:style-name="Preformatted_20_Text">Password for &amp;apos;https://rishibommasani@github.com&amp;apos;: </text:p>
      <text:p text:style-name="Preformatted_20_Text">remote: Enumerating objects: 73, done.</text:p>
      <text:p text:style-name="Preformatted_20_Text">remote: Counting objects: 100% (73/73), done.</text:p>
      <text:p text:style-name="Preformatted_20_Text">remote: Compressing objects: 100% (57/57), done.</text:p>
      <text:p text:style-name="Preformatted_20_Text">remote: Total 73 (delta 32), reused 49 (delta 16), pack-reused 0</text:p>
      <text:p text:style-name="Preformatted_20_Text">Unpacking objects: 100% (73/73), done.</text:p>
      <text:p text:style-name="Preformatted_20_Text"><text:span text:style-name="T1">rishi@rishi-OptiPlex-7050</text:span>:<text:span text:style-name="T2">~/Documents/Fall2019</text:span>$ cd OpenNMT-py/</text:p>
      <text:p text:style-name="Preformatted_20_Text"><text:span text:style-name="T1">rishi@rishi-OptiPlex-7050</text:span>:<text:span text:style-name="T2">~/Documents/Fall2019/OpenNMT-py</text:span>$ python3 pplateral.py Traceback (most recent call last):</text:p>
      <text:p text:style-name="Preformatted_20_Text"><text:s text:c="2"/>File "pplateral.py", line 3, in &lt;module&gt;</text:p>
      <text:p text:style-name="Preformatted_20_Text"><text:s text:c="4"/>import nltk</text:p>
      <text:p text:style-name="Preformatted_20_Text">ModuleNotFoundError: No module named &amp;apos;nltk&amp;apos;</text:p>
      <text:p text:style-name="Preformatted_20_Text"><text:span text:style-name="T1">rishi@rishi-OptiPlex-7050</text:span>:<text:span text:style-name="T2">~/Documents/Fall2019/OpenNMT-py</text:span>$ pip3 install requirements.</text:p>
      <text:p text:style-name="P1">Invalid requirement: &amp;apos;requirements.&amp;apos;</text:p>
      <text:p text:style-name="P1">Traceback (most recent call last):</text:p>
      <text:p text:style-name="P1"><text:s text:c="2"/>File "/usr/share/python-wheels/packaging-17.1-py2.py3-none-any.whl/packaging/requirements.py", line 93, in __init__</text:p>
      <text:p text:style-name="P1"><text:s text:c="4"/>req = REQUIREMENT.parseString(requirement_string)</text:p>
      <text:p text:style-name="P1"><text:s text:c="2"/>File "/usr/share/python-wheels/pyparsing-2.2.0-py2.py3-none-any.whl/pyparsing.py", line 1632, in parseString</text:p>
      <text:p text:style-name="P1"><text:s text:c="4"/>raise exc</text:p>
      <text:p text:style-name="P1"><text:s text:c="2"/>File "/usr/share/python-wheels/pyparsing-2.2.0-py2.py3-none-any.whl/pyparsing.py", line 1622, in parseString</text:p>
      <text:p text:style-name="P1"><text:s text:c="4"/>loc, tokens = self._parse( instring, 0 )</text:p>
      <text:p text:style-name="P1"><text:s text:c="2"/>File "/usr/share/python-wheels/pyparsing-2.2.0-py2.py3-none-any.whl/pyparsing.py", line 1379, in _parseNoCache</text:p>
      <text:p text:style-name="P1"><text:s text:c="4"/>loc,tokens = self.parseImpl( instring, preloc, doActions )</text:p>
      <text:p text:style-name="P1"><text:s text:c="2"/>File "/usr/share/python-wheels/pyparsing-2.2.0-py2.py3-none-any.whl/pyparsing.py", line 3395, in parseImpl</text:p>
      <text:p text:style-name="P1"><text:s text:c="4"/>loc, exprtokens = e._parse( instring, loc, doActions )</text:p>
      <text:p text:style-name="P1"><text:soft-page-break/><text:s text:c="2"/>File "/usr/share/python-wheels/pyparsing-2.2.0-py2.py3-none-any.whl/pyparsing.py", line 1383, in _parseNoCache</text:p>
      <text:p text:style-name="P1"><text:s text:c="4"/>loc,tokens = self.parseImpl( instring, preloc, doActions )</text:p>
      <text:p text:style-name="P1"><text:s text:c="2"/>File "/usr/share/python-wheels/pyparsing-2.2.0-py2.py3-none-any.whl/pyparsing.py", line 3183, in parseImpl</text:p>
      <text:p text:style-name="P1"><text:s text:c="4"/>raise ParseException(instring, loc, self.errmsg, self)</text:p>
      <text:p text:style-name="P1">pyparsing.ParseException: Expected stringEnd (at char 12), (line:1, col:13)</text:p>
      <text:p text:style-name="Preformatted_20_Text"/>
      <text:p text:style-name="P1">During handling of the above exception, another exception occurred:</text:p>
      <text:p text:style-name="Preformatted_20_Text"/>
      <text:p text:style-name="P1">Traceback (most recent call last):</text:p>
      <text:p text:style-name="P1"><text:s text:c="2"/>File "/usr/lib/python3/dist-packages/pip/req/req_install.py", line 82, in __init__</text:p>
      <text:p text:style-name="P1"><text:s text:c="4"/>req = Requirement(req)</text:p>
      <text:p text:style-name="P1"><text:s text:c="2"/>File "/usr/share/python-wheels/packaging-17.1-py2.py3-none-any.whl/packaging/requirements.py", line 97, in __init__</text:p>
      <text:p text:style-name="P1"><text:s text:c="4"/>requirement_string[e.loc:e.loc + 8]))</text:p>
      <text:p text:style-name="P1">pip._vendor.packaging.requirements.InvalidRequirement: Invalid requirement, parse error at "&amp;apos;.&amp;apos;"</text:p>
      <text:p text:style-name="Preformatted_20_Text"/>
      <text:p text:style-name="Preformatted_20_Text"><text:span text:style-name="T1">rishi@rishi-OptiPlex-7050</text:span>:<text:span text:style-name="T2">~/Documents/Fall2019/OpenNMT-py</text:span>$ pip3 install requirements.txt</text:p>
      <text:p text:style-name="Preformatted_20_Text">Collecting requirements.txt</text:p>
      <text:p text:style-name="P1">Exception:</text:p>
      <text:p text:style-name="P1">Traceback (most recent call last):</text:p>
      <text:p text:style-name="P1"><text:s text:c="2"/>File "/usr/lib/python3/dist-packages/pip/basecommand.py", line 215, in main</text:p>
      <text:p text:style-name="P1"><text:s text:c="4"/>status = self.run(options, args)</text:p>
      <text:p text:style-name="P1"><text:s text:c="2"/>File "/usr/lib/python3/dist-packages/pip/commands/install.py", line 353, in run</text:p>
      <text:p text:style-name="P1"><text:s text:c="4"/>wb.build(autobuilding=True)</text:p>
      <text:p text:style-name="P1"><text:s text:c="2"/>File "/usr/lib/python3/dist-packages/pip/wheel.py", line 749, in build</text:p>
      <text:p text:style-name="P1"><text:s text:c="4"/>self.requirement_set.prepare_files(self.finder)</text:p>
      <text:p text:style-name="P1"><text:s text:c="2"/>File "/usr/lib/python3/dist-packages/pip/req/req_set.py", line 380, in prepare_files</text:p>
      <text:p text:style-name="P1"><text:s text:c="4"/>ignore_dependencies=self.ignore_dependencies))</text:p>
      <text:p text:style-name="P1"><text:s text:c="2"/>File "/usr/lib/python3/dist-packages/pip/req/req_set.py", line 554, in _prepare_file</text:p>
      <text:p text:style-name="P1"><text:s text:c="4"/>require_hashes</text:p>
      <text:p text:style-name="P1"><text:s text:c="2"/>File "/usr/lib/python3/dist-packages/pip/req/req_install.py", line 278, in populate_link</text:p>
      <text:p text:style-name="P1"><text:s text:c="4"/>self.link = finder.find_requirement(self, upgrade)</text:p>
      <text:p text:style-name="P1"><text:s text:c="2"/>File "/usr/lib/python3/dist-packages/pip/index.py", line 465, in find_requirement</text:p>
      <text:p text:style-name="P1"><text:s text:c="4"/>all_candidates = self.find_all_candidates(req.name)</text:p>
      <text:p text:style-name="P1"><text:s text:c="2"/>File "/usr/lib/python3/dist-packages/pip/index.py", line 423, in find_all_candidates</text:p>
      <text:p text:style-name="P1"><text:s text:c="4"/>for page in self._get_pages(url_locations, project_name):</text:p>
      <text:p text:style-name="P1"><text:s text:c="2"/>File "/usr/lib/python3/dist-packages/pip/index.py", line 568, in _get_pages</text:p>
      <text:p text:style-name="P1"><text:s text:c="4"/>page = self._get_page(location)</text:p>
      <text:p text:style-name="P1"><text:s text:c="2"/>File "/usr/lib/python3/dist-packages/pip/index.py", line 683, in _get_page</text:p>
      <text:p text:style-name="P1"><text:s text:c="4"/>return HTMLPage.get_page(link, session=self.session)</text:p>
      <text:p text:style-name="P1"><text:s text:c="2"/>File "/usr/lib/python3/dist-packages/pip/index.py", line 795, in get_page</text:p>
      <text:p text:style-name="P1"><text:s text:c="4"/>resp.raise_for_status()</text:p>
      <text:p text:style-name="P1"><text:s text:c="2"/>File "/usr/share/python-wheels/requests-2.18.4-py2.py3-none-any.whl/requests/models.py", line 935, in raise_for_status</text:p>
      <text:p text:style-name="P1"><text:s text:c="4"/>raise HTTPError(http_error_msg, response=self)</text:p>
      <text:p text:style-name="P1">requests.exceptions.HTTPError: 404 Client Error: Not Found for url: https://pypi.org/simple/requirements-txt/</text:p>
      <text:p text:style-name="Preformatted_20_Text"><text:soft-page-break/><text:span text:style-name="T1">rishi@rishi-OptiPlex-7050</text:span>:<text:span text:style-name="T2">~/Documents/Fall2019/OpenNMT-py</text:span>$ pip install requirements.txt</text:p>
      <text:p text:style-name="Preformatted_20_Text"/>
      <text:p text:style-name="Preformatted_20_Text">Command &amp;apos;pip&amp;apos; not found, but can be installed with:</text:p>
      <text:p text:style-name="Preformatted_20_Text"/>
      <text:p text:style-name="Preformatted_20_Text">sudo apt install python-pip</text:p>
      <text:p text:style-name="Preformatted_20_Text"/>
      <text:p text:style-name="Preformatted_20_Text"><text:span text:style-name="T1">rishi@rishi-OptiPlex-7050</text:span>:<text:span text:style-name="T2">~/Documents/Fall2019/OpenNMT-py</text:span>$ pip3 install tqdm six future nltk</text:p>
      <text:p text:style-name="Preformatted_20_Text">Collecting tqdm</text:p>
      <text:p text:style-name="Preformatted_20_Text"><text:s text:c="2"/>Using cached https://files.pythonhosted.org/packages/dc/88/d3213e2f3492daf09d8b41631ad6899f56db17ce83ea9c8a579902bafe5e/tqdm-4.35.0-py2.py3-none-any.whl</text:p>
      <text:p text:style-name="Preformatted_20_Text">Collecting six</text:p>
      <text:p text:style-name="Preformatted_20_Text"><text:s text:c="2"/>Using cached https://files.pythonhosted.org/packages/73/fb/00a976f728d0d1fecfe898238ce23f502a721c0ac0ecfedb80e0d88c64e9/six-1.12.0-py2.py3-none-any.whl</text:p>
      <text:p text:style-name="Preformatted_20_Text">Collecting future</text:p>
      <text:p text:style-name="Preformatted_20_Text"><text:s text:c="2"/>Downloading https://files.pythonhosted.org/packages/90/52/e20466b85000a181e1e144fd8305caf2cf475e2f9674e797b222f8105f5f/future-0.17.1.tar.gz (829kB)</text:p>
      <text:p text:style-name="Preformatted_20_Text"><text:s text:c="4"/>100% |████████████████████████████████| 829kB 2.0MB/s </text:p>
      <text:p text:style-name="Preformatted_20_Text">Collecting nltk</text:p>
      <text:p text:style-name="Preformatted_20_Text"><text:s text:c="2"/>Downloading https://files.pythonhosted.org/packages/f6/1d/d925cfb4f324ede997f6d47bea4d9babba51b49e87a767c170b77005889d/nltk-3.4.5.zip (1.5MB)</text:p>
      <text:p text:style-name="Preformatted_20_Text"><text:s text:c="4"/>100% |████████████████████████████████| 1.5MB 1.5MB/s </text:p>
      <text:p text:style-name="Preformatted_20_Text">Building wheels for collected packages: future, nltk</text:p>
      <text:p text:style-name="Preformatted_20_Text"><text:s text:c="2"/>Running setup.py bdist_wheel for future ... done</text:p>
      <text:p text:style-name="Preformatted_20_Text"><text:s text:c="2"/>Stored in directory: /home/rishi/.cache/pip/wheels/0c/61/d2/d6b7317325828fbb39ee6ad559dbe4664d0896da4721bf379e</text:p>
      <text:p text:style-name="Preformatted_20_Text"><text:s text:c="2"/>Running setup.py bdist_wheel for nltk ... done</text:p>
      <text:p text:style-name="Preformatted_20_Text"><text:s text:c="2"/>Stored in directory: /home/rishi/.cache/pip/wheels/96/86/f6/68ab24c23f207c0077381a5e3904b2815136b879538a24b483</text:p>
      <text:p text:style-name="Preformatted_20_Text">Successfully built future nltk</text:p>
      <text:p text:style-name="Preformatted_20_Text">Installing collected packages: tqdm, six, future, nltk</text:p>
      <text:p text:style-name="Preformatted_20_Text">Successfully installed future-0.17.1 nltk-3.4.5 six-1.12.0 tqdm-4.35.0</text:p>
      <text:p text:style-name="Preformatted_20_Text"><text:span text:style-name="T1">rishi@rishi-OptiPlex-7050</text:span>:<text:span text:style-name="T2">~/Documents/Fall2019/OpenNMT-py</text:span>$ pip3 install git+https://github.com/pytorch/text.git@master#wheel=torchtext</text:p>
      <text:p text:style-name="Preformatted_20_Text"/>
      <text:p text:style-name="Preformatted_20_Text">Collecting git+https://github.com/pytorch/text.git@master#wheel=torchtext</text:p>
      <text:p text:style-name="Preformatted_20_Text"><text:s text:c="2"/>Cloning https://github.com/pytorch/text.git (to master) to /tmp/pip-r86ba98a-build</text:p>
      <text:p text:style-name="Preformatted_20_Text">Collecting numpy (from torchtext==0.4.0)</text:p>
      <text:p text:style-name="Preformatted_20_Text"><text:s text:c="2"/>Downloading https://files.pythonhosted.org/packages/75/92/57179ed45307ec6179e344231c47da7f3f3da9e2eee5c8ab506bd279ce4e/numpy-1.17.1-cp36-cp36m-manylinux1_x86_64.whl (20.4MB)</text:p>
      <text:p text:style-name="Preformatted_20_Text"><text:s text:c="4"/>100% |████████████████████████████████| 20.4MB 104kB/s </text:p>
      <text:p text:style-name="Preformatted_20_Text">Collecting requests (from torchtext==0.4.0)</text:p>
      <text:p text:style-name="Preformatted_20_Text"><text:s text:c="2"/>Using cached https://files.pythonhosted.org/packages/51/bd/23c926cd341ea6b7dd0b2a00aba99ae0f828be89d72b2190f27c11d4b7fb/requests-2.22.0-py2.py3-none-any.whl</text:p>
      <text:p text:style-name="Preformatted_20_Text">Collecting six (from torchtext==0.4.0)</text:p>
      <text:p text:style-name="Preformatted_20_Text"><text:s text:c="2"/>Using cached https://files.pythonhosted.org/packages/73/fb/00a976f728d0d1fecfe898238ce23f502a721c0ac0ecfedb80e0d88c64e9/six-1.12.0-py2.py3-none-any.whl</text:p>
      <text:p text:style-name="Preformatted_20_Text">Collecting torch (from torchtext==0.4.0)</text:p>
      <text:p text:style-name="Preformatted_20_Text"><text:soft-page-break/><text:s text:c="2"/>Using cached https://files.pythonhosted.org/packages/30/57/d5cceb0799c06733eefce80c395459f28970ebb9e896846ce96ab579a3f1/torch-1.2.0-cp36-cp36m-manylinux1_x86_64.whl</text:p>
      <text:p text:style-name="Preformatted_20_Text">Collecting tqdm (from torchtext==0.4.0)</text:p>
      <text:p text:style-name="Preformatted_20_Text"><text:s text:c="2"/>Using cached https://files.pythonhosted.org/packages/dc/88/d3213e2f3492daf09d8b41631ad6899f56db17ce83ea9c8a579902bafe5e/tqdm-4.35.0-py2.py3-none-any.whl</text:p>
      <text:p text:style-name="Preformatted_20_Text">Collecting idna&lt;2.9,&gt;=2.5 (from requests-&gt;torchtext==0.4.0)</text:p>
      <text:p text:style-name="Preformatted_20_Text"><text:s text:c="2"/>Using cached https://files.pythonhosted.org/packages/14/2c/cd551d81dbe15200be1cf41cd03869a46fe7226e7450af7a6545bfc474c9/idna-2.8-py2.py3-none-any.whl</text:p>
      <text:p text:style-name="Preformatted_20_Text">Collecting certifi&gt;=2017.4.17 (from requests-&gt;torchtext==0.4.0)</text:p>
      <text:p text:style-name="Preformatted_20_Text"><text:s text:c="2"/>Using cached https://files.pythonhosted.org/packages/69/1b/b853c7a9d4f6a6d00749e94eb6f3a041e342a885b87340b79c1ef73e3a78/certifi-2019.6.16-py2.py3-none-any.whl</text:p>
      <text:p text:style-name="Preformatted_20_Text">Collecting chardet&lt;3.1.0,&gt;=3.0.2 (from requests-&gt;torchtext==0.4.0)</text:p>
      <text:p text:style-name="Preformatted_20_Text"><text:s text:c="2"/>Using cached https://files.pythonhosted.org/packages/bc/a9/01ffebfb562e4274b6487b4bb1ddec7ca55ec7510b22e4c51f14098443b8/chardet-3.0.4-py2.py3-none-any.whl</text:p>
      <text:p text:style-name="Preformatted_20_Text">Collecting urllib3!=1.25.0,!=1.25.1,&lt;1.26,&gt;=1.21.1 (from requests-&gt;torchtext==0.4.0)</text:p>
      <text:p text:style-name="Preformatted_20_Text"><text:s text:c="2"/>Using cached https://files.pythonhosted.org/packages/e6/60/247f23a7121ae632d62811ba7f273d0e58972d75e58a94d329d51550a47d/urllib3-1.25.3-py2.py3-none-any.whl</text:p>
      <text:p text:style-name="Preformatted_20_Text">Installing collected packages: numpy, idna, certifi, chardet, urllib3, requests, six, torch, tqdm, torchtext</text:p>
      <text:p text:style-name="Preformatted_20_Text"><text:s text:c="2"/>Running setup.py install for torchtext ... done</text:p>
      <text:p text:style-name="Preformatted_20_Text">Successfully installed certifi-2019.6.16 chardet-3.0.4 idna-2.8 numpy-1.17.1 requests-2.22.0 six-1.12.0 torch-1.2.0 torchtext-0.4.0 tqdm-4.35.0 urllib3-1.25.3</text:p>
      <text:p text:style-name="Preformatted_20_Text"><text:span text:style-name="T1">rishi@rishi-OptiPlex-7050</text:span>:<text:span text:style-name="T2">~/Documents/Fall2019/OpenNMT-py</text:span>$ future</text:p>
      <text:p text:style-name="Preformatted_20_Text">future: command not found</text:p>
      <text:p text:style-name="Preformatted_20_Text"><text:span text:style-name="T1">rishi@rishi-OptiPlex-7050</text:span>:<text:span text:style-name="T2">~/Documents/Fall2019/OpenNMT-py</text:span>$ configargparse</text:p>
      <text:p text:style-name="Preformatted_20_Text">configargparse: command not found</text:p>
      <text:p text:style-name="Preformatted_20_Text"><text:span text:style-name="T1">rishi@rishi-OptiPlex-7050</text:span>:<text:span text:style-name="T2">~/Documents/Fall2019/OpenNMT-py</text:span>$ pip3 install configargparse</text:p>
      <text:p text:style-name="Preformatted_20_Text">Collecting configargparse</text:p>
      <text:p text:style-name="Preformatted_20_Text"><text:s text:c="2"/>Downloading https://files.pythonhosted.org/packages/55/ea/f0ade52790bcd687127a302b26c1663bf2e0f23210d5281dbfcd1dfcda28/ConfigArgParse-0.14.0.tar.gz</text:p>
      <text:p text:style-name="Preformatted_20_Text">Building wheels for collected packages: configargparse</text:p>
      <text:p text:style-name="Preformatted_20_Text"><text:s text:c="2"/>Running setup.py bdist_wheel for configargparse ... done</text:p>
      <text:p text:style-name="Preformatted_20_Text"><text:s text:c="2"/>Stored in directory: /home/rishi/.cache/pip/wheels/aa/9c/ce/7e904dddb8c7595ffbe3409d24455bc5005852850e36011bda</text:p>
      <text:p text:style-name="Preformatted_20_Text">Successfully built configargparse</text:p>
      <text:p text:style-name="Preformatted_20_Text">Installing collected packages: configargparse</text:p>
      <text:p text:style-name="Preformatted_20_Text">Successfully installed configargparse-0.14.0</text:p>
      <text:p text:style-name="Preformatted_20_Text"><text:span text:style-name="T1">rishi@rishi-OptiPlex-7050</text:span>:<text:span text:style-name="T2">~/Documents/Fall2019/OpenNMT-py</text:span>$ python3 pplateral.py [nltk_data] Downloading package punkt to /home/rishi/nltk_data...</text:p>
      <text:p text:style-name="Preformatted_20_Text">[nltk_data] <text:s text:c="2"/>Unzipping tokenizers/punkt.zip.</text:p>
      <text:p text:style-name="Preformatted_20_Text">Traceback (most recent call last):</text:p>
      <text:p text:style-name="Preformatted_20_Text"><text:s text:c="2"/>File "pplateral.py", line 90, in &lt;module&gt;</text:p>
      <text:p text:style-name="Preformatted_20_Text"><text:s text:c="4"/>make_data()</text:p>
      <text:p text:style-name="Preformatted_20_Text"><text:s text:c="2"/>File "pplateral.py", line 29, in make_data</text:p>
      <text:p text:style-name="Preformatted_20_Text"><text:s text:c="4"/>with open(&amp;apos;wikipedia_utf8_filtered_20pageviews.csv&amp;apos;, mode = &amp;apos;r&amp;apos;) as f:</text:p>
      <text:p text:style-name="Preformatted_20_Text">FileNotFoundError: [Errno 2] No such file or directory: &amp;apos;wikipedia_utf8_filtered_20pageviews.csv&amp;apos;</text:p>
      <text:p text:style-name="Preformatted_20_Text"><text:soft-page-break/><text:span text:style-name="T1">rishi@rishi-OptiPlex-7050</text:span>:<text:span text:style-name="T2">~/Documents/Fall2019/OpenNMT-py</text:span>$ python3 pplateral.py [nltk_data] Downloading package punkt to /home/rishi/nltk_data...</text:p>
      <text:p text:style-name="Preformatted_20_Text">[nltk_data] <text:s text:c="2"/>Package punkt is already up-to-date!</text:p>
      <text:p text:style-name="Preformatted_20_Text">0it [00:00, ?it/s]</text:p>
      <text:p text:style-name="Preformatted_20_Text">Traceback (most recent call last):</text:p>
      <text:p text:style-name="Preformatted_20_Text"><text:s text:c="2"/>File "pplateral.py", line 90, in &lt;module&gt;</text:p>
      <text:p text:style-name="Preformatted_20_Text"><text:s text:c="4"/>make_data()</text:p>
      <text:p text:style-name="Preformatted_20_Text"><text:s text:c="2"/>File "pplateral.py", line 33, in make_data</text:p>
      <text:p text:style-name="Preformatted_20_Text"><text:s text:c="4"/>data[index] = [{&amp;apos;raw_sent&amp;apos; : sent, &amp;apos;tokenized&amp;apos; : nltk.word_tokenize(sent)} for sent in sent_text]</text:p>
      <text:p text:style-name="Preformatted_20_Text">NameError: name &amp;apos;data&amp;apos; is not defined</text:p>
      <text:p text:style-name="Preformatted_20_Text"><text:span text:style-name="T1">rishi@rishi-OptiPlex-7050</text:span>:<text:span text:style-name="T2">~/Documents/Fall2019/OpenNMT-py</text:span>$ python3 pplateral.py [nltk_data] Downloading package punkt to /home/rishi/nltk_data...</text:p>
      <text:p text:style-name="Preformatted_20_Text">[nltk_data] <text:s text:c="2"/>Package punkt is already up-to-date!</text:p>
      <text:p text:style-name="Preformatted_20_Text">0it [00:00, ?it/s]</text:p>
      <text:p text:style-name="Preformatted_20_Text">Traceback (most recent call last):</text:p>
      <text:p text:style-name="Preformatted_20_Text"><text:s text:c="2"/>File "pplateral.py", line 91, in &lt;module&gt;</text:p>
      <text:p text:style-name="Preformatted_20_Text"><text:s text:c="4"/>make_data()</text:p>
      <text:p text:style-name="Preformatted_20_Text"><text:s text:c="2"/>File "pplateral.py", line 34, in make_data</text:p>
      <text:p text:style-name="Preformatted_20_Text"><text:s text:c="4"/>data[index] = [{&amp;apos;raw_sent&amp;apos; : sent, &amp;apos;tokenized&amp;apos; : nltk.word_tokenize(sent)} for sent in sent_text]</text:p>
      <text:p text:style-name="Preformatted_20_Text">TypeError: list indices must be integers or slices, not str</text:p>
      <text:p text:style-name="Preformatted_20_Text"><text:span text:style-name="T1">rishi@rishi-OptiPlex-7050</text:span>:<text:span text:style-name="T2">~/Documents/Fall2019/OpenNMT-py</text:span>$ python3 pplateral.py [nltk_data] Downloading package punkt to /home/rishi/nltk_data...</text:p>
      <text:p text:style-name="Preformatted_20_Text">[nltk_data] <text:s text:c="2"/>Package punkt is already up-to-date!</text:p>
      <text:p text:style-name="Preformatted_20_Text">0it [00:00, ?it/s]</text:p>
      <text:p text:style-name="Preformatted_20_Text">1992it [00:17, 154.74it/s]^CTraceback (most recent call last):</text:p>
      <text:p text:style-name="Preformatted_20_Text"><text:s text:c="2"/>File "pplateral.py", line 91, in &lt;module&gt;</text:p>
      <text:p text:style-name="Preformatted_20_Text"><text:s text:c="4"/>make_data()</text:p>
      <text:p text:style-name="Preformatted_20_Text"><text:s text:c="2"/>File "pplateral.py", line 33, in make_data</text:p>
      <text:p text:style-name="Preformatted_20_Text"><text:s text:c="4"/>sent_text = nltk.sent_tokenize(text)</text:p>
      <text:p text:style-name="Preformatted_20_Text"><text:s text:c="2"/>File "/home/rishi/.local/lib/python3.6/site-packages/nltk/tokenize/__init__.py", line 106, in sent_tokenize</text:p>
      <text:p text:style-name="Preformatted_20_Text"><text:s text:c="4"/>return tokenizer.tokenize(text)</text:p>
      <text:p text:style-name="Preformatted_20_Text"><text:s text:c="2"/>File "/home/rishi/.local/lib/python3.6/site-packages/nltk/tokenize/punkt.py", line 1277, in tokenize</text:p>
      <text:p text:style-name="Preformatted_20_Text"><text:s text:c="4"/>return list(self.sentences_from_text(text, realign_boundaries))</text:p>
      <text:p text:style-name="Preformatted_20_Text"><text:s text:c="2"/>File "/home/rishi/.local/lib/python3.6/site-packages/nltk/tokenize/punkt.py", line 1331, in sentences_from_text</text:p>
      <text:p text:style-name="Preformatted_20_Text"><text:s text:c="4"/>return [text[s:e] for s, e in self.span_tokenize(text, realign_boundaries)]</text:p>
      <text:p text:style-name="Preformatted_20_Text"><text:s text:c="2"/>File "/home/rishi/.local/lib/python3.6/site-packages/nltk/tokenize/punkt.py", line 1331, in &lt;listcomp&gt;</text:p>
      <text:p text:style-name="Preformatted_20_Text"><text:s text:c="4"/>return [text[s:e] for s, e in self.span_tokenize(text, realign_boundaries)]</text:p>
      <text:p text:style-name="Preformatted_20_Text"><text:s text:c="2"/>File "/home/rishi/.local/lib/python3.6/site-packages/nltk/tokenize/punkt.py", line 1321, in span_tokenize</text:p>
      <text:p text:style-name="Preformatted_20_Text"><text:s text:c="4"/>for sl in slices:</text:p>
      <text:p text:style-name="Preformatted_20_Text"><text:s text:c="2"/>File "/home/rishi/.local/lib/python3.6/site-packages/nltk/tokenize/punkt.py", line 1362, in _realign_boundaries</text:p>
      <text:p text:style-name="Preformatted_20_Text"><text:s text:c="4"/>for sl1, sl2 in _pair_iter(slices):</text:p>
      <text:p text:style-name="Preformatted_20_Text"><text:s text:c="2"/>File "/home/rishi/.local/lib/python3.6/site-packages/nltk/tokenize/punkt.py", line 321, in _pair_iter</text:p>
      <text:p text:style-name="Preformatted_20_Text"><text:s text:c="4"/>for el in it:</text:p>
      <text:p text:style-name="Preformatted_20_Text"><text:s text:c="2"/>File "/home/rishi/.local/lib/python3.6/site-packages/nltk/tokenize/punkt.py", line 1337, in _slices_from_text</text:p>
      <text:p text:style-name="Preformatted_20_Text"><text:s text:c="4"/>if self.text_contains_sentbreak(context):</text:p>
      <text:p text:style-name="Preformatted_20_Text"><text:s text:c="2"/>File "/home/rishi/.local/lib/python3.6/site-packages/nltk/tokenize/punkt.py", line 1383, in text_contains_sentbreak</text:p>
      <text:p text:style-name="Preformatted_20_Text"><text:s text:c="4"/>for t in self._annotate_tokens(self._tokenize_words(text)):</text:p>
      <text:p text:style-name="Preformatted_20_Text"><text:soft-page-break/><text:s text:c="2"/>File "/home/rishi/.local/lib/python3.6/site-packages/nltk/tokenize/punkt.py", line 1519, in _annotate_second_pass</text:p>
      <text:p text:style-name="Preformatted_20_Text"><text:s text:c="4"/>for t1, t2 in _pair_iter(tokens):</text:p>
      <text:p text:style-name="Preformatted_20_Text"><text:s text:c="2"/>File "/home/rishi/.local/lib/python3.6/site-packages/nltk/tokenize/punkt.py", line 322, in _pair_iter</text:p>
      <text:p text:style-name="Preformatted_20_Text"><text:s text:c="4"/>yield (prev, el)</text:p>
      <text:p text:style-name="Preformatted_20_Text">KeyboardInterrupt</text:p>
      <text:p text:style-name="Preformatted_20_Text">1992it [00:17, 111.23it/s]</text:p>
      <text:p text:style-name="Preformatted_20_Text"><text:span text:style-name="T1">rishi@rishi-OptiPlex-7050</text:span>:<text:span text:style-name="T2">~/Documents/Fall2019/OpenNMT-py</text:span>$ python3 pplateral.py [nltk_data] Downloading package punkt to /home/rishi/nltk_data...</text:p>
      <text:p text:style-name="Preformatted_20_Text">[nltk_data] <text:s text:c="2"/>Package punkt is already up-to-date!</text:p>
      <text:p text:style-name="Preformatted_20_Text">99985it [14:42, 140.84it/s]Traceback (most recent call last):</text:p>
      <text:p text:style-name="Preformatted_20_Text"><text:s text:c="2"/>File "pplateral.py", line 92, in &lt;module&gt;</text:p>
      <text:p text:style-name="Preformatted_20_Text"><text:s text:c="4"/>main()</text:p>
      <text:p text:style-name="Preformatted_20_Text"><text:s text:c="2"/>File "pplateral.py", line 74, in main</text:p>
      <text:p text:style-name="Preformatted_20_Text"><text:s text:c="4"/>data = pickle.load(open(&amp;apos;dump.txt&amp;apos;, &amp;apos;rb&amp;apos;))</text:p>
      <text:p text:style-name="Preformatted_20_Text">FileNotFoundError: [Errno 2] No such file or directory: &amp;apos;dump.txt&amp;apos;</text:p>
      <text:p text:style-name="Preformatted_20_Text">99985it [14:50, 112.23it/s]</text:p>
      <text:p text:style-name="Preformatted_20_Text"><text:span text:style-name="T1">rishi@rishi-OptiPlex-7050</text:span>:<text:span text:style-name="T2">~/Documents/Fall2019/OpenNMT-py</text:span>$ python3 pplateral.py [nltk_data] Downloading package punkt to /home/rishi/nltk_data...</text:p>
      <text:p text:style-name="Preformatted_20_Text">[nltk_data] <text:s text:c="2"/>Package punkt is already up-to-date!</text:p>
      <text:p text:style-name="Preformatted_20_Text">145it [00:01, 119.62it/s]^C</text:p>
      <text:p text:style-name="Preformatted_20_Text">Traceback (most recent call last):</text:p>
      <text:p text:style-name="Preformatted_20_Text"><text:s text:c="2"/>File "pplateral.py", line 91, in &lt;module&gt;</text:p>
      <text:p text:style-name="Preformatted_20_Text"><text:s text:c="4"/>make_data()</text:p>
      <text:p text:style-name="Preformatted_20_Text"><text:s text:c="2"/>File "pplateral.py", line 33, in make_data</text:p>
      <text:p text:style-name="Preformatted_20_Text"><text:s text:c="4"/>sent_text = nltk.sent_tokenize(text)</text:p>
      <text:p text:style-name="Preformatted_20_Text"><text:s text:c="2"/>File "/home/rishi/.local/lib/python3.6/site-packages/nltk/tokenize/__init__.py", line 106, in sent_tokenize</text:p>
      <text:p text:style-name="Preformatted_20_Text"><text:s text:c="4"/>return tokenizer.tokenize(text)</text:p>
      <text:p text:style-name="Preformatted_20_Text"><text:s text:c="2"/>File "/home/rishi/.local/lib/python3.6/site-packages/nltk/tokenize/punkt.py", line 1277, in tokenize</text:p>
      <text:p text:style-name="Preformatted_20_Text"><text:s text:c="4"/>return list(self.sentences_from_text(text, realign_boundaries))</text:p>
      <text:p text:style-name="Preformatted_20_Text"><text:s text:c="2"/>File "/home/rishi/.local/lib/python3.6/site-packages/nltk/tokenize/punkt.py", line 1331, in sentences_from_text</text:p>
      <text:p text:style-name="Preformatted_20_Text"><text:s text:c="4"/>return [text[s:e] for s, e in self.span_tokenize(text, realign_boundaries)]</text:p>
      <text:p text:style-name="Preformatted_20_Text"><text:s text:c="2"/>File "/home/rishi/.local/lib/python3.6/site-packages/nltk/tokenize/punkt.py", line 1331, in &lt;listcomp&gt;</text:p>
      <text:p text:style-name="Preformatted_20_Text"><text:s text:c="4"/>return [text[s:e] for s, e in self.span_tokenize(text, realign_boundaries)]</text:p>
      <text:p text:style-name="Preformatted_20_Text"><text:s text:c="2"/>File "/home/rishi/.local/lib/python3.6/site-packages/nltk/tokenize/punkt.py", line 1321, in span_tokenize</text:p>
      <text:p text:style-name="Preformatted_20_Text"><text:s text:c="4"/>for sl in slices:</text:p>
      <text:p text:style-name="Preformatted_20_Text"><text:s text:c="2"/>File "/home/rishi/.local/lib/python3.6/site-packages/nltk/tokenize/punkt.py", line 1362, in _realign_boundaries</text:p>
      <text:p text:style-name="Preformatted_20_Text"><text:s text:c="4"/>for sl1, sl2 in _pair_iter(slices):</text:p>
      <text:p text:style-name="Preformatted_20_Text"><text:s text:c="2"/>File "/home/rishi/.local/lib/python3.6/site-packages/nltk/tokenize/punkt.py", line 321, in _pair_iter</text:p>
      <text:p text:style-name="Preformatted_20_Text"><text:s text:c="4"/>for el in it:</text:p>
      <text:p text:style-name="Preformatted_20_Text"><text:s text:c="2"/>File "/home/rishi/.local/lib/python3.6/site-packages/nltk/tokenize/punkt.py", line 1335, in _slices_from_text</text:p>
      <text:p text:style-name="Preformatted_20_Text"><text:s text:c="4"/>for match in self._lang_vars.period_context_re().finditer(text):</text:p>
      <text:p text:style-name="Preformatted_20_Text">KeyboardInterrupt</text:p>
      <text:p text:style-name="Preformatted_20_Text"><text:span text:style-name="T1">rishi@rishi-OptiPlex-7050</text:span>:<text:span text:style-name="T2">~/Documents/Fall2019/OpenNMT-py</text:span>$ python3 pplateral.py [nltk_data] Downloading package punkt to /home/rishi/nltk_data...</text:p>
      <text:p text:style-name="Preformatted_20_Text">[nltk_data] <text:s text:c="2"/>Package punkt is already up-to-date!</text:p>
      <text:p text:style-name="Preformatted_20_Text">Traceback (most recent call last):</text:p>
      <text:p text:style-name="Preformatted_20_Text"><text:s text:c="2"/>File "pplateral.py", line 91, in &lt;module&gt;</text:p>
      <text:p text:style-name="Preformatted_20_Text"><text:s text:c="4"/>main()</text:p>
      <text:p text:style-name="Preformatted_20_Text"><text:s text:c="2"/>File "pplateral.py", line 74, in main</text:p>
      <text:p text:style-name="Preformatted_20_Text"><text:soft-page-break/><text:s text:c="4"/>data = pickle.load(open(&amp;apos;wiki.txt&amp;apos;, &amp;apos;rb&amp;apos;))</text:p>
      <text:p text:style-name="Preformatted_20_Text">FileNotFoundError: [Errno 2] No such file or directory: &amp;apos;wiki.txt&amp;apos;</text:p>
      <text:p text:style-name="Preformatted_20_Text"><text:span text:style-name="T1">rishi@rishi-OptiPlex-7050</text:span>:<text:span text:style-name="T2">~/Documents/Fall2019/OpenNMT-py</text:span>$ [A</text:p>
      <text:p text:style-name="Preformatted_20_Text">[A: command not found</text:p>
      <text:p text:style-name="Preformatted_20_Text"><text:span text:style-name="T1">rishi@rishi-OptiPlex-7050</text:span>:<text:span text:style-name="T2">~/Documents/Fall2019/OpenNMT-py</text:span>$ python3 pplateral.py [nltk_data] Downloading package punkt to /home/rishi/nltk_data...</text:p>
      <text:p text:style-name="Preformatted_20_Text">[nltk_data] <text:s text:c="2"/>Package punkt is already up-to-date!</text:p>
      <text:p text:style-name="Preformatted_20_Text">Traceback (most recent call last):</text:p>
      <text:p text:style-name="Preformatted_20_Text"><text:s text:c="2"/>File "/home/rishi/.local/lib/python3.6/site-packages/nltk/corpus/util.py", line 86, in __load</text:p>
      <text:p text:style-name="Preformatted_20_Text"><text:s text:c="4"/>root = nltk.data.find(&amp;apos;{}/{}&amp;apos;.format(self.subdir, zip_name))</text:p>
      <text:p text:style-name="Preformatted_20_Text"><text:s text:c="2"/>File "/home/rishi/.local/lib/python3.6/site-packages/nltk/data.py", line 701, in find</text:p>
      <text:p text:style-name="Preformatted_20_Text"><text:s text:c="4"/>raise LookupError(resource_not_found)</text:p>
      <text:p text:style-name="Preformatted_20_Text">LookupError: </text:p>
      <text:p text:style-name="Preformatted_20_Text">**********************************************************************</text:p>
      <text:p text:style-name="Preformatted_20_Text"><text:s text:c="2"/>Resource <text:span text:style-name="T3">stopwords</text:span> not found.</text:p>
      <text:p text:style-name="Preformatted_20_Text"><text:s text:c="2"/>Please use the NLTK Downloader to obtain the resource:</text:p>
      <text:p text:style-name="Preformatted_20_Text"/>
      <text:p text:style-name="Preformatted_20_Text"><text:s text:c="2"/><text:span text:style-name="T4">&gt;&gt;&gt; import nltk</text:span></text:p>
      <text:p text:style-name="P1"><text:s text:c="2"/>&gt;&gt;&gt; nltk.download(&amp;apos;stopwords&amp;apos;)</text:p>
      <text:p text:style-name="P1"><text:s text:c="2"/></text:p>
      <text:p text:style-name="Preformatted_20_Text"><text:s text:c="2"/>For more information see: https://www.nltk.org/data.html</text:p>
      <text:p text:style-name="Preformatted_20_Text"/>
      <text:p text:style-name="Preformatted_20_Text"><text:s text:c="2"/>Attempted to load <text:span text:style-name="T3">corpora/stopwords.zip/stopwords/</text:span></text:p>
      <text:p text:style-name="Preformatted_20_Text"/>
      <text:p text:style-name="Preformatted_20_Text"><text:s text:c="2"/>Searched in:</text:p>
      <text:p text:style-name="Preformatted_20_Text"><text:s text:c="4"/>- &amp;apos;/home/rishi/nltk_data&amp;apos;</text:p>
      <text:p text:style-name="Preformatted_20_Text"><text:s text:c="4"/>- &amp;apos;/usr/nltk_data&amp;apos;</text:p>
      <text:p text:style-name="Preformatted_20_Text"><text:s text:c="4"/>- &amp;apos;/usr/share/nltk_data&amp;apos;</text:p>
      <text:p text:style-name="Preformatted_20_Text"><text:s text:c="4"/>- &amp;apos;/usr/lib/nltk_data&amp;apos;</text:p>
      <text:p text:style-name="Preformatted_20_Text"><text:s text:c="4"/>- &amp;apos;/usr/share/nltk_data&amp;apos;</text:p>
      <text:p text:style-name="Preformatted_20_Text"><text:s text:c="4"/>- &amp;apos;/usr/local/share/nltk_data&amp;apos;</text:p>
      <text:p text:style-name="Preformatted_20_Text"><text:s text:c="4"/>- &amp;apos;/usr/lib/nltk_data&amp;apos;</text:p>
      <text:p text:style-name="Preformatted_20_Text"><text:s text:c="4"/>- &amp;apos;/usr/local/lib/nltk_data&amp;apos;</text:p>
      <text:p text:style-name="Preformatted_20_Text">**********************************************************************</text:p>
      <text:p text:style-name="Preformatted_20_Text"/>
      <text:p text:style-name="Preformatted_20_Text"/>
      <text:p text:style-name="Preformatted_20_Text">During handling of the above exception, another exception occurred:</text:p>
      <text:p text:style-name="Preformatted_20_Text"/>
      <text:p text:style-name="Preformatted_20_Text">Traceback (most recent call last):</text:p>
      <text:p text:style-name="Preformatted_20_Text"><text:s text:c="2"/>File "pplateral.py", line 91, in &lt;module&gt;</text:p>
      <text:p text:style-name="Preformatted_20_Text"><text:s text:c="4"/>main()</text:p>
      <text:p text:style-name="Preformatted_20_Text"><text:s text:c="2"/>File "pplateral.py", line 85, in main</text:p>
      <text:p text:style-name="Preformatted_20_Text"><text:s text:c="4"/>make_files(data, no_stops, noise, partition)</text:p>
      <text:p text:style-name="Preformatted_20_Text"><text:s text:c="2"/>File "pplateral.py", line 43, in make_files</text:p>
      <text:p text:style-name="Preformatted_20_Text"><text:s text:c="4"/>stops = set(stopwords.words(&amp;apos;english&amp;apos;))</text:p>
      <text:p text:style-name="Preformatted_20_Text"><text:s text:c="2"/>File "/home/rishi/.local/lib/python3.6/site-packages/nltk/corpus/util.py", line 123, in __getattr__</text:p>
      <text:p text:style-name="Preformatted_20_Text"><text:s text:c="4"/>self.__load()</text:p>
      <text:p text:style-name="Preformatted_20_Text"><text:s text:c="2"/>File "/home/rishi/.local/lib/python3.6/site-packages/nltk/corpus/util.py", line 88, in __load</text:p>
      <text:p text:style-name="Preformatted_20_Text"><text:s text:c="4"/>raise e</text:p>
      <text:p text:style-name="Preformatted_20_Text"><text:s text:c="2"/>File "/home/rishi/.local/lib/python3.6/site-packages/nltk/corpus/util.py", line 83, in __load</text:p>
      <text:p text:style-name="Preformatted_20_Text"><text:s text:c="4"/>root = nltk.data.find(&amp;apos;{}/{}&amp;apos;.format(self.subdir, self.__name))</text:p>
      <text:p text:style-name="Preformatted_20_Text"><text:s text:c="2"/>File "/home/rishi/.local/lib/python3.6/site-packages/nltk/data.py", line 701, in find</text:p>
      <text:p text:style-name="Preformatted_20_Text"><text:s text:c="4"/>raise LookupError(resource_not_found)</text:p>
      <text:p text:style-name="Preformatted_20_Text"><text:soft-page-break/>LookupError: </text:p>
      <text:p text:style-name="Preformatted_20_Text">**********************************************************************</text:p>
      <text:p text:style-name="Preformatted_20_Text"><text:s text:c="2"/>Resource <text:span text:style-name="T3">stopwords</text:span> not found.</text:p>
      <text:p text:style-name="Preformatted_20_Text"><text:s text:c="2"/>Please use the NLTK Downloader to obtain the resource:</text:p>
      <text:p text:style-name="Preformatted_20_Text"/>
      <text:p text:style-name="Preformatted_20_Text"><text:s text:c="2"/><text:span text:style-name="T4">&gt;&gt;&gt; import nltk</text:span></text:p>
      <text:p text:style-name="P1"><text:s text:c="2"/>&gt;&gt;&gt; nltk.download(&amp;apos;stopwords&amp;apos;)</text:p>
      <text:p text:style-name="P1"><text:s text:c="2"/></text:p>
      <text:p text:style-name="Preformatted_20_Text"><text:s text:c="2"/>For more information see: https://www.nltk.org/data.html</text:p>
      <text:p text:style-name="Preformatted_20_Text"/>
      <text:p text:style-name="Preformatted_20_Text"><text:s text:c="2"/>Attempted to load <text:span text:style-name="T3">corpora/stopwords</text:span></text:p>
      <text:p text:style-name="Preformatted_20_Text"/>
      <text:p text:style-name="Preformatted_20_Text"><text:s text:c="2"/>Searched in:</text:p>
      <text:p text:style-name="Preformatted_20_Text"><text:s text:c="4"/>- &amp;apos;/home/rishi/nltk_data&amp;apos;</text:p>
      <text:p text:style-name="Preformatted_20_Text"><text:s text:c="4"/>- &amp;apos;/usr/nltk_data&amp;apos;</text:p>
      <text:p text:style-name="Preformatted_20_Text"><text:s text:c="4"/>- &amp;apos;/usr/share/nltk_data&amp;apos;</text:p>
      <text:p text:style-name="Preformatted_20_Text"><text:s text:c="4"/>- &amp;apos;/usr/lib/nltk_data&amp;apos;</text:p>
      <text:p text:style-name="Preformatted_20_Text"><text:s text:c="4"/>- &amp;apos;/usr/share/nltk_data&amp;apos;</text:p>
      <text:p text:style-name="Preformatted_20_Text"><text:s text:c="4"/>- &amp;apos;/usr/local/share/nltk_data&amp;apos;</text:p>
      <text:p text:style-name="Preformatted_20_Text"><text:s text:c="4"/>- &amp;apos;/usr/lib/nltk_data&amp;apos;</text:p>
      <text:p text:style-name="Preformatted_20_Text"><text:s text:c="4"/>- &amp;apos;/usr/local/lib/nltk_data&amp;apos;</text:p>
      <text:p text:style-name="Preformatted_20_Text">**********************************************************************</text:p>
      <text:p text:style-name="Preformatted_20_Text"/>
      <text:p text:style-name="Preformatted_20_Text"><text:span text:style-name="T1">rishi@rishi-OptiPlex-7050</text:span>:<text:span text:style-name="T2">~/Documents/Fall2019/OpenNMT-py</text:span>$ python3</text:p>
      <text:p text:style-name="Preformatted_20_Text">Python 3.6.8 (default, Jan 14 2019, 11:02:34) </text:p>
      <text:p text:style-name="Preformatted_20_Text">[GCC 8.0.1 20180414 (experimental) [trunk revision 259383]] on linux</text:p>
      <text:p text:style-name="Preformatted_20_Text">Type "help", "copyright", "credits" or "license" for more information.</text:p>
      <text:p text:style-name="Preformatted_20_Text">&gt;&gt;&gt; import nltk</text:p>
      <text:p text:style-name="Preformatted_20_Text">&gt;&gt;&gt; nltk.download(&amp;apos;stopwords&amp;apos;)</text:p>
      <text:p text:style-name="Preformatted_20_Text">[nltk_data] Downloading package stopwords to /home/rishi/nltk_data...</text:p>
      <text:p text:style-name="Preformatted_20_Text">[nltk_data] <text:s text:c="2"/>Unzipping corpora/stopwords.zip.</text:p>
      <text:p text:style-name="Preformatted_20_Text">True</text:p>
      <text:p text:style-name="Preformatted_20_Text">&gt;&gt;&gt; exit()</text:p>
      <text:p text:style-name="Preformatted_20_Text"><text:span text:style-name="T1">rishi@rishi-OptiPlex-7050</text:span>:<text:span text:style-name="T2">~/Documents/Fall2019/OpenNMT-py</text:span>$ python3 pplateral.py [nltk_data] Downloading package punkt to /home/rishi/nltk_data...</text:p>
      <text:p text:style-name="Preformatted_20_Text">[nltk_data] <text:s text:c="2"/>Package punkt is already up-to-date!</text:p>
      <text:p text:style-name="Preformatted_20_Text">[&amp;apos;(&amp;apos;, &amp;apos;)&amp;apos;, &amp;apos;,&amp;apos;, &amp;apos;.&amp;apos;, &amp;apos;1903&amp;apos;, &amp;apos;British&amp;apos;, &amp;apos;Conference&amp;apos;, &amp;apos;IRCA&amp;apos;, &amp;apos;India&amp;apos;, &amp;apos;Railway&amp;apos;, &amp;apos;To&amp;apos;, &amp;apos;co-ordination&amp;apos;, &amp;apos;enforce&amp;apos;, &amp;apos;railway&amp;apos;, &amp;apos;standardisation&amp;apos;, &amp;apos;systems&amp;apos;, &amp;apos;various&amp;apos;] [&amp;apos;To&amp;apos;, &amp;apos;enforce&amp;apos;, &amp;apos;standardisation&amp;apos;, &amp;apos;and&amp;apos;, &amp;apos;co-ordination&amp;apos;, &amp;apos;between&amp;apos;, &amp;apos;various&amp;apos;, &amp;apos;railway&amp;apos;, &amp;apos;systems&amp;apos;, &amp;apos;in&amp;apos;, &amp;apos;British&amp;apos;, &amp;apos;India&amp;apos;, &amp;apos;,&amp;apos;, &amp;apos;the&amp;apos;, &amp;apos;Indian&amp;apos;, &amp;apos;Railway&amp;apos;, &amp;apos;Conference&amp;apos;, &amp;apos;Association&amp;apos;, &amp;apos;(&amp;apos;, &amp;apos;IRCA&amp;apos;, &amp;apos;)&amp;apos;, &amp;apos;was&amp;apos;, &amp;apos;set&amp;apos;, &amp;apos;up&amp;apos;, &amp;apos;in&amp;apos;, &amp;apos;1903&amp;apos;, &amp;apos;.&amp;apos;]</text:p>
      <text:p text:style-name="Preformatted_20_Text">Number of documents: 3249525</text:p>
      <text:p text:style-name="Preformatted_20_Text">Traceback (most recent call last):</text:p>
      <text:p text:style-name="Preformatted_20_Text"><text:s text:c="2"/>File "pplateral.py", line 91, in &lt;module&gt;</text:p>
      <text:p text:style-name="Preformatted_20_Text"><text:s text:c="4"/>main()</text:p>
      <text:p text:style-name="Preformatted_20_Text"><text:s text:c="2"/>File "pplateral.py", line 85, in main</text:p>
      <text:p text:style-name="Preformatted_20_Text"><text:s text:c="4"/>make_files(data, no_stops, noise, partition)</text:p>
      <text:p text:style-name="Preformatted_20_Text"><text:s text:c="2"/>File "pplateral.py", line 54, in make_files</text:p>
      <text:p text:style-name="Preformatted_20_Text"><text:s text:c="4"/>compute_data_statistics(data, inputs, outputs)</text:p>
      <text:p text:style-name="Preformatted_20_Text"><text:s text:c="2"/>File "pplateral.py", line 15, in compute_data_statistics</text:p>
      <text:p text:style-name="Preformatted_20_Text"><text:s text:c="4"/>counts = [len(documents[key]) for key in documents]</text:p>
      <text:p text:style-name="Preformatted_20_Text"><text:s text:c="2"/>File "pplateral.py", line 15, in &lt;listcomp&gt;</text:p>
      <text:p text:style-name="Preformatted_20_Text"><text:soft-page-break/><text:s text:c="4"/>counts = [len(documents[key]) for key in documents]</text:p>
      <text:p text:style-name="Preformatted_20_Text">TypeError: list indices must be integers or slices, not list</text:p>
      <text:p text:style-name="Preformatted_20_Text"><text:span text:style-name="T1">rishi@rishi-OptiPlex-7050</text:span>:<text:span text:style-name="T2">~/Documents/Fall2019/OpenNMT-py</text:span>$ python3 pplateral.py [nltk_data] Downloading package punkt to /home/rishi/nltk_data...</text:p>
      <text:p text:style-name="Preformatted_20_Text">[nltk_data] <text:s text:c="2"/>Package punkt is already up-to-date!</text:p>
      <text:p text:style-name="Preformatted_20_Text">[&amp;apos;(&amp;apos;, &amp;apos;)&amp;apos;, &amp;apos;,&amp;apos;, &amp;apos;.&amp;apos;, &amp;apos;1903&amp;apos;, &amp;apos;Association&amp;apos;, &amp;apos;British&amp;apos;, &amp;apos;Conference&amp;apos;, &amp;apos;IRCA&amp;apos;, &amp;apos;India&amp;apos;, &amp;apos;Indian&amp;apos;, &amp;apos;Railway&amp;apos;, &amp;apos;To&amp;apos;, &amp;apos;co-ordination&amp;apos;, &amp;apos;enforce&amp;apos;, &amp;apos;railway&amp;apos;, &amp;apos;set&amp;apos;, &amp;apos;standardisation&amp;apos;, &amp;apos;systems&amp;apos;, &amp;apos;various&amp;apos;] [&amp;apos;To&amp;apos;, &amp;apos;enforce&amp;apos;, &amp;apos;standardisation&amp;apos;, &amp;apos;and&amp;apos;, &amp;apos;co-ordination&amp;apos;, &amp;apos;between&amp;apos;, &amp;apos;various&amp;apos;, &amp;apos;railway&amp;apos;, &amp;apos;systems&amp;apos;, &amp;apos;in&amp;apos;, &amp;apos;British&amp;apos;, &amp;apos;India&amp;apos;, &amp;apos;,&amp;apos;, &amp;apos;the&amp;apos;, &amp;apos;Indian&amp;apos;, &amp;apos;Railway&amp;apos;, &amp;apos;Conference&amp;apos;, &amp;apos;Association&amp;apos;, &amp;apos;(&amp;apos;, &amp;apos;IRCA&amp;apos;, &amp;apos;)&amp;apos;, &amp;apos;was&amp;apos;, &amp;apos;set&amp;apos;, &amp;apos;up&amp;apos;, &amp;apos;in&amp;apos;, &amp;apos;1903&amp;apos;, &amp;apos;.&amp;apos;]</text:p>
      <text:p text:style-name="Preformatted_20_Text">Writing outputs</text:p>
      <text:p text:style-name="Preformatted_20_Text">Writing inputs</text:p>
      <text:p text:style-name="Preformatted_20_Text">[&amp;apos;(&amp;apos;, &amp;apos;)&amp;apos;, &amp;apos;,&amp;apos;, &amp;apos;.&amp;apos;, &amp;apos;1903&amp;apos;, &amp;apos;Association&amp;apos;, &amp;apos;British&amp;apos;, &amp;apos;Conference&amp;apos;, &amp;apos;IRCA&amp;apos;, &amp;apos;India&amp;apos;, &amp;apos;Indian&amp;apos;, &amp;apos;Railway&amp;apos;, &amp;apos;To&amp;apos;, &amp;apos;co-ordination&amp;apos;, &amp;apos;enforce&amp;apos;, &amp;apos;railway&amp;apos;, &amp;apos;set&amp;apos;, &amp;apos;standardisation&amp;apos;, &amp;apos;systems&amp;apos;, &amp;apos;various&amp;apos;] [&amp;apos;To&amp;apos;, &amp;apos;enforce&amp;apos;, &amp;apos;standardisation&amp;apos;, &amp;apos;and&amp;apos;, &amp;apos;co-ordination&amp;apos;, &amp;apos;between&amp;apos;, &amp;apos;various&amp;apos;, &amp;apos;railway&amp;apos;, &amp;apos;systems&amp;apos;, &amp;apos;in&amp;apos;, &amp;apos;British&amp;apos;, &amp;apos;India&amp;apos;, &amp;apos;,&amp;apos;, &amp;apos;the&amp;apos;, &amp;apos;Indian&amp;apos;, &amp;apos;Railway&amp;apos;, &amp;apos;Conference&amp;apos;, &amp;apos;Association&amp;apos;, &amp;apos;(&amp;apos;, &amp;apos;IRCA&amp;apos;, &amp;apos;)&amp;apos;, &amp;apos;was&amp;apos;, &amp;apos;set&amp;apos;, &amp;apos;up&amp;apos;, &amp;apos;in&amp;apos;, &amp;apos;1903&amp;apos;, &amp;apos;.&amp;apos;]</text:p>
      <text:p text:style-name="Preformatted_20_Text">Writing outputs</text:p>
      <text:p text:style-name="Preformatted_20_Text">Writing inputs</text:p>
      <text:p text:style-name="Preformatted_20_Text">[&amp;apos;(&amp;apos;, &amp;apos;)&amp;apos;, &amp;apos;,&amp;apos;, &amp;apos;.&amp;apos;, &amp;apos;1903&amp;apos;, &amp;apos;British&amp;apos;, &amp;apos;IRCA&amp;apos;, &amp;apos;India&amp;apos;, &amp;apos;Indian&amp;apos;, &amp;apos;Railway&amp;apos;, &amp;apos;To&amp;apos;, &amp;apos;co-ordination&amp;apos;, &amp;apos;enforce&amp;apos;, &amp;apos;set&amp;apos;, &amp;apos;standardisation&amp;apos;, &amp;apos;systems&amp;apos;] [&amp;apos;To&amp;apos;, &amp;apos;enforce&amp;apos;, &amp;apos;standardisation&amp;apos;, &amp;apos;and&amp;apos;, &amp;apos;co-ordination&amp;apos;, &amp;apos;between&amp;apos;, &amp;apos;various&amp;apos;, &amp;apos;railway&amp;apos;, &amp;apos;systems&amp;apos;, &amp;apos;in&amp;apos;, &amp;apos;British&amp;apos;, &amp;apos;India&amp;apos;, &amp;apos;,&amp;apos;, &amp;apos;the&amp;apos;, &amp;apos;Indian&amp;apos;, &amp;apos;Railway&amp;apos;, &amp;apos;Conference&amp;apos;, &amp;apos;Association&amp;apos;, &amp;apos;(&amp;apos;, &amp;apos;IRCA&amp;apos;, &amp;apos;)&amp;apos;, &amp;apos;was&amp;apos;, &amp;apos;set&amp;apos;, &amp;apos;up&amp;apos;, &amp;apos;in&amp;apos;, &amp;apos;1903&amp;apos;, &amp;apos;.&amp;apos;]</text:p>
      <text:p text:style-name="Preformatted_20_Text">Writing outputs</text:p>
      <text:p text:style-name="Preformatted_20_Text">Writing inputs</text:p>
      <text:p text:style-name="Preformatted_20_Text">[&amp;apos;(&amp;apos;, &amp;apos;)&amp;apos;, &amp;apos;,&amp;apos;, &amp;apos;.&amp;apos;, &amp;apos;1903&amp;apos;, &amp;apos;Association&amp;apos;, &amp;apos;British&amp;apos;, &amp;apos;Conference&amp;apos;, &amp;apos;India&amp;apos;, &amp;apos;Indian&amp;apos;, &amp;apos;Railway&amp;apos;, &amp;apos;To&amp;apos;, &amp;apos;co-ordination&amp;apos;, &amp;apos;enforce&amp;apos;, &amp;apos;railway&amp;apos;, &amp;apos;set&amp;apos;, &amp;apos;systems&amp;apos;, &amp;apos;various&amp;apos;] [&amp;apos;To&amp;apos;, &amp;apos;enforce&amp;apos;, &amp;apos;standardisation&amp;apos;, &amp;apos;and&amp;apos;, &amp;apos;co-ordination&amp;apos;, &amp;apos;between&amp;apos;, &amp;apos;various&amp;apos;, &amp;apos;railway&amp;apos;, &amp;apos;systems&amp;apos;, &amp;apos;in&amp;apos;, &amp;apos;British&amp;apos;, &amp;apos;India&amp;apos;, &amp;apos;,&amp;apos;, &amp;apos;the&amp;apos;, &amp;apos;Indian&amp;apos;, &amp;apos;Railway&amp;apos;, &amp;apos;Conference&amp;apos;, &amp;apos;Association&amp;apos;, &amp;apos;(&amp;apos;, &amp;apos;IRCA&amp;apos;, <text:soft-page-break/>&amp;apos;)&amp;apos;, &amp;apos;was&amp;apos;, &amp;apos;set&amp;apos;, &amp;apos;up&amp;apos;, &amp;apos;in&amp;apos;, &amp;apos;1903&amp;apos;, &amp;apos;.&amp;apos;]</text:p>
      <text:p text:style-name="Preformatted_20_Text">Writing outputs</text:p>
      <text:p text:style-name="Preformatted_20_Text">Writing inputs</text:p>
      <text:p text:style-name="Preformatted_20_Text">[&amp;apos;.&amp;apos;, &amp;apos;1999&amp;apos;, &amp;apos;Ball&amp;apos;, &amp;apos;Corporation&amp;apos;, &amp;apos;Smile&amp;apos;, &amp;apos;The&amp;apos;, &amp;apos;World&amp;apos;, &amp;apos;founded&amp;apos;] [&amp;apos;The&amp;apos;, &amp;apos;World&amp;apos;, &amp;apos;Smile&amp;apos;, &amp;apos;Corporation&amp;apos;, &amp;apos;was&amp;apos;, &amp;apos;founded&amp;apos;, &amp;apos;by&amp;apos;, &amp;apos;Ball&amp;apos;, &amp;apos;in&amp;apos;, &amp;apos;1999&amp;apos;, &amp;apos;.&amp;apos;]</text:p>
      <text:p text:style-name="Preformatted_20_Text">Writing outputs</text:p>
      <text:p text:style-name="Preformatted_20_Text">Writing inputs</text:p>
      <text:p text:style-name="Preformatted_20_Text">[&amp;apos;.&amp;apos;, &amp;apos;1999&amp;apos;, &amp;apos;Ball&amp;apos;, &amp;apos;Corporation&amp;apos;, &amp;apos;Smile&amp;apos;, &amp;apos;The&amp;apos;, &amp;apos;World&amp;apos;, &amp;apos;founded&amp;apos;] [&amp;apos;The&amp;apos;, &amp;apos;World&amp;apos;, &amp;apos;Smile&amp;apos;, &amp;apos;Corporation&amp;apos;, &amp;apos;was&amp;apos;, &amp;apos;founded&amp;apos;, &amp;apos;by&amp;apos;, &amp;apos;Ball&amp;apos;, &amp;apos;in&amp;apos;, &amp;apos;1999&amp;apos;, &amp;apos;.&amp;apos;]</text:p>
      <text:p text:style-name="Preformatted_20_Text">Writing outputs</text:p>
      <text:p text:style-name="Preformatted_20_Text">Writing inputs</text:p>
      <text:p text:style-name="Preformatted_20_Text">[&amp;apos;.&amp;apos;, &amp;apos;1999&amp;apos;, &amp;apos;Ball&amp;apos;, &amp;apos;Corporation&amp;apos;, &amp;apos;Smile&amp;apos;, &amp;apos;The&amp;apos;, &amp;apos;founded&amp;apos;] [&amp;apos;The&amp;apos;, &amp;apos;World&amp;apos;, &amp;apos;Smile&amp;apos;, &amp;apos;Corporation&amp;apos;, &amp;apos;was&amp;apos;, &amp;apos;founded&amp;apos;, &amp;apos;by&amp;apos;, &amp;apos;Ball&amp;apos;, &amp;apos;in&amp;apos;, &amp;apos;1999&amp;apos;, &amp;apos;.&amp;apos;]</text:p>
      <text:p text:style-name="Preformatted_20_Text">Writing outputs</text:p>
      <text:p text:style-name="Preformatted_20_Text">Writing inputs</text:p>
      <text:p text:style-name="Preformatted_20_Text">[&amp;apos;.&amp;apos;, &amp;apos;1999&amp;apos;, &amp;apos;Ball&amp;apos;, &amp;apos;Corporation&amp;apos;, &amp;apos;Smile&amp;apos;, &amp;apos;World&amp;apos;, &amp;apos;founded&amp;apos;] [&amp;apos;The&amp;apos;, &amp;apos;World&amp;apos;, &amp;apos;Smile&amp;apos;, &amp;apos;Corporation&amp;apos;, &amp;apos;was&amp;apos;, &amp;apos;founded&amp;apos;, &amp;apos;by&amp;apos;, &amp;apos;Ball&amp;apos;, &amp;apos;in&amp;apos;, &amp;apos;1999&amp;apos;, &amp;apos;.&amp;apos;]</text:p>
      <text:p text:style-name="Preformatted_20_Text">Writing outputs</text:p>
      <text:p text:style-name="Preformatted_20_Text">Writing inputs</text:p>
      <text:p text:style-name="Preformatted_20_Text">[&amp;apos;.&amp;apos;, &amp;apos;The&amp;apos;, &amp;apos;column&amp;apos;, &amp;apos;difference&amp;apos;, &amp;apos;figures&amp;apos;, &amp;apos;highest&amp;apos;, &amp;apos;lead&amp;apos;, &amp;apos;parties&amp;apos;, &amp;apos;percentage-point&amp;apos;, &amp;apos;right&amp;apos;, &amp;apos;shows&amp;apos;, &amp;apos;two&amp;apos;] [&amp;apos;The&amp;apos;, &amp;apos;lead&amp;apos;, &amp;apos;column&amp;apos;, &amp;apos;on&amp;apos;, &amp;apos;the&amp;apos;, &amp;apos;right&amp;apos;, &amp;apos;shows&amp;apos;, &amp;apos;the&amp;apos;, &amp;apos;percentage-point&amp;apos;, &amp;apos;difference&amp;apos;, &amp;apos;between&amp;apos;, &amp;apos;the&amp;apos;, &amp;apos;two&amp;apos;, &amp;apos;parties&amp;apos;, &amp;apos;with&amp;apos;, &amp;apos;the&amp;apos;, &amp;apos;highest&amp;apos;, &amp;apos;figures&amp;apos;, &amp;apos;.&amp;apos;]</text:p>
      <text:p text:style-name="Preformatted_20_Text">Writing outputs</text:p>
      <text:p text:style-name="Preformatted_20_Text">Writing inputs</text:p>
      <text:p text:style-name="Preformatted_20_Text">[&amp;apos;.&amp;apos;, &amp;apos;The&amp;apos;, &amp;apos;column&amp;apos;, &amp;apos;difference&amp;apos;, &amp;apos;figures&amp;apos;, &amp;apos;highest&amp;apos;, &amp;apos;lead&amp;apos;, &amp;apos;parties&amp;apos;, &amp;apos;percentage-point&amp;apos;, &amp;apos;right&amp;apos;, &amp;apos;shows&amp;apos;, &amp;apos;two&amp;apos;] [&amp;apos;The&amp;apos;, &amp;apos;lead&amp;apos;, &amp;apos;column&amp;apos;, &amp;apos;on&amp;apos;, &amp;apos;the&amp;apos;, &amp;apos;right&amp;apos;, &amp;apos;shows&amp;apos;, &amp;apos;the&amp;apos;, &amp;apos;percentage-point&amp;apos;, &amp;apos;difference&amp;apos;, &amp;apos;between&amp;apos;, &amp;apos;the&amp;apos;, &amp;apos;two&amp;apos;, &amp;apos;parties&amp;apos;, &amp;apos;with&amp;apos;, &amp;apos;the&amp;apos;, &amp;apos;highest&amp;apos;, &amp;apos;figures&amp;apos;, &amp;apos;.&amp;apos;]</text:p>
      <text:p text:style-name="Preformatted_20_Text">Writing outputs</text:p>
      <text:p text:style-name="Preformatted_20_Text">Writing inputs</text:p>
      <text:p text:style-name="Preformatted_20_Text">[&amp;apos;.&amp;apos;, &amp;apos;The&amp;apos;, &amp;apos;column&amp;apos;, &amp;apos;difference&amp;apos;, &amp;apos;figures&amp;apos;, &amp;apos;lead&amp;apos;, &amp;apos;parties&amp;apos;, &amp;apos;percentage-point&amp;apos;, &amp;apos;right&amp;apos;, &amp;apos;shows&amp;apos;, &amp;apos;two&amp;apos;] [&amp;apos;The&amp;apos;, &amp;apos;lead&amp;apos;, &amp;apos;column&amp;apos;, &amp;apos;on&amp;apos;, &amp;apos;the&amp;apos;, &amp;apos;right&amp;apos;, &amp;apos;shows&amp;apos;, &amp;apos;the&amp;apos;, <text:soft-page-break/>&amp;apos;percentage-point&amp;apos;, &amp;apos;difference&amp;apos;, &amp;apos;between&amp;apos;, &amp;apos;the&amp;apos;, &amp;apos;two&amp;apos;, &amp;apos;parties&amp;apos;, &amp;apos;with&amp;apos;, &amp;apos;the&amp;apos;, &amp;apos;highest&amp;apos;, &amp;apos;figures&amp;apos;, &amp;apos;.&amp;apos;]</text:p>
      <text:p text:style-name="Preformatted_20_Text">Writing outputs</text:p>
      <text:p text:style-name="Preformatted_20_Text">Writing inputs</text:p>
      <text:p text:style-name="Preformatted_20_Text">[&amp;apos;.&amp;apos;, &amp;apos;The&amp;apos;, &amp;apos;column&amp;apos;, &amp;apos;difference&amp;apos;, &amp;apos;figures&amp;apos;, &amp;apos;highest&amp;apos;, &amp;apos;lead&amp;apos;, &amp;apos;parties&amp;apos;, &amp;apos;percentage-point&amp;apos;, &amp;apos;right&amp;apos;, &amp;apos;shows&amp;apos;, &amp;apos;two&amp;apos;] [&amp;apos;The&amp;apos;, &amp;apos;lead&amp;apos;, &amp;apos;column&amp;apos;, &amp;apos;on&amp;apos;, &amp;apos;the&amp;apos;, &amp;apos;right&amp;apos;, &amp;apos;shows&amp;apos;, &amp;apos;the&amp;apos;, &amp;apos;percentage-point&amp;apos;, &amp;apos;difference&amp;apos;, &amp;apos;between&amp;apos;, &amp;apos;the&amp;apos;, &amp;apos;two&amp;apos;, &amp;apos;parties&amp;apos;, &amp;apos;with&amp;apos;, &amp;apos;the&amp;apos;, &amp;apos;highest&amp;apos;, &amp;apos;figures&amp;apos;, &amp;apos;.&amp;apos;]</text:p>
      <text:p text:style-name="Preformatted_20_Text">Writing outputs</text:p>
      <text:p text:style-name="Preformatted_20_Text">Writing inputs</text:p>
      <text:p text:style-name="Preformatted_20_Text"><text:span text:style-name="T1">rishi@rishi-OptiPlex-7050</text:span>:<text:span text:style-name="T2">~/Documents/Fall2019/OpenNMT-py</text:span>$ python3 pplateral.py </text:p>
      <text:p text:style-name="Preformatted_20_Text">[nltk_data] Downloading package punkt to /home/rishi/nltk_data...</text:p>
      <text:p text:style-name="Preformatted_20_Text">[nltk_data] <text:s text:c="2"/>Package punkt is already up-to-date!</text:p>
      <text:p text:style-name="Preformatted_20_Text">[&amp;apos;(&amp;apos;, &amp;apos;)&amp;apos;, &amp;apos;,&amp;apos;, &amp;apos;.&amp;apos;, &amp;apos;1903&amp;apos;, &amp;apos;association&amp;apos;, &amp;apos;british&amp;apos;, &amp;apos;co-ordination&amp;apos;, &amp;apos;conference&amp;apos;, &amp;apos;enforce&amp;apos;, &amp;apos;india&amp;apos;, &amp;apos;indian&amp;apos;, &amp;apos;irca&amp;apos;, &amp;apos;railway&amp;apos;, &amp;apos;railway&amp;apos;, &amp;apos;set&amp;apos;, &amp;apos;standardisation&amp;apos;, &amp;apos;systems&amp;apos;, &amp;apos;to&amp;apos;, &amp;apos;various&amp;apos;] [&amp;apos;To&amp;apos;, &amp;apos;enforce&amp;apos;, &amp;apos;standardisation&amp;apos;, &amp;apos;and&amp;apos;, &amp;apos;co-ordination&amp;apos;, &amp;apos;between&amp;apos;, &amp;apos;various&amp;apos;, &amp;apos;railway&amp;apos;, &amp;apos;systems&amp;apos;, &amp;apos;in&amp;apos;, &amp;apos;British&amp;apos;, &amp;apos;India&amp;apos;, &amp;apos;,&amp;apos;, &amp;apos;the&amp;apos;, &amp;apos;Indian&amp;apos;, &amp;apos;Railway&amp;apos;, &amp;apos;Conference&amp;apos;, &amp;apos;Association&amp;apos;, &amp;apos;(&amp;apos;, &amp;apos;IRCA&amp;apos;, &amp;apos;)&amp;apos;, &amp;apos;was&amp;apos;, &amp;apos;set&amp;apos;, &amp;apos;up&amp;apos;, &amp;apos;in&amp;apos;, &amp;apos;1903&amp;apos;, &amp;apos;.&amp;apos;]</text:p>
      <text:p text:style-name="Preformatted_20_Text">Writing outputs</text:p>
      <text:p text:style-name="Preformatted_20_Text">Writing inputs</text:p>
      <text:p text:style-name="Preformatted_20_Text">[&amp;apos;(&amp;apos;, &amp;apos;)&amp;apos;, &amp;apos;,&amp;apos;, &amp;apos;.&amp;apos;, &amp;apos;1903&amp;apos;, &amp;apos;association&amp;apos;, &amp;apos;british&amp;apos;, &amp;apos;co-ordination&amp;apos;, &amp;apos;conference&amp;apos;, &amp;apos;enforce&amp;apos;, &amp;apos;india&amp;apos;, &amp;apos;indian&amp;apos;, &amp;apos;irca&amp;apos;, &amp;apos;railway&amp;apos;, &amp;apos;railway&amp;apos;, &amp;apos;set&amp;apos;, &amp;apos;standardisation&amp;apos;, &amp;apos;systems&amp;apos;, &amp;apos;to&amp;apos;, &amp;apos;various&amp;apos;] [&amp;apos;To&amp;apos;, &amp;apos;enforce&amp;apos;, &amp;apos;standardisation&amp;apos;, &amp;apos;and&amp;apos;, &amp;apos;co-ordination&amp;apos;, &amp;apos;between&amp;apos;, &amp;apos;various&amp;apos;, &amp;apos;railway&amp;apos;, &amp;apos;systems&amp;apos;, &amp;apos;in&amp;apos;, &amp;apos;British&amp;apos;, &amp;apos;India&amp;apos;, &amp;apos;,&amp;apos;, &amp;apos;the&amp;apos;, &amp;apos;Indian&amp;apos;, &amp;apos;Railway&amp;apos;, &amp;apos;Conference&amp;apos;, &amp;apos;Association&amp;apos;, &amp;apos;(&amp;apos;, &amp;apos;IRCA&amp;apos;, &amp;apos;)&amp;apos;, &amp;apos;was&amp;apos;, &amp;apos;set&amp;apos;, &amp;apos;up&amp;apos;, &amp;apos;in&amp;apos;, &amp;apos;1903&amp;apos;, &amp;apos;.&amp;apos;]</text:p>
      <text:p text:style-name="Preformatted_20_Text">Writing outputs</text:p>
      <text:p text:style-name="Preformatted_20_Text">Writing inputs</text:p>
      <text:p text:style-name="Preformatted_20_Text">[&amp;apos;(&amp;apos;, &amp;apos;)&amp;apos;, &amp;apos;,&amp;apos;, &amp;apos;.&amp;apos;, &amp;apos;1903&amp;apos;, &amp;apos;association&amp;apos;, &amp;apos;british&amp;apos;, &amp;apos;co-ordination&amp;apos;, &amp;apos;conference&amp;apos;, &amp;apos;enforce&amp;apos;, &amp;apos;india&amp;apos;, &amp;apos;indian&amp;apos;, &amp;apos;irca&amp;apos;, &amp;apos;railway&amp;apos;, &amp;apos;railway&amp;apos;, &amp;apos;set&amp;apos;, &amp;apos;standardisation&amp;apos;, &amp;apos;systems&amp;apos;, &amp;apos;to&amp;apos;, &amp;apos;various&amp;apos;] [&amp;apos;To&amp;apos;, &amp;apos;enforce&amp;apos;, &amp;apos;standardisation&amp;apos;, &amp;apos;and&amp;apos;, &amp;apos;co-ordination&amp;apos;, &amp;apos;between&amp;apos;, &amp;apos;various&amp;apos;, &amp;apos;railway&amp;apos;, &amp;apos;systems&amp;apos;, &amp;apos;in&amp;apos;, &amp;apos;British&amp;apos;, &amp;apos;India&amp;apos;, &amp;apos;,&amp;apos;, &amp;apos;the&amp;apos;, &amp;apos;Indian&amp;apos;, &amp;apos;Railway&amp;apos;, &amp;apos;Conference&amp;apos;, <text:soft-page-break/>&amp;apos;Association&amp;apos;, &amp;apos;(&amp;apos;, &amp;apos;IRCA&amp;apos;, &amp;apos;)&amp;apos;, &amp;apos;was&amp;apos;, &amp;apos;set&amp;apos;, &amp;apos;up&amp;apos;, &amp;apos;in&amp;apos;, &amp;apos;1903&amp;apos;, &amp;apos;.&amp;apos;]</text:p>
      <text:p text:style-name="Preformatted_20_Text">Writing outputs</text:p>
      <text:p text:style-name="Preformatted_20_Text">Writing inputs</text:p>
      <text:p text:style-name="Preformatted_20_Text">[&amp;apos;(&amp;apos;, &amp;apos;,&amp;apos;, &amp;apos;.&amp;apos;, &amp;apos;british&amp;apos;, &amp;apos;enforce&amp;apos;, &amp;apos;india&amp;apos;, &amp;apos;indian&amp;apos;, &amp;apos;irca&amp;apos;, &amp;apos;railway&amp;apos;, &amp;apos;set&amp;apos;, &amp;apos;standardisation&amp;apos;, &amp;apos;systems&amp;apos;, &amp;apos;to&amp;apos;] [&amp;apos;To&amp;apos;, &amp;apos;enforce&amp;apos;, &amp;apos;standardisation&amp;apos;, &amp;apos;and&amp;apos;, &amp;apos;co-ordination&amp;apos;, &amp;apos;between&amp;apos;, &amp;apos;various&amp;apos;, &amp;apos;railway&amp;apos;, &amp;apos;systems&amp;apos;, &amp;apos;in&amp;apos;, &amp;apos;British&amp;apos;, &amp;apos;India&amp;apos;, &amp;apos;,&amp;apos;, &amp;apos;the&amp;apos;, &amp;apos;Indian&amp;apos;, &amp;apos;Railway&amp;apos;, &amp;apos;Conference&amp;apos;, &amp;apos;Association&amp;apos;, &amp;apos;(&amp;apos;, &amp;apos;IRCA&amp;apos;, &amp;apos;)&amp;apos;, &amp;apos;was&amp;apos;, &amp;apos;set&amp;apos;, &amp;apos;up&amp;apos;, &amp;apos;in&amp;apos;, &amp;apos;1903&amp;apos;, &amp;apos;.&amp;apos;]</text:p>
      <text:p text:style-name="Preformatted_20_Text">Writing outputs</text:p>
      <text:p text:style-name="Preformatted_20_Text">Writing inputs</text:p>
      <text:p text:style-name="Preformatted_20_Text">[&amp;apos;.&amp;apos;, &amp;apos;1999&amp;apos;, &amp;apos;ball&amp;apos;, &amp;apos;corporation&amp;apos;, &amp;apos;founded&amp;apos;, &amp;apos;smile&amp;apos;, &amp;apos;the&amp;apos;, &amp;apos;world&amp;apos;] [&amp;apos;The&amp;apos;, &amp;apos;World&amp;apos;, &amp;apos;Smile&amp;apos;, &amp;apos;Corporation&amp;apos;, &amp;apos;was&amp;apos;, &amp;apos;founded&amp;apos;, &amp;apos;by&amp;apos;, &amp;apos;Ball&amp;apos;, &amp;apos;in&amp;apos;, &amp;apos;1999&amp;apos;, &amp;apos;.&amp;apos;]</text:p>
      <text:p text:style-name="Preformatted_20_Text">Writing outputs</text:p>
      <text:p text:style-name="Preformatted_20_Text">Writing inputs</text:p>
      <text:p text:style-name="Preformatted_20_Text">[&amp;apos;.&amp;apos;, &amp;apos;1999&amp;apos;, &amp;apos;ball&amp;apos;, &amp;apos;corporation&amp;apos;, &amp;apos;founded&amp;apos;, &amp;apos;smile&amp;apos;, &amp;apos;the&amp;apos;, &amp;apos;world&amp;apos;] [&amp;apos;The&amp;apos;, &amp;apos;World&amp;apos;, &amp;apos;Smile&amp;apos;, &amp;apos;Corporation&amp;apos;, &amp;apos;was&amp;apos;, &amp;apos;founded&amp;apos;, &amp;apos;by&amp;apos;, &amp;apos;Ball&amp;apos;, &amp;apos;in&amp;apos;, &amp;apos;1999&amp;apos;, &amp;apos;.&amp;apos;]</text:p>
      <text:p text:style-name="Preformatted_20_Text">Writing outputs</text:p>
      <text:p text:style-name="Preformatted_20_Text">Writing inputs</text:p>
      <text:p text:style-name="Preformatted_20_Text">[&amp;apos;.&amp;apos;, &amp;apos;1999&amp;apos;, &amp;apos;ball&amp;apos;, &amp;apos;corporation&amp;apos;, &amp;apos;founded&amp;apos;, &amp;apos;smile&amp;apos;, &amp;apos;the&amp;apos;, &amp;apos;world&amp;apos;] [&amp;apos;The&amp;apos;, &amp;apos;World&amp;apos;, &amp;apos;Smile&amp;apos;, &amp;apos;Corporation&amp;apos;, &amp;apos;was&amp;apos;, &amp;apos;founded&amp;apos;, &amp;apos;by&amp;apos;, &amp;apos;Ball&amp;apos;, &amp;apos;in&amp;apos;, &amp;apos;1999&amp;apos;, &amp;apos;.&amp;apos;]</text:p>
      <text:p text:style-name="Preformatted_20_Text">Writing outputs</text:p>
      <text:p text:style-name="Preformatted_20_Text">Writing inputs</text:p>
      <text:p text:style-name="Preformatted_20_Text">[&amp;apos;.&amp;apos;, &amp;apos;1999&amp;apos;, &amp;apos;ball&amp;apos;, &amp;apos;corporation&amp;apos;, &amp;apos;founded&amp;apos;, &amp;apos;world&amp;apos;] [&amp;apos;The&amp;apos;, &amp;apos;World&amp;apos;, &amp;apos;Smile&amp;apos;, &amp;apos;Corporation&amp;apos;, &amp;apos;was&amp;apos;, &amp;apos;founded&amp;apos;, &amp;apos;by&amp;apos;, &amp;apos;Ball&amp;apos;, &amp;apos;in&amp;apos;, &amp;apos;1999&amp;apos;, &amp;apos;.&amp;apos;]</text:p>
      <text:p text:style-name="Preformatted_20_Text">Writing outputs</text:p>
      <text:p text:style-name="Preformatted_20_Text">Writing inputs</text:p>
      <text:p text:style-name="Preformatted_20_Text">[&amp;apos;.&amp;apos;, &amp;apos;column&amp;apos;, &amp;apos;difference&amp;apos;, &amp;apos;figures&amp;apos;, &amp;apos;lead&amp;apos;, &amp;apos;parties&amp;apos;, &amp;apos;percentage-point&amp;apos;, &amp;apos;right&amp;apos;, &amp;apos;shows&amp;apos;, &amp;apos;the&amp;apos;, &amp;apos;two&amp;apos;] [&amp;apos;The&amp;apos;, &amp;apos;lead&amp;apos;, &amp;apos;column&amp;apos;, &amp;apos;on&amp;apos;, &amp;apos;the&amp;apos;, &amp;apos;right&amp;apos;, &amp;apos;shows&amp;apos;, &amp;apos;the&amp;apos;, &amp;apos;percentage-point&amp;apos;, &amp;apos;difference&amp;apos;, &amp;apos;between&amp;apos;, &amp;apos;the&amp;apos;, &amp;apos;two&amp;apos;, &amp;apos;parties&amp;apos;, &amp;apos;with&amp;apos;, &amp;apos;the&amp;apos;, &amp;apos;highest&amp;apos;, &amp;apos;figures&amp;apos;, &amp;apos;.&amp;apos;]</text:p>
      <text:p text:style-name="Preformatted_20_Text">Writing outputs</text:p>
      <text:p text:style-name="Preformatted_20_Text">Writing inputs</text:p>
      <text:p text:style-name="Preformatted_20_Text">[&amp;apos;.&amp;apos;, &amp;apos;column&amp;apos;, &amp;apos;difference&amp;apos;, &amp;apos;figures&amp;apos;, &amp;apos;highest&amp;apos;, &amp;apos;lead&amp;apos;, &amp;apos;parties&amp;apos;, &amp;apos;percentage-point&amp;apos;, &amp;apos;right&amp;apos;, &amp;apos;shows&amp;apos;, &amp;apos;the&amp;apos;, &amp;apos;two&amp;apos;] [&amp;apos;The&amp;apos;, &amp;apos;lead&amp;apos;, &amp;apos;column&amp;apos;, <text:soft-page-break/>&amp;apos;on&amp;apos;, &amp;apos;the&amp;apos;, &amp;apos;right&amp;apos;, &amp;apos;shows&amp;apos;, &amp;apos;the&amp;apos;, &amp;apos;percentage-point&amp;apos;, &amp;apos;difference&amp;apos;, &amp;apos;between&amp;apos;, &amp;apos;the&amp;apos;, &amp;apos;two&amp;apos;, &amp;apos;parties&amp;apos;, &amp;apos;with&amp;apos;, &amp;apos;the&amp;apos;, &amp;apos;highest&amp;apos;, &amp;apos;figures&amp;apos;, &amp;apos;.&amp;apos;]</text:p>
      <text:p text:style-name="Preformatted_20_Text">Writing outputs</text:p>
      <text:p text:style-name="Preformatted_20_Text">Writing inputs</text:p>
      <text:p text:style-name="Preformatted_20_Text">[&amp;apos;.&amp;apos;, &amp;apos;column&amp;apos;, &amp;apos;difference&amp;apos;, &amp;apos;highest&amp;apos;, &amp;apos;lead&amp;apos;, &amp;apos;parties&amp;apos;, &amp;apos;percentage-point&amp;apos;, &amp;apos;right&amp;apos;, &amp;apos;shows&amp;apos;, &amp;apos;the&amp;apos;, &amp;apos;two&amp;apos;] [&amp;apos;The&amp;apos;, &amp;apos;lead&amp;apos;, &amp;apos;column&amp;apos;, &amp;apos;on&amp;apos;, &amp;apos;the&amp;apos;, &amp;apos;right&amp;apos;, &amp;apos;shows&amp;apos;, &amp;apos;the&amp;apos;, &amp;apos;percentage-point&amp;apos;, &amp;apos;difference&amp;apos;, &amp;apos;between&amp;apos;, &amp;apos;the&amp;apos;, &amp;apos;two&amp;apos;, &amp;apos;parties&amp;apos;, &amp;apos;with&amp;apos;, &amp;apos;the&amp;apos;, &amp;apos;highest&amp;apos;, &amp;apos;figures&amp;apos;, &amp;apos;.&amp;apos;]</text:p>
      <text:p text:style-name="Preformatted_20_Text">Writing outputs</text:p>
      <text:p text:style-name="Preformatted_20_Text">Writing inputs</text:p>
      <text:p text:style-name="Preformatted_20_Text">[&amp;apos;.&amp;apos;, &amp;apos;column&amp;apos;, &amp;apos;difference&amp;apos;, &amp;apos;figures&amp;apos;, &amp;apos;highest&amp;apos;, &amp;apos;lead&amp;apos;, &amp;apos;parties&amp;apos;, &amp;apos;percentage-point&amp;apos;, &amp;apos;right&amp;apos;, &amp;apos;the&amp;apos;, &amp;apos;two&amp;apos;] [&amp;apos;The&amp;apos;, &amp;apos;lead&amp;apos;, &amp;apos;column&amp;apos;, &amp;apos;on&amp;apos;, &amp;apos;the&amp;apos;, &amp;apos;right&amp;apos;, &amp;apos;shows&amp;apos;, &amp;apos;the&amp;apos;, &amp;apos;percentage-point&amp;apos;, &amp;apos;difference&amp;apos;, &amp;apos;between&amp;apos;, &amp;apos;the&amp;apos;, &amp;apos;two&amp;apos;, &amp;apos;parties&amp;apos;, &amp;apos;with&amp;apos;, &amp;apos;the&amp;apos;, &amp;apos;highest&amp;apos;, &amp;apos;figures&amp;apos;, &amp;apos;.&amp;apos;]</text:p>
      <text:p text:style-name="Preformatted_20_Text">Writing outputs</text:p>
      <text:p text:style-name="Preformatted_20_Text">Writing inputs</text:p>
      <text:p text:style-name="Preformatted_20_Text"><text:span text:style-name="T1">rishi@rishi-OptiPlex-7050</text:span>:<text:span text:style-name="T2">~/Documents/Fall2019/OpenNMT-py</text:span>$ python3 central.py </text:p>
      <text:p text:style-name="Preformatted_20_Text">[2019-08-29 01:29:11,719 INFO] Extracting features...</text:p>
      <text:p text:style-name="Preformatted_20_Text">[2019-08-29 01:29:11,720 INFO] <text:s/>* number of source features: 0.</text:p>
      <text:p text:style-name="Preformatted_20_Text">[2019-08-29 01:29:11,720 INFO] <text:s/>* number of target features: 0.</text:p>
      <text:p text:style-name="Preformatted_20_Text">[2019-08-29 01:29:11,720 INFO] Building `Fields` object...</text:p>
      <text:p text:style-name="Preformatted_20_Text">[2019-08-29 01:29:11,720 INFO] Building &amp; saving training data...</text:p>
      <text:p text:style-name="Preformatted_20_Text">[2019-08-29 01:29:11,720 INFO] Reading source and target files: 50000.wiki.no_stops=True.noise=None.Train.input.txt 50000.wiki.no_stops=True.noise=None.Train.output.txt.</text:p>
      <text:p text:style-name="Preformatted_20_Text">[2019-08-29 01:29:11,721 INFO] Building shard 0.</text:p>
      <text:p text:style-name="Preformatted_20_Text">[2019-08-29 01:29:12,240 INFO] <text:s/>* saving 0th train data shard to data/50000.wiki.no_stops=True.noise=None.train.0.pt.</text:p>
      <text:p text:style-name="Preformatted_20_Text">[2019-08-29 01:29:13,276 INFO] Building shard 1.</text:p>
      <text:p text:style-name="Preformatted_20_Text">[2019-08-29 01:29:13,790 INFO] <text:s/>* saving 1th train data shard to data/50000.wiki.no_stops=True.noise=None.train.1.pt.</text:p>
      <text:p text:style-name="Preformatted_20_Text">[2019-08-29 01:29:14,829 INFO] Building shard 2.</text:p>
      <text:p text:style-name="Preformatted_20_Text">[2019-08-29 01:29:15,336 INFO] <text:s/>* saving 2th train data shard to data/50000.wiki.no_stops=True.noise=None.train.2.pt.</text:p>
      <text:p text:style-name="Preformatted_20_Text">[2019-08-29 01:29:16,379 INFO] Building shard 3.</text:p>
      <text:p text:style-name="Preformatted_20_Text">[2019-08-29 01:29:16,890 INFO] <text:s/>* saving 3th train data shard to data/50000.wiki.no_stops=True.noise=None.train.3.pt.</text:p>
      <text:p text:style-name="Preformatted_20_Text">[2019-08-29 01:29:17,939 INFO] Building shard 4.</text:p>
      <text:p text:style-name="Preformatted_20_Text">[2019-08-29 01:29:18,445 INFO] <text:s/>* saving 4th train data shard to data/50000.wiki.no_stops=True.noise=None.train.4.pt.</text:p>
      <text:p text:style-name="Preformatted_20_Text">[2019-08-29 01:29:19,499 INFO] Building &amp; saving validation data...</text:p>
      <text:p text:style-name="Preformatted_20_Text">[2019-08-29 01:29:19,499 INFO] Reading source and target files: 20000.wiki.no_stops=True.noise=None.Valid.input.txt 20000.wiki.no_stops=True.noise=None.Valid.output.txt.</text:p>
      <text:p text:style-name="Preformatted_20_Text">[2019-08-29 01:29:19,500 INFO] Building shard 0.</text:p>
      <text:p text:style-name="Preformatted_20_Text">[2019-08-29 01:29:20,007 INFO] <text:s/>* saving 0th valid data shard to data/50000.wiki.no_stops=True.noise=None.valid.0.pt.</text:p>
      <text:p text:style-name="Preformatted_20_Text">[2019-08-29 01:29:21,023 INFO] Building shard 1.</text:p>
      <text:p text:style-name="Preformatted_20_Text"><text:soft-page-break/>[2019-08-29 01:29:21,529 INFO] <text:s/>* saving 1th valid data shard to data/50000.wiki.no_stops=True.noise=None.valid.1.pt.</text:p>
      <text:p text:style-name="Preformatted_20_Text">[2019-08-29 01:29:22,571 INFO] Building &amp; saving vocabulary...</text:p>
      <text:p text:style-name="Preformatted_20_Text">[2019-08-29 01:29:23,003 INFO] <text:s/>* reloading data/50000.wiki.no_stops=True.noise=None.train.0.pt.</text:p>
      <text:p text:style-name="Preformatted_20_Text">[2019-08-29 01:29:23,612 INFO] <text:s/>* reloading data/50000.wiki.no_stops=True.noise=None.train.1.pt.</text:p>
      <text:p text:style-name="Preformatted_20_Text">Traceback (most recent call last):</text:p>
      <text:p text:style-name="Preformatted_20_Text"><text:s text:c="2"/>File "preprocess.py", line 155, in &lt;module&gt;</text:p>
      <text:p text:style-name="Preformatted_20_Text"><text:s text:c="4"/>main(opt)</text:p>
      <text:p text:style-name="Preformatted_20_Text"><text:s text:c="2"/>File "preprocess.py", line 140, in main</text:p>
      <text:p text:style-name="Preformatted_20_Text"><text:s text:c="4"/>build_save_vocab(train_dataset_files, fields, opt)</text:p>
      <text:p text:style-name="Preformatted_20_Text"><text:s text:c="2"/>File "preprocess.py", line 87, in build_save_vocab</text:p>
      <text:p text:style-name="Preformatted_20_Text"><text:s text:c="4"/>vocab_size_multiple=opt.vocab_size_multiple</text:p>
      <text:p text:style-name="Preformatted_20_Text"><text:s text:c="2"/>File "/home/rishi/Documents/Fall2019/OpenNMT-py/onmt/inputters/inputter.py", line 365, in build_vocab</text:p>
      <text:p text:style-name="Preformatted_20_Text"><text:s text:c="4"/>dataset = torch.load(path)</text:p>
      <text:p text:style-name="Preformatted_20_Text"><text:s text:c="2"/>File "/home/rishi/.local/lib/python3.6/site-packages/torch/serialization.py", line 386, in load</text:p>
      <text:p text:style-name="Preformatted_20_Text"><text:s text:c="4"/>return _load(f, map_location, pickle_module, **pickle_load_args)</text:p>
      <text:p text:style-name="Preformatted_20_Text"><text:s text:c="2"/>File "/home/rishi/.local/lib/python3.6/site-packages/torch/serialization.py", line 579, in _load</text:p>
      <text:p text:style-name="Preformatted_20_Text"><text:s text:c="4"/>assert key in deserialized_objects</text:p>
      <text:p text:style-name="Preformatted_20_Text">AssertionError</text:p>
      <text:p text:style-name="Preformatted_20_Text">Traceback (most recent call last):</text:p>
      <text:p text:style-name="Preformatted_20_Text"><text:s text:c="2"/>File "central.py", line 33, in &lt;module&gt;</text:p>
      <text:p text:style-name="Preformatted_20_Text"><text:s text:c="4"/>main()</text:p>
      <text:p text:style-name="Preformatted_20_Text"><text:s text:c="2"/>File "central.py", line 24, in main</text:p>
      <text:p text:style-name="Preformatted_20_Text"><text:s text:c="4"/>subprocess.check_call(preprocess)</text:p>
      <text:p text:style-name="Preformatted_20_Text"><text:s text:c="2"/>File "/usr/lib/python3.6/subprocess.py", line 311, in check_call</text:p>
      <text:p text:style-name="Preformatted_20_Text"><text:s text:c="4"/>raise CalledProcessError(retcode, cmd)</text:p>
      <text:p text:style-name="Preformatted_20_Text">subprocess.CalledProcessError: Command &amp;apos;[&amp;apos;python3&amp;apos;, &amp;apos;preprocess.py&amp;apos;, &amp;apos;-train_src&amp;apos;, &amp;apos;50000.wiki.no_stops=True.noise=None.Train.input.txt&amp;apos;, &amp;apos;-train_tgt&amp;apos;, &amp;apos;50000.wiki.no_stops=True.noise=None.Train.output.txt&amp;apos;, &amp;apos;-valid_src&amp;apos;, &amp;apos;20000.wiki.no_stops=True.noise=None.Valid.input.txt&amp;apos;, &amp;apos;-valid_tgt&amp;apos;, &amp;apos;20000.wiki.no_stops=True.noise=None.Valid.output.txt&amp;apos;, &amp;apos;-save_data&amp;apos;, &amp;apos;data/50000.wiki.no_stops=True.noise=None&amp;apos;, &amp;apos;-src_seq_length&amp;apos;, &amp;apos;10000&amp;apos;, &amp;apos;-tgt_seq_length&amp;apos;, &amp;apos;10000&amp;apos;, &amp;apos;-src_seq_length_trunc&amp;apos;, &amp;apos;100&amp;apos;, &amp;apos;-tgt_seq_length_trunc&amp;apos;, &amp;apos;100&amp;apos;, &amp;apos;-dynamic_dict&amp;apos;, &amp;apos;-share_vocab&amp;apos;, &amp;apos;-shard_size&amp;apos;, &amp;apos;10000&amp;apos;]&amp;apos; returned non-zero exit status 1.</text:p>
      <text:p text:style-name="Preformatted_20_Text"><text:span text:style-name="T1">rishi@rishi-OptiPlex-7050</text:span>:<text:span text:style-name="T2">~/Documents/Fall2019/OpenNMT-py</text:span>$ python3 central.py </text:p>
      <text:p text:style-name="Preformatted_20_Text">Traceback (most recent call last):</text:p>
      <text:p text:style-name="Preformatted_20_Text"><text:s text:c="2"/>File "train.py", line 109, in &lt;module&gt;</text:p>
      <text:p text:style-name="Preformatted_20_Text"><text:s text:c="4"/>main(opt)</text:p>
      <text:p text:style-name="Preformatted_20_Text"><text:s text:c="2"/>File "train.py", line 41, in main</text:p>
      <text:p text:style-name="Preformatted_20_Text"><text:s text:c="4"/>single_main(opt, -1)</text:p>
      <text:p text:style-name="Preformatted_20_Text"><text:s text:c="2"/>File "/home/rishi/Documents/Fall2019/OpenNMT-py/onmt/train_single.py", line 61, in main</text:p>
      <text:p text:style-name="Preformatted_20_Text"><text:s text:c="4"/>vocab = torch.load(opt.data + &amp;apos;.vocab.pt&amp;apos;)</text:p>
      <text:p text:style-name="Preformatted_20_Text"><text:s text:c="2"/>File "/home/rishi/.local/lib/python3.6/site-packages/torch/serialization.py", line 381, in load</text:p>
      <text:p text:style-name="Preformatted_20_Text"><text:s text:c="4"/>f = open(f, &amp;apos;rb&amp;apos;)</text:p>
      <text:p text:style-name="Preformatted_20_Text">FileNotFoundError: [Errno 2] No such file or directory: &amp;apos;data/50000.wiki.no_stops=True.noise=None.vocab.pt&amp;apos;</text:p>
      <text:p text:style-name="Preformatted_20_Text">Traceback (most recent call last):</text:p>
      <text:p text:style-name="Preformatted_20_Text"><text:soft-page-break/><text:s text:c="2"/>File "central.py", line 33, in &lt;module&gt;</text:p>
      <text:p text:style-name="Preformatted_20_Text"><text:s text:c="4"/>main()</text:p>
      <text:p text:style-name="Preformatted_20_Text"><text:s text:c="2"/>File "central.py", line 27, in main</text:p>
      <text:p text:style-name="Preformatted_20_Text"><text:s text:c="4"/>subprocess.check_call(train)</text:p>
      <text:p text:style-name="Preformatted_20_Text"><text:s text:c="2"/>File "/usr/lib/python3.6/subprocess.py", line 311, in check_call</text:p>
      <text:p text:style-name="Preformatted_20_Text"><text:s text:c="4"/>raise CalledProcessError(retcode, cmd)</text:p>
      <text:p text:style-name="Preformatted_20_Text">subprocess.CalledProcessError: Command &amp;apos;[&amp;apos;python3&amp;apos;, &amp;apos;train.py&amp;apos;, &amp;apos;-save_model&amp;apos;, &amp;apos;models/50000.wiki.no_stops=True.noise=None&amp;apos;, &amp;apos;-data&amp;apos;, &amp;apos;data/50000.wiki.no_stops=True.noise=None&amp;apos;, &amp;apos;-copy_attn&amp;apos;, &amp;apos;-global_attention&amp;apos;, &amp;apos;mlp&amp;apos;, &amp;apos;-word_vec_size&amp;apos;, &amp;apos;128&amp;apos;, &amp;apos;-rnn_size&amp;apos;, &amp;apos;512&amp;apos;, &amp;apos;-layers&amp;apos;, &amp;apos;1&amp;apos;, &amp;apos;-encoder_type&amp;apos;, &amp;apos;brnn&amp;apos;, &amp;apos;-train_steps&amp;apos;, &amp;apos;50000&amp;apos;, &amp;apos;-max_grad_norm&amp;apos;, &amp;apos;2&amp;apos;, &amp;apos;-dropout&amp;apos;, &amp;apos;0.&amp;apos;, &amp;apos;-batch_size&amp;apos;, &amp;apos;16&amp;apos;, &amp;apos;-valid_batch_size&amp;apos;, &amp;apos;16&amp;apos;, &amp;apos;-optim&amp;apos;, &amp;apos;adagrad&amp;apos;, &amp;apos;-learning_rate&amp;apos;, &amp;apos;0.15&amp;apos;, &amp;apos;-adagrad_accumulator_init&amp;apos;, &amp;apos;0.1&amp;apos;, &amp;apos;-reuse_copy_attn&amp;apos;, &amp;apos;-copy_loss_by_seqlength&amp;apos;, &amp;apos;-bridge&amp;apos;, &amp;apos;-seed&amp;apos;, &amp;apos;777&amp;apos;, &amp;apos;-copy_attn_force&amp;apos;, &amp;apos;-coverage_attn&amp;apos;, &amp;apos;-lambda_coverage&amp;apos;, &amp;apos;1&amp;apos;, &amp;apos;-save_checkpoint_steps&amp;apos;, &amp;apos;20000&amp;apos;, &amp;apos;-valid_steps&amp;apos;, &amp;apos;20000&amp;apos;]&amp;apos; returned non-zero exit status 1.</text:p>
      <text:p text:style-name="Preformatted_20_Text"><text:span text:style-name="T1">rishi@rishi-OptiPlex-7050</text:span>:<text:span text:style-name="T2">~/Documents/Fall2019/OpenNMT-py</text:span>$ python3 central.py </text:p>
      <text:p text:style-name="Preformatted_20_Text">Traceback (most recent call last):</text:p>
      <text:p text:style-name="Preformatted_20_Text"><text:s text:c="2"/>File "train.py", line 109, in &lt;module&gt;</text:p>
      <text:p text:style-name="Preformatted_20_Text"><text:s text:c="4"/>main(opt)</text:p>
      <text:p text:style-name="Preformatted_20_Text"><text:s text:c="2"/>File "train.py", line 41, in main</text:p>
      <text:p text:style-name="Preformatted_20_Text"><text:s text:c="4"/>single_main(opt, -1)</text:p>
      <text:p text:style-name="Preformatted_20_Text"><text:s text:c="2"/>File "/home/rishi/Documents/Fall2019/OpenNMT-py/onmt/train_single.py", line 61, in main</text:p>
      <text:p text:style-name="Preformatted_20_Text"><text:s text:c="4"/>vocab = torch.load(opt.data + &amp;apos;.vocab.pt&amp;apos;)</text:p>
      <text:p text:style-name="Preformatted_20_Text"><text:s text:c="2"/>File "/home/rishi/.local/lib/python3.6/site-packages/torch/serialization.py", line 381, in load</text:p>
      <text:p text:style-name="Preformatted_20_Text"><text:s text:c="4"/>f = open(f, &amp;apos;rb&amp;apos;)</text:p>
      <text:p text:style-name="Preformatted_20_Text">FileNotFoundError: [Errno 2] No such file or directory: &amp;apos;data/50000.wiki.no_stops=True.noise=None.vocab.pt&amp;apos;</text:p>
      <text:p text:style-name="Preformatted_20_Text">Traceback (most recent call last):</text:p>
      <text:p text:style-name="Preformatted_20_Text"><text:s text:c="2"/>File "central.py", line 33, in &lt;module&gt;</text:p>
      <text:p text:style-name="Preformatted_20_Text"><text:s text:c="4"/>main()</text:p>
      <text:p text:style-name="Preformatted_20_Text"><text:s text:c="2"/>File "central.py", line 27, in main</text:p>
      <text:p text:style-name="Preformatted_20_Text"><text:s text:c="4"/>subprocess.check_call(train)</text:p>
      <text:p text:style-name="Preformatted_20_Text"><text:s text:c="2"/>File "/usr/lib/python3.6/subprocess.py", line 311, in check_call</text:p>
      <text:p text:style-name="Preformatted_20_Text"><text:s text:c="4"/>raise CalledProcessError(retcode, cmd)</text:p>
      <text:p text:style-name="Preformatted_20_Text">subprocess.CalledProcessError: Command &amp;apos;[&amp;apos;python3&amp;apos;, &amp;apos;train.py&amp;apos;, &amp;apos;-save_model&amp;apos;, &amp;apos;models/50000.wiki.no_stops=True.noise=None&amp;apos;, &amp;apos;-data&amp;apos;, &amp;apos;data/50000.wiki.no_stops=True.noise=None&amp;apos;, &amp;apos;-copy_attn&amp;apos;, &amp;apos;-global_attention&amp;apos;, &amp;apos;mlp&amp;apos;, &amp;apos;-word_vec_size&amp;apos;, &amp;apos;128&amp;apos;, &amp;apos;-rnn_size&amp;apos;, &amp;apos;512&amp;apos;, &amp;apos;-layers&amp;apos;, &amp;apos;1&amp;apos;, &amp;apos;-encoder_type&amp;apos;, &amp;apos;brnn&amp;apos;, &amp;apos;-train_steps&amp;apos;, &amp;apos;50000&amp;apos;, &amp;apos;-max_grad_norm&amp;apos;, &amp;apos;2&amp;apos;, &amp;apos;-dropout&amp;apos;, &amp;apos;0.&amp;apos;, &amp;apos;-batch_size&amp;apos;, &amp;apos;16&amp;apos;, &amp;apos;-valid_batch_size&amp;apos;, &amp;apos;16&amp;apos;, &amp;apos;-optim&amp;apos;, &amp;apos;adagrad&amp;apos;, &amp;apos;-learning_rate&amp;apos;, &amp;apos;0.15&amp;apos;, &amp;apos;-adagrad_accumulator_init&amp;apos;, &amp;apos;0.1&amp;apos;, &amp;apos;-reuse_copy_attn&amp;apos;, &amp;apos;-copy_loss_by_seqlength&amp;apos;, &amp;apos;-bridge&amp;apos;, &amp;apos;-seed&amp;apos;, &amp;apos;777&amp;apos;, &amp;apos;-copy_attn_force&amp;apos;, &amp;apos;-coverage_attn&amp;apos;, &amp;apos;-lambda_coverage&amp;apos;, &amp;apos;1&amp;apos;, &amp;apos;-save_checkpoint_steps&amp;apos;, <text:soft-page-break/>&amp;apos;20000&amp;apos;, &amp;apos;-valid_steps&amp;apos;, &amp;apos;20000&amp;apos;]&amp;apos; returned non-zero exit status 1.</text:p>
      <text:p text:style-name="Preformatted_20_Text"><text:span text:style-name="T1">rishi@rishi-OptiPlex-7050</text:span>:<text:span text:style-name="T2">~/Documents/Fall2019/OpenNMT-py</text:span>$ python3 central.py </text:p>
      <text:p text:style-name="Preformatted_20_Text">Please backup existing pt files: data/50000.wiki.no_stops=True.noise=None.train*.pt, to avoid overwriting them!</text:p>
      <text:p text:style-name="Preformatted_20_Text">Traceback (most recent call last):</text:p>
      <text:p text:style-name="Preformatted_20_Text"><text:s text:c="2"/>File "central.py", line 33, in &lt;module&gt;</text:p>
      <text:p text:style-name="Preformatted_20_Text"><text:s text:c="4"/>main()</text:p>
      <text:p text:style-name="Preformatted_20_Text"><text:s text:c="2"/>File "central.py", line 24, in main</text:p>
      <text:p text:style-name="Preformatted_20_Text"><text:s text:c="4"/>subprocess.check_call(preprocess)</text:p>
      <text:p text:style-name="Preformatted_20_Text"><text:s text:c="2"/>File "/usr/lib/python3.6/subprocess.py", line 311, in check_call</text:p>
      <text:p text:style-name="Preformatted_20_Text"><text:s text:c="4"/>raise CalledProcessError(retcode, cmd)</text:p>
      <text:p text:style-name="Preformatted_20_Text">subprocess.CalledProcessError: Command &amp;apos;[&amp;apos;python3&amp;apos;, &amp;apos;preprocess.py&amp;apos;, &amp;apos;-train_src&amp;apos;, &amp;apos;50000.wiki.no_stops=True.noise=None.Train.input.txt&amp;apos;, &amp;apos;-train_tgt&amp;apos;, &amp;apos;50000.wiki.no_stops=True.noise=None.Train.output.txt&amp;apos;, &amp;apos;-valid_src&amp;apos;, &amp;apos;20000.wiki.no_stops=True.noise=None.Valid.input.txt&amp;apos;, &amp;apos;-valid_tgt&amp;apos;, &amp;apos;20000.wiki.no_stops=True.noise=None.Valid.output.txt&amp;apos;, &amp;apos;-save_data&amp;apos;, &amp;apos;data/50000.wiki.no_stops=True.noise=None&amp;apos;, &amp;apos;-src_seq_length&amp;apos;, &amp;apos;10000&amp;apos;, &amp;apos;-tgt_seq_length&amp;apos;, &amp;apos;10000&amp;apos;, &amp;apos;-src_seq_length_trunc&amp;apos;, &amp;apos;100&amp;apos;, &amp;apos;-tgt_seq_length_trunc&amp;apos;, &amp;apos;100&amp;apos;, &amp;apos;-dynamic_dict&amp;apos;, &amp;apos;-share_vocab&amp;apos;, &amp;apos;-shard_size&amp;apos;, &amp;apos;10000&amp;apos;]&amp;apos; returned non-zero exit status 1.</text:p>
      <text:p text:style-name="Preformatted_20_Text"><text:span text:style-name="T1">rishi@rishi-OptiPlex-7050</text:span>:<text:span text:style-name="T2">~/Documents/Fall2019/OpenNMT-py</text:span>$ python3 central.py </text:p>
      <text:p text:style-name="Preformatted_20_Text">[2019-08-29 01:33:16,589 INFO] Extracting features...</text:p>
      <text:p text:style-name="Preformatted_20_Text">[2019-08-29 01:33:16,589 INFO] <text:s/>* number of source features: 0.</text:p>
      <text:p text:style-name="Preformatted_20_Text">[2019-08-29 01:33:16,590 INFO] <text:s/>* number of target features: 0.</text:p>
      <text:p text:style-name="Preformatted_20_Text">[2019-08-29 01:33:16,590 INFO] Building `Fields` object...</text:p>
      <text:p text:style-name="Preformatted_20_Text">[2019-08-29 01:33:16,590 INFO] Building &amp; saving training data...</text:p>
      <text:p text:style-name="Preformatted_20_Text">[2019-08-29 01:33:16,590 INFO] Reading source and target files: 50000.wiki.no_stops=True.noise=None.Train.input.txt 50000.wiki.no_stops=True.noise=None.Train.output.txt.</text:p>
      <text:p text:style-name="Preformatted_20_Text">[2019-08-29 01:33:16,592 INFO] Building shard 0.</text:p>
      <text:p text:style-name="Preformatted_20_Text">[2019-08-29 01:33:17,124 INFO] <text:s/>* saving 0th train data shard to data/50000.wiki.no_stops=True.noise=None.train.0.pt.</text:p>
      <text:p text:style-name="Preformatted_20_Text">[2019-08-29 01:33:18,213 INFO] Building shard 1.</text:p>
      <text:p text:style-name="Preformatted_20_Text">[2019-08-29 01:33:18,714 INFO] <text:s/>* saving 1th train data shard to data/50000.wiki.no_stops=True.noise=None.train.1.pt.</text:p>
      <text:p text:style-name="Preformatted_20_Text">[2019-08-29 01:33:19,801 INFO] Building shard 2.</text:p>
      <text:p text:style-name="Preformatted_20_Text">[2019-08-29 01:33:20,302 INFO] <text:s/>* saving 2th train data shard to data/50000.wiki.no_stops=True.noise=None.train.2.pt.</text:p>
      <text:p text:style-name="Preformatted_20_Text">[2019-08-29 01:33:21,364 INFO] Building shard 3.</text:p>
      <text:p text:style-name="Preformatted_20_Text">[2019-08-29 01:33:21,901 INFO] <text:s/>* saving 3th train data shard to data/50000.wiki.no_stops=True.noise=None.train.3.pt.</text:p>
      <text:p text:style-name="Preformatted_20_Text">[2019-08-29 01:33:22,972 INFO] Building shard 4.</text:p>
      <text:p text:style-name="Preformatted_20_Text">[2019-08-29 01:33:23,477 INFO] <text:s/>* saving 4th train data shard to data/50000.wiki.no_stops=True.noise=None.train.4.pt.</text:p>
      <text:p text:style-name="Preformatted_20_Text">[2019-08-29 01:33:24,538 INFO] Building &amp; saving validation data...</text:p>
      <text:p text:style-name="Preformatted_20_Text">[2019-08-29 01:33:24,538 INFO] Reading source and target files: 20000.wiki.no_stops=True.noise=None.Valid.input.txt 20000.wiki.no_stops=True.noise=None.Valid.output.txt.</text:p>
      <text:p text:style-name="Preformatted_20_Text">[2019-08-29 01:33:24,540 INFO] Building shard 0.</text:p>
      <text:p text:style-name="Preformatted_20_Text">[2019-08-29 01:33:25,037 INFO] <text:s/>* saving 0th valid data shard to data/50000.wiki.no_stops=True.noise=None.valid.0.pt.</text:p>
      <text:p text:style-name="Preformatted_20_Text">[2019-08-29 01:33:26,079 INFO] Building shard 1.</text:p>
      <text:p text:style-name="Preformatted_20_Text">[2019-08-29 01:33:26,577 INFO] <text:s/>* saving 1th valid data shard to data/50000.wiki.no_stops=True.noise=None.valid.1.pt.</text:p>
      <text:p text:style-name="Preformatted_20_Text"><text:soft-page-break/>[2019-08-29 01:33:27,622 INFO] Building &amp; saving vocabulary...</text:p>
      <text:p text:style-name="Preformatted_20_Text">[2019-08-29 01:33:28,052 INFO] <text:s/>* reloading data/50000.wiki.no_stops=True.noise=None.train.0.pt.</text:p>
      <text:p text:style-name="Preformatted_20_Text">[2019-08-29 01:33:28,663 INFO] <text:s/>* reloading data/50000.wiki.no_stops=True.noise=None.train.1.pt.</text:p>
      <text:p text:style-name="Preformatted_20_Text">[2019-08-29 01:33:29,303 INFO] <text:s/>* reloading data/50000.wiki.no_stops=True.noise=None.train.2.pt.</text:p>
      <text:p text:style-name="Preformatted_20_Text">[2019-08-29 01:33:29,945 INFO] <text:s/>* reloading data/50000.wiki.no_stops=True.noise=None.train.3.pt.</text:p>
      <text:p text:style-name="Preformatted_20_Text">[2019-08-29 01:33:30,589 INFO] <text:s/>* reloading data/50000.wiki.no_stops=True.noise=None.train.4.pt.</text:p>
      <text:p text:style-name="Preformatted_20_Text">[2019-08-29 01:33:30,791 INFO] <text:s/>* tgt vocab size: 50004.</text:p>
      <text:p text:style-name="Preformatted_20_Text">[2019-08-29 01:33:30,874 INFO] <text:s/>* src vocab size: 50002.</text:p>
      <text:p text:style-name="Preformatted_20_Text">[2019-08-29 01:33:30,874 INFO] <text:s/>* merging src and tgt vocab...</text:p>
      <text:p text:style-name="Preformatted_20_Text">[2019-08-29 01:33:31,036 INFO] <text:s/>* merged vocab size: 50004.</text:p>
      <text:p text:style-name="Preformatted_20_Text">[2019-08-29 01:33:31,616 INFO] <text:s/>* src vocab size = 50004</text:p>
      <text:p text:style-name="Preformatted_20_Text">[2019-08-29 01:33:31,617 INFO] <text:s/>* tgt vocab size = 50004</text:p>
      <text:p text:style-name="Preformatted_20_Text">[2019-08-29 01:33:31,617 INFO] Building model...</text:p>
      <text:p text:style-name="Preformatted_20_Text">[2019-08-29 01:33:31,985 INFO] NMTModel(</text:p>
      <text:p text:style-name="Preformatted_20_Text"><text:s text:c="2"/>(encoder): RNNEncoder(</text:p>
      <text:p text:style-name="Preformatted_20_Text"><text:s text:c="4"/>(embeddings): Embeddings(</text:p>
      <text:p text:style-name="Preformatted_20_Text"><text:s text:c="6"/>(make_embedding): Sequential(</text:p>
      <text:p text:style-name="Preformatted_20_Text"><text:s text:c="8"/>(emb_luts): Elementwise(</text:p>
      <text:p text:style-name="Preformatted_20_Text"><text:s text:c="10"/>(0): Embedding(50004, 128, padding_idx=1)</text:p>
      <text:p text:style-name="Preformatted_20_Text"><text:s text:c="8"/>)</text:p>
      <text:p text:style-name="Preformatted_20_Text"><text:s text:c="6"/>)</text:p>
      <text:p text:style-name="Preformatted_20_Text"><text:s text:c="4"/>)</text:p>
      <text:p text:style-name="Preformatted_20_Text"><text:s text:c="4"/>(rnn): LSTM(128, 256, bidirectional=True)</text:p>
      <text:p text:style-name="Preformatted_20_Text"><text:s text:c="4"/>(bridge): ModuleList(</text:p>
      <text:p text:style-name="Preformatted_20_Text"><text:s text:c="6"/>(0): Linear(in_features=256, out_features=256, bias=True)</text:p>
      <text:p text:style-name="Preformatted_20_Text"><text:s text:c="6"/>(1): Linear(in_features=256, out_features=256, bias=True)</text:p>
      <text:p text:style-name="Preformatted_20_Text"><text:s text:c="4"/>)</text:p>
      <text:p text:style-name="Preformatted_20_Text"><text:s text:c="2"/>)</text:p>
      <text:p text:style-name="Preformatted_20_Text"><text:s text:c="2"/>(decoder): InputFeedRNNDecoder(</text:p>
      <text:p text:style-name="Preformatted_20_Text"><text:s text:c="4"/>(embeddings): Embeddings(</text:p>
      <text:p text:style-name="Preformatted_20_Text"><text:s text:c="6"/>(make_embedding): Sequential(</text:p>
      <text:p text:style-name="Preformatted_20_Text"><text:s text:c="8"/>(emb_luts): Elementwise(</text:p>
      <text:p text:style-name="Preformatted_20_Text"><text:s text:c="10"/>(0): Embedding(50004, 128, padding_idx=1)</text:p>
      <text:p text:style-name="Preformatted_20_Text"><text:s text:c="8"/>)</text:p>
      <text:p text:style-name="Preformatted_20_Text"><text:s text:c="6"/>)</text:p>
      <text:p text:style-name="Preformatted_20_Text"><text:s text:c="4"/>)</text:p>
      <text:p text:style-name="Preformatted_20_Text"><text:s text:c="4"/>(dropout): Dropout(p=0.0, inplace=False)</text:p>
      <text:p text:style-name="Preformatted_20_Text"><text:s text:c="4"/>(rnn): StackedLSTM(</text:p>
      <text:p text:style-name="Preformatted_20_Text"><text:s text:c="6"/>(dropout): Dropout(p=0.0, inplace=False)</text:p>
      <text:p text:style-name="Preformatted_20_Text"><text:s text:c="6"/>(layers): ModuleList(</text:p>
      <text:p text:style-name="Preformatted_20_Text"><text:s text:c="8"/>(0): LSTMCell(640, 512)</text:p>
      <text:p text:style-name="Preformatted_20_Text"><text:s text:c="6"/>)</text:p>
      <text:p text:style-name="Preformatted_20_Text"><text:s text:c="4"/>)</text:p>
      <text:p text:style-name="Preformatted_20_Text"><text:s text:c="4"/>(attn): GlobalAttention(</text:p>
      <text:p text:style-name="Preformatted_20_Text"><text:s text:c="6"/>(linear_context): Linear(in_features=512, out_features=512, bias=False)</text:p>
      <text:p text:style-name="Preformatted_20_Text"><text:s text:c="6"/>(linear_query): Linear(in_features=512, out_features=512, bias=True)</text:p>
      <text:p text:style-name="Preformatted_20_Text"><text:s text:c="6"/>(v): Linear(in_features=512, out_features=1, bias=False)</text:p>
      <text:p text:style-name="Preformatted_20_Text"><text:s text:c="6"/>(linear_out): Linear(in_features=1024, out_features=512, bias=True)</text:p>
      <text:p text:style-name="Preformatted_20_Text"><text:s text:c="6"/>(linear_cover): Linear(in_features=1, out_features=512, bias=False)</text:p>
      <text:p text:style-name="Preformatted_20_Text"><text:s text:c="4"/>)</text:p>
      <text:p text:style-name="Preformatted_20_Text"><text:s text:c="2"/>)</text:p>
      <text:p text:style-name="Preformatted_20_Text"><text:s text:c="2"/>(generator): CopyGenerator(</text:p>
      <text:p text:style-name="Preformatted_20_Text"><text:s text:c="4"/>(linear): Linear(in_features=512, out_features=50004, bias=True)</text:p>
      <text:p text:style-name="Preformatted_20_Text"><text:s text:c="4"/>(linear_copy): Linear(in_features=512, out_features=1, bias=True)</text:p>
      <text:p text:style-name="Preformatted_20_Text"><text:soft-page-break/><text:s text:c="2"/>)</text:p>
      <text:p text:style-name="Preformatted_20_Text">)</text:p>
      <text:p text:style-name="Preformatted_20_Text">[2019-08-29 01:33:31,985 INFO] encoder: 7322624</text:p>
      <text:p text:style-name="Preformatted_20_Text">[2019-08-29 01:33:31,985 INFO] decoder: 35467093</text:p>
      <text:p text:style-name="Preformatted_20_Text">[2019-08-29 01:33:31,985 INFO] * number of parameters: 42789717</text:p>
      <text:p text:style-name="Preformatted_20_Text">[2019-08-29 01:33:32,000 INFO] Starting training on CPU, could be very slow</text:p>
      <text:p text:style-name="Preformatted_20_Text">[2019-08-29 01:33:32,000 INFO] Start training loop and validate every 20000 steps...</text:p>
      <text:p text:style-name="Preformatted_20_Text">[2019-08-29 01:33:32,462 INFO] Loading dataset from data/50000.wiki.no_stops=True.noise=None.train.0.pt, number of examples: 10000</text:p>
      <text:p text:style-name="Preformatted_20_Text">/home/rishi/.local/lib/python3.6/site-packages/torchtext/data/field.py:359: UserWarning: To copy construct from a tensor, it is recommended to use sourceTensor.clone().detach() or sourceTensor.clone().detach().requires_grad_(True), rather than torch.tensor(sourceTensor).</text:p>
      <text:p text:style-name="Preformatted_20_Text"><text:s text:c="2"/>var = torch.tensor(arr, dtype=self.dtype, device=device)</text:p>
      <text:p text:style-name="Preformatted_20_Text">Traceback (most recent call last):</text:p>
      <text:p text:style-name="Preformatted_20_Text"><text:s text:c="2"/>File "train.py", line 109, in &lt;module&gt;</text:p>
      <text:p text:style-name="Preformatted_20_Text"><text:s text:c="4"/>main(opt)</text:p>
      <text:p text:style-name="Preformatted_20_Text"><text:s text:c="2"/>File "train.py", line 41, in main</text:p>
      <text:p text:style-name="Preformatted_20_Text"><text:s text:c="4"/>single_main(opt, -1)</text:p>
      <text:p text:style-name="Preformatted_20_Text"><text:s text:c="2"/>File "/home/rishi/Documents/Fall2019/OpenNMT-py/onmt/train_single.py", line 116, in main</text:p>
      <text:p text:style-name="Preformatted_20_Text"><text:s text:c="4"/>valid_steps=opt.valid_steps)</text:p>
      <text:p text:style-name="Preformatted_20_Text"><text:s text:c="2"/>File "/home/rishi/Documents/Fall2019/OpenNMT-py/onmt/trainer.py", line 209, in train</text:p>
      <text:p text:style-name="Preformatted_20_Text"><text:s text:c="4"/>report_stats)</text:p>
      <text:p text:style-name="Preformatted_20_Text"><text:s text:c="2"/>File "/home/rishi/Documents/Fall2019/OpenNMT-py/onmt/trainer.py", line 318, in _gradient_accumulation</text:p>
      <text:p text:style-name="Preformatted_20_Text"><text:s text:c="4"/>outputs, attns = self.model(src, tgt, src_lengths, bptt=bptt)</text:p>
      <text:p text:style-name="Preformatted_20_Text"><text:s text:c="2"/>File "/home/rishi/.local/lib/python3.6/site-packages/torch/nn/modules/module.py", line 547, in __call__</text:p>
      <text:p text:style-name="Preformatted_20_Text"><text:s text:c="4"/>result = self.forward(*input, **kwargs)</text:p>
      <text:p text:style-name="Preformatted_20_Text"><text:s text:c="2"/>File "/home/rishi/Documents/Fall2019/OpenNMT-py/onmt/models/model.py", line 46, in forward</text:p>
      <text:p text:style-name="Preformatted_20_Text"><text:s text:c="4"/>memory_lengths=lengths)</text:p>
      <text:p text:style-name="Preformatted_20_Text"><text:s text:c="2"/>File "/home/rishi/.local/lib/python3.6/site-packages/torch/nn/modules/module.py", line 547, in __call__</text:p>
      <text:p text:style-name="Preformatted_20_Text"><text:s text:c="4"/>result = self.forward(*input, **kwargs)</text:p>
      <text:p text:style-name="Preformatted_20_Text"><text:s text:c="2"/>File "/home/rishi/Documents/Fall2019/OpenNMT-py/onmt/decoders/decoder.py", line 212, in forward</text:p>
      <text:p text:style-name="Preformatted_20_Text"><text:s text:c="4"/>tgt, memory_bank, memory_lengths=memory_lengths)</text:p>
      <text:p text:style-name="Preformatted_20_Text"><text:s text:c="2"/>File "/home/rishi/Documents/Fall2019/OpenNMT-py/onmt/decoders/decoder.py", line 390, in _run_forward_pass</text:p>
      <text:p text:style-name="Preformatted_20_Text"><text:s text:c="4"/>memory_lengths=memory_lengths)</text:p>
      <text:p text:style-name="Preformatted_20_Text"><text:s text:c="2"/>File "/home/rishi/.local/lib/python3.6/site-packages/torch/nn/modules/module.py", line 547, in __call__</text:p>
      <text:p text:style-name="Preformatted_20_Text"><text:s text:c="4"/>result = self.forward(*input, **kwargs)</text:p>
      <text:p text:style-name="Preformatted_20_Text"><text:s text:c="2"/>File "/home/rishi/Documents/Fall2019/OpenNMT-py/onmt/modules/global_attention.py", line 183, in forward</text:p>
      <text:p text:style-name="Preformatted_20_Text"><text:s text:c="4"/>align.masked_fill_(1 - mask, -float(&amp;apos;inf&amp;apos;))</text:p>
      <text:p text:style-name="Preformatted_20_Text"><text:s text:c="2"/>File "/home/rishi/.local/lib/python3.6/site-packages/torch/tensor.py", line 325, in __rsub__</text:p>
      <text:p text:style-name="Preformatted_20_Text"><text:s text:c="4"/>return _C._VariableFunctions.rsub(self, other)</text:p>
      <text:p text:style-name="Preformatted_20_Text">RuntimeError: Subtraction, the `-` operator, with a bool tensor is not supported. If you are trying to invert a mask, use the `~` or `bitwise_not()` operator instead.</text:p>
      <text:p text:style-name="Preformatted_20_Text">Traceback (most recent call last):</text:p>
      <text:p text:style-name="Preformatted_20_Text"><text:soft-page-break/><text:s text:c="2"/>File "central.py", line 33, in &lt;module&gt;</text:p>
      <text:p text:style-name="Preformatted_20_Text"><text:s text:c="4"/>main()</text:p>
      <text:p text:style-name="Preformatted_20_Text"><text:s text:c="2"/>File "central.py", line 27, in main</text:p>
      <text:p text:style-name="Preformatted_20_Text"><text:s text:c="4"/>subprocess.check_call(train)</text:p>
      <text:p text:style-name="Preformatted_20_Text"><text:s text:c="2"/>File "/usr/lib/python3.6/subprocess.py", line 311, in check_call</text:p>
      <text:p text:style-name="Preformatted_20_Text"><text:s text:c="4"/>raise CalledProcessError(retcode, cmd)</text:p>
      <text:p text:style-name="Preformatted_20_Text">subprocess.CalledProcessError: Command &amp;apos;[&amp;apos;python3&amp;apos;, &amp;apos;train.py&amp;apos;, &amp;apos;-save_model&amp;apos;, &amp;apos;models/50000.wiki.no_stops=True.noise=None&amp;apos;, &amp;apos;-data&amp;apos;, &amp;apos;data/50000.wiki.no_stops=True.noise=None&amp;apos;, &amp;apos;-copy_attn&amp;apos;, &amp;apos;-global_attention&amp;apos;, &amp;apos;mlp&amp;apos;, &amp;apos;-word_vec_size&amp;apos;, &amp;apos;128&amp;apos;, &amp;apos;-rnn_size&amp;apos;, &amp;apos;512&amp;apos;, &amp;apos;-layers&amp;apos;, &amp;apos;1&amp;apos;, &amp;apos;-encoder_type&amp;apos;, &amp;apos;brnn&amp;apos;, &amp;apos;-train_steps&amp;apos;, &amp;apos;50000&amp;apos;, &amp;apos;-max_grad_norm&amp;apos;, &amp;apos;2&amp;apos;, &amp;apos;-dropout&amp;apos;, &amp;apos;0.&amp;apos;, &amp;apos;-batch_size&amp;apos;, &amp;apos;16&amp;apos;, &amp;apos;-valid_batch_size&amp;apos;, &amp;apos;16&amp;apos;, &amp;apos;-optim&amp;apos;, &amp;apos;adagrad&amp;apos;, &amp;apos;-learning_rate&amp;apos;, &amp;apos;0.15&amp;apos;, &amp;apos;-adagrad_accumulator_init&amp;apos;, &amp;apos;0.1&amp;apos;, &amp;apos;-reuse_copy_attn&amp;apos;, &amp;apos;-copy_loss_by_seqlength&amp;apos;, &amp;apos;-bridge&amp;apos;, &amp;apos;-seed&amp;apos;, &amp;apos;777&amp;apos;, &amp;apos;-copy_attn_force&amp;apos;, &amp;apos;-coverage_attn&amp;apos;, &amp;apos;-lambda_coverage&amp;apos;, &amp;apos;1&amp;apos;, &amp;apos;-save_checkpoint_steps&amp;apos;, &amp;apos;20000&amp;apos;, &amp;apos;-valid_steps&amp;apos;, &amp;apos;20000&amp;apos;]&amp;apos; returned non-zero exit status 1.</text:p>
      <text:p text:style-name="Preformatted_20_Text"><text:span text:style-name="T1">rishi@rishi-OptiPlex-7050</text:span>:<text:span text:style-name="T2">~/Documents/Fall2019/OpenNMT-py</text:span>$ git pull</text:p>
      <text:p text:style-name="Preformatted_20_Text">Already up to date.</text:p>
      <text:p text:style-name="Preformatted_20_Text"><text:span text:style-name="T1">rishi@rishi-OptiPlex-7050</text:span>:<text:span text:style-name="T2">~/Documents/Fall2019/OpenNMT-py</text:span>$ git pull master</text:p>
      <text:p text:style-name="Preformatted_20_Text">fatal: &amp;apos;master&amp;apos; does not appear to be a git repository</text:p>
      <text:p text:style-name="Preformatted_20_Text">fatal: Could not read from remote repository.</text:p>
      <text:p text:style-name="Preformatted_20_Text"/>
      <text:p text:style-name="Preformatted_20_Text">Please make sure you have the correct access rights</text:p>
      <text:p text:style-name="Preformatted_20_Text">and the repository exists.</text:p>
      <text:p text:style-name="Preformatted_20_Text"><text:span text:style-name="T1">rishi@rishi-OptiPlex-7050</text:span>:<text:span text:style-name="T2">~/Documents/Fall2019/OpenNMT-py</text:span>$ git status</text:p>
      <text:p text:style-name="Preformatted_20_Text">On branch master</text:p>
      <text:p text:style-name="Preformatted_20_Text">Your branch is up to date with &amp;apos;origin/master&amp;apos;.</text:p>
      <text:p text:style-name="Preformatted_20_Text"/>
      <text:p text:style-name="Preformatted_20_Text">Changes not staged for commit:</text:p>
      <text:p text:style-name="Preformatted_20_Text"><text:s text:c="2"/>(use "git add &lt;file&gt;..." to update what will be committed)</text:p>
      <text:p text:style-name="Preformatted_20_Text"><text:s text:c="2"/>(use "git checkout -- &lt;file&gt;..." to discard changes in working directory)</text:p>
      <text:p text:style-name="Preformatted_20_Text"/>
      <text:p text:style-name="Preformatted_20_Text"><text:s text:c="8"/><text:span text:style-name="T4">modified: <text:s text:c="2"/>central.py</text:span></text:p>
      <text:p text:style-name="Preformatted_20_Text"><text:s text:c="8"/><text:span text:style-name="T4">modified: <text:s text:c="2"/>pplateral.py</text:span></text:p>
      <text:p text:style-name="Preformatted_20_Text"/>
      <text:p text:style-name="Preformatted_20_Text">Untracked files:</text:p>
      <text:p text:style-name="Preformatted_20_Text"><text:s text:c="2"/>(use "git add &lt;file&gt;..." to include in what will be committed)</text:p>
      <text:p text:style-name="Preformatted_20_Text"/>
      <text:p text:style-name="Preformatted_20_Text"><text:s text:c="8"/><text:span text:style-name="T4">20000.wiki.no_stops=True.noise=0.05.Valid.input.txt</text:span></text:p>
      <text:p text:style-name="Preformatted_20_Text"><text:s text:c="8"/><text:span text:style-name="T4">20000.wiki.no_stops=True.noise=0.05.Valid.output.txt</text:span></text:p>
      <text:p text:style-name="Preformatted_20_Text"><text:s text:c="8"/><text:span text:style-name="T4">20000.wiki.no_stops=True.noise=0.1.Valid.input.txt</text:span></text:p>
      <text:p text:style-name="Preformatted_20_Text"><text:s text:c="8"/><text:span text:style-name="T4">20000.wiki.no_stops=True.noise=0.1.Valid.output.txt</text:span></text:p>
      <text:p text:style-name="Preformatted_20_Text"><text:s text:c="8"/><text:span text:style-name="T4">20000.wiki.no_stops=True.noise=0.2.Valid.input.txt</text:span></text:p>
      <text:p text:style-name="Preformatted_20_Text"><text:s text:c="8"/><text:span text:style-name="T4">20000.wiki.no_stops=True.noise=0.2.Valid.output.txt</text:span></text:p>
      <text:p text:style-name="Preformatted_20_Text"><text:s text:c="8"/><text:span text:style-name="T4">20000.wiki.no_stops=True.noise=None.Valid.input.txt</text:span></text:p>
      <text:p text:style-name="Preformatted_20_Text"><text:s text:c="8"/><text:span text:style-name="T4">20000.wiki.no_stops=True.noise=None.Valid.output.txt</text:span></text:p>
      <text:p text:style-name="Preformatted_20_Text"><text:s text:c="8"/><text:span text:style-name="T4">5000.wiki.no_stops=True.noise=0.05.Test.input.txt</text:span></text:p>
      <text:p text:style-name="Preformatted_20_Text"><text:s text:c="8"/><text:span text:style-name="T4">5000.wiki.no_stops=True.noise=0.05.Test.output.txt</text:span></text:p>
      <text:p text:style-name="Preformatted_20_Text"><text:s text:c="8"/><text:span text:style-name="T4">5000.wiki.no_stops=True.noise=0.1.Test.input.txt</text:span></text:p>
      <text:p text:style-name="Preformatted_20_Text"><text:s text:c="8"/><text:span text:style-name="T4">5000.wiki.no_stops=True.noise=0.1.Test.output.txt</text:span></text:p>
      <text:p text:style-name="Preformatted_20_Text"><text:s text:c="8"/><text:span text:style-name="T4">5000.wiki.no_stops=True.noise=0.2.Test.input.txt</text:span></text:p>
      <text:p text:style-name="Preformatted_20_Text"><text:s text:c="8"/><text:span text:style-name="T4">5000.wiki.no_stops=True.noise=0.2.Test.output.txt</text:span></text:p>
      <text:p text:style-name="Preformatted_20_Text"><text:soft-page-break/><text:s text:c="8"/><text:span text:style-name="T4">5000.wiki.no_stops=True.noise=None.Test.input.txt</text:span></text:p>
      <text:p text:style-name="Preformatted_20_Text"><text:s text:c="8"/><text:span text:style-name="T4">5000.wiki.no_stops=True.noise=None.Test.output.txt</text:span></text:p>
      <text:p text:style-name="Preformatted_20_Text"><text:s text:c="8"/><text:span text:style-name="T4">50000.wiki.no_stops=True.noise=0.05.Train.input.txt</text:span></text:p>
      <text:p text:style-name="Preformatted_20_Text"><text:s text:c="8"/><text:span text:style-name="T4">50000.wiki.no_stops=True.noise=0.05.Train.output.txt</text:span></text:p>
      <text:p text:style-name="Preformatted_20_Text"><text:s text:c="8"/><text:span text:style-name="T4">50000.wiki.no_stops=True.noise=0.1.Train.input.txt</text:span></text:p>
      <text:p text:style-name="Preformatted_20_Text"><text:s text:c="8"/><text:span text:style-name="T4">50000.wiki.no_stops=True.noise=0.1.Train.output.txt</text:span></text:p>
      <text:p text:style-name="Preformatted_20_Text"><text:s text:c="8"/><text:span text:style-name="T4">50000.wiki.no_stops=True.noise=0.2.Train.input.txt</text:span></text:p>
      <text:p text:style-name="Preformatted_20_Text"><text:s text:c="8"/><text:span text:style-name="T4">50000.wiki.no_stops=True.noise=0.2.Train.output.txt</text:span></text:p>
      <text:p text:style-name="Preformatted_20_Text"><text:s text:c="8"/><text:span text:style-name="T4">50000.wiki.no_stops=True.noise=None.Train.input.txt</text:span></text:p>
      <text:p text:style-name="Preformatted_20_Text"><text:s text:c="8"/><text:span text:style-name="T4">50000.wiki.no_stops=True.noise=None.Train.output.txt</text:span></text:p>
      <text:p text:style-name="Preformatted_20_Text"><text:s text:c="8"/><text:span text:style-name="T4">wiki.pickle</text:span></text:p>
      <text:p text:style-name="Preformatted_20_Text"><text:s text:c="8"/><text:span text:style-name="T4">wikipedia_utf8_filtered_20pageviews.csv</text:span></text:p>
      <text:p text:style-name="Preformatted_20_Text"/>
      <text:p text:style-name="Preformatted_20_Text">no changes added to commit (use "git add" and/or "git commit -a")</text:p>
      <text:p text:style-name="Preformatted_20_Text"><text:span text:style-name="T1">rishi@rishi-OptiPlex-7050</text:span>:<text:span text:style-name="T2">~/Documents/Fall2019/OpenNMT-py</text:span>$ git fetch upstream</text:p>
      <text:p text:style-name="Preformatted_20_Text">fatal: &amp;apos;upstream&amp;apos; does not appear to be a git repository</text:p>
      <text:p text:style-name="Preformatted_20_Text">fatal: Could not read from remote repository.</text:p>
      <text:p text:style-name="Preformatted_20_Text"/>
      <text:p text:style-name="Preformatted_20_Text">Please make sure you have the correct access rights</text:p>
      <text:p text:style-name="Preformatted_20_Text">and the repository exists.</text:p>
      <text:p text:style-name="Preformatted_20_Text"><text:span text:style-name="T1">rishi@rishi-OptiPlex-7050</text:span>:<text:span text:style-name="T2">~/Documents/Fall2019/OpenNMT-py</text:span>$ git status</text:p>
      <text:p text:style-name="Preformatted_20_Text">On branch master</text:p>
      <text:p text:style-name="Preformatted_20_Text">Your branch is up to date with &amp;apos;origin/master&amp;apos;.</text:p>
      <text:p text:style-name="Preformatted_20_Text"/>
      <text:p text:style-name="Preformatted_20_Text">Changes not staged for commit:</text:p>
      <text:p text:style-name="Preformatted_20_Text"><text:s text:c="2"/>(use "git add &lt;file&gt;..." to update what will be committed)</text:p>
      <text:p text:style-name="Preformatted_20_Text"><text:s text:c="2"/>(use "git checkout -- &lt;file&gt;..." to discard changes in working directory)</text:p>
      <text:p text:style-name="Preformatted_20_Text"/>
      <text:p text:style-name="Preformatted_20_Text"><text:s text:c="8"/><text:span text:style-name="T4">modified: <text:s text:c="2"/>central.py</text:span></text:p>
      <text:p text:style-name="Preformatted_20_Text"><text:s text:c="8"/><text:span text:style-name="T4">modified: <text:s text:c="2"/>pplateral.py</text:span></text:p>
      <text:p text:style-name="Preformatted_20_Text"/>
      <text:p text:style-name="Preformatted_20_Text">Untracked files:</text:p>
      <text:p text:style-name="Preformatted_20_Text"><text:s text:c="2"/>(use "git add &lt;file&gt;..." to include in what will be committed)</text:p>
      <text:p text:style-name="Preformatted_20_Text"/>
      <text:p text:style-name="Preformatted_20_Text"><text:s text:c="8"/><text:span text:style-name="T4">20000.wiki.no_stops=True.noise=0.05.Valid.input.txt</text:span></text:p>
      <text:p text:style-name="Preformatted_20_Text"><text:s text:c="8"/><text:span text:style-name="T4">20000.wiki.no_stops=True.noise=0.05.Valid.output.txt</text:span></text:p>
      <text:p text:style-name="Preformatted_20_Text"><text:s text:c="8"/><text:span text:style-name="T4">20000.wiki.no_stops=True.noise=0.1.Valid.input.txt</text:span></text:p>
      <text:p text:style-name="Preformatted_20_Text"><text:s text:c="8"/><text:span text:style-name="T4">20000.wiki.no_stops=True.noise=0.1.Valid.output.txt</text:span></text:p>
      <text:p text:style-name="Preformatted_20_Text"><text:s text:c="8"/><text:span text:style-name="T4">20000.wiki.no_stops=True.noise=0.2.Valid.input.txt</text:span></text:p>
      <text:p text:style-name="Preformatted_20_Text"><text:s text:c="8"/><text:span text:style-name="T4">20000.wiki.no_stops=True.noise=0.2.Valid.output.txt</text:span></text:p>
      <text:p text:style-name="Preformatted_20_Text"><text:s text:c="8"/><text:span text:style-name="T4">20000.wiki.no_stops=True.noise=None.Valid.input.txt</text:span></text:p>
      <text:p text:style-name="Preformatted_20_Text"><text:s text:c="8"/><text:span text:style-name="T4">20000.wiki.no_stops=True.noise=None.Valid.output.txt</text:span></text:p>
      <text:p text:style-name="Preformatted_20_Text"><text:s text:c="8"/><text:span text:style-name="T4">5000.wiki.no_stops=True.noise=0.05.Test.input.txt</text:span></text:p>
      <text:p text:style-name="Preformatted_20_Text"><text:s text:c="8"/><text:span text:style-name="T4">5000.wiki.no_stops=True.noise=0.05.Test.output.txt</text:span></text:p>
      <text:p text:style-name="Preformatted_20_Text"><text:s text:c="8"/><text:span text:style-name="T4">5000.wiki.no_stops=True.noise=0.1.Test.input.txt</text:span></text:p>
      <text:p text:style-name="Preformatted_20_Text"><text:s text:c="8"/><text:span text:style-name="T4">5000.wiki.no_stops=True.noise=0.1.Test.output.txt</text:span></text:p>
      <text:p text:style-name="Preformatted_20_Text"><text:s text:c="8"/><text:span text:style-name="T4">5000.wiki.no_stops=True.noise=0.2.Test.input.txt</text:span></text:p>
      <text:p text:style-name="Preformatted_20_Text"><text:s text:c="8"/><text:span text:style-name="T4">5000.wiki.no_stops=True.noise=0.2.Test.output.txt</text:span></text:p>
      <text:p text:style-name="Preformatted_20_Text"><text:s text:c="8"/><text:span text:style-name="T4">5000.wiki.no_stops=True.noise=None.Test.input.txt</text:span></text:p>
      <text:p text:style-name="Preformatted_20_Text"><text:s text:c="8"/><text:span text:style-name="T4">5000.wiki.no_stops=True.noise=None.Test.output.txt</text:span></text:p>
      <text:p text:style-name="Preformatted_20_Text"><text:s text:c="8"/><text:span text:style-name="T4">50000.wiki.no_stops=True.noise=0.05.Train.input.txt</text:span></text:p>
      <text:p text:style-name="Preformatted_20_Text"><text:s text:c="8"/><text:span text:style-name="T4">50000.wiki.no_stops=True.noise=0.05.Train.output.txt</text:span></text:p>
      <text:p text:style-name="Preformatted_20_Text"><text:s text:c="8"/><text:span text:style-name="T4">50000.wiki.no_stops=True.noise=0.1.Train.input.txt</text:span></text:p>
      <text:p text:style-name="Preformatted_20_Text"><text:s text:c="8"/><text:span text:style-name="T4">50000.wiki.no_stops=True.noise=0.1.Train.output.txt</text:span></text:p>
      <text:p text:style-name="Preformatted_20_Text"><text:s text:c="8"/><text:span text:style-name="T4">50000.wiki.no_stops=True.noise=0.2.Train.input.txt</text:span></text:p>
      <text:p text:style-name="Preformatted_20_Text"><text:s text:c="8"/><text:span text:style-name="T4">50000.wiki.no_stops=True.noise=0.2.Train.output.txt</text:span></text:p>
      <text:p text:style-name="Preformatted_20_Text"><text:s text:c="8"/><text:span text:style-name="T4">50000.wiki.no_stops=True.noise=None.Train.input.txt</text:span></text:p>
      <text:p text:style-name="Preformatted_20_Text"><text:s text:c="8"/><text:span text:style-name="T4">50000.wiki.no_stops=True.noise=None.Train.output.txt</text:span></text:p>
      <text:p text:style-name="Preformatted_20_Text"><text:s text:c="8"/><text:span text:style-name="T4">wiki.pickle</text:span></text:p>
      <text:p text:style-name="Preformatted_20_Text"><text:soft-page-break/><text:s text:c="8"/><text:span text:style-name="T4">wikipedia_utf8_filtered_20pageviews.csv</text:span></text:p>
      <text:p text:style-name="Preformatted_20_Text"/>
      <text:p text:style-name="Preformatted_20_Text">no changes added to commit (use "git add" and/or "git commit -a")</text:p>
      <text:p text:style-name="Preformatted_20_Text"><text:span text:style-name="T1">rishi@rishi-OptiPlex-7050</text:span>:<text:span text:style-name="T2">~/Documents/Fall2019/OpenNMT-py</text:span>$ git pull</text:p>
      <text:p text:style-name="Preformatted_20_Text">remote: Enumerating objects: 148, done.</text:p>
      <text:p text:style-name="Preformatted_20_Text">remote: Counting objects: 100% (148/148), done.</text:p>
      <text:p text:style-name="Preformatted_20_Text">remote: Compressing objects: 100% (11/11), done.</text:p>
      <text:p text:style-name="Preformatted_20_Text">remote: Total 351 (delta 138), reused 141 (delta 137), pack-reused 203</text:p>
      <text:p text:style-name="Preformatted_20_Text">Receiving objects: 100% (351/351), 236.44 KiB | 4.46 MiB/s, done.</text:p>
      <text:p text:style-name="Preformatted_20_Text">Resolving deltas: 100% (230/230), completed with 79 local objects.</text:p>
      <text:p text:style-name="Preformatted_20_Text">From https://github.com/rishibommasani/OpenNMT-py</text:p>
      <text:p text:style-name="Preformatted_20_Text"><text:s text:c="3"/>da3218b..24eb937 <text:s/>master <text:s text:c="4"/>-&gt; origin/master</text:p>
      <text:p text:style-name="Preformatted_20_Text">Updating da3218b..24eb937</text:p>
      <text:p text:style-name="Preformatted_20_Text">Fast-forward</text:p>
      <text:p text:style-name="Preformatted_20_Text"><text:s/>.travis.yml <text:s text:c="25"/>| <text:s/>14 <text:span text:style-name="T5">+++</text:span><text:span text:style-name="T4">---</text:span></text:p>
      <text:p text:style-name="Preformatted_20_Text"><text:s/>CHANGELOG.md <text:s text:c="24"/>| <text:s/>13 <text:span text:style-name="T5">++++++</text:span></text:p>
      <text:p text:style-name="Preformatted_20_Text"><text:s/>CONTRIBUTING.md <text:s text:c="21"/>| <text:s/>20 <text:span text:style-name="T5">++++</text:span><text:span text:style-name="T4">-----</text:span></text:p>
      <text:p text:style-name="Preformatted_20_Text"><text:s/>README.md <text:s text:c="27"/>| <text:s/>11 <text:span text:style-name="T5">+++</text:span><text:span text:style-name="T4">--</text:span></text:p>
      <text:p text:style-name="Preformatted_20_Text"><text:s/>docs/source/FAQ.md <text:s text:c="18"/>| <text:s/>52 <text:span text:style-name="T5">+++++++++++++++++</text:span><text:span text:style-name="T4">-----</text:span></text:p>
      <text:p text:style-name="Preformatted_20_Text"><text:s/>docs/source/Library.md <text:s text:c="14"/>| <text:s text:c="2"/>2 <text:span text:style-name="T5">+</text:span><text:span text:style-name="T4">-</text:span></text:p>
      <text:p text:style-name="Preformatted_20_Text"><text:s/>docs/source/index.rst <text:s text:c="15"/>| <text:s text:c="2"/>1 <text:span text:style-name="T5">+</text:span></text:p>
      <text:p text:style-name="Preformatted_20_Text"><text:s/>docs/source/onmt.modules.rst <text:s text:c="8"/>| <text:s text:c="2"/>2 <text:span text:style-name="T5">+</text:span><text:span text:style-name="T4">-</text:span></text:p>
      <text:p text:style-name="Preformatted_20_Text"><text:s/>docs/source/vid2text.rst <text:s text:c="12"/>| 567 <text:span text:style-name="T5">+++++++++++++++++++++++++++++++++++++++++++++++++++++++++++++++++++++++++++++++++++++++++++++++++++++++++++++++++++++++++++++++++++++++++++++++++++++++++++++++++++++++++++++++++++++++++++++++++++++++++++++++++++++++++++++++++++++++++++++</text:span></text:p>
      <text:p text:style-name="Preformatted_20_Text"><text:s/>onmt/__init__.py <text:s text:c="20"/>| <text:s text:c="2"/>2 <text:span text:style-name="T5">+</text:span><text:span text:style-name="T4">-</text:span></text:p>
      <text:p text:style-name="Preformatted_20_Text"><text:s/>onmt/decoders/cnn_decoder.py <text:s text:c="8"/>| <text:s text:c="2"/>6 <text:span text:style-name="T5">++</text:span><text:span text:style-name="T4">-</text:span></text:p>
      <text:p text:style-name="Preformatted_20_Text"><text:s/>onmt/decoders/decoder.py <text:s text:c="12"/>| <text:s/>12 <text:span text:style-name="T5">++++</text:span><text:span text:style-name="T4">-</text:span></text:p>
      <text:p text:style-name="Preformatted_20_Text"><text:s/>onmt/decoders/ensemble.py <text:s text:c="11"/>| <text:s/>12 <text:span text:style-name="T5">+++</text:span><text:span text:style-name="T4">--</text:span></text:p>
      <text:p text:style-name="Preformatted_20_Text"><text:s/>onmt/decoders/transformer.py <text:s text:c="8"/>| <text:s/>59 <text:span text:style-name="T5">+++++++++++++++++</text:span><text:span text:style-name="T4">--------</text:span></text:p>
      <text:p text:style-name="Preformatted_20_Text"><text:s/>onmt/encoders/audio_encoder.py <text:s text:c="6"/>| <text:s/>15 <text:span text:style-name="T5">+++++</text:span><text:span text:style-name="T4">--</text:span></text:p>
      <text:p text:style-name="Preformatted_20_Text"><text:s/>onmt/encoders/cnn_encoder.py <text:s text:c="8"/>| <text:s text:c="2"/>5 <text:span text:style-name="T5">++</text:span><text:span text:style-name="T4">-</text:span></text:p>
      <text:p text:style-name="Preformatted_20_Text"><text:s/>onmt/encoders/encoder.py <text:s text:c="12"/>| <text:s text:c="2"/>2 <text:span text:style-name="T5">+</text:span><text:span text:style-name="T4">-</text:span></text:p>
      <text:p text:style-name="Preformatted_20_Text"><text:s/>onmt/encoders/image_encoder.py <text:s text:c="6"/>| <text:s text:c="2"/>6 <text:span text:style-name="T5">++</text:span><text:span text:style-name="T4">-</text:span></text:p>
      <text:p text:style-name="Preformatted_20_Text"><text:s/>onmt/encoders/mean_encoder.py <text:s text:c="7"/>| <text:s/>13 <text:span text:style-name="T5">+++++</text:span><text:span text:style-name="T4">-</text:span></text:p>
      <text:p text:style-name="Preformatted_20_Text"><text:s/>onmt/encoders/rnn_encoder.py <text:s text:c="8"/>| <text:s text:c="2"/>5 <text:span text:style-name="T5">++</text:span><text:span text:style-name="T4">-</text:span></text:p>
      <text:p text:style-name="Preformatted_20_Text"><text:s/>onmt/encoders/transformer.py <text:s text:c="8"/>| <text:s/>34 <text:span text:style-name="T5">++++++++++</text:span><text:span text:style-name="T4">-----</text:span></text:p>
      <text:p text:style-name="Preformatted_20_Text"><text:s/>onmt/inputters/__init__.py <text:s text:c="10"/>| <text:s/>12 <text:span text:style-name="T5">+++</text:span><text:span text:style-name="T4">--</text:span></text:p>
      <text:p text:style-name="Preformatted_20_Text"><text:s/>onmt/inputters/dataset_base.py <text:s text:c="6"/>| <text:s text:c="2"/>1 <text:span text:style-name="T5">+</text:span></text:p>
      <text:p text:style-name="Preformatted_20_Text"><text:s/>onmt/inputters/inputter.py <text:s text:c="10"/>| 297 <text:span text:style-name="T5">++++++++++++++++++++++++++++++++++++++++++++++++++++++++++++++++++++++++++++++++++++++++++++++++</text:span><text:span text:style-name="T4">----------------------------</text:span></text:p>
      <text:p text:style-name="Preformatted_20_Text"><text:s/>onmt/inputters/vec_dataset.py <text:s text:c="7"/>| 149 <text:span text:style-name="T5">+++++++++++++++++++++++++++++++++++++++++++++++++++++++++++++++</text:span></text:p>
      <text:p text:style-name="Preformatted_20_Text"><text:s/>onmt/model_builder.py <text:s text:c="15"/>| <text:s/>26 <text:span text:style-name="T5">++++++++</text:span><text:span text:style-name="T4">---</text:span></text:p>
      <text:p text:style-name="Preformatted_20_Text"><text:s/>onmt/models/model.py <text:s text:c="16"/>| <text:s text:c="2"/>5 <text:span text:style-name="T5">+++</text:span></text:p>
      <text:p text:style-name="Preformatted_20_Text"><text:s/>onmt/models/model_saver.py <text:s text:c="10"/>| <text:s/>17 <text:span text:style-name="T5">+++++++</text:span><text:span text:style-name="T4">-</text:span></text:p>
      <text:p text:style-name="Preformatted_20_Text"><text:s/>onmt/modules/__init__.py <text:s text:c="12"/>| <text:s text:c="2"/>5 <text:span text:style-name="T5">++</text:span><text:span text:style-name="T4">-</text:span></text:p>
      <text:p text:style-name="Preformatted_20_Text"><text:s/>onmt/modules/average_attn.py <text:s text:c="8"/>| <text:s/>31 <text:span text:style-name="T5">+++++++</text:span><text:span text:style-name="T4">------</text:span></text:p>
      <text:p text:style-name="Preformatted_20_Text"><text:s/>onmt/modules/copy_generator.py <text:s text:c="6"/>| <text:s/>44 <text:span text:style-name="T5">++++++++++++</text:span><text:span text:style-name="T4">-------</text:span></text:p>
      <text:p text:style-name="Preformatted_20_Text"><text:s/>onmt/modules/embeddings.py <text:s text:c="10"/>| <text:s/>36 <text:span text:style-name="T5">+++++++++++++++</text:span></text:p>
      <text:p text:style-name="Preformatted_20_Text"><text:s/>onmt/modules/global_attention.py <text:s text:c="4"/>| <text:s text:c="2"/>2 <text:span text:style-name="T5">+</text:span><text:span text:style-name="T4">-</text:span></text:p>
      <text:p text:style-name="Preformatted_20_Text"><text:s/>onmt/modules/multi_headed_attn.py <text:s text:c="3"/>| <text:s/>28 <text:span text:style-name="T5">++++++</text:span><text:span text:style-name="T4">------</text:span></text:p>
      <text:p text:style-name="Preformatted_20_Text"><text:s/>onmt/modules/position_ffn.py <text:s text:c="8"/>| <text:s text:c="2"/>4 <text:span text:style-name="T5">++</text:span></text:p>
      <text:p text:style-name="Preformatted_20_Text"><text:s/>onmt/opts.py <text:s text:c="24"/>| <text:s/>86 <text:span text:style-name="T5">++++++++++++++++++++++++++++</text:span><text:span text:style-name="T4">--------</text:span></text:p>
      <text:p text:style-name="Preformatted_20_Text"><text:s/>onmt/tests/pull_request_chk.sh <text:s text:c="6"/>| <text:s text:c="2"/>2 <text:span text:style-name="T5">+</text:span><text:span text:style-name="T4">-</text:span></text:p>
      <text:p text:style-name="Preformatted_20_Text"><text:s/>onmt/tests/test_models.py <text:s text:c="11"/>| <text:s text:c="2"/>3 <text:span text:style-name="T5">+</text:span><text:span text:style-name="T4">-</text:span></text:p>
      <text:p text:style-name="Preformatted_20_Text"><text:s/>onmt/tests/test_preprocess.py <text:s text:c="7"/>| <text:s/>12 <text:span text:style-name="T5">+++</text:span><text:span text:style-name="T4">--</text:span></text:p>
      <text:p text:style-name="Preformatted_20_Text"><text:soft-page-break/><text:s/>onmt/train_single.py <text:s text:c="16"/>| <text:s/>35 <text:span text:style-name="T5">+++++++++++++</text:span><text:span text:style-name="T4">--</text:span></text:p>
      <text:p text:style-name="Preformatted_20_Text"><text:s/>onmt/trainer.py <text:s text:c="21"/>| 123 <text:span text:style-name="T5">+++++++++++++++++++++++++++++++++++</text:span><text:span text:style-name="T4">-----------------</text:span></text:p>
      <text:p text:style-name="Preformatted_20_Text"><text:s/>onmt/translate/beam_search.py <text:s text:c="7"/>| <text:s text:c="2"/>5 <text:span text:style-name="T5">+++</text:span></text:p>
      <text:p text:style-name="Preformatted_20_Text"><text:s/>onmt/translate/process_zh.py <text:s text:c="8"/>| <text:s/>33 <text:span text:style-name="T5">++++++++++++++</text:span></text:p>
      <text:p text:style-name="Preformatted_20_Text"><text:s/>onmt/translate/translation.py <text:s text:c="7"/>| <text:s/>10 <text:span text:style-name="T5">++++</text:span><text:span text:style-name="T4">-</text:span></text:p>
      <text:p text:style-name="Preformatted_20_Text"><text:s/>onmt/translate/translation_server.py | 100 <text:span text:style-name="T5">+++++++++++++++++++++++++++++++++++++++</text:span><text:span text:style-name="T4">---</text:span></text:p>
      <text:p text:style-name="Preformatted_20_Text"><text:s/>onmt/translate/translator.py <text:s text:c="8"/>| <text:s/>37 <text:span text:style-name="T5">++++++++++++++</text:span><text:span text:style-name="T4">--</text:span></text:p>
      <text:p text:style-name="Preformatted_20_Text"><text:s/>onmt/utils/__init__.py <text:s text:c="14"/>| <text:s text:c="2"/>4 <text:span text:style-name="T5">+</text:span><text:span text:style-name="T4">-</text:span></text:p>
      <text:p text:style-name="Preformatted_20_Text"><text:s/>onmt/utils/earlystopping.py <text:s text:c="9"/>| 194 <text:span text:style-name="T5">+++++++++++++++++++++++++++++++++++++++++++++++++++++++++++++++++++++++++++++++++</text:span></text:p>
      <text:p text:style-name="Preformatted_20_Text"><text:s/>onmt/utils/loss.py <text:s text:c="18"/>| <text:s/>44 <text:span text:style-name="T5">++++++++++++++++</text:span><text:span text:style-name="T4">---</text:span></text:p>
      <text:p text:style-name="Preformatted_20_Text"><text:s/>onmt/utils/misc.py <text:s text:c="18"/>| <text:s text:c="2"/>2 <text:span text:style-name="T5">+</text:span><text:span text:style-name="T4">-</text:span></text:p>
      <text:p text:style-name="Preformatted_20_Text"><text:s/>onmt/utils/optimizers.py <text:s text:c="12"/>| <text:s/>48 <text:span text:style-name="T5">++++++++++++</text:span><text:span text:style-name="T4">--------</text:span></text:p>
      <text:p text:style-name="Preformatted_20_Text"><text:s/>onmt/utils/parse.py <text:s text:c="17"/>| <text:s/>48 <text:span text:style-name="T5">+++++++++++++++</text:span><text:span text:style-name="T4">-----</text:span></text:p>
      <text:p text:style-name="Preformatted_20_Text"><text:s/>preprocess.py <text:s text:c="23"/>| 173 <text:span text:style-name="T5">++++++++++++++++++++++++++++++++++++++++++++++++++</text:span><text:span text:style-name="T4">-----------------------</text:span></text:p>
      <text:p text:style-name="Preformatted_20_Text"><text:s/>requirements.opt.txt <text:s text:c="16"/>| <text:s text:c="2"/>2 <text:span text:style-name="T5">+</text:span><text:span text:style-name="T4">-</text:span></text:p>
      <text:p text:style-name="Preformatted_20_Text"><text:s/>requirements.txt <text:s text:c="20"/>| <text:s text:c="2"/>2 <text:span text:style-name="T5">+</text:span><text:span text:style-name="T4">-</text:span></text:p>
      <text:p text:style-name="Preformatted_20_Text"><text:s/>server.py <text:s text:c="27"/>| <text:s text:c="2"/>6 <text:span text:style-name="T5">+++</text:span></text:p>
      <text:p text:style-name="Preformatted_20_Text"><text:s/>setup.py <text:s text:c="28"/>| <text:s text:c="2"/>2 <text:span text:style-name="T5">+</text:span><text:span text:style-name="T4">-</text:span></text:p>
      <text:p text:style-name="Preformatted_20_Text"><text:s/>tools/average_models.py <text:s text:c="13"/>| <text:s text:c="2"/>2 <text:span text:style-name="T5">+</text:span><text:span text:style-name="T4">-</text:span></text:p>
      <text:p text:style-name="Preformatted_20_Text"><text:s/>tools/embeddings_to_torch.py <text:s text:c="8"/>| 124 <text:span text:style-name="T5">++++++++++++++++++++++++++++++++</text:span><text:span text:style-name="T4">--------------------</text:span></text:p>
      <text:p text:style-name="Preformatted_20_Text"><text:s/>tools/vid_feature_extractor.py <text:s text:c="6"/>| 300 <text:span text:style-name="T5">+++++++++++++++++++++++++++++++++++++++++++++++++++++++++++++++++++++++++++++++++++++++++++++++++++++++++++++++++++++++++++++</text:span></text:p>
      <text:p text:style-name="Preformatted_20_Text"><text:s/>train.py <text:s text:c="28"/>| <text:s/>99 <text:span text:style-name="T5">++++++++++++++++++++++++++++++++++++++++</text:span><text:span text:style-name="T4">--</text:span></text:p>
      <text:p text:style-name="Preformatted_20_Text"><text:s/>translate.py <text:s text:c="24"/>| <text:s text:c="2"/>1 <text:span text:style-name="T5">+</text:span></text:p>
      <text:p text:style-name="Preformatted_20_Text"><text:s/>62 files changed, 2576 insertions(+), 431 deletions(-)</text:p>
      <text:p text:style-name="Preformatted_20_Text"><text:s/>create mode 100644 docs/source/vid2text.rst</text:p>
      <text:p text:style-name="Preformatted_20_Text"><text:s/>create mode 100644 onmt/inputters/vec_dataset.py</text:p>
      <text:p text:style-name="Preformatted_20_Text"><text:s/>create mode 100644 onmt/translate/process_zh.py</text:p>
      <text:p text:style-name="Preformatted_20_Text"><text:s/>create mode 100644 onmt/utils/earlystopping.py</text:p>
      <text:p text:style-name="Preformatted_20_Text"><text:s/>create mode 100644 tools/vid_feature_extractor.py</text:p>
      <text:p text:style-name="Preformatted_20_Text"><text:span text:style-name="T1">rishi@rishi-OptiPlex-7050</text:span>:<text:span text:style-name="T2">~/Documents/Fall2019/OpenNMT-py</text:span>$ python3 central.py </text:p>
      <text:p text:style-name="Preformatted_20_Text">Please backup existing pt files: data/50000.wiki.no_stops=True.noise=None.train*.pt, to avoid overwriting them!</text:p>
      <text:p text:style-name="Preformatted_20_Text">Traceback (most recent call last):</text:p>
      <text:p text:style-name="Preformatted_20_Text"><text:s text:c="2"/>File "central.py", line 33, in &lt;module&gt;</text:p>
      <text:p text:style-name="Preformatted_20_Text"><text:s text:c="4"/>main()</text:p>
      <text:p text:style-name="Preformatted_20_Text"><text:s text:c="2"/>File "central.py", line 24, in main</text:p>
      <text:p text:style-name="Preformatted_20_Text"><text:s text:c="4"/>subprocess.check_call(preprocess)</text:p>
      <text:p text:style-name="Preformatted_20_Text"><text:s text:c="2"/>File "/usr/lib/python3.6/subprocess.py", line 311, in check_call</text:p>
      <text:p text:style-name="Preformatted_20_Text"><text:s text:c="4"/>raise CalledProcessError(retcode, cmd)</text:p>
      <text:p text:style-name="Preformatted_20_Text">subprocess.CalledProcessError: Command &amp;apos;[&amp;apos;python3&amp;apos;, &amp;apos;preprocess.py&amp;apos;, &amp;apos;-train_src&amp;apos;, &amp;apos;50000.wiki.no_stops=True.noise=None.Train.input.txt&amp;apos;, &amp;apos;-train_tgt&amp;apos;, &amp;apos;50000.wiki.no_stops=True.noise=None.Train.output.txt&amp;apos;, &amp;apos;-valid_src&amp;apos;, &amp;apos;20000.wiki.no_stops=True.noise=None.Valid.input.txt&amp;apos;, &amp;apos;-valid_tgt&amp;apos;, &amp;apos;20000.wiki.no_stops=True.noise=None.Valid.output.txt&amp;apos;, &amp;apos;-save_data&amp;apos;, &amp;apos;data/50000.wiki.no_stops=True.noise=None&amp;apos;, &amp;apos;-src_seq_length&amp;apos;, &amp;apos;10000&amp;apos;, &amp;apos;-tgt_seq_length&amp;apos;, &amp;apos;10000&amp;apos;, &amp;apos;-src_seq_length_trunc&amp;apos;, &amp;apos;100&amp;apos;, &amp;apos;-tgt_seq_length_trunc&amp;apos;, &amp;apos;100&amp;apos;, &amp;apos;-dynamic_dict&amp;apos;, &amp;apos;-<text:soft-page-break/>share_vocab&amp;apos;, &amp;apos;-shard_size&amp;apos;, &amp;apos;10000&amp;apos;]&amp;apos; returned non-zero exit status 1.</text:p>
      <text:p text:style-name="Preformatted_20_Text"><text:span text:style-name="T1">rishi@rishi-OptiPlex-7050</text:span>:<text:span text:style-name="T2">~/Documents/Fall2019/OpenNMT-py</text:span>$ python3 central.py </text:p>
      <text:p text:style-name="Preformatted_20_Text">[2019-08-29 01:43:09,160 INFO] Extracting features...</text:p>
      <text:p text:style-name="Preformatted_20_Text">[2019-08-29 01:43:09,160 INFO] <text:s/>* number of source features: 0.</text:p>
      <text:p text:style-name="Preformatted_20_Text">[2019-08-29 01:43:09,160 INFO] <text:s/>* number of target features: 0.</text:p>
      <text:p text:style-name="Preformatted_20_Text">[2019-08-29 01:43:09,160 INFO] Building `Fields` object...</text:p>
      <text:p text:style-name="Preformatted_20_Text">[2019-08-29 01:43:09,160 INFO] Building &amp; saving training data...</text:p>
      <text:p text:style-name="Preformatted_20_Text">[2019-08-29 01:43:09,160 INFO] Reading source and target files: 50000.wiki.no_stops=True.noise=None.Train.input.txt 50000.wiki.no_stops=True.noise=None.Train.output.txt.</text:p>
      <text:p text:style-name="Preformatted_20_Text">[2019-08-29 01:43:09,162 INFO] Building shard 0.</text:p>
      <text:p text:style-name="Preformatted_20_Text">[2019-08-29 01:43:09,801 INFO] <text:s/>* saving 0th train data shard to data/50000.wiki.no_stops=True.noise=None.train.0.pt.</text:p>
      <text:p text:style-name="Preformatted_20_Text">[2019-08-29 01:43:10,907 INFO] Building shard 1.</text:p>
      <text:p text:style-name="Preformatted_20_Text">[2019-08-29 01:43:11,552 INFO] <text:s/>* saving 1th train data shard to data/50000.wiki.no_stops=True.noise=None.train.1.pt.</text:p>
      <text:p text:style-name="Preformatted_20_Text">[2019-08-29 01:43:12,711 INFO] Building shard 2.</text:p>
      <text:p text:style-name="Preformatted_20_Text">[2019-08-29 01:43:13,384 INFO] <text:s/>* saving 2th train data shard to data/50000.wiki.no_stops=True.noise=None.train.2.pt.</text:p>
      <text:p text:style-name="Preformatted_20_Text">[2019-08-29 01:43:14,559 INFO] Building shard 3.</text:p>
      <text:p text:style-name="Preformatted_20_Text">[2019-08-29 01:43:15,234 INFO] <text:s/>* saving 3th train data shard to data/50000.wiki.no_stops=True.noise=None.train.3.pt.</text:p>
      <text:p text:style-name="Preformatted_20_Text">[2019-08-29 01:43:16,392 INFO] Building shard 4.</text:p>
      <text:p text:style-name="Preformatted_20_Text">[2019-08-29 01:43:17,055 INFO] <text:s/>* saving 4th train data shard to data/50000.wiki.no_stops=True.noise=None.train.4.pt.</text:p>
      <text:p text:style-name="Preformatted_20_Text">[2019-08-29 01:43:18,232 INFO] <text:s/>* tgt vocab size: 50004.</text:p>
      <text:p text:style-name="Preformatted_20_Text">[2019-08-29 01:43:18,309 INFO] <text:s/>* src vocab size: 50002.</text:p>
      <text:p text:style-name="Preformatted_20_Text">[2019-08-29 01:43:18,309 INFO] <text:s/>* merging src and tgt vocab...</text:p>
      <text:p text:style-name="Preformatted_20_Text">[2019-08-29 01:43:18,468 INFO] <text:s/>* merged vocab size: 50004.</text:p>
      <text:p text:style-name="Preformatted_20_Text">[2019-08-29 01:43:18,595 INFO] Building &amp; saving validation data...</text:p>
      <text:p text:style-name="Preformatted_20_Text">[2019-08-29 01:43:18,595 INFO] Reading source and target files: 20000.wiki.no_stops=True.noise=None.Valid.input.txt 20000.wiki.no_stops=True.noise=None.Valid.output.txt.</text:p>
      <text:p text:style-name="Preformatted_20_Text">[2019-08-29 01:43:18,596 INFO] Building shard 0.</text:p>
      <text:p text:style-name="Preformatted_20_Text">[2019-08-29 01:43:19,124 INFO] <text:s/>* saving 0th valid data shard to data/50000.wiki.no_stops=True.noise=None.valid.0.pt.</text:p>
      <text:p text:style-name="Preformatted_20_Text">[2019-08-29 01:43:20,217 INFO] Building shard 1.</text:p>
      <text:p text:style-name="Preformatted_20_Text">[2019-08-29 01:43:20,708 INFO] <text:s/>* saving 1th valid data shard to data/50000.wiki.no_stops=True.noise=None.valid.1.pt.</text:p>
      <text:p text:style-name="Preformatted_20_Text">[2019-08-29 01:43:22,232 INFO] <text:s/>* src vocab size = 50004</text:p>
      <text:p text:style-name="Preformatted_20_Text">[2019-08-29 01:43:22,233 INFO] <text:s/>* tgt vocab size = 50004</text:p>
      <text:p text:style-name="Preformatted_20_Text">[2019-08-29 01:43:22,233 INFO] Building model...</text:p>
      <text:p text:style-name="Preformatted_20_Text">[2019-08-29 01:43:22,596 INFO] NMTModel(</text:p>
      <text:p text:style-name="Preformatted_20_Text"><text:s text:c="2"/>(encoder): RNNEncoder(</text:p>
      <text:p text:style-name="Preformatted_20_Text"><text:s text:c="4"/>(embeddings): Embeddings(</text:p>
      <text:p text:style-name="Preformatted_20_Text"><text:s text:c="6"/>(make_embedding): Sequential(</text:p>
      <text:p text:style-name="Preformatted_20_Text"><text:s text:c="8"/>(emb_luts): Elementwise(</text:p>
      <text:p text:style-name="Preformatted_20_Text"><text:s text:c="10"/>(0): Embedding(50004, 128, padding_idx=1)</text:p>
      <text:p text:style-name="Preformatted_20_Text"><text:s text:c="8"/>)</text:p>
      <text:p text:style-name="Preformatted_20_Text"><text:s text:c="6"/>)</text:p>
      <text:p text:style-name="Preformatted_20_Text"><text:s text:c="4"/>)</text:p>
      <text:p text:style-name="Preformatted_20_Text"><text:s text:c="4"/>(rnn): LSTM(128, 256, bidirectional=True)</text:p>
      <text:p text:style-name="Preformatted_20_Text"><text:s text:c="4"/>(bridge): ModuleList(</text:p>
      <text:p text:style-name="Preformatted_20_Text"><text:s text:c="6"/>(0): Linear(in_features=256, out_features=256, bias=True)</text:p>
      <text:p text:style-name="Preformatted_20_Text"><text:s text:c="6"/>(1): Linear(in_features=256, out_features=256, bias=True)</text:p>
      <text:p text:style-name="Preformatted_20_Text"><text:s text:c="4"/>)</text:p>
      <text:p text:style-name="Preformatted_20_Text"><text:s text:c="2"/>)</text:p>
      <text:p text:style-name="Preformatted_20_Text"><text:s text:c="2"/>(decoder): InputFeedRNNDecoder(</text:p>
      <text:p text:style-name="Preformatted_20_Text"><text:soft-page-break/><text:s text:c="4"/>(embeddings): Embeddings(</text:p>
      <text:p text:style-name="Preformatted_20_Text"><text:s text:c="6"/>(make_embedding): Sequential(</text:p>
      <text:p text:style-name="Preformatted_20_Text"><text:s text:c="8"/>(emb_luts): Elementwise(</text:p>
      <text:p text:style-name="Preformatted_20_Text"><text:s text:c="10"/>(0): Embedding(50004, 128, padding_idx=1)</text:p>
      <text:p text:style-name="Preformatted_20_Text"><text:s text:c="8"/>)</text:p>
      <text:p text:style-name="Preformatted_20_Text"><text:s text:c="6"/>)</text:p>
      <text:p text:style-name="Preformatted_20_Text"><text:s text:c="4"/>)</text:p>
      <text:p text:style-name="Preformatted_20_Text"><text:s text:c="4"/>(dropout): Dropout(p=0.0, inplace=False)</text:p>
      <text:p text:style-name="Preformatted_20_Text"><text:s text:c="4"/>(rnn): StackedLSTM(</text:p>
      <text:p text:style-name="Preformatted_20_Text"><text:s text:c="6"/>(dropout): Dropout(p=0.0, inplace=False)</text:p>
      <text:p text:style-name="Preformatted_20_Text"><text:s text:c="6"/>(layers): ModuleList(</text:p>
      <text:p text:style-name="Preformatted_20_Text"><text:s text:c="8"/>(0): LSTMCell(640, 512)</text:p>
      <text:p text:style-name="Preformatted_20_Text"><text:s text:c="6"/>)</text:p>
      <text:p text:style-name="Preformatted_20_Text"><text:s text:c="4"/>)</text:p>
      <text:p text:style-name="Preformatted_20_Text"><text:s text:c="4"/>(attn): GlobalAttention(</text:p>
      <text:p text:style-name="Preformatted_20_Text"><text:s text:c="6"/>(linear_context): Linear(in_features=512, out_features=512, bias=False)</text:p>
      <text:p text:style-name="Preformatted_20_Text"><text:s text:c="6"/>(linear_query): Linear(in_features=512, out_features=512, bias=True)</text:p>
      <text:p text:style-name="Preformatted_20_Text"><text:s text:c="6"/>(v): Linear(in_features=512, out_features=1, bias=False)</text:p>
      <text:p text:style-name="Preformatted_20_Text"><text:s text:c="6"/>(linear_out): Linear(in_features=1024, out_features=512, bias=True)</text:p>
      <text:p text:style-name="Preformatted_20_Text"><text:s text:c="6"/>(linear_cover): Linear(in_features=1, out_features=512, bias=False)</text:p>
      <text:p text:style-name="Preformatted_20_Text"><text:s text:c="4"/>)</text:p>
      <text:p text:style-name="Preformatted_20_Text"><text:s text:c="2"/>)</text:p>
      <text:p text:style-name="Preformatted_20_Text"><text:s text:c="2"/>(generator): CopyGenerator(</text:p>
      <text:p text:style-name="Preformatted_20_Text"><text:s text:c="4"/>(linear): Linear(in_features=512, out_features=50004, bias=True)</text:p>
      <text:p text:style-name="Preformatted_20_Text"><text:s text:c="4"/>(linear_copy): Linear(in_features=512, out_features=1, bias=True)</text:p>
      <text:p text:style-name="Preformatted_20_Text"><text:s text:c="2"/>)</text:p>
      <text:p text:style-name="Preformatted_20_Text">)</text:p>
      <text:p text:style-name="Preformatted_20_Text">[2019-08-29 01:43:22,596 INFO] encoder: 7322624</text:p>
      <text:p text:style-name="Preformatted_20_Text">[2019-08-29 01:43:22,596 INFO] decoder: 35467093</text:p>
      <text:p text:style-name="Preformatted_20_Text">[2019-08-29 01:43:22,596 INFO] * number of parameters: 42789717</text:p>
      <text:p text:style-name="Preformatted_20_Text">[2019-08-29 01:43:22,611 INFO] Starting training on CPU, could be very slow</text:p>
      <text:p text:style-name="Preformatted_20_Text">[2019-08-29 01:43:22,611 INFO] Start training loop and validate every 20000 steps...</text:p>
      <text:p text:style-name="Preformatted_20_Text">[2019-08-29 01:43:22,611 INFO] Loading dataset from data/50000.wiki.no_stops=True.noise=None.train.0.pt</text:p>
      <text:p text:style-name="Preformatted_20_Text">[2019-08-29 01:43:23,078 INFO] number of examples: 10000</text:p>
      <text:p text:style-name="Preformatted_20_Text">/home/rishi/.local/lib/python3.6/site-packages/torchtext/data/field.py:359: UserWarning: To copy construct from a tensor, it is recommended to use sourceTensor.clone().detach() or sourceTensor.clone().detach().requires_grad_(True), rather than torch.tensor(sourceTensor).</text:p>
      <text:p text:style-name="Preformatted_20_Text"><text:s text:c="2"/>var = torch.tensor(arr, dtype=self.dtype, device=device)</text:p>
      <text:p text:style-name="Preformatted_20_Text">[2019-08-29 01:43:56,498 INFO] Step 50/50000; acc: <text:s text:c="2"/>6.28; ppl: 2085.90; xent: 7.64; lr: 0.15000; 318/496 tok/s; <text:s text:c="4"/>34 sec</text:p>
      <text:p text:style-name="Preformatted_20_Text">^CTraceback (most recent call last):</text:p>
      <text:p text:style-name="Preformatted_20_Text"><text:s text:c="2"/>File "central.py", line 33, in &lt;module&gt;</text:p>
      <text:p text:style-name="Preformatted_20_Text"><text:s text:c="4"/>main()</text:p>
      <text:p text:style-name="Preformatted_20_Text"><text:s text:c="2"/>File "central.py", line 27, in main</text:p>
      <text:p text:style-name="Preformatted_20_Text"><text:s text:c="4"/>subprocess.check_call(train)</text:p>
      <text:p text:style-name="Preformatted_20_Text"><text:s text:c="2"/>File "/usr/lib/python3.6/subprocess.py", line 306, in check_call</text:p>
      <text:p text:style-name="Preformatted_20_Text"><text:s text:c="4"/>retcode = call(*popenargs, **kwargs)</text:p>
      <text:p text:style-name="Preformatted_20_Text"><text:s text:c="2"/>File "/usr/lib/python3.6/subprocess.py", line 289, in call</text:p>
      <text:p text:style-name="Preformatted_20_Text"><text:s text:c="4"/>return p.wait(timeout=timeout)</text:p>
      <text:p text:style-name="Preformatted_20_Text"><text:s text:c="2"/>File "/usr/lib/python3.6/subprocess.py", line 1477, in wait</text:p>
      <text:p text:style-name="Preformatted_20_Text"><text:s text:c="4"/>(pid, sts) = self._try_wait(0)</text:p>
      <text:p text:style-name="Preformatted_20_Text"><text:s text:c="2"/>File "/usr/lib/python3.6/subprocess.py", line 1424, in _try_wait</text:p>
      <text:p text:style-name="Preformatted_20_Text"><text:s text:c="4"/>(pid, sts) = os.waitpid(self.pid, wait_flags)</text:p>
      <text:p text:style-name="Preformatted_20_Text">KeyboardInterrupt</text:p>
      <text:p text:style-name="Preformatted_20_Text"><text:span text:style-name="T1">rishi@rishi-OptiPlex-7050</text:span>:<text:span text:style-name="T2">~/Documents/Fall2019/OpenNMT-py</text:span>$ python3 central.py </text:p>
      <text:p text:style-name="Preformatted_20_Text"><text:soft-page-break/>Please backup existing pt files: data/50000.wiki.no_stops=True.noise=None.train*.pt, to avoid overwriting them!</text:p>
      <text:p text:style-name="Preformatted_20_Text">Traceback (most recent call last):</text:p>
      <text:p text:style-name="Preformatted_20_Text"><text:s text:c="2"/>File "central.py", line 33, in &lt;module&gt;</text:p>
      <text:p text:style-name="Preformatted_20_Text"><text:s text:c="4"/>main()</text:p>
      <text:p text:style-name="Preformatted_20_Text"><text:s text:c="2"/>File "central.py", line 24, in main</text:p>
      <text:p text:style-name="Preformatted_20_Text"><text:s text:c="4"/>subprocess.check_call(preprocess)</text:p>
      <text:p text:style-name="Preformatted_20_Text"><text:s text:c="2"/>File "/usr/lib/python3.6/subprocess.py", line 311, in check_call</text:p>
      <text:p text:style-name="Preformatted_20_Text"><text:s text:c="4"/>raise CalledProcessError(retcode, cmd)</text:p>
      <text:p text:style-name="Preformatted_20_Text">subprocess.CalledProcessError: Command &amp;apos;[&amp;apos;python3&amp;apos;, &amp;apos;preprocess.py&amp;apos;, &amp;apos;-train_src&amp;apos;, &amp;apos;50000.wiki.no_stops=True.noise=None.Train.input.txt&amp;apos;, &amp;apos;-train_tgt&amp;apos;, &amp;apos;50000.wiki.no_stops=True.noise=None.Train.output.txt&amp;apos;, &amp;apos;-valid_src&amp;apos;, &amp;apos;20000.wiki.no_stops=True.noise=None.Valid.input.txt&amp;apos;, &amp;apos;-valid_tgt&amp;apos;, &amp;apos;20000.wiki.no_stops=True.noise=None.Valid.output.txt&amp;apos;, &amp;apos;-save_data&amp;apos;, &amp;apos;data/50000.wiki.no_stops=True.noise=None&amp;apos;, &amp;apos;-src_seq_length&amp;apos;, &amp;apos;10000&amp;apos;, &amp;apos;-tgt_seq_length&amp;apos;, &amp;apos;10000&amp;apos;, &amp;apos;-src_seq_length_trunc&amp;apos;, &amp;apos;100&amp;apos;, &amp;apos;-tgt_seq_length_trunc&amp;apos;, &amp;apos;100&amp;apos;, &amp;apos;-dynamic_dict&amp;apos;, &amp;apos;-share_vocab&amp;apos;, &amp;apos;-shard_size&amp;apos;, &amp;apos;10000&amp;apos;]&amp;apos; returned non-zero exit status 1.</text:p>
      <text:p text:style-name="Preformatted_20_Text"><text:span text:style-name="T1">rishi@rishi-OptiPlex-7050</text:span>:<text:span text:style-name="T2">~/Documents/Fall2019/OpenNMT-py</text:span>$ python3 central.py </text:p>
      <text:p text:style-name="Preformatted_20_Text">[2019-08-29 01:44:57,525 INFO] Extracting features...</text:p>
      <text:p text:style-name="Preformatted_20_Text">[2019-08-29 01:44:57,525 INFO] <text:s/>* number of source features: 0.</text:p>
      <text:p text:style-name="Preformatted_20_Text">[2019-08-29 01:44:57,525 INFO] <text:s/>* number of target features: 0.</text:p>
      <text:p text:style-name="Preformatted_20_Text">[2019-08-29 01:44:57,525 INFO] Building `Fields` object...</text:p>
      <text:p text:style-name="Preformatted_20_Text">[2019-08-29 01:44:57,525 INFO] Building &amp; saving training data...</text:p>
      <text:p text:style-name="Preformatted_20_Text">[2019-08-29 01:44:57,525 INFO] Reading source and target files: 50000.wiki.no_stops=True.noise=None.Train.input.txt 50000.wiki.no_stops=True.noise=None.Train.output.txt.</text:p>
      <text:p text:style-name="Preformatted_20_Text">[2019-08-29 01:44:57,527 INFO] Building shard 0.</text:p>
      <text:p text:style-name="Preformatted_20_Text">[2019-08-29 01:44:58,197 INFO] <text:s/>* saving 0th train data shard to data/50000.wiki.no_stops=True.noise=None.train.0.pt.</text:p>
      <text:p text:style-name="Preformatted_20_Text">[2019-08-29 01:44:59,313 INFO] Building shard 1.</text:p>
      <text:p text:style-name="Preformatted_20_Text">[2019-08-29 01:44:59,975 INFO] <text:s/>* saving 1th train data shard to data/50000.wiki.no_stops=True.noise=None.train.1.pt.</text:p>
      <text:p text:style-name="Preformatted_20_Text">[2019-08-29 01:45:01,103 INFO] Building shard 2.</text:p>
      <text:p text:style-name="Preformatted_20_Text">[2019-08-29 01:45:01,773 INFO] <text:s/>* saving 2th train data shard to data/50000.wiki.no_stops=True.noise=None.train.2.pt.</text:p>
      <text:p text:style-name="Preformatted_20_Text">[2019-08-29 01:45:02,891 INFO] Building shard 3.</text:p>
      <text:p text:style-name="Preformatted_20_Text">[2019-08-29 01:45:03,530 INFO] <text:s/>* saving 3th train data shard to data/50000.wiki.no_stops=True.noise=None.train.3.pt.</text:p>
      <text:p text:style-name="Preformatted_20_Text">[2019-08-29 01:45:04,630 INFO] Building shard 4.</text:p>
      <text:p text:style-name="Preformatted_20_Text">[2019-08-29 01:45:05,264 INFO] <text:s/>* saving 4th train data shard to data/50000.wiki.no_stops=True.noise=None.train.4.pt.</text:p>
      <text:p text:style-name="Preformatted_20_Text">[2019-08-29 01:45:06,451 INFO] <text:s/>* tgt vocab size: 50004.</text:p>
      <text:p text:style-name="Preformatted_20_Text">[2019-08-29 01:45:06,530 INFO] <text:s/>* src vocab size: 50002.</text:p>
      <text:p text:style-name="Preformatted_20_Text">[2019-08-29 01:45:06,531 INFO] <text:s/>* merging src and tgt vocab...</text:p>
      <text:p text:style-name="Preformatted_20_Text">[2019-08-29 01:45:06,690 INFO] <text:s/>* merged vocab size: 50004.</text:p>
      <text:p text:style-name="Preformatted_20_Text">[2019-08-29 01:45:06,816 INFO] Building &amp; saving validation data...</text:p>
      <text:p text:style-name="Preformatted_20_Text">[2019-08-29 01:45:06,816 INFO] Reading source and target files: 20000.wiki.no_stops=True.noise=None.Valid.input.txt 20000.wiki.no_stops=True.noise=None.Valid.output.txt.</text:p>
      <text:p text:style-name="Preformatted_20_Text">[2019-08-29 01:45:06,817 INFO] Building shard 0.</text:p>
      <text:p text:style-name="Preformatted_20_Text">[2019-08-29 01:45:07,351 INFO] <text:s/>* saving 0th valid data shard to data/50000.wiki.no_stops=True.noise=None.valid.0.pt.</text:p>
      <text:p text:style-name="Preformatted_20_Text">[2019-08-29 01:45:08,446 INFO] Building shard 1.</text:p>
      <text:p text:style-name="Preformatted_20_Text"><text:soft-page-break/>[2019-08-29 01:45:08,946 INFO] <text:s/>* saving 1th valid data shard to data/50000.wiki.no_stops=True.noise=None.valid.1.pt.</text:p>
      <text:p text:style-name="Preformatted_20_Text">[2019-08-29 01:45:10,458 INFO] <text:s/>* src vocab size = 50004</text:p>
      <text:p text:style-name="Preformatted_20_Text">[2019-08-29 01:45:10,459 INFO] <text:s/>* tgt vocab size = 50004</text:p>
      <text:p text:style-name="Preformatted_20_Text">[2019-08-29 01:45:10,459 INFO] Building model...</text:p>
      <text:p text:style-name="Preformatted_20_Text">[2019-08-29 01:45:10,820 INFO] NMTModel(</text:p>
      <text:p text:style-name="Preformatted_20_Text"><text:s text:c="2"/>(encoder): RNNEncoder(</text:p>
      <text:p text:style-name="Preformatted_20_Text"><text:s text:c="4"/>(embeddings): Embeddings(</text:p>
      <text:p text:style-name="Preformatted_20_Text"><text:s text:c="6"/>(make_embedding): Sequential(</text:p>
      <text:p text:style-name="Preformatted_20_Text"><text:s text:c="8"/>(emb_luts): Elementwise(</text:p>
      <text:p text:style-name="Preformatted_20_Text"><text:s text:c="10"/>(0): Embedding(50004, 128, padding_idx=1)</text:p>
      <text:p text:style-name="Preformatted_20_Text"><text:s text:c="8"/>)</text:p>
      <text:p text:style-name="Preformatted_20_Text"><text:s text:c="6"/>)</text:p>
      <text:p text:style-name="Preformatted_20_Text"><text:s text:c="4"/>)</text:p>
      <text:p text:style-name="Preformatted_20_Text"><text:s text:c="4"/>(rnn): LSTM(128, 256, bidirectional=True)</text:p>
      <text:p text:style-name="Preformatted_20_Text"><text:s text:c="4"/>(bridge): ModuleList(</text:p>
      <text:p text:style-name="Preformatted_20_Text"><text:s text:c="6"/>(0): Linear(in_features=256, out_features=256, bias=True)</text:p>
      <text:p text:style-name="Preformatted_20_Text"><text:s text:c="6"/>(1): Linear(in_features=256, out_features=256, bias=True)</text:p>
      <text:p text:style-name="Preformatted_20_Text"><text:s text:c="4"/>)</text:p>
      <text:p text:style-name="Preformatted_20_Text"><text:s text:c="2"/>)</text:p>
      <text:p text:style-name="Preformatted_20_Text"><text:s text:c="2"/>(decoder): InputFeedRNNDecoder(</text:p>
      <text:p text:style-name="Preformatted_20_Text"><text:s text:c="4"/>(embeddings): Embeddings(</text:p>
      <text:p text:style-name="Preformatted_20_Text"><text:s text:c="6"/>(make_embedding): Sequential(</text:p>
      <text:p text:style-name="Preformatted_20_Text"><text:s text:c="8"/>(emb_luts): Elementwise(</text:p>
      <text:p text:style-name="Preformatted_20_Text"><text:s text:c="10"/>(0): Embedding(50004, 128, padding_idx=1)</text:p>
      <text:p text:style-name="Preformatted_20_Text"><text:s text:c="8"/>)</text:p>
      <text:p text:style-name="Preformatted_20_Text"><text:s text:c="6"/>)</text:p>
      <text:p text:style-name="Preformatted_20_Text"><text:s text:c="4"/>)</text:p>
      <text:p text:style-name="Preformatted_20_Text"><text:s text:c="4"/>(dropout): Dropout(p=0.0, inplace=False)</text:p>
      <text:p text:style-name="Preformatted_20_Text"><text:s text:c="4"/>(rnn): StackedLSTM(</text:p>
      <text:p text:style-name="Preformatted_20_Text"><text:s text:c="6"/>(dropout): Dropout(p=0.0, inplace=False)</text:p>
      <text:p text:style-name="Preformatted_20_Text"><text:s text:c="6"/>(layers): ModuleList(</text:p>
      <text:p text:style-name="Preformatted_20_Text"><text:s text:c="8"/>(0): LSTMCell(640, 512)</text:p>
      <text:p text:style-name="Preformatted_20_Text"><text:s text:c="6"/>)</text:p>
      <text:p text:style-name="Preformatted_20_Text"><text:s text:c="4"/>)</text:p>
      <text:p text:style-name="Preformatted_20_Text"><text:s text:c="4"/>(attn): GlobalAttention(</text:p>
      <text:p text:style-name="Preformatted_20_Text"><text:s text:c="6"/>(linear_context): Linear(in_features=512, out_features=512, bias=False)</text:p>
      <text:p text:style-name="Preformatted_20_Text"><text:s text:c="6"/>(linear_query): Linear(in_features=512, out_features=512, bias=True)</text:p>
      <text:p text:style-name="Preformatted_20_Text"><text:s text:c="6"/>(v): Linear(in_features=512, out_features=1, bias=False)</text:p>
      <text:p text:style-name="Preformatted_20_Text"><text:s text:c="6"/>(linear_out): Linear(in_features=1024, out_features=512, bias=True)</text:p>
      <text:p text:style-name="Preformatted_20_Text"><text:s text:c="6"/>(linear_cover): Linear(in_features=1, out_features=512, bias=False)</text:p>
      <text:p text:style-name="Preformatted_20_Text"><text:s text:c="4"/>)</text:p>
      <text:p text:style-name="Preformatted_20_Text"><text:s text:c="2"/>)</text:p>
      <text:p text:style-name="Preformatted_20_Text"><text:s text:c="2"/>(generator): CopyGenerator(</text:p>
      <text:p text:style-name="Preformatted_20_Text"><text:s text:c="4"/>(linear): Linear(in_features=512, out_features=50004, bias=True)</text:p>
      <text:p text:style-name="Preformatted_20_Text"><text:s text:c="4"/>(linear_copy): Linear(in_features=512, out_features=1, bias=True)</text:p>
      <text:p text:style-name="Preformatted_20_Text"><text:s text:c="2"/>)</text:p>
      <text:p text:style-name="Preformatted_20_Text">)</text:p>
      <text:p text:style-name="Preformatted_20_Text">[2019-08-29 01:45:10,820 INFO] encoder: 7322624</text:p>
      <text:p text:style-name="Preformatted_20_Text">[2019-08-29 01:45:10,820 INFO] decoder: 35467093</text:p>
      <text:p text:style-name="Preformatted_20_Text">[2019-08-29 01:45:10,820 INFO] * number of parameters: 42789717</text:p>
      <text:p text:style-name="Preformatted_20_Text">[2019-08-29 01:45:10,834 INFO] Starting training on CPU, could be very slow</text:p>
      <text:p text:style-name="Preformatted_20_Text">[2019-08-29 01:45:10,834 INFO] Start training loop and validate every 20000 steps...</text:p>
      <text:p text:style-name="Preformatted_20_Text">[2019-08-29 01:45:10,834 INFO] Loading dataset from data/50000.wiki.no_stops=True.noise=None.train.0.pt</text:p>
      <text:p text:style-name="Preformatted_20_Text">[2019-08-29 01:45:11,318 INFO] number of examples: 10000</text:p>
      <text:p text:style-name="Preformatted_20_Text">/home/rishi/.local/lib/python3.6/site-packages/torchtext/data/field.py:359: UserWarning: To copy construct from a tensor, it is recommended to use <text:soft-page-break/>sourceTensor.clone().detach() or sourceTensor.clone().detach().requires_grad_(True), rather than torch.tensor(sourceTensor).</text:p>
      <text:p text:style-name="Preformatted_20_Text"><text:s text:c="2"/>var = torch.tensor(arr, dtype=self.dtype, device=device)</text:p>
      <text:p text:style-name="Preformatted_20_Text">[2019-08-29 01:45:44,496 INFO] Step 50/40000; acc: <text:s text:c="2"/>6.28; ppl: 2085.90; xent: 7.64; lr: 0.15000; 320/499 tok/s; <text:s text:c="4"/>34 sec</text:p>
      <text:p text:style-name="Preformatted_20_Text">[2019-08-29 01:46:16,130 INFO] Step 100/40000; acc: <text:s text:c="2"/>7.62; ppl: 554.73; xent: 6.32; lr: 0.15000; 331/498 tok/s; <text:s text:c="4"/>65 sec</text:p>
      <text:p text:style-name="Preformatted_20_Text">[2019-08-29 01:46:47,221 INFO] Step 150/40000; acc: <text:s text:c="2"/>8.91; ppl: 397.49; xent: 5.99; lr: 0.15000; 326/511 tok/s; <text:s text:c="4"/>96 sec</text:p>
      <text:p text:style-name="Preformatted_20_Text">[2019-08-29 01:47:20,495 INFO] Step 200/40000; acc: <text:s/>11.83; ppl: 348.11; xent: 5.85; lr: 0.15000; 339/519 tok/s; <text:s text:c="3"/>130 sec</text:p>
      <text:p text:style-name="Preformatted_20_Text">[2019-08-29 01:47:52,160 INFO] Step 250/40000; acc: <text:s/>12.43; ppl: 296.83; xent: 5.69; lr: 0.15000; 329/508 tok/s; <text:s text:c="3"/>161 sec</text:p>
      <text:p text:style-name="Preformatted_20_Text">[2019-08-29 01:48:24,826 INFO] Step 300/40000; acc: <text:s/>12.58; ppl: 275.76; xent: 5.62; lr: 0.15000; 335/512 tok/s; <text:s text:c="3"/>194 sec</text:p>
      <text:p text:style-name="Preformatted_20_Text">[2019-08-29 01:48:57,055 INFO] Step 350/40000; acc: <text:s/>12.85; ppl: 275.26; xent: 5.62; lr: 0.15000; 326/509 tok/s; <text:s text:c="3"/>226 sec</text:p>
      <text:p text:style-name="Preformatted_20_Text">[2019-08-29 01:49:28,670 INFO] Step 400/40000; acc: <text:s/>12.81; ppl: 269.60; xent: 5.60; lr: 0.15000; 335/507 tok/s; <text:s text:c="3"/>258 sec</text:p>
      <text:p text:style-name="Preformatted_20_Text">[2019-08-29 01:50:00,780 INFO] Step 450/40000; acc: <text:s/>13.30; ppl: 249.15; xent: 5.52; lr: 0.15000; 342/518 tok/s; <text:s text:c="3"/>290 sec</text:p>
      <text:p text:style-name="Preformatted_20_Text">[2019-08-29 01:50:30,883 INFO] Step 500/40000; acc: <text:s/>14.25; ppl: 257.66; xent: 5.55; lr: 0.15000; 342/495 tok/s; <text:s text:c="3"/>320 sec</text:p>
      <text:p text:style-name="Preformatted_20_Text">[2019-08-29 01:51:01,846 INFO] Step 550/40000; acc: <text:s/>13.74; ppl: 238.99; xent: 5.48; lr: 0.15000; 327/494 tok/s; <text:s text:c="3"/>351 sec</text:p>
      <text:p text:style-name="Preformatted_20_Text">[2019-08-29 01:51:35,056 INFO] Step 600/40000; acc: <text:s/>13.80; ppl: 232.83; xent: 5.45; lr: 0.15000; 320/490 tok/s; <text:s text:c="3"/>384 sec</text:p>
      <text:p text:style-name="Preformatted_20_Text">[2019-08-29 01:51:50,920 INFO] Loading dataset from data/50000.wiki.no_stops=True.noise=None.train.1.pt</text:p>
      <text:p text:style-name="Preformatted_20_Text">[2019-08-29 01:51:51,495 INFO] number of examples: 10000</text:p>
      <text:p text:style-name="Preformatted_20_Text">[2019-08-29 01:52:07,230 INFO] Step 650/40000; acc: <text:s/>13.83; ppl: 224.82; xent: 5.42; lr: 0.15000; 320/503 tok/s; <text:s text:c="3"/>416 sec</text:p>
      <text:p text:style-name="Preformatted_20_Text">[2019-08-29 01:52:40,143 INFO] Step 700/40000; acc: <text:s/>13.81; ppl: 249.96; xent: 5.52; lr: 0.15000; 344/522 tok/s; <text:s text:c="3"/>449 sec</text:p>
      <text:p text:style-name="Preformatted_20_Text">[2019-08-29 01:53:10,085 INFO] Step 750/40000; acc: <text:s/>14.35; ppl: 217.44; xent: 5.38; lr: 0.15000; 327/508 tok/s; <text:s text:c="3"/>479 sec</text:p>
      <text:p text:style-name="Preformatted_20_Text">[2019-08-29 01:53:42,028 INFO] Step 800/40000; acc: <text:s/>14.30; ppl: 232.14; xent: 5.45; lr: 0.15000; 344/518 tok/s; <text:s text:c="3"/>511 sec</text:p>
      <text:p text:style-name="Preformatted_20_Text">[2019-08-29 01:54:13,683 INFO] Step 850/40000; acc: <text:s/>14.53; ppl: 216.19; xent: 5.38; lr: 0.15000; 337/513 tok/s; <text:s text:c="3"/>543 sec</text:p>
      <text:p text:style-name="Preformatted_20_Text">[2019-08-29 01:54:46,258 INFO] Step 900/40000; acc: <text:s/>14.73; ppl: 238.25; xent: 5.47; lr: 0.15000; 340/518 tok/s; <text:s text:c="3"/>575 sec</text:p>
      <text:p text:style-name="Preformatted_20_Text">[2019-08-29 01:55:18,493 INFO] Step 950/40000; acc: <text:s/>14.92; ppl: 223.05; xent: 5.41; lr: 0.15000; 327/511 tok/s; <text:s text:c="3"/>608 sec</text:p>
      <text:p text:style-name="Preformatted_20_Text">[2019-08-29 01:55:50,591 INFO] Step 1000/40000; acc: <text:s/>15.78; ppl: 218.61; xent: 5.39; lr: 0.15000; 312/495 tok/s; <text:s text:c="3"/>640 sec</text:p>
      <text:p text:style-name="Preformatted_20_Text">[2019-08-29 01:56:21,972 INFO] Step 1050/40000; acc: <text:s/>15.96; ppl: 209.59; xent: 5.35; lr: 0.15000; 334/516 tok/s; <text:s text:c="3"/>671 sec</text:p>
      <text:p text:style-name="Preformatted_20_Text">[2019-08-29 01:56:53,840 INFO] Step 1100/40000; acc: <text:s/>16.07; ppl: 232.96; xent: 5.45; lr: 0.15000; 354/512 tok/s; <text:s text:c="3"/>703 sec</text:p>
      <text:p text:style-name="Preformatted_20_Text">[2019-08-29 01:57:25,178 INFO] Step 1150/40000; acc: <text:s/>16.51; ppl: 216.68; xent: 5.38; lr: 0.15000; 332/502 tok/s; <text:s text:c="3"/>734 sec</text:p>
      <text:p text:style-name="Preformatted_20_Text">[2019-08-29 01:57:55,454 INFO] Step 1200/40000; acc: <text:s/>17.37; ppl: 186.73; xent: 5.23; lr: 0.15000; 328/502 tok/s; <text:s text:c="3"/>765 sec</text:p>
      <text:p text:style-name="Preformatted_20_Text">[2019-08-29 01:58:26,907 INFO] Step 1250/40000; acc: <text:s/>17.26; ppl: 196.75; xent: 5.28; lr: 0.15000; 340/513 tok/s; <text:s text:c="3"/>796 sec</text:p>
      <text:p text:style-name="Preformatted_20_Text">[2019-08-29 01:58:26,907 INFO] Loading dataset from data/50000.wiki.no_stops=True.noise=None.train.2.pt</text:p>
      <text:p text:style-name="Preformatted_20_Text"><text:soft-page-break/>[2019-08-29 01:58:27,492 INFO] number of examples: 10000</text:p>
      <text:p text:style-name="Preformatted_20_Text">[2019-08-29 01:59:00,096 INFO] Step 1300/40000; acc: <text:s/>16.72; ppl: 195.38; xent: 5.27; lr: 0.15000; 325/506 tok/s; <text:s text:c="3"/>829 sec</text:p>
      <text:p text:style-name="Preformatted_20_Text">[2019-08-29 01:59:31,915 INFO] Step 1350/40000; acc: <text:s/>17.47; ppl: 190.35; xent: 5.25; lr: 0.15000; 329/501 tok/s; <text:s text:c="3"/>861 sec</text:p>
      <text:p text:style-name="Preformatted_20_Text">[2019-08-29 02:00:03,063 INFO] Step 1400/40000; acc: <text:s/>17.70; ppl: 189.45; xent: 5.24; lr: 0.15000; 326/504 tok/s; <text:s text:c="3"/>892 sec</text:p>
      <text:p text:style-name="Preformatted_20_Text">[2019-08-29 02:00:36,051 INFO] Step 1450/40000; acc: <text:s/>17.88; ppl: 190.54; xent: 5.25; lr: 0.15000; 342/523 tok/s; <text:s text:c="3"/>925 sec</text:p>
      <text:p text:style-name="Preformatted_20_Text">[2019-08-29 02:01:07,644 INFO] Step 1500/40000; acc: <text:s/>18.56; ppl: 175.37; xent: 5.17; lr: 0.15000; 329/513 tok/s; <text:s text:c="3"/>957 sec</text:p>
      <text:p text:style-name="Preformatted_20_Text">[2019-08-29 02:01:39,787 INFO] Step 1550/40000; acc: <text:s/>18.43; ppl: 187.42; xent: 5.23; lr: 0.15000; 342/510 tok/s; <text:s text:c="3"/>989 sec</text:p>
      <text:p text:style-name="Preformatted_20_Text">[2019-08-29 02:02:11,770 INFO] Step 1600/40000; acc: <text:s/>18.91; ppl: 174.81; xent: 5.16; lr: 0.15000; 329/513 tok/s; <text:s text:c="2"/>1021 sec</text:p>
      <text:p text:style-name="Preformatted_20_Text">[2019-08-29 02:02:43,462 INFO] Step 1650/40000; acc: <text:s/>18.67; ppl: 176.17; xent: 5.17; lr: 0.15000; 334/512 tok/s; <text:s text:c="2"/>1053 sec</text:p>
      <text:p text:style-name="Preformatted_20_Text">[2019-08-29 02:03:15,739 INFO] Step 1700/40000; acc: <text:s/>19.43; ppl: 165.29; xent: 5.11; lr: 0.15000; 340/517 tok/s; <text:s text:c="2"/>1085 sec</text:p>
      <text:p text:style-name="Preformatted_20_Text">[2019-08-29 02:03:46,287 INFO] Step 1750/40000; acc: <text:s/>20.67; ppl: 173.09; xent: 5.15; lr: 0.15000; 337/492 tok/s; <text:s text:c="2"/>1115 sec</text:p>
      <text:p text:style-name="Preformatted_20_Text">[2019-08-29 02:04:16,592 INFO] Step 1800/40000; acc: <text:s/>21.18; ppl: 149.72; xent: 5.01; lr: 0.15000; 334/509 tok/s; <text:s text:c="2"/>1146 sec</text:p>
      <text:p text:style-name="Preformatted_20_Text">[2019-08-29 02:04:48,587 INFO] Step 1850/40000; acc: <text:s/>20.49; ppl: 165.56; xent: 5.11; lr: 0.15000; 332/508 tok/s; <text:s text:c="2"/>1178 sec</text:p>
      <text:p text:style-name="Preformatted_20_Text">[2019-08-29 02:05:04,082 INFO] Loading dataset from data/50000.wiki.no_stops=True.noise=None.train.3.pt</text:p>
      <text:p text:style-name="Preformatted_20_Text">[2019-08-29 02:05:04,696 INFO] number of examples: 10000</text:p>
      <text:p text:style-name="Preformatted_20_Text">[2019-08-29 02:05:20,569 INFO] Step 1900/40000; acc: <text:s/>20.48; ppl: 163.33; xent: 5.10; lr: 0.15000; 324/498 tok/s; <text:s text:c="2"/>1210 sec</text:p>
      <text:p text:style-name="Preformatted_20_Text">[2019-08-29 02:05:53,573 INFO] Step 1950/40000; acc: <text:s/>20.58; ppl: 172.52; xent: 5.15; lr: 0.15000; 344/514 tok/s; <text:s text:c="2"/>1243 sec</text:p>
      <text:p text:style-name="Preformatted_20_Text">[2019-08-29 02:06:23,810 INFO] Step 2000/40000; acc: <text:s/>21.62; ppl: 146.22; xent: 4.99; lr: 0.15000; 324/502 tok/s; <text:s text:c="2"/>1273 sec</text:p>
      <text:p text:style-name="Preformatted_20_Text">[2019-08-29 02:06:56,402 INFO] Step 2050/40000; acc: <text:s/>20.78; ppl: 162.75; xent: 5.09; lr: 0.15000; 338/513 tok/s; <text:s text:c="2"/>1306 sec</text:p>
      <text:p text:style-name="Preformatted_20_Text">[2019-08-29 02:07:28,365 INFO] Step 2100/40000; acc: <text:s/>21.83; ppl: 145.51; xent: 4.98; lr: 0.15000; 333/513 tok/s; <text:s text:c="2"/>1338 sec</text:p>
      <text:p text:style-name="Preformatted_20_Text">[2019-08-29 02:08:00,787 INFO] Step 2150/40000; acc: <text:s/>21.65; ppl: 159.49; xent: 5.07; lr: 0.15000; 343/518 tok/s; <text:s text:c="2"/>1370 sec</text:p>
      <text:p text:style-name="Preformatted_20_Text">[2019-08-29 02:08:32,662 INFO] Step 2200/40000; acc: <text:s/>22.23; ppl: 154.33; xent: 5.04; lr: 0.15000; 332/507 tok/s; <text:s text:c="2"/>1402 sec</text:p>
      <text:p text:style-name="Preformatted_20_Text">[2019-08-29 02:09:04,127 INFO] Step 2250/40000; acc: <text:s/>21.97; ppl: 144.04; xent: 4.97; lr: 0.15000; 319/507 tok/s; <text:s text:c="2"/>1433 sec</text:p>
      <text:p text:style-name="Preformatted_20_Text">[2019-08-29 02:09:35,916 INFO] Step 2300/40000; acc: <text:s/>21.19; ppl: 143.79; xent: 4.97; lr: 0.15000; 329/513 tok/s; <text:s text:c="2"/>1465 sec</text:p>
      <text:p text:style-name="Preformatted_20_Text">[2019-08-29 02:10:08,054 INFO] Step 2350/40000; acc: <text:s/>22.46; ppl: 164.56; xent: 5.10; lr: 0.15000; 351/509 tok/s; <text:s text:c="2"/>1497 sec</text:p>
      <text:p text:style-name="Preformatted_20_Text">[2019-08-29 02:10:39,353 INFO] Step 2400/40000; acc: <text:s/>22.89; ppl: 145.81; xent: 4.98; lr: 0.15000; 333/502 tok/s; <text:s text:c="2"/>1529 sec</text:p>
      <text:p text:style-name="Preformatted_20_Text">[2019-08-29 02:11:09,806 INFO] Step 2450/40000; acc: <text:s/>23.13; ppl: 135.38; xent: 4.91; lr: 0.15000; 327/503 tok/s; <text:s text:c="2"/>1559 sec</text:p>
      <text:p text:style-name="Preformatted_20_Text">[2019-08-29 02:11:42,383 INFO] Step 2500/40000; acc: <text:s/>22.39; ppl: 154.14; xent: 5.04; lr: 0.15000; 328/506 tok/s; <text:s text:c="2"/>1592 sec</text:p>
      <text:p text:style-name="Preformatted_20_Text">[2019-08-29 02:11:42,383 INFO] Loading dataset from data/50000.wiki.no_stops=True.noise=None.train.4.pt</text:p>
      <text:p text:style-name="Preformatted_20_Text">[2019-08-29 02:11:43,016 INFO] number of examples: 10000</text:p>
      <text:p text:style-name="Preformatted_20_Text">[2019-08-29 02:12:15,212 INFO] Step 2550/40000; acc: <text:s/>22.85; ppl: 144.45; xent: 4.97; lr: 0.15000; 328/511 tok/s; <text:s text:c="2"/>1624 sec</text:p>
      <text:p text:style-name="Preformatted_20_Text"><text:soft-page-break/>[2019-08-29 02:12:46,143 INFO] Step 2600/40000; acc: <text:s/>23.40; ppl: 144.29; xent: 4.97; lr: 0.15000; 338/511 tok/s; <text:s text:c="2"/>1655 sec</text:p>
      <text:p text:style-name="Preformatted_20_Text">[2019-08-29 02:13:17,360 INFO] Step 2650/40000; acc: <text:s/>23.68; ppl: 133.48; xent: 4.89; lr: 0.15000; 324/507 tok/s; <text:s text:c="2"/>1687 sec</text:p>
      <text:p text:style-name="Preformatted_20_Text">[2019-08-29 02:13:50,042 INFO] Step 2700/40000; acc: <text:s/>23.12; ppl: 143.88; xent: 4.97; lr: 0.15000; 345/525 tok/s; <text:s text:c="2"/>1719 sec</text:p>
      <text:p text:style-name="Preformatted_20_Text">[2019-08-29 02:14:21,263 INFO] Step 2750/40000; acc: <text:s/>23.75; ppl: 130.94; xent: 4.87; lr: 0.15000; 333/514 tok/s; <text:s text:c="2"/>1750 sec</text:p>
      <text:p text:style-name="Preformatted_20_Text">[2019-08-29 02:14:53,822 INFO] Step 2800/40000; acc: <text:s/>22.99; ppl: 142.95; xent: 4.96; lr: 0.15000; 335/516 tok/s; <text:s text:c="2"/>1783 sec</text:p>
      <text:p text:style-name="Preformatted_20_Text">[2019-08-29 02:15:25,757 INFO] Step 2850/40000; acc: <text:s/>23.17; ppl: 134.66; xent: 4.90; lr: 0.15000; 329/515 tok/s; <text:s text:c="2"/>1815 sec</text:p>
      <text:p text:style-name="Preformatted_20_Text">[2019-08-29 02:15:57,493 INFO] Step 2900/40000; acc: <text:s/>24.01; ppl: 137.43; xent: 4.92; lr: 0.15000; 333/509 tok/s; <text:s text:c="2"/>1847 sec</text:p>
      <text:p text:style-name="Preformatted_20_Text">[2019-08-29 02:16:29,947 INFO] Step 2950/40000; acc: <text:s/>24.09; ppl: 131.60; xent: 4.88; lr: 0.15000; 338/511 tok/s; <text:s text:c="2"/>1879 sec</text:p>
      <text:p text:style-name="Preformatted_20_Text">[2019-08-29 02:17:00,935 INFO] Step 3000/40000; acc: <text:s/>24.76; ppl: 136.77; xent: 4.92; lr: 0.15000; 331/497 tok/s; <text:s text:c="2"/>1910 sec</text:p>
      <text:p text:style-name="Preformatted_20_Text">[2019-08-29 02:17:31,580 INFO] Step 3050/40000; acc: <text:s/>24.42; ppl: 125.33; xent: 4.83; lr: 0.15000; 330/500 tok/s; <text:s text:c="2"/>1941 sec</text:p>
      <text:p text:style-name="Preformatted_20_Text">[2019-08-29 02:18:03,260 INFO] Step 3100/40000; acc: <text:s/>24.41; ppl: 131.72; xent: 4.88; lr: 0.15000; 336/506 tok/s; <text:s text:c="2"/>1972 sec</text:p>
      <text:p text:style-name="Preformatted_20_Text">[2019-08-29 02:18:19,556 INFO] Loading dataset from data/50000.wiki.no_stops=True.noise=None.train.0.pt</text:p>
      <text:p text:style-name="Preformatted_20_Text">[2019-08-29 02:18:20,223 INFO] number of examples: 10000</text:p>
      <text:p text:style-name="Preformatted_20_Text">[2019-08-29 02:18:36,266 INFO] Step 3150/40000; acc: <text:s/>25.02; ppl: 135.41; xent: 4.91; lr: 0.15000; 313/487 tok/s; <text:s text:c="2"/>2005 sec</text:p>
      <text:p text:style-name="Preformatted_20_Text">[2019-08-29 02:19:09,386 INFO] Step 3200/40000; acc: <text:s/>24.29; ppl: 133.64; xent: 4.90; lr: 0.15000; 342/516 tok/s; <text:s text:c="2"/>2039 sec</text:p>
      <text:p text:style-name="Preformatted_20_Text">[2019-08-29 02:19:40,043 INFO] Step 3250/40000; acc: <text:s/>24.76; ppl: 117.16; xent: 4.76; lr: 0.15000; 319/502 tok/s; <text:s text:c="2"/>2069 sec</text:p>
      <text:p text:style-name="Preformatted_20_Text">[2019-08-29 02:20:12,418 INFO] Step 3300/40000; acc: <text:s/>24.58; ppl: 127.12; xent: 4.85; lr: 0.15000; 339/520 tok/s; <text:s text:c="2"/>2102 sec</text:p>
      <text:p text:style-name="Preformatted_20_Text">[2019-08-29 02:20:44,603 INFO] Step 3350/40000; acc: <text:s/>24.49; ppl: 133.63; xent: 4.90; lr: 0.15000; 331/507 tok/s; <text:s text:c="2"/>2134 sec</text:p>
      <text:p text:style-name="Preformatted_20_Text">[2019-08-29 02:21:17,377 INFO] Step 3400/40000; acc: <text:s/>25.56; ppl: 118.11; xent: 4.77; lr: 0.15000; 338/517 tok/s; <text:s text:c="2"/>2167 sec</text:p>
      <text:p text:style-name="Preformatted_20_Text">[2019-08-29 02:21:49,419 INFO] Step 3450/40000; acc: <text:s/>24.71; ppl: 122.25; xent: 4.81; lr: 0.15000; 330/513 tok/s; <text:s text:c="2"/>2199 sec</text:p>
      <text:p text:style-name="Preformatted_20_Text">[2019-08-29 02:22:20,111 INFO] Step 3500/40000; acc: <text:s/>25.37; ppl: 118.04; xent: 4.77; lr: 0.15000; 328/508 tok/s; <text:s text:c="2"/>2229 sec</text:p>
      <text:p text:style-name="Preformatted_20_Text">[2019-08-29 02:22:51,851 INFO] Step 3550/40000; acc: <text:s/>25.67; ppl: 114.32; xent: 4.74; lr: 0.15000; 330/511 tok/s; <text:s text:c="2"/>2261 sec</text:p>
      <text:p text:style-name="Preformatted_20_Text">[2019-08-29 02:23:23,703 INFO] Step 3600/40000; acc: <text:s/>25.57; ppl: 128.08; xent: 4.85; lr: 0.15000; 354/511 tok/s; <text:s text:c="2"/>2293 sec</text:p>
      <text:p text:style-name="Preformatted_20_Text">[2019-08-29 02:23:54,683 INFO] Step 3650/40000; acc: <text:s/>26.69; ppl: 118.81; xent: 4.78; lr: 0.15000; 337/498 tok/s; <text:s text:c="2"/>2324 sec</text:p>
      <text:p text:style-name="Preformatted_20_Text">[2019-08-29 02:24:26,082 INFO] Step 3700/40000; acc: <text:s/>26.97; ppl: 110.68; xent: 4.71; lr: 0.15000; 316/484 tok/s; <text:s text:c="2"/>2355 sec</text:p>
      <text:p text:style-name="Preformatted_20_Text">[2019-08-29 02:24:58,492 INFO] Step 3750/40000; acc: <text:s/>25.35; ppl: 114.46; xent: 4.74; lr: 0.15000; 328/509 tok/s; <text:s text:c="2"/>2388 sec</text:p>
      <text:p text:style-name="Preformatted_20_Text">[2019-08-29 02:24:58,493 INFO] Loading dataset from data/50000.wiki.no_stops=True.noise=None.train.1.pt</text:p>
      <text:p text:style-name="Preformatted_20_Text">[2019-08-29 02:24:59,058 INFO] number of examples: 10000</text:p>
      <text:p text:style-name="Preformatted_20_Text">[2019-08-29 02:25:31,174 INFO] Step 3800/40000; acc: <text:s/>25.25; ppl: 114.24; xent: 4.74; lr: 0.15000; 329/512 tok/s; <text:s text:c="2"/>2420 sec</text:p>
      <text:p text:style-name="Preformatted_20_Text">[2019-08-29 02:26:02,440 INFO] Step 3850/40000; acc: <text:s/>26.67; ppl: 113.82; xent: 4.73; lr: 0.15000; 334/510 tok/s; <text:s text:c="2"/>2452 sec</text:p>
      <text:p text:style-name="Preformatted_20_Text"><text:soft-page-break/>[2019-08-29 02:26:33,168 INFO] Step 3900/40000; acc: <text:s/>26.29; ppl: 110.00; xent: 4.70; lr: 0.15000; 330/506 tok/s; <text:s text:c="2"/>2482 sec</text:p>
      <text:p text:style-name="Preformatted_20_Text">[2019-08-29 02:27:05,668 INFO] Step 3950/40000; acc: <text:s/>26.14; ppl: 119.46; xent: 4.78; lr: 0.15000; 347/522 tok/s; <text:s text:c="2"/>2515 sec</text:p>
      <text:p text:style-name="Preformatted_20_Text">[2019-08-29 02:27:36,972 INFO] Step 4000/40000; acc: <text:s/>26.35; ppl: 109.24; xent: 4.69; lr: 0.15000; 333/510 tok/s; <text:s text:c="2"/>2546 sec</text:p>
      <text:p text:style-name="Preformatted_20_Text">[2019-08-29 02:28:09,723 INFO] Step 4050/40000; acc: <text:s/>26.58; ppl: 112.81; xent: 4.73; lr: 0.15000; 333/515 tok/s; <text:s text:c="2"/>2579 sec</text:p>
      <text:p text:style-name="Preformatted_20_Text">[2019-08-29 02:28:42,053 INFO] Step 4100/40000; acc: <text:s/>26.43; ppl: 115.35; xent: 4.75; lr: 0.15000; 325/513 tok/s; <text:s text:c="2"/>2611 sec</text:p>
      <text:p text:style-name="Preformatted_20_Text">[2019-08-29 02:29:14,293 INFO] Step 4150/40000; acc: <text:s/>26.17; ppl: 118.83; xent: 4.78; lr: 0.15000; 328/502 tok/s; <text:s text:c="2"/>2643 sec</text:p>
      <text:p text:style-name="Preformatted_20_Text">[2019-08-29 02:29:46,581 INFO] Step 4200/40000; acc: <text:s/>25.77; ppl: 114.79; xent: 4.74; lr: 0.15000; 340/519 tok/s; <text:s text:c="2"/>2676 sec</text:p>
      <text:p text:style-name="Preformatted_20_Text">[2019-08-29 02:30:16,976 INFO] Step 4250/40000; acc: <text:s/>28.14; ppl: 112.11; xent: 4.72; lr: 0.15000; 339/495 tok/s; <text:s text:c="2"/>2706 sec</text:p>
      <text:p text:style-name="Preformatted_20_Text">[2019-08-29 02:30:47,883 INFO] Step 4300/40000; acc: <text:s/>27.67; ppl: 107.37; xent: 4.68; lr: 0.15000; 327/499 tok/s; <text:s text:c="2"/>2737 sec</text:p>
      <text:p text:style-name="Preformatted_20_Text">[2019-08-29 02:31:19,323 INFO] Step 4350/40000; acc: <text:s/>27.23; ppl: 108.80; xent: 4.69; lr: 0.15000; 339/509 tok/s; <text:s text:c="2"/>2768 sec</text:p>
      <text:p text:style-name="Preformatted_20_Text">[2019-08-29 02:31:34,898 INFO] Loading dataset from data/50000.wiki.no_stops=True.noise=None.train.2.pt</text:p>
      <text:p text:style-name="Preformatted_20_Text">[2019-08-29 02:31:35,556 INFO] number of examples: 10000</text:p>
      <text:p text:style-name="Preformatted_20_Text">[2019-08-29 02:31:51,681 INFO] Step 4400/40000; acc: <text:s/>27.49; ppl: 99.43; xent: 4.60; lr: 0.15000; 320/493 tok/s; <text:s text:c="2"/>2801 sec</text:p>
      <text:p text:style-name="Preformatted_20_Text">[2019-08-29 02:32:24,747 INFO] Step 4450/40000; acc: <text:s/>26.97; ppl: 109.90; xent: 4.70; lr: 0.15000; 343/518 tok/s; <text:s text:c="2"/>2834 sec</text:p>
      <text:p text:style-name="Preformatted_20_Text">[2019-08-29 02:32:55,518 INFO] Step 4500/40000; acc: <text:s/>27.48; ppl: 107.12; xent: 4.67; lr: 0.15000; 318/499 tok/s; <text:s text:c="2"/>2865 sec</text:p>
      <text:p text:style-name="Preformatted_20_Text">[2019-08-29 02:33:27,830 INFO] Step 4550/40000; acc: <text:s/>26.98; ppl: 108.63; xent: 4.69; lr: 0.15000; 340/521 tok/s; <text:s text:c="2"/>2897 sec</text:p>
      <text:p text:style-name="Preformatted_20_Text">[2019-08-29 02:33:59,591 INFO] Step 4600/40000; acc: <text:s/>27.16; ppl: 101.41; xent: 4.62; lr: 0.15000; 335/517 tok/s; <text:s text:c="2"/>2929 sec</text:p>
      <text:p text:style-name="Preformatted_20_Text">[2019-08-29 02:34:32,699 INFO] Step 4650/40000; acc: <text:s/>27.37; ppl: 112.79; xent: 4.73; lr: 0.15000; 335/509 tok/s; <text:s text:c="2"/>2962 sec</text:p>
      <text:p text:style-name="Preformatted_20_Text">[2019-08-29 02:35:04,413 INFO] Step 4700/40000; acc: <text:s/>27.95; ppl: 103.85; xent: 4.64; lr: 0.15000; 334/503 tok/s; <text:s text:c="2"/>2994 sec</text:p>
      <text:p text:style-name="Preformatted_20_Text">[2019-08-29 02:35:35,459 INFO] Step 4750/40000; acc: <text:s/>27.15; ppl: 98.45; xent: 4.59; lr: 0.15000; 324/513 tok/s; <text:s text:c="2"/>3025 sec</text:p>
      <text:p text:style-name="Preformatted_20_Text">[2019-08-29 02:36:07,656 INFO] Step 4800/40000; acc: <text:s/>27.29; ppl: 98.89; xent: 4.59; lr: 0.15000; 325/509 tok/s; <text:s text:c="2"/>3057 sec</text:p>
      <text:p text:style-name="Preformatted_20_Text">[2019-08-29 02:36:39,514 INFO] Step 4850/40000; acc: <text:s/>28.20; ppl: 109.89; xent: 4.70; lr: 0.15000; 354/509 tok/s; <text:s text:c="2"/>3089 sec</text:p>
      <text:p text:style-name="Preformatted_20_Text">[2019-08-29 02:37:10,586 INFO] Step 4900/40000; acc: <text:s/>28.54; ppl: 96.19; xent: 4.57; lr: 0.15000; 336/505 tok/s; <text:s text:c="2"/>3120 sec</text:p>
      <text:p text:style-name="Preformatted_20_Text">[2019-08-29 02:37:40,973 INFO] Step 4950/40000; acc: <text:s/>28.42; ppl: 97.04; xent: 4.58; lr: 0.15000; 327/504 tok/s; <text:s text:c="2"/>3150 sec</text:p>
      <text:p text:style-name="Preformatted_20_Text">[2019-08-29 02:38:12,737 INFO] Step 5000/40000; acc: <text:s/>27.77; ppl: 104.36; xent: 4.65; lr: 0.15000; 337/507 tok/s; <text:s text:c="2"/>3182 sec</text:p>
      <text:p text:style-name="Preformatted_20_Text">[2019-08-29 02:38:12,738 INFO] Loading dataset from data/50000.wiki.no_stops=True.noise=None.train.3.pt</text:p>
      <text:p text:style-name="Preformatted_20_Text">[2019-08-29 02:38:13,422 INFO] number of examples: 10000</text:p>
      <text:p text:style-name="Preformatted_20_Text">[2019-08-29 02:38:45,974 INFO] Step 5050/40000; acc: <text:s/>27.66; ppl: 103.01; xent: 4.63; lr: 0.15000; 324/509 tok/s; <text:s text:c="2"/>3215 sec</text:p>
      <text:p text:style-name="Preformatted_20_Text">[2019-08-29 02:39:17,126 INFO] Step 5100/40000; acc: <text:s/>28.72; ppl: 98.34; xent: 4.59; lr: 0.15000; 337/503 tok/s; <text:s text:c="2"/>3246 sec</text:p>
      <text:p text:style-name="Preformatted_20_Text">[2019-08-29 02:39:48,818 INFO] Step 5150/40000; acc: <text:s/>28.27; ppl: 95.32; xent: 4.56; lr: 0.15000; 321/495 tok/s; <text:s text:c="2"/>3278 sec</text:p>
      <text:p text:style-name="Preformatted_20_Text"><text:soft-page-break/>[2019-08-29 02:40:21,821 INFO] Step 5200/40000; acc: <text:s/>27.72; ppl: 102.72; xent: 4.63; lr: 0.15000; 343/518 tok/s; <text:s text:c="2"/>3311 sec</text:p>
      <text:p text:style-name="Preformatted_20_Text">[2019-08-29 02:40:53,450 INFO] Step 5250/40000; acc: <text:s/>28.56; ppl: 96.63; xent: 4.57; lr: 0.15000; 329/512 tok/s; <text:s text:c="2"/>3343 sec</text:p>
      <text:p text:style-name="Preformatted_20_Text">[2019-08-29 02:41:25,928 INFO] Step 5300/40000; acc: <text:s/>28.33; ppl: 103.68; xent: 4.64; lr: 0.15000; 338/510 tok/s; <text:s text:c="2"/>3375 sec</text:p>
      <text:p text:style-name="Preformatted_20_Text">[2019-08-29 02:41:58,242 INFO] Step 5350/40000; acc: <text:s/>28.48; ppl: 97.24; xent: 4.58; lr: 0.15000; 326/512 tok/s; <text:s text:c="2"/>3407 sec</text:p>
      <text:p text:style-name="Preformatted_20_Text">[2019-08-29 02:42:30,017 INFO] Step 5400/40000; acc: <text:s/>28.25; ppl: 100.47; xent: 4.61; lr: 0.15000; 333/506 tok/s; <text:s text:c="2"/>3439 sec</text:p>
      <text:p text:style-name="Preformatted_20_Text">[2019-08-29 02:43:02,705 INFO] Step 5450/40000; acc: <text:s/>28.15; ppl: 97.49; xent: 4.58; lr: 0.15000; 336/515 tok/s; <text:s text:c="2"/>3472 sec</text:p>
      <text:p text:style-name="Preformatted_20_Text">[2019-08-29 02:43:33,528 INFO] Step 5500/40000; acc: <text:s/>30.39; ppl: 99.01; xent: 4.60; lr: 0.15000; 334/492 tok/s; <text:s text:c="2"/>3503 sec</text:p>
      <text:p text:style-name="Preformatted_20_Text">[2019-08-29 02:44:04,001 INFO] Step 5550/40000; acc: <text:s/>29.87; ppl: 92.74; xent: 4.53; lr: 0.15000; 332/507 tok/s; <text:s text:c="2"/>3533 sec</text:p>
      <text:p text:style-name="Preformatted_20_Text">[2019-08-29 02:44:35,872 INFO] Step 5600/40000; acc: <text:s/>29.14; ppl: 96.08; xent: 4.57; lr: 0.15000; 334/509 tok/s; <text:s text:c="2"/>3565 sec</text:p>
      <text:p text:style-name="Preformatted_20_Text">[2019-08-29 02:44:51,986 INFO] Loading dataset from data/50000.wiki.no_stops=True.noise=None.train.4.pt</text:p>
      <text:p text:style-name="Preformatted_20_Text">[2019-08-29 02:44:52,560 INFO] number of examples: 10000</text:p>
      <text:p text:style-name="Preformatted_20_Text">[2019-08-29 02:45:08,502 INFO] Step 5650/40000; acc: <text:s/>28.82; ppl: 99.82; xent: 4.60; lr: 0.15000; 316/496 tok/s; <text:s text:c="2"/>3598 sec</text:p>
      <text:p text:style-name="Preformatted_20_Text">[2019-08-29 02:45:41,030 INFO] Step 5700/40000; acc: <text:s/>28.82; ppl: 101.09; xent: 4.62; lr: 0.15000; 348/523 tok/s; <text:s text:c="2"/>3630 sec</text:p>
      <text:p text:style-name="Preformatted_20_Text">[2019-08-29 02:46:11,986 INFO] Step 5750/40000; acc: <text:s/>29.46; ppl: 89.62; xent: 4.50; lr: 0.15000; 315/500 tok/s; <text:s text:c="2"/>3661 sec</text:p>
      <text:p text:style-name="Preformatted_20_Text">[2019-08-29 02:46:44,004 INFO] Step 5800/40000; acc: <text:s/>29.32; ppl: 95.88; xent: 4.56; lr: 0.15000; 343/518 tok/s; <text:s text:c="2"/>3693 sec</text:p>
      <text:p text:style-name="Preformatted_20_Text">[2019-08-29 02:47:15,808 INFO] Step 5850/40000; acc: <text:s/>29.47; ppl: 92.88; xent: 4.53; lr: 0.15000; 335/513 tok/s; <text:s text:c="2"/>3725 sec</text:p>
      <text:p text:style-name="Preformatted_20_Text">[2019-08-29 02:47:48,602 INFO] Step 5900/40000; acc: <text:s/>28.97; ppl: 94.39; xent: 4.55; lr: 0.15000; 337/517 tok/s; <text:s text:c="2"/>3758 sec</text:p>
      <text:p text:style-name="Preformatted_20_Text">[2019-08-29 02:48:20,287 INFO] Step 5950/40000; acc: <text:s/>28.91; ppl: 98.84; xent: 4.59; lr: 0.15000; 334/511 tok/s; <text:s text:c="2"/>3789 sec</text:p>
      <text:p text:style-name="Preformatted_20_Text">[2019-08-29 02:48:51,753 INFO] Step 6000/40000; acc: <text:s/>29.65; ppl: 86.85; xent: 4.46; lr: 0.15000; 319/508 tok/s; <text:s text:c="2"/>3821 sec</text:p>
      <text:p text:style-name="Preformatted_20_Text">[2019-08-29 02:49:23,524 INFO] Step 6050/40000; acc: <text:s/>29.31; ppl: 90.53; xent: 4.51; lr: 0.15000; 329/512 tok/s; <text:s text:c="2"/>3853 sec</text:p>
      <text:p text:style-name="Preformatted_20_Text">[2019-08-29 02:49:55,647 INFO] Step 6100/40000; acc: <text:s/>30.44; ppl: 95.79; xent: 4.56; lr: 0.15000; 350/511 tok/s; <text:s text:c="2"/>3885 sec</text:p>
      <text:p text:style-name="Preformatted_20_Text">[2019-08-29 02:50:26,938 INFO] Step 6150/40000; acc: <text:s/>29.97; ppl: 90.93; xent: 4.51; lr: 0.15000; 332/504 tok/s; <text:s text:c="2"/>3916 sec</text:p>
      <text:p text:style-name="Preformatted_20_Text">[2019-08-29 02:50:57,169 INFO] Step 6200/40000; acc: <text:s/>31.12; ppl: 87.12; xent: 4.47; lr: 0.15000; 329/498 tok/s; <text:s text:c="2"/>3946 sec</text:p>
      <text:p text:style-name="Preformatted_20_Text">[2019-08-29 02:51:29,347 INFO] Step 6250/40000; acc: <text:s/>30.00; ppl: 93.77; xent: 4.54; lr: 0.15000; 331/508 tok/s; <text:s text:c="2"/>3979 sec</text:p>
      <text:p text:style-name="Preformatted_20_Text">[2019-08-29 02:51:29,347 INFO] Loading dataset from data/50000.wiki.no_stops=True.noise=None.train.0.pt</text:p>
      <text:p text:style-name="Preformatted_20_Text">[2019-08-29 02:51:30,024 INFO] number of examples: 10000</text:p>
      <text:p text:style-name="Preformatted_20_Text">[2019-08-29 02:52:02,738 INFO] Step 6300/40000; acc: <text:s/>29.62; ppl: 94.33; xent: 4.55; lr: 0.15000; 323/503 tok/s; <text:s text:c="2"/>4012 sec</text:p>
      <text:p text:style-name="Preformatted_20_Text">[2019-08-29 02:52:34,120 INFO] Step 6350/40000; acc: <text:s/>30.55; ppl: 91.14; xent: 4.51; lr: 0.15000; 334/502 tok/s; <text:s text:c="2"/>4043 sec</text:p>
      <text:p text:style-name="Preformatted_20_Text">[2019-08-29 02:53:05,474 INFO] Step 6400/40000; acc: <text:s/>29.92; ppl: 82.52; xent: 4.41; lr: 0.15000; 324/507 tok/s; <text:s text:c="2"/>4075 sec</text:p>
      <text:p text:style-name="Preformatted_20_Text">[2019-08-29 02:53:38,665 INFO] Step 6450/40000; acc: <text:s/>29.86; ppl: 92.43; xent: 4.53; lr: 0.15000; 340/520 tok/s; <text:s text:c="2"/>4108 sec</text:p>
      <text:p text:style-name="Preformatted_20_Text"><text:soft-page-break/>[2019-08-29 02:54:10,286 INFO] Step 6500/40000; acc: <text:s/>30.09; ppl: 89.09; xent: 4.49; lr: 0.15000; 329/509 tok/s; <text:s text:c="2"/>4139 sec</text:p>
      <text:p text:style-name="Preformatted_20_Text">[2019-08-29 02:54:43,077 INFO] Step 6550/40000; acc: <text:s/>30.22; ppl: 87.00; xent: 4.47; lr: 0.15000; 334/510 tok/s; <text:s text:c="2"/>4172 sec</text:p>
      <text:p text:style-name="Preformatted_20_Text">[2019-08-29 02:55:15,261 INFO] Step 6600/40000; acc: <text:s/>29.97; ppl: 89.97; xent: 4.50; lr: 0.15000; 327/510 tok/s; <text:s text:c="2"/>4204 sec</text:p>
      <text:p text:style-name="Preformatted_20_Text">[2019-08-29 02:55:46,803 INFO] Step 6650/40000; acc: <text:s/>30.94; ppl: 87.51; xent: 4.47; lr: 0.15000; 336/509 tok/s; <text:s text:c="2"/>4236 sec</text:p>
      <text:p text:style-name="Preformatted_20_Text">[2019-08-29 02:56:19,297 INFO] Step 6700/40000; acc: <text:s/>30.11; ppl: 85.38; xent: 4.45; lr: 0.15000; 338/512 tok/s; <text:s text:c="2"/>4268 sec</text:p>
      <text:p text:style-name="Preformatted_20_Text">[2019-08-29 02:56:49,440 INFO] Step 6750/40000; acc: <text:s/>32.44; ppl: 86.64; xent: 4.46; lr: 0.15000; 341/494 tok/s; <text:s text:c="2"/>4299 sec</text:p>
      <text:p text:style-name="Preformatted_20_Text">[2019-08-29 02:57:19,906 INFO] Step 6800/40000; acc: <text:s/>31.33; ppl: 81.92; xent: 4.41; lr: 0.15000; 332/502 tok/s; <text:s text:c="2"/>4329 sec</text:p>
      <text:p text:style-name="Preformatted_20_Text">[2019-08-29 02:57:51,913 INFO] Step 6850/40000; acc: <text:s/>31.11; ppl: 82.42; xent: 4.41; lr: 0.15000; 332/508 tok/s; <text:s text:c="2"/>4361 sec</text:p>
      <text:p text:style-name="Preformatted_20_Text">[2019-08-29 02:58:07,805 INFO] Loading dataset from data/50000.wiki.no_stops=True.noise=None.train.1.pt</text:p>
      <text:p text:style-name="Preformatted_20_Text">[2019-08-29 02:58:08,376 INFO] number of examples: 10000</text:p>
      <text:p text:style-name="Preformatted_20_Text">[2019-08-29 02:58:24,314 INFO] Step 6900/40000; acc: <text:s/>31.02; ppl: 80.91; xent: 4.39; lr: 0.15000; 318/499 tok/s; <text:s text:c="2"/>4393 sec</text:p>
      <text:p text:style-name="Preformatted_20_Text">[2019-08-29 02:58:57,730 INFO] Step 6950/40000; acc: <text:s/>29.60; ppl: 90.83; xent: 4.51; lr: 0.15000; 339/514 tok/s; <text:s text:c="2"/>4427 sec</text:p>
      <text:p text:style-name="Preformatted_20_Text">[2019-08-29 02:59:27,983 INFO] Step 7000/40000; acc: <text:s/>31.92; ppl: 79.27; xent: 4.37; lr: 0.15000; 323/503 tok/s; <text:s text:c="2"/>4457 sec</text:p>
      <text:p text:style-name="Preformatted_20_Text">[2019-08-29 03:00:00,122 INFO] Step 7050/40000; acc: <text:s/>30.76; ppl: 86.88; xent: 4.46; lr: 0.15000; 342/515 tok/s; <text:s text:c="2"/>4489 sec</text:p>
      <text:p text:style-name="Preformatted_20_Text">[2019-08-29 03:00:31,843 INFO] Step 7100/40000; acc: <text:s/>31.08; ppl: 80.62; xent: 4.39; lr: 0.15000; 336/512 tok/s; <text:s text:c="2"/>4521 sec</text:p>
      <text:p text:style-name="Preformatted_20_Text">[2019-08-29 03:01:04,493 INFO] Step 7150/40000; acc: <text:s/>31.04; ppl: 87.37; xent: 4.47; lr: 0.15000; 339/517 tok/s; <text:s text:c="2"/>4554 sec</text:p>
      <text:p text:style-name="Preformatted_20_Text">[2019-08-29 03:01:36,968 INFO] Step 7200/40000; acc: <text:s/>30.87; ppl: 85.49; xent: 4.45; lr: 0.15000; 325/507 tok/s; <text:s text:c="2"/>4586 sec</text:p>
      <text:p text:style-name="Preformatted_20_Text">[2019-08-29 03:02:08,959 INFO] Step 7250/40000; acc: <text:s/>30.77; ppl: 84.57; xent: 4.44; lr: 0.15000; 313/497 tok/s; <text:s text:c="2"/>4618 sec</text:p>
      <text:p text:style-name="Preformatted_20_Text">[2019-08-29 03:02:40,535 INFO] Step 7300/40000; acc: <text:s/>31.00; ppl: 81.02; xent: 4.39; lr: 0.15000; 332/513 tok/s; <text:s text:c="2"/>4650 sec</text:p>
      <text:p text:style-name="Preformatted_20_Text">[2019-08-29 03:03:12,696 INFO] Step 7350/40000; acc: <text:s/>31.57; ppl: 89.36; xent: 4.49; lr: 0.15000; 351/507 tok/s; <text:s text:c="2"/>4682 sec</text:p>
      <text:p text:style-name="Preformatted_20_Text">[2019-08-29 03:03:43,639 INFO] Step 7400/40000; acc: <text:s/>32.40; ppl: 82.78; xent: 4.42; lr: 0.15000; 336/509 tok/s; <text:s text:c="2"/>4713 sec</text:p>
      <text:p text:style-name="Preformatted_20_Text">[2019-08-29 03:04:14,325 INFO] Step 7450/40000; acc: <text:s/>32.24; ppl: 75.22; xent: 4.32; lr: 0.15000; 323/495 tok/s; <text:s text:c="2"/>4743 sec</text:p>
      <text:p text:style-name="Preformatted_20_Text">[2019-08-29 03:04:46,365 INFO] Step 7500/40000; acc: <text:s/>32.28; ppl: 78.05; xent: 4.36; lr: 0.15000; 334/504 tok/s; <text:s text:c="2"/>4776 sec</text:p>
      <text:p text:style-name="Preformatted_20_Text">[2019-08-29 03:04:46,366 INFO] Loading dataset from data/50000.wiki.no_stops=True.noise=None.train.2.pt</text:p>
      <text:p text:style-name="Preformatted_20_Text">[2019-08-29 03:04:47,015 INFO] number of examples: 10000</text:p>
      <text:p text:style-name="Preformatted_20_Text">[2019-08-29 03:05:19,721 INFO] Step 7550/40000; acc: <text:s/>31.09; ppl: 81.07; xent: 4.40; lr: 0.15000; 323/504 tok/s; <text:s text:c="2"/>4809 sec</text:p>
      <text:p text:style-name="Preformatted_20_Text">[2019-08-29 03:05:51,347 INFO] Step 7600/40000; acc: <text:s/>31.96; ppl: 79.78; xent: 4.38; lr: 0.15000; 331/504 tok/s; <text:s text:c="2"/>4841 sec</text:p>
      <text:p text:style-name="Preformatted_20_Text">[2019-08-29 03:06:22,403 INFO] Step 7650/40000; acc: <text:s/>31.94; ppl: 79.29; xent: 4.37; lr: 0.15000; 327/505 tok/s; <text:s text:c="2"/>4872 sec</text:p>
      <text:p text:style-name="Preformatted_20_Text">[2019-08-29 03:06:55,312 INFO] Step 7700/40000; acc: <text:s/>31.39; ppl: 82.01; xent: 4.41; lr: 0.15000; 343/525 tok/s; <text:s text:c="2"/>4904 sec</text:p>
      <text:p text:style-name="Preformatted_20_Text">[2019-08-29 03:07:27,575 INFO] Step 7750/40000; acc: <text:s/>32.10; ppl: 76.67; xent: 4.34; lr: 0.15000; 322/502 tok/s; <text:s text:c="2"/>4937 sec</text:p>
      <text:p text:style-name="Preformatted_20_Text"><text:soft-page-break/>[2019-08-29 03:07:59,819 INFO] Step 7800/40000; acc: <text:s/>31.78; ppl: 81.23; xent: 4.40; lr: 0.15000; 341/508 tok/s; <text:s text:c="2"/>4969 sec</text:p>
      <text:p text:style-name="Preformatted_20_Text">[2019-08-29 03:08:31,745 INFO] Step 7850/40000; acc: <text:s/>31.95; ppl: 77.80; xent: 4.35; lr: 0.15000; 330/514 tok/s; <text:s text:c="2"/>5001 sec</text:p>
      <text:p text:style-name="Preformatted_20_Text">[2019-08-29 03:09:03,545 INFO] Step 7900/40000; acc: <text:s/>31.67; ppl: 79.66; xent: 4.38; lr: 0.15000; 333/511 tok/s; <text:s text:c="2"/>5033 sec</text:p>
      <text:p text:style-name="Preformatted_20_Text">[2019-08-29 03:09:36,221 INFO] Step 7950/40000; acc: <text:s/>32.01; ppl: 77.26; xent: 4.35; lr: 0.15000; 336/511 tok/s; <text:s text:c="2"/>5065 sec</text:p>
      <text:p text:style-name="Preformatted_20_Text">[2019-08-29 03:10:06,825 INFO] Step 8000/40000; acc: <text:s/>33.79; ppl: 77.85; xent: 4.35; lr: 0.15000; 336/491 tok/s; <text:s text:c="2"/>5096 sec</text:p>
      <text:p text:style-name="Preformatted_20_Text">[2019-08-29 03:10:37,251 INFO] Step 8050/40000; acc: <text:s/>33.58; ppl: 69.77; xent: 4.25; lr: 0.15000; 333/507 tok/s; <text:s text:c="2"/>5126 sec</text:p>
      <text:p text:style-name="Preformatted_20_Text">[2019-08-29 03:11:09,359 INFO] Step 8100/40000; acc: <text:s/>31.70; ppl: 80.47; xent: 4.39; lr: 0.15000; 331/507 tok/s; <text:s text:c="2"/>5159 sec</text:p>
      <text:p text:style-name="Preformatted_20_Text">[2019-08-29 03:11:24,794 INFO] Loading dataset from data/50000.wiki.no_stops=True.noise=None.train.3.pt</text:p>
      <text:p text:style-name="Preformatted_20_Text">[2019-08-29 03:11:25,456 INFO] number of examples: 10000</text:p>
      <text:p text:style-name="Preformatted_20_Text">[2019-08-29 03:11:41,379 INFO] Step 8150/40000; acc: <text:s/>32.26; ppl: 77.02; xent: 4.34; lr: 0.15000; 323/497 tok/s; <text:s text:c="2"/>5191 sec</text:p>
      <text:p text:style-name="Preformatted_20_Text">[2019-08-29 03:12:14,139 INFO] Step 8200/40000; acc: <text:s/>31.77; ppl: 82.23; xent: 4.41; lr: 0.15000; 347/518 tok/s; <text:s text:c="2"/>5223 sec</text:p>
      <text:p text:style-name="Preformatted_20_Text">[2019-08-29 03:12:44,264 INFO] Step 8250/40000; acc: <text:s/>33.06; ppl: 71.26; xent: 4.27; lr: 0.15000; 325/504 tok/s; <text:s text:c="2"/>5253 sec</text:p>
      <text:p text:style-name="Preformatted_20_Text">[2019-08-29 03:13:16,566 INFO] Step 8300/40000; acc: <text:s/>31.58; ppl: 79.53; xent: 4.38; lr: 0.15000; 341/518 tok/s; <text:s text:c="2"/>5286 sec</text:p>
      <text:p text:style-name="Preformatted_20_Text">[2019-08-29 03:13:48,433 INFO] Step 8350/40000; acc: <text:s/>32.26; ppl: 72.79; xent: 4.29; lr: 0.15000; 334/515 tok/s; <text:s text:c="2"/>5318 sec</text:p>
      <text:p text:style-name="Preformatted_20_Text">[2019-08-29 03:14:20,993 INFO] Step 8400/40000; acc: <text:s/>32.01; ppl: 80.91; xent: 4.39; lr: 0.15000; 341/516 tok/s; <text:s text:c="2"/>5350 sec</text:p>
      <text:p text:style-name="Preformatted_20_Text">[2019-08-29 03:14:52,934 INFO] Step 8450/40000; acc: <text:s/>33.07; ppl: 76.96; xent: 4.34; lr: 0.15000; 332/506 tok/s; <text:s text:c="2"/>5382 sec</text:p>
      <text:p text:style-name="Preformatted_20_Text">[2019-08-29 03:15:24,842 INFO] Step 8500/40000; acc: <text:s/>32.73; ppl: 73.22; xent: 4.29; lr: 0.15000; 315/500 tok/s; <text:s text:c="2"/>5414 sec</text:p>
      <text:p text:style-name="Preformatted_20_Text">[2019-08-29 03:15:56,576 INFO] Step 8550/40000; acc: <text:s/>31.66; ppl: 74.72; xent: 4.31; lr: 0.15000; 330/514 tok/s; <text:s text:c="2"/>5446 sec</text:p>
      <text:p text:style-name="Preformatted_20_Text">[2019-08-29 03:16:28,988 INFO] Step 8600/40000; acc: <text:s/>32.88; ppl: 82.60; xent: 4.41; lr: 0.15000; 348/505 tok/s; <text:s text:c="2"/>5478 sec</text:p>
      <text:p text:style-name="Preformatted_20_Text">[2019-08-29 03:17:00,066 INFO] Step 8650/40000; acc: <text:s/>34.02; ppl: 72.62; xent: 4.29; lr: 0.15000; 335/506 tok/s; <text:s text:c="2"/>5509 sec</text:p>
      <text:p text:style-name="Preformatted_20_Text">[2019-08-29 03:17:30,567 INFO] Step 8700/40000; acc: <text:s/>33.69; ppl: 68.94; xent: 4.23; lr: 0.15000; 326/502 tok/s; <text:s text:c="2"/>5540 sec</text:p>
      <text:p text:style-name="Preformatted_20_Text">[2019-08-29 03:18:03,070 INFO] Step 8750/40000; acc: <text:s/>32.89; ppl: 79.01; xent: 4.37; lr: 0.15000; 328/507 tok/s; <text:s text:c="2"/>5572 sec</text:p>
      <text:p text:style-name="Preformatted_20_Text">[2019-08-29 03:18:03,070 INFO] Loading dataset from data/50000.wiki.no_stops=True.noise=None.train.4.pt</text:p>
      <text:p text:style-name="Preformatted_20_Text">[2019-08-29 03:18:03,755 INFO] number of examples: 10000</text:p>
      <text:p text:style-name="Preformatted_20_Text">[2019-08-29 03:18:36,347 INFO] Step 8800/40000; acc: <text:s/>32.93; ppl: 75.68; xent: 4.33; lr: 0.15000; 323/504 tok/s; <text:s text:c="2"/>5606 sec</text:p>
      <text:p text:style-name="Preformatted_20_Text">[2019-08-29 03:19:07,303 INFO] Step 8850/40000; acc: <text:s/>33.45; ppl: 74.51; xent: 4.31; lr: 0.15000; 338/510 tok/s; <text:s text:c="2"/>5636 sec</text:p>
      <text:p text:style-name="Preformatted_20_Text">[2019-08-29 03:19:38,561 INFO] Step 8900/40000; acc: <text:s/>33.68; ppl: 69.69; xent: 4.24; lr: 0.15000; 324/506 tok/s; <text:s text:c="2"/>5668 sec</text:p>
      <text:p text:style-name="Preformatted_20_Text">[2019-08-29 03:20:11,580 INFO] Step 8950/40000; acc: <text:s/>32.79; ppl: 76.32; xent: 4.33; lr: 0.15000; 341/520 tok/s; <text:s text:c="2"/>5701 sec</text:p>
      <text:p text:style-name="Preformatted_20_Text">[2019-08-29 03:20:43,357 INFO] Step 9000/40000; acc: <text:s/>34.10; ppl: 69.41; xent: 4.24; lr: 0.15000; 327/505 tok/s; <text:s text:c="2"/>5733 sec</text:p>
      <text:p text:style-name="Preformatted_20_Text">[2019-08-29 03:21:15,771 INFO] Step 9050/40000; acc: <text:s/>32.26; ppl: 77.74; xent: 4.35; lr: 0.15000; 337/518 tok/s; <text:s text:c="2"/>5765 sec</text:p>
      <text:p text:style-name="Preformatted_20_Text"><text:soft-page-break/>[2019-08-29 03:21:47,927 INFO] Step 9100/40000; acc: <text:s/>33.16; ppl: 72.85; xent: 4.29; lr: 0.15000; 327/511 tok/s; <text:s text:c="2"/>5797 sec</text:p>
      <text:p text:style-name="Preformatted_20_Text">[2019-08-29 03:22:19,828 INFO] Step 9150/40000; acc: <text:s/>33.80; ppl: 72.68; xent: 4.29; lr: 0.15000; 331/506 tok/s; <text:s text:c="2"/>5829 sec</text:p>
      <text:p text:style-name="Preformatted_20_Text">[2019-08-29 03:22:52,221 INFO] Step 9200/40000; acc: <text:s/>33.37; ppl: 71.86; xent: 4.27; lr: 0.15000; 339/512 tok/s; <text:s text:c="2"/>5861 sec</text:p>
      <text:p text:style-name="Preformatted_20_Text">[2019-08-29 03:23:23,045 INFO] Step 9250/40000; acc: <text:s/>34.57; ppl: 73.14; xent: 4.29; lr: 0.15000; 332/499 tok/s; <text:s text:c="2"/>5892 sec</text:p>
      <text:p text:style-name="Preformatted_20_Text">[2019-08-29 03:23:53,816 INFO] Step 9300/40000; acc: <text:s/>34.51; ppl: 67.56; xent: 4.21; lr: 0.15000; 328/498 tok/s; <text:s text:c="2"/>5923 sec</text:p>
      <text:p text:style-name="Preformatted_20_Text">[2019-08-29 03:24:25,461 INFO] Step 9350/40000; acc: <text:s/>34.43; ppl: 71.98; xent: 4.28; lr: 0.15000; 336/507 tok/s; <text:s text:c="2"/>5955 sec</text:p>
      <text:p text:style-name="Preformatted_20_Text">[2019-08-29 03:24:41,743 INFO] Loading dataset from data/50000.wiki.no_stops=True.noise=None.train.0.pt</text:p>
      <text:p text:style-name="Preformatted_20_Text">[2019-08-29 03:24:42,317 INFO] number of examples: 10000</text:p>
      <text:p text:style-name="Preformatted_20_Text">[2019-08-29 03:24:58,373 INFO] Step 9400/40000; acc: <text:s/>34.47; ppl: 74.08; xent: 4.31; lr: 0.15000; 314/488 tok/s; <text:s text:c="2"/>5988 sec</text:p>
      <text:p text:style-name="Preformatted_20_Text">[2019-08-29 03:25:31,728 INFO] Step 9450/40000; acc: <text:s/>32.96; ppl: 74.56; xent: 4.31; lr: 0.15000; 340/513 tok/s; <text:s text:c="2"/>6021 sec</text:p>
      <text:p text:style-name="Preformatted_20_Text">[2019-08-29 03:26:02,316 INFO] Step 9500/40000; acc: <text:s/>34.14; ppl: 65.57; xent: 4.18; lr: 0.15000; 320/504 tok/s; <text:s text:c="2"/>6051 sec</text:p>
      <text:p text:style-name="Preformatted_20_Text">[2019-08-29 03:26:34,667 INFO] Step 9550/40000; acc: <text:s/>33.61; ppl: 71.27; xent: 4.27; lr: 0.15000; 339/520 tok/s; <text:s text:c="2"/>6084 sec</text:p>
      <text:p text:style-name="Preformatted_20_Text">[2019-08-29 03:27:06,658 INFO] Step 9600/40000; acc: <text:s/>33.70; ppl: 75.49; xent: 4.32; lr: 0.15000; 333/510 tok/s; <text:s text:c="2"/>6116 sec</text:p>
      <text:p text:style-name="Preformatted_20_Text">[2019-08-29 03:27:39,494 INFO] Step 9650/40000; acc: <text:s/>34.30; ppl: 68.62; xent: 4.23; lr: 0.15000; 337/516 tok/s; <text:s text:c="2"/>6149 sec</text:p>
      <text:p text:style-name="Preformatted_20_Text">[2019-08-29 03:28:11,693 INFO] Step 9700/40000; acc: <text:s/>33.67; ppl: 71.12; xent: 4.26; lr: 0.15000; 328/510 tok/s; <text:s text:c="2"/>6181 sec</text:p>
      <text:p text:style-name="Preformatted_20_Text">[2019-08-29 03:28:43,147 INFO] Step 9750/40000; acc: <text:s/>34.86; ppl: 67.18; xent: 4.21; lr: 0.15000; 320/496 tok/s; <text:s text:c="2"/>6212 sec</text:p>
      <text:p text:style-name="Preformatted_20_Text">[2019-08-29 03:29:15,114 INFO] Step 9800/40000; acc: <text:s/>34.33; ppl: 66.35; xent: 4.19; lr: 0.15000; 328/507 tok/s; <text:s text:c="2"/>6244 sec</text:p>
      <text:p text:style-name="Preformatted_20_Text">[2019-08-29 03:29:47,201 INFO] Step 9850/40000; acc: <text:s/>34.06; ppl: 72.64; xent: 4.29; lr: 0.15000; 351/507 tok/s; <text:s text:c="2"/>6276 sec</text:p>
      <text:p text:style-name="Preformatted_20_Text">[2019-08-29 03:30:18,687 INFO] Step 9900/40000; acc: <text:s/>35.47; ppl: 68.43; xent: 4.23; lr: 0.15000; 332/490 tok/s; <text:s text:c="2"/>6308 sec</text:p>
      <text:p text:style-name="Preformatted_20_Text">[2019-08-29 03:30:49,179 INFO] Step 9950/40000; acc: <text:s/>36.01; ppl: 63.96; xent: 4.16; lr: 0.15000; 326/499 tok/s; <text:s text:c="2"/>6338 sec</text:p>
      <text:p text:style-name="Preformatted_20_Text">[2019-08-29 03:31:21,686 INFO] Step 10000/40000; acc: <text:s/>33.76; ppl: 67.40; xent: 4.21; lr: 0.15000; 327/508 tok/s; <text:s text:c="2"/>6371 sec</text:p>
      <text:p text:style-name="Preformatted_20_Text">[2019-08-29 03:31:21,686 INFO] Loading dataset from data/50000.wiki.no_stops=True.noise=None.train.1.pt</text:p>
      <text:p text:style-name="Preformatted_20_Text">[2019-08-29 03:31:22,356 INFO] number of examples: 10000</text:p>
      <text:p text:style-name="Preformatted_20_Text">[2019-08-29 03:31:54,983 INFO] Step 10050/40000; acc: <text:s/>33.43; ppl: 68.36; xent: 4.22; lr: 0.15000; 323/503 tok/s; <text:s text:c="2"/>6404 sec</text:p>
      <text:p text:style-name="Preformatted_20_Text">[2019-08-29 03:32:26,364 INFO] Step 10100/40000; acc: <text:s/>34.82; ppl: 67.85; xent: 4.22; lr: 0.15000; 333/508 tok/s; <text:s text:c="2"/>6436 sec</text:p>
      <text:p text:style-name="Preformatted_20_Text">[2019-08-29 03:32:56,992 INFO] Step 10150/40000; acc: <text:s/>35.21; ppl: 64.95; xent: 4.17; lr: 0.15000; 331/508 tok/s; <text:s text:c="2"/>6466 sec</text:p>
      <text:p text:style-name="Preformatted_20_Text">[2019-08-29 03:33:29,988 INFO] Step 10200/40000; acc: <text:s/>34.05; ppl: 71.96; xent: 4.28; lr: 0.15000; 342/514 tok/s; <text:s text:c="2"/>6499 sec</text:p>
      <text:p text:style-name="Preformatted_20_Text">[2019-08-29 03:34:01,311 INFO] Step 10250/40000; acc: <text:s/>34.78; ppl: 64.83; xent: 4.17; lr: 0.15000; 333/509 tok/s; <text:s text:c="2"/>6530 sec</text:p>
      <text:p text:style-name="Preformatted_20_Text">[2019-08-29 03:34:34,315 INFO] Step 10300/40000; acc: <text:s/>34.64; ppl: 68.47; xent: 4.23; lr: 0.15000; 331/511 tok/s; <text:s text:c="2"/>6563 sec</text:p>
      <text:p text:style-name="Preformatted_20_Text">[2019-08-29 03:35:07,237 INFO] Step 10350/40000; acc: <text:s/>34.10; ppl: 70.49; xent: 4.26; lr: 0.15000; 319/503 tok/s; <text:s text:c="2"/>6596 sec</text:p>
      <text:p text:style-name="Preformatted_20_Text"><text:soft-page-break/>[2019-08-29 03:35:39,375 INFO] Step 10400/40000; acc: <text:s/>34.05; ppl: 70.97; xent: 4.26; lr: 0.15000; 329/504 tok/s; <text:s text:c="2"/>6629 sec</text:p>
      <text:p text:style-name="Preformatted_20_Text">[2019-08-29 03:36:11,799 INFO] Step 10450/40000; acc: <text:s/>34.20; ppl: 68.78; xent: 4.23; lr: 0.15000; 339/517 tok/s; <text:s text:c="2"/>6661 sec</text:p>
      <text:p text:style-name="Preformatted_20_Text">[2019-08-29 03:36:42,082 INFO] Step 10500/40000; acc: <text:s/>36.56; ppl: 66.89; xent: 4.20; lr: 0.15000; 340/497 tok/s; <text:s text:c="2"/>6691 sec</text:p>
      <text:p text:style-name="Preformatted_20_Text">[2019-08-29 03:37:12,844 INFO] Step 10550/40000; acc: <text:s/>36.01; ppl: 64.78; xent: 4.17; lr: 0.15000; 328/502 tok/s; <text:s text:c="2"/>6722 sec</text:p>
      <text:p text:style-name="Preformatted_20_Text">[2019-08-29 03:37:44,407 INFO] Step 10600/40000; acc: <text:s/>35.56; ppl: 65.56; xent: 4.18; lr: 0.15000; 338/507 tok/s; <text:s text:c="2"/>6754 sec</text:p>
      <text:p text:style-name="Preformatted_20_Text">[2019-08-29 03:38:00,167 INFO] Loading dataset from data/50000.wiki.no_stops=True.noise=None.train.2.pt</text:p>
      <text:p text:style-name="Preformatted_20_Text">[2019-08-29 03:38:00,866 INFO] number of examples: 10000</text:p>
      <text:p text:style-name="Preformatted_20_Text">[2019-08-29 03:38:16,810 INFO] Step 10650/40000; acc: <text:s/>35.94; ppl: 60.55; xent: 4.10; lr: 0.15000; 319/492 tok/s; <text:s text:c="2"/>6786 sec</text:p>
      <text:p text:style-name="Preformatted_20_Text">[2019-08-29 03:38:49,923 INFO] Step 10700/40000; acc: <text:s/>33.93; ppl: 68.39; xent: 4.23; lr: 0.15000; 343/517 tok/s; <text:s text:c="2"/>6819 sec</text:p>
      <text:p text:style-name="Preformatted_20_Text">[2019-08-29 03:39:20,626 INFO] Step 10750/40000; acc: <text:s/>35.76; ppl: 64.97; xent: 4.17; lr: 0.15000; 319/500 tok/s; <text:s text:c="2"/>6850 sec</text:p>
      <text:p text:style-name="Preformatted_20_Text">[2019-08-29 03:39:54,177 INFO] Step 10800/40000; acc: <text:s/>34.61; ppl: 66.68; xent: 4.20; lr: 0.15000; 327/502 tok/s; <text:s text:c="2"/>6883 sec</text:p>
      <text:p text:style-name="Preformatted_20_Text">[2019-08-29 03:40:25,967 INFO] Step 10850/40000; acc: <text:s/>35.00; ppl: 62.66; xent: 4.14; lr: 0.15000; 335/516 tok/s; <text:s text:c="2"/>6915 sec</text:p>
      <text:p text:style-name="Preformatted_20_Text">[2019-08-29 03:40:58,649 INFO] Step 10900/40000; acc: <text:s/>34.65; ppl: 69.29; xent: 4.24; lr: 0.15000; 339/515 tok/s; <text:s text:c="2"/>6948 sec</text:p>
      <text:p text:style-name="Preformatted_20_Text">[2019-08-29 03:41:30,291 INFO] Step 10950/40000; acc: <text:s/>35.98; ppl: 63.01; xent: 4.14; lr: 0.15000; 335/504 tok/s; <text:s text:c="2"/>6979 sec</text:p>
      <text:p text:style-name="Preformatted_20_Text">[2019-08-29 03:42:01,601 INFO] Step 11000/40000; acc: <text:s/>35.14; ppl: 61.67; xent: 4.12; lr: 0.15000; 321/509 tok/s; <text:s text:c="2"/>7011 sec</text:p>
      <text:p text:style-name="Preformatted_20_Text">[2019-08-29 03:42:33,603 INFO] Step 11050/40000; acc: <text:s/>34.62; ppl: 62.35; xent: 4.13; lr: 0.15000; 327/512 tok/s; <text:s text:c="2"/>7043 sec</text:p>
      <text:p text:style-name="Preformatted_20_Text">[2019-08-29 03:43:05,792 INFO] Step 11100/40000; acc: <text:s/>35.89; ppl: 68.56; xent: 4.23; lr: 0.15000; 350/503 tok/s; <text:s text:c="2"/>7075 sec</text:p>
      <text:p text:style-name="Preformatted_20_Text">[2019-08-29 03:43:37,013 INFO] Step 11150/40000; acc: <text:s/>36.24; ppl: 61.01; xent: 4.11; lr: 0.15000; 334/502 tok/s; <text:s text:c="2"/>7106 sec</text:p>
      <text:p text:style-name="Preformatted_20_Text">[2019-08-29 03:44:07,486 INFO] Step 11200/40000; acc: <text:s/>36.41; ppl: 61.18; xent: 4.11; lr: 0.15000; 326/503 tok/s; <text:s text:c="2"/>7137 sec</text:p>
      <text:p text:style-name="Preformatted_20_Text">[2019-08-29 03:44:39,440 INFO] Step 11250/40000; acc: <text:s/>35.39; ppl: 65.83; xent: 4.19; lr: 0.15000; 335/504 tok/s; <text:s text:c="2"/>7169 sec</text:p>
      <text:p text:style-name="Preformatted_20_Text">[2019-08-29 03:44:39,440 INFO] Loading dataset from data/50000.wiki.no_stops=True.noise=None.train.3.pt</text:p>
      <text:p text:style-name="Preformatted_20_Text">[2019-08-29 03:44:40,030 INFO] number of examples: 10000</text:p>
      <text:p text:style-name="Preformatted_20_Text">[2019-08-29 03:45:12,831 INFO] Step 11300/40000; acc: <text:s/>34.57; ppl: 65.77; xent: 4.19; lr: 0.15000; 322/506 tok/s; <text:s text:c="2"/>7202 sec</text:p>
      <text:p text:style-name="Preformatted_20_Text">[2019-08-29 03:45:43,823 INFO] Step 11350/40000; acc: <text:s/>36.22; ppl: 62.50; xent: 4.14; lr: 0.15000; 338/506 tok/s; <text:s text:c="2"/>7233 sec</text:p>
      <text:p text:style-name="Preformatted_20_Text">[2019-08-29 03:46:14,871 INFO] Step 11400/40000; acc: <text:s/>35.93; ppl: 60.47; xent: 4.10; lr: 0.15000; 327/505 tok/s; <text:s text:c="2"/>7264 sec</text:p>
      <text:p text:style-name="Preformatted_20_Text">[2019-08-29 03:46:48,024 INFO] Step 11450/40000; acc: <text:s/>34.57; ppl: 66.08; xent: 4.19; lr: 0.15000; 341/516 tok/s; <text:s text:c="2"/>7297 sec</text:p>
      <text:p text:style-name="Preformatted_20_Text">[2019-08-29 03:47:19,876 INFO] Step 11500/40000; acc: <text:s/>35.30; ppl: 62.50; xent: 4.14; lr: 0.15000; 327/508 tok/s; <text:s text:c="2"/>7329 sec</text:p>
      <text:p text:style-name="Preformatted_20_Text">[2019-08-29 03:47:51,925 INFO] Step 11550/40000; acc: <text:s/>35.22; ppl: 66.90; xent: 4.20; lr: 0.15000; 343/516 tok/s; <text:s text:c="2"/>7361 sec</text:p>
      <text:p text:style-name="Preformatted_20_Text">[2019-08-29 03:48:24,550 INFO] Step 11600/40000; acc: <text:s/>35.55; ppl: 62.74; xent: 4.14; lr: 0.15000; 323/507 tok/s; <text:s text:c="2"/>7394 sec</text:p>
      <text:p text:style-name="Preformatted_20_Text">[2019-08-29 03:48:56,746 INFO] Step 11650/40000; acc: <text:s/>35.22; ppl: 64.62; xent: 4.17; lr: 0.15000; 329/499 tok/s; <text:s text:c="2"/>7426 sec</text:p>
      <text:p text:style-name="Preformatted_20_Text"><text:soft-page-break/>[2019-08-29 03:49:29,461 INFO] Step 11700/40000; acc: <text:s/>35.06; ppl: 63.39; xent: 4.15; lr: 0.15000; 336/514 tok/s; <text:s text:c="2"/>7459 sec</text:p>
      <text:p text:style-name="Preformatted_20_Text">[2019-08-29 03:49:59,817 INFO] Step 11750/40000; acc: <text:s/>37.75; ppl: 62.64; xent: 4.14; lr: 0.15000; 339/500 tok/s; <text:s text:c="2"/>7489 sec</text:p>
      <text:p text:style-name="Preformatted_20_Text">[2019-08-29 03:50:30,451 INFO] Step 11800/40000; acc: <text:s/>37.02; ppl: 59.41; xent: 4.08; lr: 0.15000; 330/504 tok/s; <text:s text:c="2"/>7520 sec</text:p>
      <text:p text:style-name="Preformatted_20_Text">[2019-08-29 03:51:02,283 INFO] Step 11850/40000; acc: <text:s/>36.37; ppl: 61.20; xent: 4.11; lr: 0.15000; 335/510 tok/s; <text:s text:c="2"/>7551 sec</text:p>
      <text:p text:style-name="Preformatted_20_Text">[2019-08-29 03:51:18,423 INFO] Loading dataset from data/50000.wiki.no_stops=True.noise=None.train.4.pt</text:p>
      <text:p text:style-name="Preformatted_20_Text">[2019-08-29 03:51:19,111 INFO] number of examples: 10000</text:p>
      <text:p text:style-name="Preformatted_20_Text">[2019-08-29 03:51:35,263 INFO] Step 11900/40000; acc: <text:s/>35.91; ppl: 63.46; xent: 4.15; lr: 0.15000; 313/491 tok/s; <text:s text:c="2"/>7584 sec</text:p>
      <text:p text:style-name="Preformatted_20_Text">[2019-08-29 03:52:08,356 INFO] Step 11950/40000; acc: <text:s/>35.54; ppl: 65.49; xent: 4.18; lr: 0.15000; 342/514 tok/s; <text:s text:c="2"/>7618 sec</text:p>
      <text:p text:style-name="Preformatted_20_Text">[2019-08-29 03:52:39,103 INFO] Step 12000/40000; acc: <text:s/>36.45; ppl: 58.41; xent: 4.07; lr: 0.15000; 317/503 tok/s; <text:s text:c="2"/>7648 sec</text:p>
      <text:p text:style-name="Preformatted_20_Text">[2019-08-29 03:53:11,220 INFO] Step 12050/40000; acc: <text:s/>36.07; ppl: 63.17; xent: 4.15; lr: 0.15000; 342/517 tok/s; <text:s text:c="2"/>7680 sec</text:p>
      <text:p text:style-name="Preformatted_20_Text">[2019-08-29 03:53:43,029 INFO] Step 12100/40000; acc: <text:s/>36.52; ppl: 60.40; xent: 4.10; lr: 0.15000; 334/513 tok/s; <text:s text:c="2"/>7712 sec</text:p>
      <text:p text:style-name="Preformatted_20_Text">[2019-08-29 03:54:15,601 INFO] Step 12150/40000; acc: <text:s/>35.91; ppl: 62.20; xent: 4.13; lr: 0.15000; 340/520 tok/s; <text:s text:c="2"/>7745 sec</text:p>
      <text:p text:style-name="Preformatted_20_Text">[2019-08-29 03:54:47,588 INFO] Step 12200/40000; acc: <text:s/>35.77; ppl: 63.91; xent: 4.16; lr: 0.15000; 331/506 tok/s; <text:s text:c="2"/>7777 sec</text:p>
      <text:p text:style-name="Preformatted_20_Text">[2019-08-29 03:55:19,010 INFO] Step 12250/40000; acc: <text:s/>36.51; ppl: 57.71; xent: 4.06; lr: 0.15000; 319/509 tok/s; <text:s text:c="2"/>7808 sec</text:p>
      <text:p text:style-name="Preformatted_20_Text">[2019-08-29 03:55:51,059 INFO] Step 12300/40000; acc: <text:s/>36.15; ppl: 59.57; xent: 4.09; lr: 0.15000; 327/507 tok/s; <text:s text:c="2"/>7840 sec</text:p>
      <text:p text:style-name="Preformatted_20_Text">[2019-08-29 03:56:23,709 INFO] Step 12350/40000; acc: <text:s/>37.16; ppl: 62.61; xent: 4.14; lr: 0.15000; 345/503 tok/s; <text:s text:c="2"/>7873 sec</text:p>
      <text:p text:style-name="Preformatted_20_Text">[2019-08-29 03:56:55,130 INFO] Step 12400/40000; acc: <text:s/>36.65; ppl: 59.70; xent: 4.09; lr: 0.15000; 331/502 tok/s; <text:s text:c="2"/>7904 sec</text:p>
      <text:p text:style-name="Preformatted_20_Text">[2019-08-29 03:57:25,567 INFO] Step 12450/40000; acc: <text:s/>37.76; ppl: 57.64; xent: 4.05; lr: 0.15000; 327/495 tok/s; <text:s text:c="2"/>7935 sec</text:p>
      <text:p text:style-name="Preformatted_20_Text">[2019-08-29 03:57:57,827 INFO] Step 12500/40000; acc: <text:s/>37.05; ppl: 62.14; xent: 4.13; lr: 0.15000; 330/507 tok/s; <text:s text:c="2"/>7967 sec</text:p>
      <text:p text:style-name="Preformatted_20_Text">[2019-08-29 03:57:57,827 INFO] Loading dataset from data/50000.wiki.no_stops=True.noise=None.train.0.pt</text:p>
      <text:p text:style-name="Preformatted_20_Text">[2019-08-29 03:57:58,408 INFO] number of examples: 10000</text:p>
      <text:p text:style-name="Preformatted_20_Text">[2019-08-29 03:58:31,112 INFO] Step 12550/40000; acc: <text:s/>35.71; ppl: 62.81; xent: 4.14; lr: 0.15000; 324/505 tok/s; <text:s text:c="2"/>8000 sec</text:p>
      <text:p text:style-name="Preformatted_20_Text">[2019-08-29 03:59:02,511 INFO] Step 12600/40000; acc: <text:s/>37.01; ppl: 60.12; xent: 4.10; lr: 0.15000; 334/501 tok/s; <text:s text:c="2"/>8032 sec</text:p>
      <text:p text:style-name="Preformatted_20_Text">[2019-08-29 03:59:33,733 INFO] Step 12650/40000; acc: <text:s/>36.46; ppl: 55.21; xent: 4.01; lr: 0.15000; 325/509 tok/s; <text:s text:c="2"/>8063 sec</text:p>
      <text:p text:style-name="Preformatted_20_Text">[2019-08-29 04:00:07,040 INFO] Step 12700/40000; acc: <text:s/>36.41; ppl: 62.75; xent: 4.14; lr: 0.15000; 339/519 tok/s; <text:s text:c="2"/>8096 sec</text:p>
      <text:p text:style-name="Preformatted_20_Text">[2019-08-29 04:00:38,657 INFO] Step 12750/40000; acc: <text:s/>36.56; ppl: 59.97; xent: 4.09; lr: 0.15000; 329/509 tok/s; <text:s text:c="2"/>8128 sec</text:p>
      <text:p text:style-name="Preformatted_20_Text">[2019-08-29 04:01:11,367 INFO] Step 12800/40000; acc: <text:s/>36.86; ppl: 58.79; xent: 4.07; lr: 0.15000; 335/511 tok/s; <text:s text:c="2"/>8161 sec</text:p>
      <text:p text:style-name="Preformatted_20_Text">[2019-08-29 04:01:43,404 INFO] Step 12850/40000; acc: <text:s/>36.16; ppl: 61.46; xent: 4.12; lr: 0.15000; 328/512 tok/s; <text:s text:c="2"/>8193 sec</text:p>
      <text:p text:style-name="Preformatted_20_Text">[2019-08-29 04:02:15,030 INFO] Step 12900/40000; acc: <text:s/>36.86; ppl: 59.30; xent: 4.08; lr: 0.15000; 335/507 tok/s; <text:s text:c="2"/>8224 sec</text:p>
      <text:p text:style-name="Preformatted_20_Text">[2019-08-29 04:02:47,350 INFO] Step 12950/40000; acc: <text:s/>36.18; ppl: 57.48; xent: 4.05; lr: 0.15000; 340/515 tok/s; <text:s text:c="2"/>8257 sec</text:p>
      <text:p text:style-name="Preformatted_20_Text"><text:soft-page-break/>[2019-08-29 04:03:17,969 INFO] Step 13000/40000; acc: <text:s/>38.99; ppl: 57.84; xent: 4.06; lr: 0.15000; 336/487 tok/s; <text:s text:c="2"/>8287 sec</text:p>
      <text:p text:style-name="Preformatted_20_Text">[2019-08-29 04:03:48,612 INFO] Step 13050/40000; acc: <text:s/>37.77; ppl: 55.14; xent: 4.01; lr: 0.15000; 330/499 tok/s; <text:s text:c="2"/>8318 sec</text:p>
      <text:p text:style-name="Preformatted_20_Text">[2019-08-29 04:04:20,546 INFO] Step 13100/40000; acc: <text:s/>37.42; ppl: 56.33; xent: 4.03; lr: 0.15000; 333/509 tok/s; <text:s text:c="2"/>8350 sec</text:p>
      <text:p text:style-name="Preformatted_20_Text">[2019-08-29 04:04:36,799 INFO] Loading dataset from data/50000.wiki.no_stops=True.noise=None.train.1.pt</text:p>
      <text:p text:style-name="Preformatted_20_Text">[2019-08-29 04:04:37,456 INFO] number of examples: 10000</text:p>
      <text:p text:style-name="Preformatted_20_Text">[2019-08-29 04:04:53,239 INFO] Step 13150/40000; acc: <text:s/>36.45; ppl: 55.65; xent: 4.02; lr: 0.15000; 315/495 tok/s; <text:s text:c="2"/>8382 sec</text:p>
      <text:p text:style-name="Preformatted_20_Text">[2019-08-29 04:05:26,453 INFO] Step 13200/40000; acc: <text:s/>35.78; ppl: 62.85; xent: 4.14; lr: 0.15000; 341/517 tok/s; <text:s text:c="2"/>8416 sec</text:p>
      <text:p text:style-name="Preformatted_20_Text">[2019-08-29 04:05:56,751 INFO] Step 13250/40000; acc: <text:s/>37.97; ppl: 54.51; xent: 4.00; lr: 0.15000; 323/502 tok/s; <text:s text:c="2"/>8446 sec</text:p>
      <text:p text:style-name="Preformatted_20_Text">[2019-08-29 04:06:28,820 INFO] Step 13300/40000; acc: <text:s/>36.73; ppl: 59.65; xent: 4.09; lr: 0.15000; 343/516 tok/s; <text:s text:c="2"/>8478 sec</text:p>
      <text:p text:style-name="Preformatted_20_Text">[2019-08-29 04:07:00,510 INFO] Step 13350/40000; acc: <text:s/>37.34; ppl: 55.48; xent: 4.02; lr: 0.15000; 336/513 tok/s; <text:s text:c="2"/>8510 sec</text:p>
      <text:p text:style-name="Preformatted_20_Text">[2019-08-29 04:07:33,461 INFO] Step 13400/40000; acc: <text:s/>37.21; ppl: 60.08; xent: 4.10; lr: 0.15000; 336/513 tok/s; <text:s text:c="2"/>8543 sec</text:p>
      <text:p text:style-name="Preformatted_20_Text">[2019-08-29 04:08:06,133 INFO] Step 13450/40000; acc: <text:s/>36.99; ppl: 59.09; xent: 4.08; lr: 0.15000; 323/504 tok/s; <text:s text:c="2"/>8575 sec</text:p>
      <text:p text:style-name="Preformatted_20_Text">[2019-08-29 04:08:37,968 INFO] Step 13500/40000; acc: <text:s/>36.27; ppl: 59.14; xent: 4.08; lr: 0.15000; 315/499 tok/s; <text:s text:c="2"/>8607 sec</text:p>
      <text:p text:style-name="Preformatted_20_Text">[2019-08-29 04:09:09,829 INFO] Step 13550/40000; acc: <text:s/>36.85; ppl: 56.32; xent: 4.03; lr: 0.15000; 329/508 tok/s; <text:s text:c="2"/>8639 sec</text:p>
      <text:p text:style-name="Preformatted_20_Text">[2019-08-29 04:09:42,238 INFO] Step 13600/40000; acc: <text:s/>37.62; ppl: 61.55; xent: 4.12; lr: 0.15000; 348/503 tok/s; <text:s text:c="2"/>8671 sec</text:p>
      <text:p text:style-name="Preformatted_20_Text">[2019-08-29 04:10:13,420 INFO] Step 13650/40000; acc: <text:s/>38.11; ppl: 57.74; xent: 4.06; lr: 0.15000; 334/505 tok/s; <text:s text:c="2"/>8703 sec</text:p>
      <text:p text:style-name="Preformatted_20_Text">[2019-08-29 04:10:43,912 INFO] Step 13700/40000; acc: <text:s/>38.50; ppl: 53.08; xent: 3.97; lr: 0.15000; 325/498 tok/s; <text:s text:c="2"/>8733 sec</text:p>
      <text:p text:style-name="Preformatted_20_Text">[2019-08-29 04:11:15,753 INFO] Step 13750/40000; acc: <text:s/>38.11; ppl: 54.69; xent: 4.00; lr: 0.15000; 336/507 tok/s; <text:s text:c="2"/>8765 sec</text:p>
      <text:p text:style-name="Preformatted_20_Text">[2019-08-29 04:11:15,754 INFO] Loading dataset from data/50000.wiki.no_stops=True.noise=None.train.2.pt</text:p>
      <text:p text:style-name="Preformatted_20_Text">[2019-08-29 04:11:16,416 INFO] number of examples: 10000</text:p>
      <text:p text:style-name="Preformatted_20_Text">[2019-08-29 04:11:49,144 INFO] Step 13800/40000; acc: <text:s/>36.88; ppl: 56.75; xent: 4.04; lr: 0.15000; 323/503 tok/s; <text:s text:c="2"/>8798 sec</text:p>
      <text:p text:style-name="Preformatted_20_Text">[2019-08-29 04:12:20,524 INFO] Step 13850/40000; acc: <text:s/>36.70; ppl: 56.74; xent: 4.04; lr: 0.15000; 334/508 tok/s; <text:s text:c="2"/>8830 sec</text:p>
      <text:p text:style-name="Preformatted_20_Text">[2019-08-29 04:12:51,946 INFO] Step 13900/40000; acc: <text:s/>37.84; ppl: 55.29; xent: 4.01; lr: 0.15000; 323/499 tok/s; <text:s text:c="2"/>8861 sec</text:p>
      <text:p text:style-name="Preformatted_20_Text">[2019-08-29 04:13:25,100 INFO] Step 13950/40000; acc: <text:s/>36.82; ppl: 58.26; xent: 4.06; lr: 0.15000; 340/521 tok/s; <text:s text:c="2"/>8894 sec</text:p>
      <text:p text:style-name="Preformatted_20_Text">[2019-08-29 04:13:57,122 INFO] Step 14000/40000; acc: <text:s/>37.31; ppl: 54.42; xent: 4.00; lr: 0.15000; 325/506 tok/s; <text:s text:c="2"/>8926 sec</text:p>
      <text:p text:style-name="Preformatted_20_Text">[2019-08-29 04:14:29,634 INFO] Step 14050/40000; acc: <text:s/>37.43; ppl: 56.97; xent: 4.04; lr: 0.15000; 338/504 tok/s; <text:s text:c="2"/>8959 sec</text:p>
      <text:p text:style-name="Preformatted_20_Text">[2019-08-29 04:15:01,668 INFO] Step 14100/40000; acc: <text:s/>37.80; ppl: 54.67; xent: 4.00; lr: 0.15000; 329/512 tok/s; <text:s text:c="2"/>8991 sec</text:p>
      <text:p text:style-name="Preformatted_20_Text">[2019-08-29 04:15:33,808 INFO] Step 14150/40000; acc: <text:s/>36.94; ppl: 56.96; xent: 4.04; lr: 0.15000; 329/505 tok/s; <text:s text:c="2"/>9023 sec</text:p>
      <text:p text:style-name="Preformatted_20_Text">[2019-08-29 04:16:06,371 INFO] Step 14200/40000; acc: <text:s/>36.92; ppl: 55.41; xent: 4.01; lr: 0.15000; 337/513 tok/s; <text:s text:c="2"/>9056 sec</text:p>
      <text:p text:style-name="Preformatted_20_Text">[2019-08-29 04:16:37,161 INFO] Step 14250/40000; acc: <text:s/>39.09; ppl: 54.75; xent: 4.00; lr: 0.15000; 334/488 tok/s; <text:s text:c="2"/>9086 sec</text:p>
      <text:p text:style-name="Preformatted_20_Text"><text:soft-page-break/>[2019-08-29 04:17:07,586 INFO] Step 14300/40000; acc: <text:s/>39.13; ppl: 50.29; xent: 3.92; lr: 0.15000; 333/507 tok/s; <text:s text:c="2"/>9117 sec</text:p>
      <text:p text:style-name="Preformatted_20_Text">[2019-08-29 04:17:39,219 INFO] Step 14350/40000; acc: <text:s/>37.04; ppl: 57.88; xent: 4.06; lr: 0.15000; 336/514 tok/s; <text:s text:c="2"/>9148 sec</text:p>
      <text:p text:style-name="Preformatted_20_Text">[2019-08-29 04:17:54,779 INFO] Loading dataset from data/50000.wiki.no_stops=True.noise=None.train.3.pt</text:p>
      <text:p text:style-name="Preformatted_20_Text">[2019-08-29 04:17:55,458 INFO] number of examples: 10000</text:p>
      <text:p text:style-name="Preformatted_20_Text">[2019-08-29 04:18:11,377 INFO] Step 14400/40000; acc: <text:s/>38.07; ppl: 54.37; xent: 4.00; lr: 0.15000; 322/495 tok/s; <text:s text:c="2"/>9181 sec</text:p>
      <text:p text:style-name="Preformatted_20_Text">[2019-08-29 04:18:44,175 INFO] Step 14450/40000; acc: <text:s/>37.20; ppl: 59.41; xent: 4.08; lr: 0.15000; 347/518 tok/s; <text:s text:c="2"/>9213 sec</text:p>
      <text:p text:style-name="Preformatted_20_Text">[2019-08-29 04:19:14,564 INFO] Step 14500/40000; acc: <text:s/>38.92; ppl: 50.64; xent: 3.92; lr: 0.15000; 323/500 tok/s; <text:s text:c="2"/>9244 sec</text:p>
      <text:p text:style-name="Preformatted_20_Text">[2019-08-29 04:19:47,152 INFO] Step 14550/40000; acc: <text:s/>36.88; ppl: 57.11; xent: 4.05; lr: 0.15000; 338/513 tok/s; <text:s text:c="2"/>9276 sec</text:p>
      <text:p text:style-name="Preformatted_20_Text">[2019-08-29 04:20:19,139 INFO] Step 14600/40000; acc: <text:s/>37.62; ppl: 52.64; xent: 3.96; lr: 0.15000; 333/513 tok/s; <text:s text:c="2"/>9308 sec</text:p>
      <text:p text:style-name="Preformatted_20_Text">[2019-08-29 04:20:52,101 INFO] Step 14650/40000; acc: <text:s/>36.77; ppl: 58.88; xent: 4.08; lr: 0.15000; 337/509 tok/s; <text:s text:c="2"/>9341 sec</text:p>
      <text:p text:style-name="Preformatted_20_Text">[2019-08-29 04:21:23,998 INFO] Step 14700/40000; acc: <text:s/>38.08; ppl: 55.62; xent: 4.02; lr: 0.15000; 332/507 tok/s; <text:s text:c="2"/>9373 sec</text:p>
      <text:p text:style-name="Preformatted_20_Text">[2019-08-29 04:21:55,809 INFO] Step 14750/40000; acc: <text:s/>37.71; ppl: 53.27; xent: 3.98; lr: 0.15000; 315/502 tok/s; <text:s text:c="2"/>9405 sec</text:p>
      <text:p text:style-name="Preformatted_20_Text">[2019-08-29 04:22:28,062 INFO] Step 14800/40000; acc: <text:s/>37.11; ppl: 54.60; xent: 4.00; lr: 0.15000; 325/505 tok/s; <text:s text:c="2"/>9437 sec</text:p>
      <text:p text:style-name="Preformatted_20_Text">[2019-08-29 04:23:00,224 INFO] Step 14850/40000; acc: <text:s/>38.21; ppl: 58.82; xent: 4.07; lr: 0.15000; 351/509 tok/s; <text:s text:c="2"/>9469 sec</text:p>
      <text:p text:style-name="Preformatted_20_Text">[2019-08-29 04:23:31,372 INFO] Step 14900/40000; acc: <text:s/>39.34; ppl: 51.81; xent: 3.95; lr: 0.15000; 334/505 tok/s; <text:s text:c="2"/>9501 sec</text:p>
      <text:p text:style-name="Preformatted_20_Text">[2019-08-29 04:24:02,278 INFO] Step 14950/40000; acc: <text:s/>39.53; ppl: 49.21; xent: 3.90; lr: 0.15000; 322/496 tok/s; <text:s text:c="2"/>9531 sec</text:p>
      <text:p text:style-name="Preformatted_20_Text">[2019-08-29 04:24:34,807 INFO] Step 15000/40000; acc: <text:s/>37.81; ppl: 57.14; xent: 4.05; lr: 0.15000; 328/507 tok/s; <text:s text:c="2"/>9564 sec</text:p>
      <text:p text:style-name="Preformatted_20_Text">[2019-08-29 04:24:34,807 INFO] Loading dataset from data/50000.wiki.no_stops=True.noise=None.train.4.pt</text:p>
      <text:p text:style-name="Preformatted_20_Text">[2019-08-29 04:24:35,367 INFO] number of examples: 10000</text:p>
      <text:p text:style-name="Preformatted_20_Text">[2019-08-29 04:25:08,066 INFO] Step 15050/40000; acc: <text:s/>37.84; ppl: 54.72; xent: 4.00; lr: 0.15000; 324/504 tok/s; <text:s text:c="2"/>9597 sec</text:p>
      <text:p text:style-name="Preformatted_20_Text">[2019-08-29 04:25:39,383 INFO] Step 15100/40000; acc: <text:s/>38.66; ppl: 53.39; xent: 3.98; lr: 0.15000; 334/504 tok/s; <text:s text:c="2"/>9629 sec</text:p>
      <text:p text:style-name="Preformatted_20_Text">[2019-08-29 04:26:10,464 INFO] Step 15150/40000; acc: <text:s/>39.17; ppl: 50.77; xent: 3.93; lr: 0.15000; 326/509 tok/s; <text:s text:c="2"/>9660 sec</text:p>
      <text:p text:style-name="Preformatted_20_Text">[2019-08-29 04:26:43,445 INFO] Step 15200/40000; acc: <text:s/>37.77; ppl: 56.25; xent: 4.03; lr: 0.15000; 342/520 tok/s; <text:s text:c="2"/>9693 sec</text:p>
      <text:p text:style-name="Preformatted_20_Text">[2019-08-29 04:27:14,918 INFO] Step 15250/40000; acc: <text:s/>38.76; ppl: 50.73; xent: 3.93; lr: 0.15000; 330/510 tok/s; <text:s text:c="2"/>9724 sec</text:p>
      <text:p text:style-name="Preformatted_20_Text">[2019-08-29 04:27:47,238 INFO] Step 15300/40000; acc: <text:s/>36.98; ppl: 57.24; xent: 4.05; lr: 0.15000; 338/519 tok/s; <text:s text:c="2"/>9756 sec</text:p>
      <text:p text:style-name="Preformatted_20_Text">[2019-08-29 04:28:19,460 INFO] Step 15350/40000; acc: <text:s/>37.94; ppl: 52.98; xent: 3.97; lr: 0.15000; 326/510 tok/s; <text:s text:c="2"/>9789 sec</text:p>
      <text:p text:style-name="Preformatted_20_Text">[2019-08-29 04:28:51,374 INFO] Step 15400/40000; acc: <text:s/>38.47; ppl: 53.68; xent: 3.98; lr: 0.15000; 331/506 tok/s; <text:s text:c="2"/>9821 sec</text:p>
      <text:p text:style-name="Preformatted_20_Text">[2019-08-29 04:29:24,061 INFO] Step 15450/40000; acc: <text:s/>38.62; ppl: 52.12; xent: 3.95; lr: 0.15000; 336/507 tok/s; <text:s text:c="2"/>9853 sec</text:p>
      <text:p text:style-name="Preformatted_20_Text">[2019-08-29 04:29:55,060 INFO] Step 15500/40000; acc: <text:s/>39.56; ppl: 53.31; xent: 3.98; lr: 0.15000; 331/497 tok/s; <text:s text:c="2"/>9884 sec</text:p>
      <text:p text:style-name="Preformatted_20_Text">[2019-08-29 04:30:25,454 INFO] Step 15550/40000; acc: <text:s/>38.83; ppl: 49.69; xent: 3.91; lr: 0.15000; 333/504 tok/s; <text:s text:c="2"/>9915 sec</text:p>
      <text:p text:style-name="Preformatted_20_Text"><text:soft-page-break/>[2019-08-29 04:30:57,211 INFO] Step 15600/40000; acc: <text:s/>39.22; ppl: 52.94; xent: 3.97; lr: 0.15000; 335/505 tok/s; <text:s text:c="2"/>9946 sec</text:p>
      <text:p text:style-name="Preformatted_20_Text">[2019-08-29 04:31:13,457 INFO] Loading dataset from data/50000.wiki.no_stops=True.noise=None.train.0.pt</text:p>
      <text:p text:style-name="Preformatted_20_Text">[2019-08-29 04:31:14,103 INFO] number of examples: 10000</text:p>
      <text:p text:style-name="Preformatted_20_Text">[2019-08-29 04:31:30,221 INFO] Step 15650/40000; acc: <text:s/>39.18; ppl: 54.34; xent: 4.00; lr: 0.15000; 313/487 tok/s; <text:s text:c="2"/>9979 sec</text:p>
      <text:p text:style-name="Preformatted_20_Text">[2019-08-29 04:32:03,309 INFO] Step 15700/40000; acc: <text:s/>37.53; ppl: 55.21; xent: 4.01; lr: 0.15000; 343/517 tok/s; <text:s/>10012 sec</text:p>
      <text:p text:style-name="Preformatted_20_Text">[2019-08-29 04:32:34,041 INFO] Step 15750/40000; acc: <text:s/>39.03; ppl: 48.43; xent: 3.88; lr: 0.15000; 318/501 tok/s; <text:s/>10043 sec</text:p>
      <text:p text:style-name="Preformatted_20_Text">[2019-08-29 04:33:06,367 INFO] Step 15800/40000; acc: <text:s/>38.56; ppl: 52.33; xent: 3.96; lr: 0.15000; 340/521 tok/s; <text:s/>10076 sec</text:p>
      <text:p text:style-name="Preformatted_20_Text">[2019-08-29 04:33:38,408 INFO] Step 15850/40000; acc: <text:s/>38.08; ppl: 55.97; xent: 4.02; lr: 0.15000; 333/510 tok/s; <text:s/>10108 sec</text:p>
      <text:p text:style-name="Preformatted_20_Text">[2019-08-29 04:34:11,322 INFO] Step 15900/40000; acc: <text:s/>38.74; ppl: 51.24; xent: 3.94; lr: 0.15000; 336/515 tok/s; <text:s/>10140 sec</text:p>
      <text:p text:style-name="Preformatted_20_Text">[2019-08-29 04:34:43,516 INFO] Step 15950/40000; acc: <text:s/>38.12; ppl: 53.04; xent: 3.97; lr: 0.15000; 328/510 tok/s; <text:s/>10173 sec</text:p>
      <text:p text:style-name="Preformatted_20_Text">[2019-08-29 04:35:14,373 INFO] Step 16000/40000; acc: <text:s/>39.22; ppl: 50.04; xent: 3.91; lr: 0.15000; 326/505 tok/s; <text:s/>10204 sec</text:p>
      <text:p text:style-name="Preformatted_20_Text">[2019-08-29 04:35:46,195 INFO] Step 16050/40000; acc: <text:s/>38.80; ppl: 49.50; xent: 3.90; lr: 0.15000; 329/510 tok/s; <text:s/>10235 sec</text:p>
      <text:p text:style-name="Preformatted_20_Text">[2019-08-29 04:36:18,142 INFO] Step 16100/40000; acc: <text:s/>38.86; ppl: 52.77; xent: 3.97; lr: 0.15000; 353/509 tok/s; <text:s/>10267 sec</text:p>
      <text:p text:style-name="Preformatted_20_Text">[2019-08-29 04:36:49,199 INFO] Step 16150/40000; acc: <text:s/>39.81; ppl: 50.69; xent: 3.93; lr: 0.15000; 336/497 tok/s; <text:s/>10298 sec</text:p>
      <text:p text:style-name="Preformatted_20_Text">[2019-08-29 04:37:19,534 INFO] Step 16200/40000; acc: <text:s/>40.45; ppl: 47.31; xent: 3.86; lr: 0.15000; 327/501 tok/s; <text:s/>10329 sec</text:p>
      <text:p text:style-name="Preformatted_20_Text">[2019-08-29 04:37:51,866 INFO] Step 16250/40000; acc: <text:s/>38.17; ppl: 50.74; xent: 3.93; lr: 0.15000; 329/510 tok/s; <text:s/>10361 sec</text:p>
      <text:p text:style-name="Preformatted_20_Text">[2019-08-29 04:37:51,866 INFO] Loading dataset from data/50000.wiki.no_stops=True.noise=None.train.1.pt</text:p>
      <text:p text:style-name="Preformatted_20_Text">[2019-08-29 04:37:52,447 INFO] number of examples: 10000</text:p>
      <text:p text:style-name="Preformatted_20_Text">[2019-08-29 04:38:25,017 INFO] Step 16300/40000; acc: <text:s/>38.01; ppl: 50.92; xent: 3.93; lr: 0.15000; 325/505 tok/s; <text:s/>10394 sec</text:p>
      <text:p text:style-name="Preformatted_20_Text">[2019-08-29 04:38:56,379 INFO] Step 16350/40000; acc: <text:s/>39.07; ppl: 50.70; xent: 3.93; lr: 0.15000; 333/508 tok/s; <text:s/>10426 sec</text:p>
      <text:p text:style-name="Preformatted_20_Text">[2019-08-29 04:39:27,116 INFO] Step 16400/40000; acc: <text:s/>39.60; ppl: 48.54; xent: 3.88; lr: 0.15000; 330/506 tok/s; <text:s/>10456 sec</text:p>
      <text:p text:style-name="Preformatted_20_Text">[2019-08-29 04:40:00,701 INFO] Step 16450/40000; acc: <text:s/>39.11; ppl: 53.60; xent: 3.98; lr: 0.15000; 336/505 tok/s; <text:s/>10490 sec</text:p>
      <text:p text:style-name="Preformatted_20_Text">[2019-08-29 04:40:31,980 INFO] Step 16500/40000; acc: <text:s/>38.85; ppl: 49.21; xent: 3.90; lr: 0.15000; 333/510 tok/s; <text:s/>10521 sec</text:p>
      <text:p text:style-name="Preformatted_20_Text">[2019-08-29 04:41:04,745 INFO] Step 16550/40000; acc: <text:s/>39.13; ppl: 51.25; xent: 3.94; lr: 0.15000; 333/514 tok/s; <text:s/>10554 sec</text:p>
      <text:p text:style-name="Preformatted_20_Text">[2019-08-29 04:41:37,437 INFO] Step 16600/40000; acc: <text:s/>38.37; ppl: 53.07; xent: 3.97; lr: 0.15000; 321/507 tok/s; <text:s/>10587 sec</text:p>
      <text:p text:style-name="Preformatted_20_Text">[2019-08-29 04:42:09,817 INFO] Step 16650/40000; acc: <text:s/>38.73; ppl: 52.65; xent: 3.96; lr: 0.15000; 326/500 tok/s; <text:s/>10619 sec</text:p>
      <text:p text:style-name="Preformatted_20_Text">[2019-08-29 04:42:42,033 INFO] Step 16700/40000; acc: <text:s/>38.45; ppl: 52.26; xent: 3.96; lr: 0.15000; 341/520 tok/s; <text:s/>10651 sec</text:p>
      <text:p text:style-name="Preformatted_20_Text">[2019-08-29 04:43:12,654 INFO] Step 16750/40000; acc: <text:s/>41.22; ppl: 49.14; xent: 3.89; lr: 0.15000; 336/491 tok/s; <text:s/>10682 sec</text:p>
      <text:p text:style-name="Preformatted_20_Text">[2019-08-29 04:43:43,663 INFO] Step 16800/40000; acc: <text:s/>40.08; ppl: 49.61; xent: 3.90; lr: 0.15000; 326/498 tok/s; <text:s/>10713 sec</text:p>
      <text:p text:style-name="Preformatted_20_Text">[2019-08-29 04:44:15,357 INFO] Step 16850/40000; acc: <text:s/>39.83; ppl: 49.74; xent: 3.91; lr: 0.15000; 336/505 tok/s; <text:s/>10745 sec</text:p>
      <text:p text:style-name="Preformatted_20_Text"><text:soft-page-break/>[2019-08-29 04:44:31,241 INFO] Loading dataset from data/50000.wiki.no_stops=True.noise=None.train.2.pt</text:p>
      <text:p text:style-name="Preformatted_20_Text">[2019-08-29 04:44:31,903 INFO] number of examples: 10000</text:p>
      <text:p text:style-name="Preformatted_20_Text">[2019-08-29 04:44:47,722 INFO] Step 16900/40000; acc: <text:s/>40.09; ppl: 45.60; xent: 3.82; lr: 0.15000; 320/493 tok/s; <text:s/>10777 sec</text:p>
      <text:p text:style-name="Preformatted_20_Text">[2019-08-29 04:45:20,884 INFO] Step 16950/40000; acc: <text:s/>38.05; ppl: 52.17; xent: 3.95; lr: 0.15000; 342/517 tok/s; <text:s/>10810 sec</text:p>
      <text:p text:style-name="Preformatted_20_Text">[2019-08-29 04:45:51,637 INFO] Step 17000/40000; acc: <text:s/>39.59; ppl: 49.26; xent: 3.90; lr: 0.15000; 319/500 tok/s; <text:s/>10841 sec</text:p>
      <text:p text:style-name="Preformatted_20_Text">[2019-08-29 04:46:24,455 INFO] Step 17050/40000; acc: <text:s/>38.61; ppl: 51.21; xent: 3.94; lr: 0.15000; 334/513 tok/s; <text:s/>10874 sec</text:p>
      <text:p text:style-name="Preformatted_20_Text">[2019-08-29 04:46:56,616 INFO] Step 17100/40000; acc: <text:s/>39.08; ppl: 47.47; xent: 3.86; lr: 0.15000; 331/510 tok/s; <text:s/>10906 sec</text:p>
      <text:p text:style-name="Preformatted_20_Text">[2019-08-29 04:47:29,507 INFO] Step 17150/40000; acc: <text:s/>39.19; ppl: 52.28; xent: 3.96; lr: 0.15000; 337/512 tok/s; <text:s/>10939 sec</text:p>
      <text:p text:style-name="Preformatted_20_Text">[2019-08-29 04:48:00,972 INFO] Step 17200/40000; acc: <text:s/>40.45; ppl: 47.80; xent: 3.87; lr: 0.15000; 337/507 tok/s; <text:s/>10970 sec</text:p>
      <text:p text:style-name="Preformatted_20_Text">[2019-08-29 04:48:32,333 INFO] Step 17250/40000; acc: <text:s/>39.37; ppl: 47.11; xent: 3.85; lr: 0.15000; 321/508 tok/s; <text:s/>11001 sec</text:p>
      <text:p text:style-name="Preformatted_20_Text">[2019-08-29 04:49:04,184 INFO] Step 17300/40000; acc: <text:s/>38.48; ppl: 47.97; xent: 3.87; lr: 0.15000; 329/514 tok/s; <text:s/>11033 sec</text:p>
      <text:p text:style-name="Preformatted_20_Text">[2019-08-29 04:49:36,443 INFO] Step 17350/40000; acc: <text:s/>39.80; ppl: 52.53; xent: 3.96; lr: 0.15000; 349/502 tok/s; <text:s/>11066 sec</text:p>
      <text:p text:style-name="Preformatted_20_Text">[2019-08-29 04:50:07,853 INFO] Step 17400/40000; acc: <text:s/>40.38; ppl: 46.44; xent: 3.84; lr: 0.15000; 332/499 tok/s; <text:s/>11097 sec</text:p>
      <text:p text:style-name="Preformatted_20_Text">[2019-08-29 04:50:38,134 INFO] Step 17450/40000; acc: <text:s/>40.51; ppl: 46.49; xent: 3.84; lr: 0.15000; 328/506 tok/s; <text:s/>11127 sec</text:p>
      <text:p text:style-name="Preformatted_20_Text">[2019-08-29 04:51:09,747 INFO] Step 17500/40000; acc: <text:s/>39.44; ppl: 49.95; xent: 3.91; lr: 0.15000; 339/509 tok/s; <text:s/>11159 sec</text:p>
      <text:p text:style-name="Preformatted_20_Text">[2019-08-29 04:51:09,747 INFO] Loading dataset from data/50000.wiki.no_stops=True.noise=None.train.3.pt</text:p>
      <text:p text:style-name="Preformatted_20_Text">[2019-08-29 04:51:10,413 INFO] number of examples: 10000</text:p>
      <text:p text:style-name="Preformatted_20_Text">[2019-08-29 04:51:43,033 INFO] Step 17550/40000; acc: <text:s/>38.13; ppl: 50.81; xent: 3.93; lr: 0.15000; 323/508 tok/s; <text:s/>11192 sec</text:p>
      <text:p text:style-name="Preformatted_20_Text">[2019-08-29 04:52:14,005 INFO] Step 17600/40000; acc: <text:s/>40.38; ppl: 47.38; xent: 3.86; lr: 0.15000; 339/506 tok/s; <text:s/>11223 sec</text:p>
      <text:p text:style-name="Preformatted_20_Text">[2019-08-29 04:52:45,257 INFO] Step 17650/40000; acc: <text:s/>40.02; ppl: 46.92; xent: 3.85; lr: 0.15000; 325/502 tok/s; <text:s/>11254 sec</text:p>
      <text:p text:style-name="Preformatted_20_Text">[2019-08-29 04:53:18,241 INFO] Step 17700/40000; acc: <text:s/>38.65; ppl: 50.22; xent: 3.92; lr: 0.15000; 343/518 tok/s; <text:s/>11287 sec</text:p>
      <text:p text:style-name="Preformatted_20_Text">[2019-08-29 04:53:50,265 INFO] Step 17750/40000; acc: <text:s/>39.56; ppl: 47.82; xent: 3.87; lr: 0.15000; 325/505 tok/s; <text:s/>11319 sec</text:p>
      <text:p text:style-name="Preformatted_20_Text">[2019-08-29 04:54:22,347 INFO] Step 17800/40000; acc: <text:s/>38.94; ppl: 51.61; xent: 3.94; lr: 0.15000; 342/516 tok/s; <text:s/>11352 sec</text:p>
      <text:p text:style-name="Preformatted_20_Text">[2019-08-29 04:54:54,982 INFO] Step 17850/40000; acc: <text:s/>39.30; ppl: 48.37; xent: 3.88; lr: 0.15000; 323/507 tok/s; <text:s/>11384 sec</text:p>
      <text:p text:style-name="Preformatted_20_Text">[2019-08-29 04:55:27,029 INFO] Step 17900/40000; acc: <text:s/>39.16; ppl: 50.15; xent: 3.91; lr: 0.15000; 330/501 tok/s; <text:s/>11416 sec</text:p>
      <text:p text:style-name="Preformatted_20_Text">[2019-08-29 04:55:59,860 INFO] Step 17950/40000; acc: <text:s/>39.09; ppl: 49.00; xent: 3.89; lr: 0.15000; 334/513 tok/s; <text:s/>11449 sec</text:p>
      <text:p text:style-name="Preformatted_20_Text">[2019-08-29 04:56:30,524 INFO] Step 18000/40000; acc: <text:s/>41.64; ppl: 47.56; xent: 3.86; lr: 0.15000; 336/495 tok/s; <text:s/>11480 sec</text:p>
      <text:p text:style-name="Preformatted_20_Text">[2019-08-29 04:57:01,228 INFO] Step 18050/40000; acc: <text:s/>40.99; ppl: 45.07; xent: 3.81; lr: 0.15000; 329/503 tok/s; <text:s/>11510 sec</text:p>
      <text:p text:style-name="Preformatted_20_Text">[2019-08-29 04:57:33,320 INFO] Step 18100/40000; acc: <text:s/>40.15; ppl: 47.26; xent: 3.86; lr: 0.15000; 332/506 tok/s; <text:s/>11542 sec</text:p>
      <text:p text:style-name="Preformatted_20_Text">[2019-08-29 04:57:49,719 INFO] Loading dataset from data/50000.wiki.no_stops=True.noise=None.train.4.pt</text:p>
      <text:p text:style-name="Preformatted_20_Text">[2019-08-29 04:57:50,399 INFO] number of examples: 10000</text:p>
      <text:p text:style-name="Preformatted_20_Text"><text:soft-page-break/>[2019-08-29 04:58:06,333 INFO] Step 18150/40000; acc: <text:s/>39.70; ppl: 48.38; xent: 3.88; lr: 0.15000; 313/491 tok/s; <text:s/>11575 sec</text:p>
      <text:p text:style-name="Preformatted_20_Text">[2019-08-29 04:58:39,712 INFO] Step 18200/40000; acc: <text:s/>39.34; ppl: 50.39; xent: 3.92; lr: 0.15000; 339/509 tok/s; <text:s/>11609 sec</text:p>
      <text:p text:style-name="Preformatted_20_Text">[2019-08-29 04:59:10,554 INFO] Step 18250/40000; acc: <text:s/>40.42; ppl: 45.56; xent: 3.82; lr: 0.15000; 316/501 tok/s; <text:s/>11640 sec</text:p>
      <text:p text:style-name="Preformatted_20_Text">[2019-08-29 04:59:43,019 INFO] Step 18300/40000; acc: <text:s/>40.28; ppl: 48.35; xent: 3.88; lr: 0.15000; 338/511 tok/s; <text:s/>11672 sec</text:p>
      <text:p text:style-name="Preformatted_20_Text">[2019-08-29 05:00:14,836 INFO] Step 18350/40000; acc: <text:s/>40.39; ppl: 46.76; xent: 3.84; lr: 0.15000; 334/513 tok/s; <text:s/>11704 sec</text:p>
      <text:p text:style-name="Preformatted_20_Text">[2019-08-29 05:00:47,633 INFO] Step 18400/40000; acc: <text:s/>38.89; ppl: 48.65; xent: 3.88; lr: 0.15000; 337/516 tok/s; <text:s/>11737 sec</text:p>
      <text:p text:style-name="Preformatted_20_Text">[2019-08-29 05:01:19,403 INFO] Step 18450/40000; acc: <text:s/>40.04; ppl: 49.49; xent: 3.90; lr: 0.15000; 333/509 tok/s; <text:s/>11769 sec</text:p>
      <text:p text:style-name="Preformatted_20_Text">[2019-08-29 05:01:50,819 INFO] Step 18500/40000; acc: <text:s/>40.39; ppl: 45.09; xent: 3.81; lr: 0.15000; 319/509 tok/s; <text:s/>11800 sec</text:p>
      <text:p text:style-name="Preformatted_20_Text">[2019-08-29 05:02:22,636 INFO] Step 18550/40000; acc: <text:s/>40.00; ppl: 46.34; xent: 3.84; lr: 0.15000; 329/511 tok/s; <text:s/>11832 sec</text:p>
      <text:p text:style-name="Preformatted_20_Text">[2019-08-29 05:02:55,163 INFO] Step 18600/40000; acc: <text:s/>40.73; ppl: 48.18; xent: 3.87; lr: 0.15000; 346/505 tok/s; <text:s/>11864 sec</text:p>
      <text:p text:style-name="Preformatted_20_Text">[2019-08-29 05:03:26,721 INFO] Step 18650/40000; acc: <text:s/>40.57; ppl: 46.71; xent: 3.84; lr: 0.15000; 329/499 tok/s; <text:s/>11896 sec</text:p>
      <text:p text:style-name="Preformatted_20_Text">[2019-08-29 05:03:57,226 INFO] Step 18700/40000; acc: <text:s/>41.67; ppl: 43.99; xent: 3.78; lr: 0.15000; 326/494 tok/s; <text:s/>11926 sec</text:p>
      <text:p text:style-name="Preformatted_20_Text">[2019-08-29 05:04:29,796 INFO] Step 18750/40000; acc: <text:s/>40.59; ppl: 48.51; xent: 3.88; lr: 0.15000; 327/502 tok/s; <text:s/>11959 sec</text:p>
      <text:p text:style-name="Preformatted_20_Text">[2019-08-29 05:04:29,797 INFO] Loading dataset from data/50000.wiki.no_stops=True.noise=None.train.0.pt</text:p>
      <text:p text:style-name="Preformatted_20_Text">[2019-08-29 05:04:30,362 INFO] number of examples: 10000</text:p>
      <text:p text:style-name="Preformatted_20_Text">[2019-08-29 05:05:03,529 INFO] Step 18800/40000; acc: <text:s/>39.61; ppl: 48.89; xent: 3.89; lr: 0.15000; 320/498 tok/s; <text:s/>11993 sec</text:p>
      <text:p text:style-name="Preformatted_20_Text">[2019-08-29 05:05:34,933 INFO] Step 18850/40000; acc: <text:s/>40.63; ppl: 46.47; xent: 3.84; lr: 0.15000; 334/501 tok/s; <text:s/>12024 sec</text:p>
      <text:p text:style-name="Preformatted_20_Text">[2019-08-29 05:06:05,942 INFO] Step 18900/40000; acc: <text:s/>40.31; ppl: 43.25; xent: 3.77; lr: 0.15000; 327/512 tok/s; <text:s/>12055 sec</text:p>
      <text:p text:style-name="Preformatted_20_Text">[2019-08-29 05:06:39,533 INFO] Step 18950/40000; acc: <text:s/>39.89; ppl: 48.78; xent: 3.89; lr: 0.15000; 336/514 tok/s; <text:s/>12089 sec</text:p>
      <text:p text:style-name="Preformatted_20_Text">[2019-08-29 05:07:11,251 INFO] Step 19000/40000; acc: <text:s/>39.87; ppl: 46.71; xent: 3.84; lr: 0.15000; 328/507 tok/s; <text:s/>12120 sec</text:p>
      <text:p text:style-name="Preformatted_20_Text">[2019-08-29 05:07:44,018 INFO] Step 19050/40000; acc: <text:s/>40.20; ppl: 46.49; xent: 3.84; lr: 0.15000; 334/510 tok/s; <text:s/>12153 sec</text:p>
      <text:p text:style-name="Preformatted_20_Text">[2019-08-29 05:08:16,433 INFO] Step 19100/40000; acc: <text:s/>39.87; ppl: 48.09; xent: 3.87; lr: 0.15000; 325/506 tok/s; <text:s/>12186 sec</text:p>
      <text:p text:style-name="Preformatted_20_Text">[2019-08-29 05:08:47,951 INFO] Step 19150/40000; acc: <text:s/>40.65; ppl: 46.15; xent: 3.83; lr: 0.15000; 336/509 tok/s; <text:s/>12217 sec</text:p>
      <text:p text:style-name="Preformatted_20_Text">[2019-08-29 05:09:20,381 INFO] Step 19200/40000; acc: <text:s/>40.26; ppl: 44.97; xent: 3.81; lr: 0.15000; 339/513 tok/s; <text:s/>12250 sec</text:p>
      <text:p text:style-name="Preformatted_20_Text">[2019-08-29 05:09:51,321 INFO] Step 19250/40000; acc: <text:s/>42.57; ppl: 44.69; xent: 3.80; lr: 0.15000; 333/481 tok/s; <text:s/>12280 sec</text:p>
      <text:p text:style-name="Preformatted_20_Text">[2019-08-29 05:10:22,122 INFO] Step 19300/40000; acc: <text:s/>41.72; ppl: 42.76; xent: 3.76; lr: 0.15000; 329/496 tok/s; <text:s/>12311 sec</text:p>
      <text:p text:style-name="Preformatted_20_Text">[2019-08-29 05:10:54,014 INFO] Step 19350/40000; acc: <text:s/>41.19; ppl: 44.29; xent: 3.79; lr: 0.15000; 333/510 tok/s; <text:s/>12343 sec</text:p>
      <text:p text:style-name="Preformatted_20_Text">[2019-08-29 05:11:10,022 INFO] Loading dataset from data/50000.wiki.no_stops=True.noise=None.train.1.pt</text:p>
      <text:p text:style-name="Preformatted_20_Text">[2019-08-29 05:11:10,603 INFO] number of examples: 10000</text:p>
      <text:p text:style-name="Preformatted_20_Text">[2019-08-29 05:11:26,311 INFO] Step 19400/40000; acc: <text:s/>40.27; ppl: 43.72; xent: 3.78; lr: 0.15000; 319/501 tok/s; <text:s/>12375 sec</text:p>
      <text:p text:style-name="Preformatted_20_Text"><text:soft-page-break/>[2019-08-29 05:11:59,237 INFO] Step 19450/40000; acc: <text:s/>38.93; ppl: 49.27; xent: 3.90; lr: 0.15000; 344/521 tok/s; <text:s/>12408 sec</text:p>
      <text:p text:style-name="Preformatted_20_Text">[2019-08-29 05:12:29,880 INFO] Step 19500/40000; acc: <text:s/>41.90; ppl: 42.84; xent: 3.76; lr: 0.15000; 319/497 tok/s; <text:s/>12439 sec</text:p>
      <text:p text:style-name="Preformatted_20_Text">[2019-08-29 05:13:01,998 INFO] Step 19550/40000; acc: <text:s/>40.63; ppl: 46.55; xent: 3.84; lr: 0.15000; 342/515 tok/s; <text:s/>12471 sec</text:p>
      <text:p text:style-name="Preformatted_20_Text">[2019-08-29 05:13:33,570 INFO] Step 19600/40000; acc: <text:s/>40.60; ppl: 43.71; xent: 3.78; lr: 0.15000; 338/515 tok/s; <text:s/>12503 sec</text:p>
      <text:p text:style-name="Preformatted_20_Text">[2019-08-29 05:14:06,385 INFO] Step 19650/40000; acc: <text:s/>40.43; ppl: 47.43; xent: 3.86; lr: 0.15000; 338/515 tok/s; <text:s/>12536 sec</text:p>
      <text:p text:style-name="Preformatted_20_Text">[2019-08-29 05:14:38,904 INFO] Step 19700/40000; acc: <text:s/>40.48; ppl: 46.35; xent: 3.84; lr: 0.15000; 324/506 tok/s; <text:s/>12568 sec</text:p>
      <text:p text:style-name="Preformatted_20_Text">[2019-08-29 05:15:10,827 INFO] Step 19750/40000; acc: <text:s/>39.95; ppl: 46.87; xent: 3.85; lr: 0.15000; 314/498 tok/s; <text:s/>12600 sec</text:p>
      <text:p text:style-name="Preformatted_20_Text">[2019-08-29 05:15:42,443 INFO] Step 19800/40000; acc: <text:s/>40.62; ppl: 44.25; xent: 3.79; lr: 0.15000; 331/512 tok/s; <text:s/>12632 sec</text:p>
      <text:p text:style-name="Preformatted_20_Text">[2019-08-29 05:16:14,880 INFO] Step 19850/40000; acc: <text:s/>40.87; ppl: 48.30; xent: 3.88; lr: 0.15000; 348/503 tok/s; <text:s/>12664 sec</text:p>
      <text:p text:style-name="Preformatted_20_Text">[2019-08-29 05:16:46,284 INFO] Step 19900/40000; acc: <text:s/>42.14; ppl: 45.01; xent: 3.81; lr: 0.15000; 331/501 tok/s; <text:s/>12695 sec</text:p>
      <text:p text:style-name="Preformatted_20_Text">[2019-08-29 05:17:16,748 INFO] Step 19950/40000; acc: <text:s/>41.69; ppl: 42.21; xent: 3.74; lr: 0.15000; 326/499 tok/s; <text:s/>12726 sec</text:p>
      <text:p text:style-name="Preformatted_20_Text">[2019-08-29 05:17:48,398 INFO] Step 20000/40000; acc: <text:s/>41.77; ppl: 43.06; xent: 3.76; lr: 0.15000; 338/510 tok/s; <text:s/>12758 sec</text:p>
      <text:p text:style-name="Preformatted_20_Text">[2019-08-29 05:17:48,399 INFO] Loading dataset from data/50000.wiki.no_stops=True.noise=None.valid.0.pt</text:p>
      <text:p text:style-name="Preformatted_20_Text">[2019-08-29 05:17:49,070 INFO] number of examples: 10000</text:p>
      <text:p text:style-name="Preformatted_20_Text">[2019-08-29 05:20:02,628 INFO] Loading dataset from data/50000.wiki.no_stops=True.noise=None.valid.1.pt</text:p>
      <text:p text:style-name="Preformatted_20_Text">[2019-08-29 05:20:03,292 INFO] number of examples: 10000</text:p>
      <text:p text:style-name="Preformatted_20_Text">[2019-08-29 05:22:16,107 INFO] Validation perplexity: 74.044</text:p>
      <text:p text:style-name="Preformatted_20_Text">[2019-08-29 05:22:16,107 INFO] Validation accuracy: 38.9397</text:p>
      <text:p text:style-name="Preformatted_20_Text">[2019-08-29 05:22:16,316 INFO] Saving checkpoint models/50000.wiki.no_stops=True.noise=None_step_20000.pt</text:p>
      <text:p text:style-name="Preformatted_20_Text">[2019-08-29 05:22:16,551 INFO] Loading dataset from data/50000.wiki.no_stops=True.noise=None.train.2.pt</text:p>
      <text:p text:style-name="Preformatted_20_Text">[2019-08-29 05:22:17,217 INFO] number of examples: 10000</text:p>
      <text:p text:style-name="Preformatted_20_Text">[2019-08-29 05:22:49,701 INFO] Step 20050/40000; acc: <text:s/>40.02; ppl: 45.00; xent: 3.81; lr: 0.15000; <text:s/>36/ 56 tok/s; <text:s/>13059 sec</text:p>
      <text:p text:style-name="Preformatted_20_Text">[2019-08-29 05:23:20,823 INFO] Step 20100/40000; acc: <text:s/>40.62; ppl: 44.41; xent: 3.79; lr: 0.15000; 336/512 tok/s; <text:s/>13090 sec</text:p>
      <text:p text:style-name="Preformatted_20_Text">[2019-08-29 05:23:51,675 INFO] Step 20150/40000; acc: <text:s/>41.16; ppl: 43.47; xent: 3.77; lr: 0.15000; 329/508 tok/s; <text:s/>13121 sec</text:p>
      <text:p text:style-name="Preformatted_20_Text">[2019-08-29 05:24:24,589 INFO] Step 20200/40000; acc: <text:s/>39.79; ppl: 46.41; xent: 3.84; lr: 0.15000; 343/524 tok/s; <text:s/>13154 sec</text:p>
      <text:p text:style-name="Preformatted_20_Text">[2019-08-29 05:24:56,409 INFO] Step 20250/40000; acc: <text:s/>40.88; ppl: 43.36; xent: 3.77; lr: 0.15000; 327/509 tok/s; <text:s/>13186 sec</text:p>
      <text:p text:style-name="Preformatted_20_Text">[2019-08-29 05:25:28,415 INFO] Step 20300/40000; acc: <text:s/>41.39; ppl: 44.63; xent: 3.80; lr: 0.15000; 343/512 tok/s; <text:s/>13218 sec</text:p>
      <text:p text:style-name="Preformatted_20_Text">[2019-08-29 05:25:59,876 INFO] Step 20350/40000; acc: <text:s/>40.77; ppl: 43.90; xent: 3.78; lr: 0.15000; 335/521 tok/s; <text:s/>13249 sec</text:p>
      <text:p text:style-name="Preformatted_20_Text">[2019-08-29 05:26:31,561 INFO] Step 20400/40000; acc: <text:s/>40.33; ppl: 45.22; xent: 3.81; lr: 0.15000; 334/513 tok/s; <text:s/>13281 sec</text:p>
      <text:p text:style-name="Preformatted_20_Text">[2019-08-29 05:27:03,752 INFO] Step 20450/40000; acc: <text:s/>40.69; ppl: 44.21; xent: 3.79; lr: 0.15000; 341/519 tok/s; <text:s/>13313 sec</text:p>
      <text:p text:style-name="Preformatted_20_Text">[2019-08-29 05:27:33,966 INFO] Step 20500/40000; acc: <text:s/>42.97; ppl: 42.84; xent: 3.76; lr: 0.15000; 341/497 tok/s; <text:s/>13343 sec</text:p>
      <text:p text:style-name="Preformatted_20_Text">[2019-08-29 05:28:04,373 INFO] Step 20550/40000; acc: <text:s/>42.42; ppl: 40.06; xent: 3.69; lr: 0.15000; 333/507 tok/s; <text:s/>13374 sec</text:p>
      <text:p text:style-name="Preformatted_20_Text"><text:soft-page-break/>[2019-08-29 05:28:35,792 INFO] Step 20600/40000; acc: <text:s/>40.48; ppl: 46.09; xent: 3.83; lr: 0.15000; 338/518 tok/s; <text:s/>13405 sec</text:p>
      <text:p text:style-name="Preformatted_20_Text">[2019-08-29 05:28:51,278 INFO] Loading dataset from data/50000.wiki.no_stops=True.noise=None.train.3.pt</text:p>
      <text:p text:style-name="Preformatted_20_Text">[2019-08-29 05:28:51,941 INFO] number of examples: 10000</text:p>
      <text:p text:style-name="Preformatted_20_Text">[2019-08-29 05:29:07,812 INFO] Step 20650/40000; acc: <text:s/>41.30; ppl: 42.81; xent: 3.76; lr: 0.15000; 323/497 tok/s; <text:s/>13437 sec</text:p>
      <text:p text:style-name="Preformatted_20_Text">[2019-08-29 05:29:41,046 INFO] Step 20700/40000; acc: <text:s/>40.42; ppl: 47.40; xent: 3.86; lr: 0.15000; 342/511 tok/s; <text:s/>13470 sec</text:p>
      <text:p text:style-name="Preformatted_20_Text">[2019-08-29 05:30:11,158 INFO] Step 20750/40000; acc: <text:s/>42.12; ppl: 40.47; xent: 3.70; lr: 0.15000; 325/504 tok/s; <text:s/>13500 sec</text:p>
      <text:p text:style-name="Preformatted_20_Text">[2019-08-29 05:30:43,156 INFO] Step 20800/40000; acc: <text:s/>40.09; ppl: 45.72; xent: 3.82; lr: 0.15000; 344/522 tok/s; <text:s/>13532 sec</text:p>
      <text:p text:style-name="Preformatted_20_Text">[2019-08-29 05:31:14,830 INFO] Step 20850/40000; acc: <text:s/>41.14; ppl: 41.47; xent: 3.72; lr: 0.15000; 336/518 tok/s; <text:s/>13564 sec</text:p>
      <text:p text:style-name="Preformatted_20_Text">[2019-08-29 05:31:47,049 INFO] Step 20900/40000; acc: <text:s/>40.38; ppl: 47.07; xent: 3.85; lr: 0.15000; 345/521 tok/s; <text:s/>13596 sec</text:p>
      <text:p text:style-name="Preformatted_20_Text">[2019-08-29 05:32:18,589 INFO] Step 20950/40000; acc: <text:s/>41.52; ppl: 43.69; xent: 3.78; lr: 0.15000; 336/512 tok/s; <text:s/>13628 sec</text:p>
      <text:p text:style-name="Preformatted_20_Text">[2019-08-29 05:32:49,718 INFO] Step 21000/40000; acc: <text:s/>40.95; ppl: 42.80; xent: 3.76; lr: 0.15000; 322/513 tok/s; <text:s/>13659 sec</text:p>
      <text:p text:style-name="Preformatted_20_Text">[2019-08-29 05:33:21,354 INFO] Step 21050/40000; acc: <text:s/>40.26; ppl: 44.14; xent: 3.79; lr: 0.15000; 331/515 tok/s; <text:s/>13691 sec</text:p>
      <text:p text:style-name="Preformatted_20_Text">[2019-08-29 05:33:53,885 INFO] Step 21100/40000; acc: <text:s/>41.43; ppl: 46.76; xent: 3.84; lr: 0.15000; 347/503 tok/s; <text:s/>13723 sec</text:p>
      <text:p text:style-name="Preformatted_20_Text">[2019-08-29 05:34:24,880 INFO] Step 21150/40000; acc: <text:s/>43.10; ppl: 40.75; xent: 3.71; lr: 0.15000; 336/507 tok/s; <text:s/>13754 sec</text:p>
      <text:p text:style-name="Preformatted_20_Text">[2019-08-29 05:34:55,306 INFO] Step 21200/40000; acc: <text:s/>42.19; ppl: 39.60; xent: 3.68; lr: 0.15000; 327/503 tok/s; <text:s/>13784 sec</text:p>
      <text:p text:style-name="Preformatted_20_Text">[2019-08-29 05:35:27,589 INFO] Step 21250/40000; acc: <text:s/>41.32; ppl: 45.38; xent: 3.82; lr: 0.15000; 331/510 tok/s; <text:s/>13817 sec</text:p>
      <text:p text:style-name="Preformatted_20_Text">[2019-08-29 05:35:27,589 INFO] Loading dataset from data/50000.wiki.no_stops=True.noise=None.train.4.pt</text:p>
      <text:p text:style-name="Preformatted_20_Text">[2019-08-29 05:35:28,431 INFO] number of examples: 10000</text:p>
      <text:p text:style-name="Preformatted_20_Text">[2019-08-29 05:36:00,894 INFO] Step 21300/40000; acc: <text:s/>40.84; ppl: 43.99; xent: 3.78; lr: 0.15000; 323/504 tok/s; <text:s/>13850 sec</text:p>
      <text:p text:style-name="Preformatted_20_Text">[2019-08-29 05:36:31,903 INFO] Step 21350/40000; acc: <text:s/>42.00; ppl: 42.41; xent: 3.75; lr: 0.15000; 337/509 tok/s; <text:s/>13881 sec</text:p>
      <text:p text:style-name="Preformatted_20_Text">[2019-08-29 05:37:02,823 INFO] Step 21400/40000; acc: <text:s/>42.20; ppl: 41.02; xent: 3.71; lr: 0.15000; 327/512 tok/s; <text:s/>13912 sec</text:p>
      <text:p text:style-name="Preformatted_20_Text">[2019-08-29 05:37:35,919 INFO] Step 21450/40000; acc: <text:s/>40.44; ppl: 44.95; xent: 3.81; lr: 0.15000; 340/519 tok/s; <text:s/>13945 sec</text:p>
      <text:p text:style-name="Preformatted_20_Text">[2019-08-29 05:38:07,386 INFO] Step 21500/40000; acc: <text:s/>41.95; ppl: 40.61; xent: 3.70; lr: 0.15000; 331/510 tok/s; <text:s/>13977 sec</text:p>
      <text:p text:style-name="Preformatted_20_Text">[2019-08-29 05:38:39,556 INFO] Step 21550/40000; acc: <text:s/>40.41; ppl: 45.66; xent: 3.82; lr: 0.15000; 339/522 tok/s; <text:s/>14009 sec</text:p>
      <text:p text:style-name="Preformatted_20_Text">[2019-08-29 05:39:11,434 INFO] Step 21600/40000; acc: <text:s/>41.25; ppl: 43.16; xent: 3.76; lr: 0.15000; 330/516 tok/s; <text:s/>14041 sec</text:p>
      <text:p text:style-name="Preformatted_20_Text">[2019-08-29 05:39:43,817 INFO] Step 21650/40000; acc: <text:s/>41.94; ppl: 42.81; xent: 3.76; lr: 0.15000; 326/499 tok/s; <text:s/>14073 sec</text:p>
      <text:p text:style-name="Preformatted_20_Text">[2019-08-29 05:40:15,994 INFO] Step 21700/40000; acc: <text:s/>41.92; ppl: 41.66; xent: 3.73; lr: 0.15000; 341/515 tok/s; <text:s/>14105 sec</text:p>
      <text:p text:style-name="Preformatted_20_Text">[2019-08-29 05:40:46,848 INFO] Step 21750/40000; acc: <text:s/>42.65; ppl: 42.20; xent: 3.74; lr: 0.15000; 332/499 tok/s; <text:s/>14136 sec</text:p>
      <text:p text:style-name="Preformatted_20_Text">[2019-08-29 05:41:17,216 INFO] Step 21800/40000; acc: <text:s/>42.67; ppl: 39.55; xent: 3.68; lr: 0.15000; 333/504 tok/s; <text:s/>14166 sec</text:p>
      <text:p text:style-name="Preformatted_20_Text">[2019-08-29 05:41:48,660 INFO] Step 21850/40000; acc: <text:s/>42.23; ppl: 42.32; xent: 3.75; lr: 0.15000; 338/510 tok/s; <text:s/>14198 sec</text:p>
      <text:p text:style-name="Preformatted_20_Text"><text:soft-page-break/>[2019-08-29 05:42:04,817 INFO] Loading dataset from data/50000.wiki.no_stops=True.noise=None.train.0.pt</text:p>
      <text:p text:style-name="Preformatted_20_Text">[2019-08-29 05:42:05,349 INFO] number of examples: 10000</text:p>
      <text:p text:style-name="Preformatted_20_Text">[2019-08-29 05:42:21,239 INFO] Step 21900/40000; acc: <text:s/>42.13; ppl: 43.50; xent: 3.77; lr: 0.15000; 317/493 tok/s; <text:s/>14230 sec</text:p>
      <text:p text:style-name="Preformatted_20_Text">[2019-08-29 05:42:54,320 INFO] Step 21950/40000; acc: <text:s/>40.77; ppl: 44.50; xent: 3.80; lr: 0.15000; 343/517 tok/s; <text:s/>14263 sec</text:p>
      <text:p text:style-name="Preformatted_20_Text">[2019-08-29 05:43:24,842 INFO] Step 22000/40000; acc: <text:s/>42.38; ppl: 38.63; xent: 3.65; lr: 0.15000; 321/505 tok/s; <text:s/>14294 sec</text:p>
      <text:p text:style-name="Preformatted_20_Text">[2019-08-29 05:43:57,241 INFO] Step 22050/40000; acc: <text:s/>41.53; ppl: 42.34; xent: 3.75; lr: 0.15000; 339/520 tok/s; <text:s/>14326 sec</text:p>
      <text:p text:style-name="Preformatted_20_Text">[2019-08-29 05:44:29,263 INFO] Step 22100/40000; acc: <text:s/>40.84; ppl: 44.97; xent: 3.81; lr: 0.15000; 333/510 tok/s; <text:s/>14358 sec</text:p>
      <text:p text:style-name="Preformatted_20_Text">[2019-08-29 05:45:01,913 INFO] Step 22150/40000; acc: <text:s/>41.62; ppl: 41.58; xent: 3.73; lr: 0.15000; 339/519 tok/s; <text:s/>14391 sec</text:p>
      <text:p text:style-name="Preformatted_20_Text">[2019-08-29 05:45:33,922 INFO] Step 22200/40000; acc: <text:s/>41.35; ppl: 42.90; xent: 3.76; lr: 0.15000; 330/513 tok/s; <text:s/>14423 sec</text:p>
      <text:p text:style-name="Preformatted_20_Text">[2019-08-29 05:46:04,688 INFO] Step 22250/40000; acc: <text:s/>42.43; ppl: 40.36; xent: 3.70; lr: 0.15000; 327/507 tok/s; <text:s/>14454 sec</text:p>
      <text:p text:style-name="Preformatted_20_Text">[2019-08-29 05:46:36,167 INFO] Step 22300/40000; acc: <text:s/>42.40; ppl: 39.70; xent: 3.68; lr: 0.15000; 333/515 tok/s; <text:s/>14485 sec</text:p>
      <text:p text:style-name="Preformatted_20_Text">[2019-08-29 05:47:08,047 INFO] Step 22350/40000; acc: <text:s/>41.90; ppl: 42.74; xent: 3.76; lr: 0.15000; 353/511 tok/s; <text:s/>14517 sec</text:p>
      <text:p text:style-name="Preformatted_20_Text">[2019-08-29 05:47:38,739 INFO] Step 22400/40000; acc: <text:s/>43.22; ppl: 40.20; xent: 3.69; lr: 0.15000; 340/502 tok/s; <text:s/>14548 sec</text:p>
      <text:p text:style-name="Preformatted_20_Text">[2019-08-29 05:48:09,251 INFO] Step 22450/40000; acc: <text:s/>43.56; ppl: 38.09; xent: 3.64; lr: 0.15000; 326/498 tok/s; <text:s/>14578 sec</text:p>
      <text:p text:style-name="Preformatted_20_Text">[2019-08-29 05:48:41,636 INFO] Step 22500/40000; acc: <text:s/>41.24; ppl: 41.38; xent: 3.72; lr: 0.15000; 329/510 tok/s; <text:s/>14611 sec</text:p>
      <text:p text:style-name="Preformatted_20_Text">[2019-08-29 05:48:41,637 INFO] Loading dataset from data/50000.wiki.no_stops=True.noise=None.train.1.pt</text:p>
      <text:p text:style-name="Preformatted_20_Text">[2019-08-29 05:48:42,299 INFO] number of examples: 10000</text:p>
      <text:p text:style-name="Preformatted_20_Text">[2019-08-29 05:49:14,556 INFO] Step 22550/40000; acc: <text:s/>40.95; ppl: 41.23; xent: 3.72; lr: 0.15000; 327/508 tok/s; <text:s/>14644 sec</text:p>
      <text:p text:style-name="Preformatted_20_Text">[2019-08-29 05:49:46,035 INFO] Step 22600/40000; acc: <text:s/>42.08; ppl: 41.07; xent: 3.72; lr: 0.15000; 332/506 tok/s; <text:s/>14675 sec</text:p>
      <text:p text:style-name="Preformatted_20_Text">[2019-08-29 05:50:16,414 INFO] Step 22650/40000; acc: <text:s/>42.90; ppl: 39.24; xent: 3.67; lr: 0.15000; 334/512 tok/s; <text:s/>14706 sec</text:p>
      <text:p text:style-name="Preformatted_20_Text">[2019-08-29 05:50:49,016 INFO] Step 22700/40000; acc: <text:s/>41.81; ppl: 43.40; xent: 3.77; lr: 0.15000; 346/521 tok/s; <text:s/>14738 sec</text:p>
      <text:p text:style-name="Preformatted_20_Text">[2019-08-29 05:51:20,190 INFO] Step 22750/40000; acc: <text:s/>42.14; ppl: 39.74; xent: 3.68; lr: 0.15000; 334/512 tok/s; <text:s/>14769 sec</text:p>
      <text:p text:style-name="Preformatted_20_Text">[2019-08-29 05:51:52,773 INFO] Step 22800/40000; acc: <text:s/>42.07; ppl: 41.62; xent: 3.73; lr: 0.15000; 335/517 tok/s; <text:s/>14802 sec</text:p>
      <text:p text:style-name="Preformatted_20_Text">[2019-08-29 05:52:25,102 INFO] Step 22850/40000; acc: <text:s/>41.05; ppl: 43.04; xent: 3.76; lr: 0.15000; 325/513 tok/s; <text:s/>14834 sec</text:p>
      <text:p text:style-name="Preformatted_20_Text">[2019-08-29 05:52:57,186 INFO] Step 22900/40000; acc: <text:s/>41.81; ppl: 42.48; xent: 3.75; lr: 0.15000; 329/505 tok/s; <text:s/>14866 sec</text:p>
      <text:p text:style-name="Preformatted_20_Text">[2019-08-29 05:53:29,373 INFO] Step 22950/40000; acc: <text:s/>41.22; ppl: 42.42; xent: 3.75; lr: 0.15000; 341/521 tok/s; <text:s/>14899 sec</text:p>
      <text:p text:style-name="Preformatted_20_Text">[2019-08-29 05:53:59,633 INFO] Step 23000/40000; acc: <text:s/>44.46; ppl: 39.48; xent: 3.68; lr: 0.15000; 340/497 tok/s; <text:s/>14929 sec</text:p>
      <text:p text:style-name="Preformatted_20_Text">[2019-08-29 05:54:30,307 INFO] Step 23050/40000; acc: <text:s/>43.13; ppl: 39.86; xent: 3.69; lr: 0.15000; 329/503 tok/s; <text:s/>14959 sec</text:p>
      <text:p text:style-name="Preformatted_20_Text">[2019-08-29 05:55:01,534 INFO] Step 23100/40000; acc: <text:s/>42.42; ppl: 40.29; xent: 3.70; lr: 0.15000; 341/513 tok/s; <text:s/>14991 sec</text:p>
      <text:p text:style-name="Preformatted_20_Text">[2019-08-29 05:55:17,366 INFO] Loading dataset from data/50000.wiki.no_stops=True.noise=None.train.2.pt</text:p>
      <text:p text:style-name="Preformatted_20_Text">[2019-08-29 05:55:18,212 INFO] number of examples: 10000</text:p>
      <text:p text:style-name="Preformatted_20_Text"><text:soft-page-break/>[2019-08-29 05:55:34,159 INFO] Step 23150/40000; acc: <text:s/>42.93; ppl: 37.16; xent: 3.62; lr: 0.15000; 317/489 tok/s; <text:s/>15023 sec</text:p>
      <text:p text:style-name="Preformatted_20_Text">[2019-08-29 05:56:06,958 INFO] Step 23200/40000; acc: <text:s/>41.21; ppl: 42.01; xent: 3.74; lr: 0.15000; 346/522 tok/s; <text:s/>15056 sec</text:p>
      <text:p text:style-name="Preformatted_20_Text">[2019-08-29 05:56:37,945 INFO] Step 23250/40000; acc: <text:s/>43.10; ppl: 39.63; xent: 3.68; lr: 0.15000; 316/496 tok/s; <text:s/>15087 sec</text:p>
      <text:p text:style-name="Preformatted_20_Text">[2019-08-29 05:57:10,031 INFO] Step 23300/40000; acc: <text:s/>40.83; ppl: 42.10; xent: 3.74; lr: 0.15000; 342/525 tok/s; <text:s/>15119 sec</text:p>
      <text:p text:style-name="Preformatted_20_Text">[2019-08-29 05:57:41,989 INFO] Step 23350/40000; acc: <text:s/>41.99; ppl: 39.00; xent: 3.66; lr: 0.15000; 333/513 tok/s; <text:s/>15151 sec</text:p>
      <text:p text:style-name="Preformatted_20_Text">[2019-08-29 05:58:14,732 INFO] Step 23400/40000; acc: <text:s/>42.16; ppl: 42.59; xent: 3.75; lr: 0.15000; 339/514 tok/s; <text:s/>15184 sec</text:p>
      <text:p text:style-name="Preformatted_20_Text">[2019-08-29 05:58:46,373 INFO] Step 23450/40000; acc: <text:s/>43.40; ppl: 38.79; xent: 3.66; lr: 0.15000; 335/504 tok/s; <text:s/>15216 sec</text:p>
      <text:p text:style-name="Preformatted_20_Text">[2019-08-29 05:59:17,685 INFO] Step 23500/40000; acc: <text:s/>41.98; ppl: 38.78; xent: 3.66; lr: 0.15000; 321/509 tok/s; <text:s/>15247 sec</text:p>
      <text:p text:style-name="Preformatted_20_Text">[2019-08-29 05:59:49,610 INFO] Step 23550/40000; acc: <text:s/>41.42; ppl: 39.39; xent: 3.67; lr: 0.15000; 328/513 tok/s; <text:s/>15279 sec</text:p>
      <text:p text:style-name="Preformatted_20_Text">[2019-08-29 06:00:21,438 INFO] Step 23600/40000; acc: <text:s/>42.73; ppl: 42.52; xent: 3.75; lr: 0.15000; 354/509 tok/s; <text:s/>15311 sec</text:p>
      <text:p text:style-name="Preformatted_20_Text">[2019-08-29 06:00:52,626 INFO] Step 23650/40000; acc: <text:s/>43.46; ppl: 38.11; xent: 3.64; lr: 0.15000; 334/503 tok/s; <text:s/>15342 sec</text:p>
      <text:p text:style-name="Preformatted_20_Text">[2019-08-29 06:01:22,867 INFO] Step 23700/40000; acc: <text:s/>43.22; ppl: 37.90; xent: 3.63; lr: 0.15000; 329/506 tok/s; <text:s/>15372 sec</text:p>
      <text:p text:style-name="Preformatted_20_Text">[2019-08-29 06:01:54,309 INFO] Step 23750/40000; acc: <text:s/>42.35; ppl: 40.79; xent: 3.71; lr: 0.15000; 340/512 tok/s; <text:s/>15403 sec</text:p>
      <text:p text:style-name="Preformatted_20_Text">[2019-08-29 06:01:54,309 INFO] Loading dataset from data/50000.wiki.no_stops=True.noise=None.train.3.pt</text:p>
      <text:p text:style-name="Preformatted_20_Text">[2019-08-29 06:01:54,844 INFO] number of examples: 10000</text:p>
      <text:p text:style-name="Preformatted_20_Text">[2019-08-29 06:02:27,184 INFO] Step 23800/40000; acc: <text:s/>41.16; ppl: 41.37; xent: 3.72; lr: 0.15000; 327/514 tok/s; <text:s/>15436 sec</text:p>
      <text:p text:style-name="Preformatted_20_Text">[2019-08-29 06:02:58,165 INFO] Step 23850/40000; acc: <text:s/>42.91; ppl: 38.40; xent: 3.65; lr: 0.15000; 339/506 tok/s; <text:s/>15467 sec</text:p>
      <text:p text:style-name="Preformatted_20_Text">[2019-08-29 06:03:29,090 INFO] Step 23900/40000; acc: <text:s/>43.15; ppl: 38.53; xent: 3.65; lr: 0.15000; 329/507 tok/s; <text:s/>15498 sec</text:p>
      <text:p text:style-name="Preformatted_20_Text">[2019-08-29 06:04:02,077 INFO] Step 23950/40000; acc: <text:s/>41.40; ppl: 41.45; xent: 3.72; lr: 0.15000; 343/518 tok/s; <text:s/>15531 sec</text:p>
      <text:p text:style-name="Preformatted_20_Text">[2019-08-29 06:04:34,103 INFO] Step 24000/40000; acc: <text:s/>42.20; ppl: 39.07; xent: 3.67; lr: 0.15000; 325/505 tok/s; <text:s/>15563 sec</text:p>
      <text:p text:style-name="Preformatted_20_Text">[2019-08-29 06:05:06,143 INFO] Step 24050/40000; acc: <text:s/>41.43; ppl: 42.33; xent: 3.75; lr: 0.15000; 343/517 tok/s; <text:s/>15595 sec</text:p>
      <text:p text:style-name="Preformatted_20_Text">[2019-08-29 06:05:38,441 INFO] Step 24100/40000; acc: <text:s/>42.22; ppl: 39.43; xent: 3.67; lr: 0.15000; 326/512 tok/s; <text:s/>15628 sec</text:p>
      <text:p text:style-name="Preformatted_20_Text">[2019-08-29 06:06:10,274 INFO] Step 24150/40000; acc: <text:s/>41.98; ppl: 41.09; xent: 3.72; lr: 0.15000; 332/505 tok/s; <text:s/>15659 sec</text:p>
      <text:p text:style-name="Preformatted_20_Text">[2019-08-29 06:06:42,921 INFO] Step 24200/40000; acc: <text:s/>41.77; ppl: 40.27; xent: 3.70; lr: 0.15000; 336/515 tok/s; <text:s/>15692 sec</text:p>
      <text:p text:style-name="Preformatted_20_Text">[2019-08-29 06:07:13,461 INFO] Step 24250/40000; acc: <text:s/>44.78; ppl: 38.60; xent: 3.65; lr: 0.15000; 337/497 tok/s; <text:s/>15723 sec</text:p>
      <text:p text:style-name="Preformatted_20_Text">[2019-08-29 06:07:43,886 INFO] Step 24300/40000; acc: <text:s/>44.15; ppl: 36.50; xent: 3.60; lr: 0.15000; 332/507 tok/s; <text:s/>15753 sec</text:p>
      <text:p text:style-name="Preformatted_20_Text">[2019-08-29 06:08:15,540 INFO] Step 24350/40000; acc: <text:s/>43.16; ppl: 38.44; xent: 3.65; lr: 0.15000; 337/513 tok/s; <text:s/>15785 sec</text:p>
      <text:p text:style-name="Preformatted_20_Text">[2019-08-29 06:08:31,619 INFO] Loading dataset from data/50000.wiki.no_stops=True.noise=None.train.4.pt</text:p>
      <text:p text:style-name="Preformatted_20_Text">[2019-08-29 06:08:32,287 INFO] number of examples: 10000</text:p>
      <text:p text:style-name="Preformatted_20_Text">[2019-08-29 06:08:48,181 INFO] Step 24400/40000; acc: <text:s/>42.48; ppl: 39.70; xent: 3.68; lr: 0.15000; 316/496 tok/s; <text:s/>15817 sec</text:p>
      <text:p text:style-name="Preformatted_20_Text"><text:soft-page-break/>[2019-08-29 06:09:20,760 INFO] Step 24450/40000; acc: <text:s/>42.31; ppl: 41.03; xent: 3.71; lr: 0.15000; 348/522 tok/s; <text:s/>15850 sec</text:p>
      <text:p text:style-name="Preformatted_20_Text">[2019-08-29 06:09:51,497 INFO] Step 24500/40000; acc: <text:s/>43.17; ppl: 37.44; xent: 3.62; lr: 0.15000; 317/503 tok/s; <text:s/>15881 sec</text:p>
      <text:p text:style-name="Preformatted_20_Text">[2019-08-29 06:10:23,422 INFO] Step 24550/40000; acc: <text:s/>43.02; ppl: 39.83; xent: 3.68; lr: 0.15000; 344/520 tok/s; <text:s/>15913 sec</text:p>
      <text:p text:style-name="Preformatted_20_Text">[2019-08-29 06:10:55,106 INFO] Step 24600/40000; acc: <text:s/>42.81; ppl: 38.30; xent: 3.65; lr: 0.15000; 336/515 tok/s; <text:s/>15944 sec</text:p>
      <text:p text:style-name="Preformatted_20_Text">[2019-08-29 06:11:27,641 INFO] Step 24650/40000; acc: <text:s/>41.84; ppl: 39.79; xent: 3.68; lr: 0.15000; 340/521 tok/s; <text:s/>15977 sec</text:p>
      <text:p text:style-name="Preformatted_20_Text">[2019-08-29 06:12:01,608 INFO] Step 24700/40000; acc: <text:s/>42.77; ppl: 40.37; xent: 3.70; lr: 0.15000; 311/476 tok/s; <text:s/>16011 sec</text:p>
      <text:p text:style-name="Preformatted_20_Text">[2019-08-29 06:12:32,743 INFO] Step 24750/40000; acc: <text:s/>43.22; ppl: 37.17; xent: 3.62; lr: 0.15000; 322/513 tok/s; <text:s/>16042 sec</text:p>
      <text:p text:style-name="Preformatted_20_Text">[2019-08-29 06:13:04,181 INFO] Step 24800/40000; acc: <text:s/>42.67; ppl: 38.17; xent: 3.64; lr: 0.15000; 333/517 tok/s; <text:s/>16073 sec</text:p>
      <text:p text:style-name="Preformatted_20_Text">[2019-08-29 06:13:36,452 INFO] Step 24850/40000; acc: <text:s/>43.22; ppl: 39.19; xent: 3.67; lr: 0.15000; 349/509 tok/s; <text:s/>16106 sec</text:p>
      <text:p text:style-name="Preformatted_20_Text">[2019-08-29 06:14:07,695 INFO] Step 24900/40000; acc: <text:s/>43.41; ppl: 37.99; xent: 3.64; lr: 0.15000; 333/504 tok/s; <text:s/>16137 sec</text:p>
      <text:p text:style-name="Preformatted_20_Text">[2019-08-29 06:14:38,162 INFO] Step 24950/40000; acc: <text:s/>44.39; ppl: 35.82; xent: 3.58; lr: 0.15000; 326/494 tok/s; <text:s/>16167 sec</text:p>
      <text:p text:style-name="Preformatted_20_Text">[2019-08-29 06:15:10,473 INFO] Step 25000/40000; acc: <text:s/>43.21; ppl: 39.64; xent: 3.68; lr: 0.15000; 329/506 tok/s; <text:s/>16200 sec</text:p>
      <text:p text:style-name="Preformatted_20_Text">[2019-08-29 06:15:10,473 INFO] Loading dataset from data/50000.wiki.no_stops=True.noise=None.train.0.pt</text:p>
      <text:p text:style-name="Preformatted_20_Text">[2019-08-29 06:15:11,324 INFO] number of examples: 10000</text:p>
      <text:p text:style-name="Preformatted_20_Text">[2019-08-29 06:15:43,708 INFO] Step 25050/40000; acc: <text:s/>42.05; ppl: 40.29; xent: 3.70; lr: 0.15000; 325/506 tok/s; <text:s/>16233 sec</text:p>
      <text:p text:style-name="Preformatted_20_Text">[2019-08-29 06:16:14,980 INFO] Step 25100/40000; acc: <text:s/>43.38; ppl: 37.84; xent: 3.63; lr: 0.15000; 335/503 tok/s; <text:s/>16264 sec</text:p>
      <text:p text:style-name="Preformatted_20_Text">[2019-08-29 06:16:46,003 INFO] Step 25150/40000; acc: <text:s/>42.76; ppl: 35.96; xent: 3.58; lr: 0.15000; 327/512 tok/s; <text:s/>16295 sec</text:p>
      <text:p text:style-name="Preformatted_20_Text">[2019-08-29 06:17:19,054 INFO] Step 25200/40000; acc: <text:s/>42.36; ppl: 40.52; xent: 3.70; lr: 0.15000; 341/523 tok/s; <text:s/>16328 sec</text:p>
      <text:p text:style-name="Preformatted_20_Text">[2019-08-29 06:17:50,433 INFO] Step 25250/40000; acc: <text:s/>42.89; ppl: 38.19; xent: 3.64; lr: 0.15000; 332/513 tok/s; <text:s/>16360 sec</text:p>
      <text:p text:style-name="Preformatted_20_Text">[2019-08-29 06:18:22,716 INFO] Step 25300/40000; acc: <text:s/>42.38; ppl: 38.54; xent: 3.65; lr: 0.15000; 339/518 tok/s; <text:s/>16392 sec</text:p>
      <text:p text:style-name="Preformatted_20_Text">[2019-08-29 06:18:54,608 INFO] Step 25350/40000; acc: <text:s/>42.75; ppl: 39.66; xent: 3.68; lr: 0.15000; 330/515 tok/s; <text:s/>16424 sec</text:p>
      <text:p text:style-name="Preformatted_20_Text">[2019-08-29 06:19:26,102 INFO] Step 25400/40000; acc: <text:s/>43.45; ppl: 37.77; xent: 3.63; lr: 0.15000; 336/509 tok/s; <text:s/>16455 sec</text:p>
      <text:p text:style-name="Preformatted_20_Text">[2019-08-29 06:19:58,233 INFO] Step 25450/40000; acc: <text:s/>42.68; ppl: 37.40; xent: 3.62; lr: 0.15000; 342/518 tok/s; <text:s/>16487 sec</text:p>
      <text:p text:style-name="Preformatted_20_Text">[2019-08-29 06:20:28,314 INFO] Step 25500/40000; acc: <text:s/>45.56; ppl: 36.20; xent: 3.59; lr: 0.15000; 342/495 tok/s; <text:s/>16517 sec</text:p>
      <text:p text:style-name="Preformatted_20_Text">[2019-08-29 06:20:58,495 INFO] Step 25550/40000; acc: <text:s/>44.58; ppl: 34.82; xent: 3.55; lr: 0.15000; 336/506 tok/s; <text:s/>16548 sec</text:p>
      <text:p text:style-name="Preformatted_20_Text">[2019-08-29 06:21:30,431 INFO] Step 25600/40000; acc: <text:s/>43.50; ppl: 36.92; xent: 3.61; lr: 0.15000; 333/509 tok/s; <text:s/>16580 sec</text:p>
      <text:p text:style-name="Preformatted_20_Text">[2019-08-29 06:21:46,447 INFO] Loading dataset from data/50000.wiki.no_stops=True.noise=None.train.1.pt</text:p>
      <text:p text:style-name="Preformatted_20_Text">[2019-08-29 06:21:46,983 INFO] number of examples: 10000</text:p>
      <text:p text:style-name="Preformatted_20_Text">[2019-08-29 06:22:02,554 INFO] Step 25650/40000; acc: <text:s/>42.54; ppl: 36.35; xent: 3.59; lr: 0.15000; 321/504 tok/s; <text:s/>16612 sec</text:p>
      <text:p text:style-name="Preformatted_20_Text">[2019-08-29 06:22:35,263 INFO] Step 25700/40000; acc: <text:s/>41.72; ppl: 40.76; xent: 3.71; lr: 0.15000; 346/525 tok/s; <text:s/>16644 sec</text:p>
      <text:p text:style-name="Preformatted_20_Text"><text:soft-page-break/>[2019-08-29 06:23:05,338 INFO] Step 25750/40000; acc: <text:s/>44.61; ppl: 35.36; xent: 3.57; lr: 0.15000; 325/506 tok/s; <text:s/>16675 sec</text:p>
      <text:p text:style-name="Preformatted_20_Text">[2019-08-29 06:23:37,436 INFO] Step 25800/40000; acc: <text:s/>43.08; ppl: 38.42; xent: 3.65; lr: 0.15000; 342/515 tok/s; <text:s/>16707 sec</text:p>
      <text:p text:style-name="Preformatted_20_Text">[2019-08-29 06:24:08,902 INFO] Step 25850/40000; acc: <text:s/>43.30; ppl: 36.21; xent: 3.59; lr: 0.15000; 339/516 tok/s; <text:s/>16738 sec</text:p>
      <text:p text:style-name="Preformatted_20_Text">[2019-08-29 06:24:41,490 INFO] Step 25900/40000; acc: <text:s/>43.02; ppl: 38.77; xent: 3.66; lr: 0.15000; 340/518 tok/s; <text:s/>16771 sec</text:p>
      <text:p text:style-name="Preformatted_20_Text">[2019-08-29 06:25:13,629 INFO] Step 25950/40000; acc: <text:s/>43.04; ppl: 38.00; xent: 3.64; lr: 0.15000; 328/512 tok/s; <text:s/>16803 sec</text:p>
      <text:p text:style-name="Preformatted_20_Text">[2019-08-29 06:25:45,433 INFO] Step 26000/40000; acc: <text:s/>42.88; ppl: 38.47; xent: 3.65; lr: 0.15000; 315/500 tok/s; <text:s/>16835 sec</text:p>
      <text:p text:style-name="Preformatted_20_Text">[2019-08-29 06:26:17,129 INFO] Step 26050/40000; acc: <text:s/>42.85; ppl: 36.72; xent: 3.60; lr: 0.15000; 330/511 tok/s; <text:s/>16866 sec</text:p>
      <text:p text:style-name="Preformatted_20_Text">[2019-08-29 06:26:49,514 INFO] Step 26100/40000; acc: <text:s/>43.30; ppl: 39.78; xent: 3.68; lr: 0.15000; 348/503 tok/s; <text:s/>16899 sec</text:p>
      <text:p text:style-name="Preformatted_20_Text">[2019-08-29 06:27:20,574 INFO] Step 26150/40000; acc: <text:s/>44.41; ppl: 36.90; xent: 3.61; lr: 0.15000; 335/507 tok/s; <text:s/>16930 sec</text:p>
      <text:p text:style-name="Preformatted_20_Text">[2019-08-29 06:27:50,774 INFO] Step 26200/40000; acc: <text:s/>44.11; ppl: 34.93; xent: 3.55; lr: 0.15000; 329/503 tok/s; <text:s/>16960 sec</text:p>
      <text:p text:style-name="Preformatted_20_Text">[2019-08-29 06:28:22,375 INFO] Step 26250/40000; acc: <text:s/>44.54; ppl: 35.33; xent: 3.56; lr: 0.15000; 339/511 tok/s; <text:s/>16992 sec</text:p>
      <text:p text:style-name="Preformatted_20_Text">[2019-08-29 06:28:22,376 INFO] Loading dataset from data/50000.wiki.no_stops=True.noise=None.train.2.pt</text:p>
      <text:p text:style-name="Preformatted_20_Text">[2019-08-29 06:28:23,038 INFO] number of examples: 10000</text:p>
      <text:p text:style-name="Preformatted_20_Text">[2019-08-29 06:28:55,572 INFO] Step 26300/40000; acc: <text:s/>42.91; ppl: 37.44; xent: 3.62; lr: 0.15000; 325/506 tok/s; <text:s/>17025 sec</text:p>
      <text:p text:style-name="Preformatted_20_Text">[2019-08-29 06:29:27,110 INFO] Step 26350/40000; acc: <text:s/>43.50; ppl: 36.35; xent: 3.59; lr: 0.15000; 332/505 tok/s; <text:s/>17056 sec</text:p>
      <text:p text:style-name="Preformatted_20_Text">[2019-08-29 06:29:58,350 INFO] Step 26400/40000; acc: <text:s/>43.87; ppl: 35.71; xent: 3.58; lr: 0.15000; 325/502 tok/s; <text:s/>17088 sec</text:p>
      <text:p text:style-name="Preformatted_20_Text">[2019-08-29 06:30:31,467 INFO] Step 26450/40000; acc: <text:s/>42.30; ppl: 38.75; xent: 3.66; lr: 0.15000; 341/521 tok/s; <text:s/>17121 sec</text:p>
      <text:p text:style-name="Preformatted_20_Text">[2019-08-29 06:31:03,074 INFO] Step 26500/40000; acc: <text:s/>43.33; ppl: 36.22; xent: 3.59; lr: 0.15000; 329/512 tok/s; <text:s/>17152 sec</text:p>
      <text:p text:style-name="Preformatted_20_Text">[2019-08-29 06:31:35,153 INFO] Step 26550/40000; acc: <text:s/>44.04; ppl: 37.11; xent: 3.61; lr: 0.15000; 342/511 tok/s; <text:s/>17184 sec</text:p>
      <text:p text:style-name="Preformatted_20_Text">[2019-08-29 06:32:06,983 INFO] Step 26600/40000; acc: <text:s/>43.27; ppl: 36.73; xent: 3.60; lr: 0.15000; 331/515 tok/s; <text:s/>17216 sec</text:p>
      <text:p text:style-name="Preformatted_20_Text">[2019-08-29 06:32:38,732 INFO] Step 26650/40000; acc: <text:s/>42.77; ppl: 37.33; xent: 3.62; lr: 0.15000; 333/512 tok/s; <text:s/>17248 sec</text:p>
      <text:p text:style-name="Preformatted_20_Text">[2019-08-29 06:33:11,402 INFO] Step 26700/40000; acc: <text:s/>42.74; ppl: 37.22; xent: 3.62; lr: 0.15000; 336/511 tok/s; <text:s/>17281 sec</text:p>
      <text:p text:style-name="Preformatted_20_Text">[2019-08-29 06:33:41,753 INFO] Step 26750/40000; acc: <text:s/>45.72; ppl: 34.94; xent: 3.55; lr: 0.15000; 339/495 tok/s; <text:s/>17311 sec</text:p>
      <text:p text:style-name="Preformatted_20_Text">[2019-08-29 06:34:12,318 INFO] Step 26800/40000; acc: <text:s/>44.97; ppl: 33.25; xent: 3.50; lr: 0.15000; 331/504 tok/s; <text:s/>17341 sec</text:p>
      <text:p text:style-name="Preformatted_20_Text">[2019-08-29 06:34:44,221 INFO] Step 26850/40000; acc: <text:s/>42.84; ppl: 38.73; xent: 3.66; lr: 0.15000; 333/510 tok/s; <text:s/>17373 sec</text:p>
      <text:p text:style-name="Preformatted_20_Text">[2019-08-29 06:34:59,523 INFO] Loading dataset from data/50000.wiki.no_stops=True.noise=None.train.3.pt</text:p>
      <text:p text:style-name="Preformatted_20_Text">[2019-08-29 06:35:00,378 INFO] number of examples: 10000</text:p>
      <text:p text:style-name="Preformatted_20_Text">[2019-08-29 06:35:16,177 INFO] Step 26900/40000; acc: <text:s/>43.85; ppl: 35.45; xent: 3.57; lr: 0.15000; 324/498 tok/s; <text:s/>17405 sec</text:p>
      <text:p text:style-name="Preformatted_20_Text">[2019-08-29 06:35:48,803 INFO] Step 26950/40000; acc: <text:s/>42.40; ppl: 38.85; xent: 3.66; lr: 0.15000; 348/520 tok/s; <text:s/>17438 sec</text:p>
      <text:p text:style-name="Preformatted_20_Text">[2019-08-29 06:36:18,994 INFO] Step 27000/40000; acc: <text:s/>44.50; ppl: 33.47; xent: 3.51; lr: 0.15000; 325/503 tok/s; <text:s/>17468 sec</text:p>
      <text:p text:style-name="Preformatted_20_Text"><text:soft-page-break/>[2019-08-29 06:36:51,234 INFO] Step 27050/40000; acc: <text:s/>42.63; ppl: 38.11; xent: 3.64; lr: 0.15000; 341/519 tok/s; <text:s/>17500 sec</text:p>
      <text:p text:style-name="Preformatted_20_Text">[2019-08-29 06:37:23,094 INFO] Step 27100/40000; acc: <text:s/>43.38; ppl: 34.89; xent: 3.55; lr: 0.15000; 334/515 tok/s; <text:s/>17532 sec</text:p>
      <text:p text:style-name="Preformatted_20_Text">[2019-08-29 06:37:55,635 INFO] Step 27150/40000; acc: <text:s/>42.80; ppl: 39.00; xent: 3.66; lr: 0.15000; 342/516 tok/s; <text:s/>17565 sec</text:p>
      <text:p text:style-name="Preformatted_20_Text">[2019-08-29 06:38:27,272 INFO] Step 27200/40000; acc: <text:s/>43.94; ppl: 36.53; xent: 3.60; lr: 0.15000; 335/511 tok/s; <text:s/>17596 sec</text:p>
      <text:p text:style-name="Preformatted_20_Text">[2019-08-29 06:38:58,669 INFO] Step 27250/40000; acc: <text:s/>43.62; ppl: 35.76; xent: 3.58; lr: 0.15000; 320/508 tok/s; <text:s/>17628 sec</text:p>
      <text:p text:style-name="Preformatted_20_Text">[2019-08-29 06:39:30,409 INFO] Step 27300/40000; acc: <text:s/>42.65; ppl: 36.65; xent: 3.60; lr: 0.15000; 330/513 tok/s; <text:s/>17660 sec</text:p>
      <text:p text:style-name="Preformatted_20_Text">[2019-08-29 06:40:03,500 INFO] Step 27350/40000; acc: <text:s/>43.83; ppl: 38.52; xent: 3.65; lr: 0.15000; 341/495 tok/s; <text:s/>17693 sec</text:p>
      <text:p text:style-name="Preformatted_20_Text">[2019-08-29 06:40:34,322 INFO] Step 27400/40000; acc: <text:s/>45.32; ppl: 33.85; xent: 3.52; lr: 0.15000; 338/510 tok/s; <text:s/>17723 sec</text:p>
      <text:p text:style-name="Preformatted_20_Text">[2019-08-29 06:41:04,837 INFO] Step 27450/40000; acc: <text:s/>44.80; ppl: 32.73; xent: 3.49; lr: 0.15000; 326/502 tok/s; <text:s/>17754 sec</text:p>
      <text:p text:style-name="Preformatted_20_Text">[2019-08-29 06:41:37,648 INFO] Step 27500/40000; acc: <text:s/>43.67; ppl: 37.46; xent: 3.62; lr: 0.15000; 325/502 tok/s; <text:s/>17787 sec</text:p>
      <text:p text:style-name="Preformatted_20_Text">[2019-08-29 06:41:37,649 INFO] Loading dataset from data/50000.wiki.no_stops=True.noise=None.train.4.pt</text:p>
      <text:p text:style-name="Preformatted_20_Text">[2019-08-29 06:41:38,177 INFO] number of examples: 10000</text:p>
      <text:p text:style-name="Preformatted_20_Text">[2019-08-29 06:42:10,681 INFO] Step 27550/40000; acc: <text:s/>43.15; ppl: 36.96; xent: 3.61; lr: 0.15000; 326/508 tok/s; <text:s/>17820 sec</text:p>
      <text:p text:style-name="Preformatted_20_Text">[2019-08-29 06:42:41,571 INFO] Step 27600/40000; acc: <text:s/>44.48; ppl: 34.74; xent: 3.55; lr: 0.15000; 338/511 tok/s; <text:s/>17851 sec</text:p>
      <text:p text:style-name="Preformatted_20_Text">[2019-08-29 06:43:12,687 INFO] Step 27650/40000; acc: <text:s/>44.61; ppl: 34.29; xent: 3.53; lr: 0.15000; 325/508 tok/s; <text:s/>17882 sec</text:p>
      <text:p text:style-name="Preformatted_20_Text">[2019-08-29 06:43:46,120 INFO] Step 27700/40000; acc: <text:s/>42.84; ppl: 37.35; xent: 3.62; lr: 0.15000; 337/513 tok/s; <text:s/>17915 sec</text:p>
      <text:p text:style-name="Preformatted_20_Text">[2019-08-29 06:44:17,577 INFO] Step 27750/40000; acc: <text:s/>44.47; ppl: 33.74; xent: 3.52; lr: 0.15000; 331/511 tok/s; <text:s/>17947 sec</text:p>
      <text:p text:style-name="Preformatted_20_Text">[2019-08-29 06:44:50,222 INFO] Step 27800/40000; acc: <text:s/>42.30; ppl: 38.45; xent: 3.65; lr: 0.15000; 335/514 tok/s; <text:s/>17979 sec</text:p>
      <text:p text:style-name="Preformatted_20_Text">[2019-08-29 06:45:22,314 INFO] Step 27850/40000; acc: <text:s/>43.82; ppl: 35.92; xent: 3.58; lr: 0.15000; 328/512 tok/s; <text:s/>18011 sec</text:p>
      <text:p text:style-name="Preformatted_20_Text">[2019-08-29 06:45:53,703 INFO] Step 27900/40000; acc: <text:s/>44.59; ppl: 35.56; xent: 3.57; lr: 0.15000; 337/514 tok/s; <text:s/>18043 sec</text:p>
      <text:p text:style-name="Preformatted_20_Text">[2019-08-29 06:46:26,070 INFO] Step 27950/40000; acc: <text:s/>44.01; ppl: 34.77; xent: 3.55; lr: 0.15000; 339/512 tok/s; <text:s/>18075 sec</text:p>
      <text:p text:style-name="Preformatted_20_Text">[2019-08-29 06:46:57,057 INFO] Step 28000/40000; acc: <text:s/>45.29; ppl: 34.60; xent: 3.54; lr: 0.15000; 331/497 tok/s; <text:s/>18106 sec</text:p>
      <text:p text:style-name="Preformatted_20_Text">[2019-08-29 06:47:27,296 INFO] Step 28050/40000; acc: <text:s/>45.24; ppl: 32.76; xent: 3.49; lr: 0.15000; 334/507 tok/s; <text:s/>18136 sec</text:p>
      <text:p text:style-name="Preformatted_20_Text">[2019-08-29 06:47:59,016 INFO] Step 28100/40000; acc: <text:s/>44.36; ppl: 35.32; xent: 3.56; lr: 0.15000; 336/505 tok/s; <text:s/>18168 sec</text:p>
      <text:p text:style-name="Preformatted_20_Text">[2019-08-29 06:48:15,588 INFO] Loading dataset from data/50000.wiki.no_stops=True.noise=None.train.0.pt</text:p>
      <text:p text:style-name="Preformatted_20_Text">[2019-08-29 06:48:16,244 INFO] number of examples: 10000</text:p>
      <text:p text:style-name="Preformatted_20_Text">[2019-08-29 06:48:32,416 INFO] Step 28150/40000; acc: <text:s/>44.83; ppl: 35.81; xent: 3.58; lr: 0.15000; 309/481 tok/s; <text:s/>18202 sec</text:p>
      <text:p text:style-name="Preformatted_20_Text">[2019-08-29 06:49:05,407 INFO] Step 28200/40000; acc: <text:s/>42.65; ppl: 37.23; xent: 3.62; lr: 0.15000; 344/518 tok/s; <text:s/>18235 sec</text:p>
      <text:p text:style-name="Preformatted_20_Text">[2019-08-29 06:49:35,908 INFO] Step 28250/40000; acc: <text:s/>44.57; ppl: 32.56; xent: 3.48; lr: 0.15000; 321/505 tok/s; <text:s/>18265 sec</text:p>
      <text:p text:style-name="Preformatted_20_Text">[2019-08-29 06:50:13,038 INFO] Step 28300/40000; acc: <text:s/>43.45; ppl: 35.67; xent: 3.57; lr: 0.15000; 296/453 tok/s; <text:s/>18302 sec</text:p>
      <text:p text:style-name="Preformatted_20_Text"><text:soft-page-break/>[2019-08-29 06:50:45,660 INFO] Step 28350/40000; acc: <text:s/>43.47; ppl: 37.40; xent: 3.62; lr: 0.15000; 327/501 tok/s; <text:s/>18335 sec</text:p>
      <text:p text:style-name="Preformatted_20_Text">[2019-08-29 06:51:18,616 INFO] Step 28400/40000; acc: <text:s/>43.77; ppl: 34.89; xent: 3.55; lr: 0.15000; 336/514 tok/s; <text:s/>18368 sec</text:p>
      <text:p text:style-name="Preformatted_20_Text">[2019-08-29 06:51:50,478 INFO] Step 28450/40000; acc: <text:s/>43.85; ppl: 35.38; xent: 3.57; lr: 0.15000; 332/516 tok/s; <text:s/>18400 sec</text:p>
      <text:p text:style-name="Preformatted_20_Text">[2019-08-29 06:52:21,515 INFO] Step 28500/40000; acc: <text:s/>44.60; ppl: 33.79; xent: 3.52; lr: 0.15000; 324/502 tok/s; <text:s/>18431 sec</text:p>
      <text:p text:style-name="Preformatted_20_Text">[2019-08-29 06:52:52,963 INFO] Step 28550/40000; acc: <text:s/>44.10; ppl: 33.56; xent: 3.51; lr: 0.15000; 333/516 tok/s; <text:s/>18462 sec</text:p>
      <text:p text:style-name="Preformatted_20_Text">[2019-08-29 06:53:25,684 INFO] Step 28600/40000; acc: <text:s/>44.48; ppl: 35.33; xent: 3.56; lr: 0.15000; 344/497 tok/s; <text:s/>18495 sec</text:p>
      <text:p text:style-name="Preformatted_20_Text">[2019-08-29 06:53:56,626 INFO] Step 28650/40000; acc: <text:s/>45.68; ppl: 33.52; xent: 3.51; lr: 0.15000; 337/498 tok/s; <text:s/>18526 sec</text:p>
      <text:p text:style-name="Preformatted_20_Text">[2019-08-29 06:54:26,849 INFO] Step 28700/40000; acc: <text:s/>45.82; ppl: 31.77; xent: 3.46; lr: 0.15000; 329/503 tok/s; <text:s/>18556 sec</text:p>
      <text:p text:style-name="Preformatted_20_Text">[2019-08-29 06:54:59,143 INFO] Step 28750/40000; acc: <text:s/>43.18; ppl: 35.01; xent: 3.56; lr: 0.15000; 330/511 tok/s; <text:s/>18588 sec</text:p>
      <text:p text:style-name="Preformatted_20_Text">[2019-08-29 06:54:59,144 INFO] Loading dataset from data/50000.wiki.no_stops=True.noise=None.train.1.pt</text:p>
      <text:p text:style-name="Preformatted_20_Text">[2019-08-29 06:54:59,989 INFO] number of examples: 10000</text:p>
      <text:p text:style-name="Preformatted_20_Text">[2019-08-29 06:55:32,405 INFO] Step 28800/40000; acc: <text:s/>42.98; ppl: 35.03; xent: 3.56; lr: 0.15000; 324/503 tok/s; <text:s/>18622 sec</text:p>
      <text:p text:style-name="Preformatted_20_Text">[2019-08-29 06:56:03,971 INFO] Step 28850/40000; acc: <text:s/>44.34; ppl: 34.45; xent: 3.54; lr: 0.15000; 331/505 tok/s; <text:s/>18653 sec</text:p>
      <text:p text:style-name="Preformatted_20_Text">[2019-08-29 06:56:34,428 INFO] Step 28900/40000; acc: <text:s/>45.52; ppl: 32.64; xent: 3.49; lr: 0.15000; 333/511 tok/s; <text:s/>18684 sec</text:p>
      <text:p text:style-name="Preformatted_20_Text">[2019-08-29 06:57:07,083 INFO] Step 28950/40000; acc: <text:s/>43.42; ppl: 36.40; xent: 3.59; lr: 0.15000; 346/520 tok/s; <text:s/>18716 sec</text:p>
      <text:p text:style-name="Preformatted_20_Text">[2019-08-29 06:57:38,427 INFO] Step 29000/40000; acc: <text:s/>44.29; ppl: 33.48; xent: 3.51; lr: 0.15000; 332/509 tok/s; <text:s/>18748 sec</text:p>
      <text:p text:style-name="Preformatted_20_Text">[2019-08-29 06:58:11,001 INFO] Step 29050/40000; acc: <text:s/>43.91; ppl: 34.91; xent: 3.55; lr: 0.15000; 335/517 tok/s; <text:s/>18780 sec</text:p>
      <text:p text:style-name="Preformatted_20_Text">[2019-08-29 06:58:43,339 INFO] Step 29100/40000; acc: <text:s/>43.39; ppl: 35.71; xent: 3.58; lr: 0.15000; 325/512 tok/s; <text:s/>18813 sec</text:p>
      <text:p text:style-name="Preformatted_20_Text">[2019-08-29 06:59:15,599 INFO] Step 29150/40000; acc: <text:s/>44.22; ppl: 35.43; xent: 3.57; lr: 0.15000; 328/502 tok/s; <text:s/>18845 sec</text:p>
      <text:p text:style-name="Preformatted_20_Text">[2019-08-29 06:59:47,949 INFO] Step 29200/40000; acc: <text:s/>43.32; ppl: 35.75; xent: 3.58; lr: 0.15000; 339/518 tok/s; <text:s/>18877 sec</text:p>
      <text:p text:style-name="Preformatted_20_Text">[2019-08-29 07:00:18,167 INFO] Step 29250/40000; acc: <text:s/>46.72; ppl: 32.65; xent: 3.49; lr: 0.15000; 341/498 tok/s; <text:s/>18907 sec</text:p>
      <text:p text:style-name="Preformatted_20_Text">[2019-08-29 07:00:49,233 INFO] Step 29300/40000; acc: <text:s/>45.34; ppl: 33.06; xent: 3.50; lr: 0.15000; 325/497 tok/s; <text:s/>18938 sec</text:p>
      <text:p text:style-name="Preformatted_20_Text">[2019-08-29 07:01:20,628 INFO] Step 29350/40000; acc: <text:s/>44.72; ppl: 33.70; xent: 3.52; lr: 0.15000; 340/510 tok/s; <text:s/>18970 sec</text:p>
      <text:p text:style-name="Preformatted_20_Text">[2019-08-29 07:01:36,247 INFO] Loading dataset from data/50000.wiki.no_stops=True.noise=None.train.2.pt</text:p>
      <text:p text:style-name="Preformatted_20_Text">[2019-08-29 07:01:36,781 INFO] number of examples: 10000</text:p>
      <text:p text:style-name="Preformatted_20_Text">[2019-08-29 07:01:52,569 INFO] Step 29400/40000; acc: <text:s/>45.37; ppl: 31.35; xent: 3.45; lr: 0.15000; 324/499 tok/s; <text:s/>19002 sec</text:p>
      <text:p text:style-name="Preformatted_20_Text">[2019-08-29 07:02:25,343 INFO] Step 29450/40000; acc: <text:s/>43.92; ppl: 35.12; xent: 3.56; lr: 0.15000; 346/523 tok/s; <text:s/>19035 sec</text:p>
      <text:p text:style-name="Preformatted_20_Text">[2019-08-29 07:02:56,009 INFO] Step 29500/40000; acc: <text:s/>45.40; ppl: 32.96; xent: 3.50; lr: 0.15000; 320/501 tok/s; <text:s/>19065 sec</text:p>
      <text:p text:style-name="Preformatted_20_Text">[2019-08-29 07:03:28,225 INFO] Step 29550/40000; acc: <text:s/>43.49; ppl: 35.18; xent: 3.56; lr: 0.15000; 341/522 tok/s; <text:s/>19097 sec</text:p>
      <text:p text:style-name="Preformatted_20_Text">[2019-08-29 07:03:59,878 INFO] Step 29600/40000; acc: <text:s/>44.02; ppl: 32.92; xent: 3.49; lr: 0.15000; 337/518 tok/s; <text:s/>19129 sec</text:p>
      <text:p text:style-name="Preformatted_20_Text"><text:soft-page-break/>[2019-08-29 07:04:32,788 INFO] Step 29650/40000; acc: <text:s/>44.16; ppl: 35.96; xent: 3.58; lr: 0.15000; 337/512 tok/s; <text:s/>19162 sec</text:p>
      <text:p text:style-name="Preformatted_20_Text">[2019-08-29 07:05:04,080 INFO] Step 29700/40000; acc: <text:s/>45.34; ppl: 32.62; xent: 3.48; lr: 0.15000; 339/510 tok/s; <text:s/>19193 sec</text:p>
      <text:p text:style-name="Preformatted_20_Text">[2019-08-29 07:05:35,386 INFO] Step 29750/40000; acc: <text:s/>44.87; ppl: 32.46; xent: 3.48; lr: 0.15000; 321/509 tok/s; <text:s/>19225 sec</text:p>
      <text:p text:style-name="Preformatted_20_Text">[2019-08-29 07:06:07,372 INFO] Step 29800/40000; acc: <text:s/>43.61; ppl: 33.37; xent: 3.51; lr: 0.15000; 327/512 tok/s; <text:s/>19257 sec</text:p>
      <text:p text:style-name="Preformatted_20_Text">[2019-08-29 07:06:39,492 INFO] Step 29850/40000; acc: <text:s/>44.83; ppl: 35.31; xent: 3.56; lr: 0.15000; 351/504 tok/s; <text:s/>19289 sec</text:p>
      <text:p text:style-name="Preformatted_20_Text">[2019-08-29 07:07:10,561 INFO] Step 29900/40000; acc: <text:s/>45.97; ppl: 31.79; xent: 3.46; lr: 0.15000; 336/505 tok/s; <text:s/>19320 sec</text:p>
      <text:p text:style-name="Preformatted_20_Text">[2019-08-29 07:07:41,204 INFO] Step 29950/40000; acc: <text:s/>45.49; ppl: 31.80; xent: 3.46; lr: 0.15000; 324/500 tok/s; <text:s/>19350 sec</text:p>
      <text:p text:style-name="Preformatted_20_Text">[2019-08-29 07:08:12,644 INFO] Step 30000/40000; acc: <text:s/>44.50; ppl: 34.47; xent: 3.54; lr: 0.15000; 340/512 tok/s; <text:s/>19382 sec</text:p>
      <text:p text:style-name="Preformatted_20_Text">[2019-08-29 07:08:12,644 INFO] Loading dataset from data/50000.wiki.no_stops=True.noise=None.train.3.pt</text:p>
      <text:p text:style-name="Preformatted_20_Text">[2019-08-29 07:08:13,301 INFO] number of examples: 10000</text:p>
      <text:p text:style-name="Preformatted_20_Text">[2019-08-29 07:08:46,331 INFO] Step 30050/40000; acc: <text:s/>43.54; ppl: 34.81; xent: 3.55; lr: 0.15000; 319/502 tok/s; <text:s/>19415 sec</text:p>
      <text:p text:style-name="Preformatted_20_Text">[2019-08-29 07:09:17,158 INFO] Step 30100/40000; acc: <text:s/>45.12; ppl: 32.30; xent: 3.48; lr: 0.15000; 340/509 tok/s; <text:s/>19446 sec</text:p>
      <text:p text:style-name="Preformatted_20_Text">[2019-08-29 07:09:47,987 INFO] Step 30150/40000; acc: <text:s/>45.47; ppl: 32.14; xent: 3.47; lr: 0.15000; 330/508 tok/s; <text:s/>19477 sec</text:p>
      <text:p text:style-name="Preformatted_20_Text">[2019-08-29 07:10:20,655 INFO] Step 30200/40000; acc: <text:s/>44.02; ppl: 34.84; xent: 3.55; lr: 0.15000; 346/523 tok/s; <text:s/>19510 sec</text:p>
      <text:p text:style-name="Preformatted_20_Text">[2019-08-29 07:10:52,175 INFO] Step 30250/40000; acc: <text:s/>44.32; ppl: 32.95; xent: 3.50; lr: 0.15000; 330/514 tok/s; <text:s/>19541 sec</text:p>
      <text:p text:style-name="Preformatted_20_Text">[2019-08-29 07:11:24,296 INFO] Step 30300/40000; acc: <text:s/>43.60; ppl: 35.64; xent: 3.57; lr: 0.15000; 342/515 tok/s; <text:s/>19573 sec</text:p>
      <text:p text:style-name="Preformatted_20_Text">[2019-08-29 07:11:56,530 INFO] Step 30350/40000; acc: <text:s/>44.49; ppl: 33.54; xent: 3.51; lr: 0.15000; 327/513 tok/s; <text:s/>19606 sec</text:p>
      <text:p text:style-name="Preformatted_20_Text">[2019-08-29 07:12:28,154 INFO] Step 30400/40000; acc: <text:s/>44.44; ppl: 34.24; xent: 3.53; lr: 0.15000; 335/508 tok/s; <text:s/>19637 sec</text:p>
      <text:p text:style-name="Preformatted_20_Text">[2019-08-29 07:13:00,480 INFO] Step 30450/40000; acc: <text:s/>43.94; ppl: 34.01; xent: 3.53; lr: 0.15000; 340/521 tok/s; <text:s/>19670 sec</text:p>
      <text:p text:style-name="Preformatted_20_Text">[2019-08-29 07:13:31,357 INFO] Step 30500/40000; acc: <text:s/>46.67; ppl: 32.35; xent: 3.48; lr: 0.15000; 333/491 tok/s; <text:s/>19701 sec</text:p>
      <text:p text:style-name="Preformatted_20_Text">[2019-08-29 07:14:01,801 INFO] Step 30550/40000; acc: <text:s/>46.32; ppl: 30.60; xent: 3.42; lr: 0.15000; 332/507 tok/s; <text:s/>19731 sec</text:p>
      <text:p text:style-name="Preformatted_20_Text">[2019-08-29 07:14:33,708 INFO] Step 30600/40000; acc: <text:s/>45.00; ppl: 32.68; xent: 3.49; lr: 0.15000; 334/509 tok/s; <text:s/>19763 sec</text:p>
      <text:p text:style-name="Preformatted_20_Text">[2019-08-29 07:14:49,842 INFO] Loading dataset from data/50000.wiki.no_stops=True.noise=None.train.4.pt</text:p>
      <text:p text:style-name="Preformatted_20_Text">[2019-08-29 07:14:50,682 INFO] number of examples: 10000</text:p>
      <text:p text:style-name="Preformatted_20_Text">[2019-08-29 07:15:06,577 INFO] Step 30650/40000; acc: <text:s/>44.62; ppl: 33.59; xent: 3.51; lr: 0.15000; 314/493 tok/s; <text:s/>19796 sec</text:p>
      <text:p text:style-name="Preformatted_20_Text">[2019-08-29 07:15:39,300 INFO] Step 30700/40000; acc: <text:s/>44.31; ppl: 34.81; xent: 3.55; lr: 0.15000; 346/520 tok/s; <text:s/>19828 sec</text:p>
      <text:p text:style-name="Preformatted_20_Text">[2019-08-29 07:16:09,783 INFO] Step 30750/40000; acc: <text:s/>45.39; ppl: 31.25; xent: 3.44; lr: 0.15000; 320/507 tok/s; <text:s/>19859 sec</text:p>
      <text:p text:style-name="Preformatted_20_Text">[2019-08-29 07:16:41,908 INFO] Step 30800/40000; acc: <text:s/>44.98; ppl: 33.83; xent: 3.52; lr: 0.15000; 342/516 tok/s; <text:s/>19891 sec</text:p>
      <text:p text:style-name="Preformatted_20_Text">[2019-08-29 07:17:13,772 INFO] Step 30850/40000; acc: <text:s/>44.89; ppl: 32.48; xent: 3.48; lr: 0.15000; 334/512 tok/s; <text:s/>19923 sec</text:p>
      <text:p text:style-name="Preformatted_20_Text">[2019-08-29 07:17:46,588 INFO] Step 30900/40000; acc: <text:s/>43.96; ppl: 33.50; xent: 3.51; lr: 0.15000; 337/516 tok/s; <text:s/>19956 sec</text:p>
      <text:p text:style-name="Preformatted_20_Text"><text:soft-page-break/>[2019-08-29 07:18:18,292 INFO] Step 30950/40000; acc: <text:s/>44.89; ppl: 34.16; xent: 3.53; lr: 0.15000; 334/510 tok/s; <text:s/>19987 sec</text:p>
      <text:p text:style-name="Preformatted_20_Text">[2019-08-29 07:18:49,638 INFO] Step 31000/40000; acc: <text:s/>45.62; ppl: 31.48; xent: 3.45; lr: 0.15000; 320/510 tok/s; <text:s/>20019 sec</text:p>
      <text:p text:style-name="Preformatted_20_Text">[2019-08-29 07:19:21,110 INFO] Step 31050/40000; acc: <text:s/>44.58; ppl: 32.16; xent: 3.47; lr: 0.15000; 332/517 tok/s; <text:s/>20050 sec</text:p>
      <text:p text:style-name="Preformatted_20_Text">[2019-08-29 07:19:53,340 INFO] Step 31100/40000; acc: <text:s/>45.92; ppl: 32.53; xent: 3.48; lr: 0.15000; 349/509 tok/s; <text:s/>20083 sec</text:p>
      <text:p text:style-name="Preformatted_20_Text">[2019-08-29 07:20:24,633 INFO] Step 31150/40000; acc: <text:s/>45.78; ppl: 31.92; xent: 3.46; lr: 0.15000; 332/504 tok/s; <text:s/>20114 sec</text:p>
      <text:p text:style-name="Preformatted_20_Text">[2019-08-29 07:20:54,976 INFO] Step 31200/40000; acc: <text:s/>46.73; ppl: 29.86; xent: 3.40; lr: 0.15000; 328/496 tok/s; <text:s/>20144 sec</text:p>
      <text:p text:style-name="Preformatted_20_Text">[2019-08-29 07:21:27,108 INFO] Step 31250/40000; acc: <text:s/>45.45; ppl: 33.61; xent: 3.51; lr: 0.15000; 331/509 tok/s; <text:s/>20176 sec</text:p>
      <text:p text:style-name="Preformatted_20_Text">[2019-08-29 07:21:27,109 INFO] Loading dataset from data/50000.wiki.no_stops=True.noise=None.train.0.pt</text:p>
      <text:p text:style-name="Preformatted_20_Text">[2019-08-29 07:21:27,639 INFO] number of examples: 10000</text:p>
      <text:p text:style-name="Preformatted_20_Text">[2019-08-29 07:22:00,049 INFO] Step 31300/40000; acc: <text:s/>43.93; ppl: 34.41; xent: 3.54; lr: 0.15000; 327/510 tok/s; <text:s/>20209 sec</text:p>
      <text:p text:style-name="Preformatted_20_Text">[2019-08-29 07:22:31,329 INFO] Step 31350/40000; acc: <text:s/>45.66; ppl: 31.56; xent: 3.45; lr: 0.15000; 335/503 tok/s; <text:s/>20240 sec</text:p>
      <text:p text:style-name="Preformatted_20_Text">[2019-08-29 07:23:02,245 INFO] Step 31400/40000; acc: <text:s/>45.13; ppl: 30.64; xent: 3.42; lr: 0.15000; 328/514 tok/s; <text:s/>20271 sec</text:p>
      <text:p text:style-name="Preformatted_20_Text">[2019-08-29 07:23:35,170 INFO] Step 31450/40000; acc: <text:s/>43.95; ppl: 34.57; xent: 3.54; lr: 0.15000; 343/525 tok/s; <text:s/>20304 sec</text:p>
      <text:p text:style-name="Preformatted_20_Text">[2019-08-29 07:24:06,461 INFO] Step 31500/40000; acc: <text:s/>45.17; ppl: 32.32; xent: 3.48; lr: 0.15000; 333/514 tok/s; <text:s/>20336 sec</text:p>
      <text:p text:style-name="Preformatted_20_Text">[2019-08-29 07:24:39,542 INFO] Step 31550/40000; acc: <text:s/>44.49; ppl: 32.73; xent: 3.49; lr: 0.15000; 331/505 tok/s; <text:s/>20369 sec</text:p>
      <text:p text:style-name="Preformatted_20_Text">[2019-08-29 07:25:11,565 INFO] Step 31600/40000; acc: <text:s/>44.46; ppl: 33.77; xent: 3.52; lr: 0.15000; 329/513 tok/s; <text:s/>20401 sec</text:p>
      <text:p text:style-name="Preformatted_20_Text">[2019-08-29 07:25:42,859 INFO] Step 31650/40000; acc: <text:s/>45.42; ppl: 31.70; xent: 3.46; lr: 0.15000; 338/513 tok/s; <text:s/>20432 sec</text:p>
      <text:p text:style-name="Preformatted_20_Text">[2019-08-29 07:26:15,217 INFO] Step 31700/40000; acc: <text:s/>44.93; ppl: 31.63; xent: 3.45; lr: 0.15000; 340/514 tok/s; <text:s/>20464 sec</text:p>
      <text:p text:style-name="Preformatted_20_Text">[2019-08-29 07:26:45,791 INFO] Step 31750/40000; acc: <text:s/>47.43; ppl: 30.27; xent: 3.41; lr: 0.15000; 337/487 tok/s; <text:s/>20495 sec</text:p>
      <text:p text:style-name="Preformatted_20_Text">[2019-08-29 07:27:16,655 INFO] Step 31800/40000; acc: <text:s/>47.25; ppl: 29.07; xent: 3.37; lr: 0.15000; 328/495 tok/s; <text:s/>20526 sec</text:p>
      <text:p text:style-name="Preformatted_20_Text">[2019-08-29 07:27:48,564 INFO] Step 31850/40000; acc: <text:s/>45.52; ppl: 31.40; xent: 3.45; lr: 0.15000; 333/510 tok/s; <text:s/>20558 sec</text:p>
      <text:p text:style-name="Preformatted_20_Text">[2019-08-29 07:28:04,423 INFO] Loading dataset from data/50000.wiki.no_stops=True.noise=None.train.1.pt</text:p>
      <text:p text:style-name="Preformatted_20_Text">[2019-08-29 07:28:05,087 INFO] number of examples: 10000</text:p>
      <text:p text:style-name="Preformatted_20_Text">[2019-08-29 07:28:20,663 INFO] Step 31900/40000; acc: <text:s/>44.85; ppl: 31.14; xent: 3.44; lr: 0.15000; 321/504 tok/s; <text:s/>20590 sec</text:p>
      <text:p text:style-name="Preformatted_20_Text">[2019-08-29 07:28:53,374 INFO] Step 31950/40000; acc: <text:s/>43.91; ppl: 34.62; xent: 3.54; lr: 0.15000; 346/525 tok/s; <text:s/>20623 sec</text:p>
      <text:p text:style-name="Preformatted_20_Text">[2019-08-29 07:29:23,779 INFO] Step 32000/40000; acc: <text:s/>46.61; ppl: 29.91; xent: 3.40; lr: 0.15000; 322/501 tok/s; <text:s/>20653 sec</text:p>
      <text:p text:style-name="Preformatted_20_Text">[2019-08-29 07:29:56,043 INFO] Step 32050/40000; acc: <text:s/>45.03; ppl: 32.56; xent: 3.48; lr: 0.15000; 340/513 tok/s; <text:s/>20685 sec</text:p>
      <text:p text:style-name="Preformatted_20_Text">[2019-08-29 07:30:27,713 INFO] Step 32100/40000; acc: <text:s/>45.15; ppl: 30.64; xent: 3.42; lr: 0.15000; 336/513 tok/s; <text:s/>20717 sec</text:p>
      <text:p text:style-name="Preformatted_20_Text">[2019-08-29 07:31:00,516 INFO] Step 32150/40000; acc: <text:s/>45.02; ppl: 32.92; xent: 3.49; lr: 0.15000; 338/515 tok/s; <text:s/>20750 sec</text:p>
      <text:p text:style-name="Preformatted_20_Text">[2019-08-29 07:31:32,675 INFO] Step 32200/40000; acc: <text:s/>45.08; ppl: 31.99; xent: 3.47; lr: 0.15000; 328/512 tok/s; <text:s/>20782 sec</text:p>
      <text:p text:style-name="Preformatted_20_Text"><text:soft-page-break/>[2019-08-29 07:32:04,301 INFO] Step 32250/40000; acc: <text:s/>45.07; ppl: 32.27; xent: 3.47; lr: 0.15000; 317/503 tok/s; <text:s/>20813 sec</text:p>
      <text:p text:style-name="Preformatted_20_Text">[2019-08-29 07:32:35,639 INFO] Step 32300/40000; acc: <text:s/>45.17; ppl: 31.03; xent: 3.44; lr: 0.15000; 334/517 tok/s; <text:s/>20845 sec</text:p>
      <text:p text:style-name="Preformatted_20_Text">[2019-08-29 07:33:07,739 INFO] Step 32350/40000; acc: <text:s/>45.28; ppl: 33.24; xent: 3.50; lr: 0.15000; 352/508 tok/s; <text:s/>20877 sec</text:p>
      <text:p text:style-name="Preformatted_20_Text">[2019-08-29 07:33:38,830 INFO] Step 32400/40000; acc: <text:s/>46.68; ppl: 30.79; xent: 3.43; lr: 0.15000; 335/506 tok/s; <text:s/>20908 sec</text:p>
      <text:p text:style-name="Preformatted_20_Text">[2019-08-29 07:34:09,529 INFO] Step 32450/40000; acc: <text:s/>45.98; ppl: 29.59; xent: 3.39; lr: 0.15000; 323/495 tok/s; <text:s/>20939 sec</text:p>
      <text:p text:style-name="Preformatted_20_Text">[2019-08-29 07:34:41,416 INFO] Step 32500/40000; acc: <text:s/>46.19; ppl: 30.02; xent: 3.40; lr: 0.15000; 336/506 tok/s; <text:s/>20971 sec</text:p>
      <text:p text:style-name="Preformatted_20_Text">[2019-08-29 07:34:41,416 INFO] Loading dataset from data/50000.wiki.no_stops=True.noise=None.train.2.pt</text:p>
      <text:p text:style-name="Preformatted_20_Text">[2019-08-29 07:34:42,256 INFO] number of examples: 10000</text:p>
      <text:p text:style-name="Preformatted_20_Text">[2019-08-29 07:35:15,126 INFO] Step 32550/40000; acc: <text:s/>44.91; ppl: 32.00; xent: 3.47; lr: 0.15000; 320/499 tok/s; <text:s/>21004 sec</text:p>
      <text:p text:style-name="Preformatted_20_Text">[2019-08-29 07:35:46,707 INFO] Step 32600/40000; acc: <text:s/>45.63; ppl: 30.62; xent: 3.42; lr: 0.15000; 331/505 tok/s; <text:s/>21036 sec</text:p>
      <text:p text:style-name="Preformatted_20_Text">[2019-08-29 07:36:17,908 INFO] Step 32650/40000; acc: <text:s/>46.19; ppl: 30.27; xent: 3.41; lr: 0.15000; 326/503 tok/s; <text:s/>21067 sec</text:p>
      <text:p text:style-name="Preformatted_20_Text">[2019-08-29 07:36:50,920 INFO] Step 32700/40000; acc: <text:s/>44.34; ppl: 33.00; xent: 3.50; lr: 0.15000; 342/523 tok/s; <text:s/>21100 sec</text:p>
      <text:p text:style-name="Preformatted_20_Text">[2019-08-29 07:37:22,481 INFO] Step 32750/40000; acc: <text:s/>45.52; ppl: 30.71; xent: 3.42; lr: 0.15000; 329/513 tok/s; <text:s/>21132 sec</text:p>
      <text:p text:style-name="Preformatted_20_Text">[2019-08-29 07:37:54,820 INFO] Step 32800/40000; acc: <text:s/>45.66; ppl: 31.66; xent: 3.46; lr: 0.15000; 340/507 tok/s; <text:s/>21164 sec</text:p>
      <text:p text:style-name="Preformatted_20_Text">[2019-08-29 07:38:26,686 INFO] Step 32850/40000; acc: <text:s/>45.33; ppl: 31.02; xent: 3.43; lr: 0.15000; 331/515 tok/s; <text:s/>21196 sec</text:p>
      <text:p text:style-name="Preformatted_20_Text">[2019-08-29 07:38:58,546 INFO] Step 32900/40000; acc: <text:s/>45.19; ppl: 31.48; xent: 3.45; lr: 0.15000; 332/510 tok/s; <text:s/>21228 sec</text:p>
      <text:p text:style-name="Preformatted_20_Text">[2019-08-29 07:39:31,009 INFO] Step 32950/40000; acc: <text:s/>44.98; ppl: 31.74; xent: 3.46; lr: 0.15000; 338/514 tok/s; <text:s/>21260 sec</text:p>
      <text:p text:style-name="Preformatted_20_Text">[2019-08-29 07:40:02,407 INFO] Step 33000/40000; acc: <text:s/>47.85; ppl: 29.04; xent: 3.37; lr: 0.15000; 328/478 tok/s; <text:s/>21292 sec</text:p>
      <text:p text:style-name="Preformatted_20_Text">[2019-08-29 07:40:32,733 INFO] Step 33050/40000; acc: <text:s/>46.75; ppl: 28.30; xent: 3.34; lr: 0.15000; 334/508 tok/s; <text:s/>21322 sec</text:p>
      <text:p text:style-name="Preformatted_20_Text">[2019-08-29 07:41:04,704 INFO] Step 33100/40000; acc: <text:s/>44.78; ppl: 33.06; xent: 3.50; lr: 0.15000; 332/509 tok/s; <text:s/>21354 sec</text:p>
      <text:p text:style-name="Preformatted_20_Text">[2019-08-29 07:41:20,037 INFO] Loading dataset from data/50000.wiki.no_stops=True.noise=None.train.3.pt</text:p>
      <text:p text:style-name="Preformatted_20_Text">[2019-08-29 07:41:20,569 INFO] number of examples: 10000</text:p>
      <text:p text:style-name="Preformatted_20_Text">[2019-08-29 07:41:36,610 INFO] Step 33150/40000; acc: <text:s/>45.77; ppl: 30.11; xent: 3.40; lr: 0.15000; 324/499 tok/s; <text:s/>21386 sec</text:p>
      <text:p text:style-name="Preformatted_20_Text">[2019-08-29 07:42:09,473 INFO] Step 33200/40000; acc: <text:s/>44.43; ppl: 32.95; xent: 3.50; lr: 0.15000; 346/517 tok/s; <text:s/>21419 sec</text:p>
      <text:p text:style-name="Preformatted_20_Text">[2019-08-29 07:42:39,544 INFO] Step 33250/40000; acc: <text:s/>46.66; ppl: 28.48; xent: 3.35; lr: 0.15000; 326/505 tok/s; <text:s/>21449 sec</text:p>
      <text:p text:style-name="Preformatted_20_Text">[2019-08-29 07:43:12,064 INFO] Step 33300/40000; acc: <text:s/>44.43; ppl: 32.61; xent: 3.48; lr: 0.15000; 338/514 tok/s; <text:s/>21481 sec</text:p>
      <text:p text:style-name="Preformatted_20_Text">[2019-08-29 07:43:43,939 INFO] Step 33350/40000; acc: <text:s/>45.63; ppl: 29.69; xent: 3.39; lr: 0.15000; 334/515 tok/s; <text:s/>21513 sec</text:p>
      <text:p text:style-name="Preformatted_20_Text">[2019-08-29 07:44:16,614 INFO] Step 33400/40000; acc: <text:s/>44.41; ppl: 33.28; xent: 3.51; lr: 0.15000; 340/514 tok/s; <text:s/>21546 sec</text:p>
      <text:p text:style-name="Preformatted_20_Text">[2019-08-29 07:44:48,505 INFO] Step 33450/40000; acc: <text:s/>45.61; ppl: 31.26; xent: 3.44; lr: 0.15000; 332/507 tok/s; <text:s/>21578 sec</text:p>
      <text:p text:style-name="Preformatted_20_Text">[2019-08-29 07:45:20,084 INFO] Step 33500/40000; acc: <text:s/>45.52; ppl: 30.58; xent: 3.42; lr: 0.15000; 318/505 tok/s; <text:s/>21609 sec</text:p>
      <text:p text:style-name="Preformatted_20_Text"><text:soft-page-break/>[2019-08-29 07:45:51,860 INFO] Step 33550/40000; acc: <text:s/>44.82; ppl: 31.14; xent: 3.44; lr: 0.15000; 329/513 tok/s; <text:s/>21641 sec</text:p>
      <text:p text:style-name="Preformatted_20_Text">[2019-08-29 07:46:24,141 INFO] Step 33600/40000; acc: <text:s/>45.67; ppl: 32.69; xent: 3.49; lr: 0.15000; 349/507 tok/s; <text:s/>21673 sec</text:p>
      <text:p text:style-name="Preformatted_20_Text">[2019-08-29 07:46:55,063 INFO] Step 33650/40000; acc: <text:s/>47.67; ppl: 28.45; xent: 3.35; lr: 0.15000; 337/508 tok/s; <text:s/>21704 sec</text:p>
      <text:p text:style-name="Preformatted_20_Text">[2019-08-29 07:47:25,617 INFO] Step 33700/40000; acc: <text:s/>46.99; ppl: 27.82; xent: 3.33; lr: 0.15000; 326/501 tok/s; <text:s/>21735 sec</text:p>
      <text:p text:style-name="Preformatted_20_Text">[2019-08-29 07:47:58,160 INFO] Step 33750/40000; acc: <text:s/>45.11; ppl: 32.27; xent: 3.47; lr: 0.15000; 328/506 tok/s; <text:s/>21767 sec</text:p>
      <text:p text:style-name="Preformatted_20_Text">[2019-08-29 07:47:58,161 INFO] Loading dataset from data/50000.wiki.no_stops=True.noise=None.train.4.pt</text:p>
      <text:p text:style-name="Preformatted_20_Text">[2019-08-29 07:47:58,821 INFO] number of examples: 10000</text:p>
      <text:p text:style-name="Preformatted_20_Text">[2019-08-29 07:48:31,230 INFO] Step 33800/40000; acc: <text:s/>45.08; ppl: 31.54; xent: 3.45; lr: 0.15000; 325/507 tok/s; <text:s/>21800 sec</text:p>
      <text:p text:style-name="Preformatted_20_Text">[2019-08-29 07:49:02,461 INFO] Step 33850/40000; acc: <text:s/>46.66; ppl: 29.36; xent: 3.38; lr: 0.15000; 335/506 tok/s; <text:s/>21832 sec</text:p>
      <text:p text:style-name="Preformatted_20_Text">[2019-08-29 07:49:33,952 INFO] Step 33900/40000; acc: <text:s/>46.79; ppl: 29.24; xent: 3.38; lr: 0.15000; 321/502 tok/s; <text:s/>21863 sec</text:p>
      <text:p text:style-name="Preformatted_20_Text">[2019-08-29 07:50:06,983 INFO] Step 33950/40000; acc: <text:s/>45.14; ppl: 32.03; xent: 3.47; lr: 0.15000; 341/520 tok/s; <text:s/>21896 sec</text:p>
      <text:p text:style-name="Preformatted_20_Text">[2019-08-29 07:50:38,582 INFO] Step 34000/40000; acc: <text:s/>46.48; ppl: 28.77; xent: 3.36; lr: 0.15000; 329/508 tok/s; <text:s/>21928 sec</text:p>
      <text:p text:style-name="Preformatted_20_Text">[2019-08-29 07:51:11,137 INFO] Step 34050/40000; acc: <text:s/>44.39; ppl: 32.51; xent: 3.48; lr: 0.15000; 335/516 tok/s; <text:s/>21960 sec</text:p>
      <text:p text:style-name="Preformatted_20_Text">[2019-08-29 07:51:43,125 INFO] Step 34100/40000; acc: <text:s/>45.56; ppl: 30.81; xent: 3.43; lr: 0.15000; 329/514 tok/s; <text:s/>21992 sec</text:p>
      <text:p text:style-name="Preformatted_20_Text">[2019-08-29 07:52:14,704 INFO] Step 34150/40000; acc: <text:s/>46.43; ppl: 30.38; xent: 3.41; lr: 0.15000; 335/511 tok/s; <text:s/>22024 sec</text:p>
      <text:p text:style-name="Preformatted_20_Text">[2019-08-29 07:52:46,878 INFO] Step 34200/40000; acc: <text:s/>46.10; ppl: 29.55; xent: 3.39; lr: 0.15000; 341/515 tok/s; <text:s/>22056 sec</text:p>
      <text:p text:style-name="Preformatted_20_Text">[2019-08-29 07:53:17,856 INFO] Step 34250/40000; acc: <text:s/>47.44; ppl: 29.07; xent: 3.37; lr: 0.15000; 331/497 tok/s; <text:s/>22087 sec</text:p>
      <text:p text:style-name="Preformatted_20_Text">[2019-08-29 07:53:48,590 INFO] Step 34300/40000; acc: <text:s/>47.43; ppl: 27.40; xent: 3.31; lr: 0.15000; 329/498 tok/s; <text:s/>22118 sec</text:p>
      <text:p text:style-name="Preformatted_20_Text">[2019-08-29 07:54:20,593 INFO] Step 34350/40000; acc: <text:s/>46.52; ppl: 30.01; xent: 3.40; lr: 0.15000; 333/501 tok/s; <text:s/>22150 sec</text:p>
      <text:p text:style-name="Preformatted_20_Text">[2019-08-29 07:54:36,941 INFO] Loading dataset from data/50000.wiki.no_stops=True.noise=None.train.0.pt</text:p>
      <text:p text:style-name="Preformatted_20_Text">[2019-08-29 07:54:37,785 INFO] number of examples: 10000</text:p>
      <text:p text:style-name="Preformatted_20_Text">[2019-08-29 07:54:53,637 INFO] Step 34400/40000; acc: <text:s/>46.54; ppl: 30.42; xent: 3.42; lr: 0.15000; 312/486 tok/s; <text:s/>22183 sec</text:p>
      <text:p text:style-name="Preformatted_20_Text">[2019-08-29 07:55:26,616 INFO] Step 34450/40000; acc: <text:s/>44.54; ppl: 32.05; xent: 3.47; lr: 0.15000; 344/519 tok/s; <text:s/>22216 sec</text:p>
      <text:p text:style-name="Preformatted_20_Text">[2019-08-29 07:55:57,272 INFO] Step 34500/40000; acc: <text:s/>46.73; ppl: 27.69; xent: 3.32; lr: 0.15000; 319/503 tok/s; <text:s/>22246 sec</text:p>
      <text:p text:style-name="Preformatted_20_Text">[2019-08-29 07:56:29,561 INFO] Step 34550/40000; acc: <text:s/>45.28; ppl: 30.69; xent: 3.42; lr: 0.15000; 340/521 tok/s; <text:s/>22279 sec</text:p>
      <text:p text:style-name="Preformatted_20_Text">[2019-08-29 07:57:01,555 INFO] Step 34600/40000; acc: <text:s/>45.62; ppl: 31.90; xent: 3.46; lr: 0.15000; 333/510 tok/s; <text:s/>22311 sec</text:p>
      <text:p text:style-name="Preformatted_20_Text">[2019-08-29 07:57:34,419 INFO] Step 34650/40000; acc: <text:s/>45.57; ppl: 29.97; xent: 3.40; lr: 0.15000; 337/516 tok/s; <text:s/>22344 sec</text:p>
      <text:p text:style-name="Preformatted_20_Text">[2019-08-29 07:58:06,347 INFO] Step 34700/40000; acc: <text:s/>45.89; ppl: 30.24; xent: 3.41; lr: 0.15000; 331/515 tok/s; <text:s/>22376 sec</text:p>
      <text:p text:style-name="Preformatted_20_Text">[2019-08-29 07:58:37,585 INFO] Step 34750/40000; acc: <text:s/>46.50; ppl: 28.87; xent: 3.36; lr: 0.15000; 322/499 tok/s; <text:s/>22407 sec</text:p>
      <text:p text:style-name="Preformatted_20_Text">[2019-08-29 07:59:09,375 INFO] Step 34800/40000; acc: <text:s/>46.34; ppl: 28.66; xent: 3.36; lr: 0.15000; 329/510 tok/s; <text:s/>22439 sec</text:p>
      <text:p text:style-name="Preformatted_20_Text"><text:soft-page-break/>[2019-08-29 07:59:41,167 INFO] Step 34850/40000; acc: <text:s/>46.39; ppl: 30.00; xent: 3.40; lr: 0.15000; 354/512 tok/s; <text:s/>22470 sec</text:p>
      <text:p text:style-name="Preformatted_20_Text">[2019-08-29 08:00:12,079 INFO] Step 34900/40000; acc: <text:s/>47.78; ppl: 28.16; xent: 3.34; lr: 0.15000; 338/499 tok/s; <text:s/>22501 sec</text:p>
      <text:p text:style-name="Preformatted_20_Text">[2019-08-29 08:00:42,373 INFO] Step 34950/40000; acc: <text:s/>48.12; ppl: 26.90; xent: 3.29; lr: 0.15000; 328/502 tok/s; <text:s/>22532 sec</text:p>
      <text:p text:style-name="Preformatted_20_Text">[2019-08-29 08:01:14,454 INFO] Step 35000/40000; acc: <text:s/>45.09; ppl: 30.16; xent: 3.41; lr: 0.15000; 332/514 tok/s; <text:s/>22564 sec</text:p>
      <text:p text:style-name="Preformatted_20_Text">[2019-08-29 08:01:14,455 INFO] Loading dataset from data/50000.wiki.no_stops=True.noise=None.train.1.pt</text:p>
      <text:p text:style-name="Preformatted_20_Text">[2019-08-29 08:01:14,986 INFO] number of examples: 10000</text:p>
      <text:p text:style-name="Preformatted_20_Text">[2019-08-29 08:01:47,011 INFO] Step 35050/40000; acc: <text:s/>45.17; ppl: 30.14; xent: 3.41; lr: 0.15000; 331/514 tok/s; <text:s/>22596 sec</text:p>
      <text:p text:style-name="Preformatted_20_Text">[2019-08-29 08:02:18,396 INFO] Step 35100/40000; acc: <text:s/>46.33; ppl: 29.36; xent: 3.38; lr: 0.15000; 333/508 tok/s; <text:s/>22628 sec</text:p>
      <text:p text:style-name="Preformatted_20_Text">[2019-08-29 08:02:49,094 INFO] Step 35150/40000; acc: <text:s/>47.12; ppl: 27.83; xent: 3.33; lr: 0.15000; 330/507 tok/s; <text:s/>22658 sec</text:p>
      <text:p text:style-name="Preformatted_20_Text">[2019-08-29 08:03:21,972 INFO] Step 35200/40000; acc: <text:s/>45.24; ppl: 31.19; xent: 3.44; lr: 0.15000; 343/516 tok/s; <text:s/>22691 sec</text:p>
      <text:p text:style-name="Preformatted_20_Text">[2019-08-29 08:03:53,386 INFO] Step 35250/40000; acc: <text:s/>46.34; ppl: 28.42; xent: 3.35; lr: 0.15000; 332/508 tok/s; <text:s/>22723 sec</text:p>
      <text:p text:style-name="Preformatted_20_Text">[2019-08-29 08:04:26,282 INFO] Step 35300/40000; acc: <text:s/>45.90; ppl: 29.73; xent: 3.39; lr: 0.15000; 332/512 tok/s; <text:s/>22755 sec</text:p>
      <text:p text:style-name="Preformatted_20_Text">[2019-08-29 08:04:58,928 INFO] Step 35350/40000; acc: <text:s/>45.96; ppl: 30.43; xent: 3.42; lr: 0.15000; 322/508 tok/s; <text:s/>22788 sec</text:p>
      <text:p text:style-name="Preformatted_20_Text">[2019-08-29 08:05:31,191 INFO] Step 35400/40000; acc: <text:s/>46.13; ppl: 29.92; xent: 3.40; lr: 0.15000; 328/502 tok/s; <text:s/>22820 sec</text:p>
      <text:p text:style-name="Preformatted_20_Text">[2019-08-29 08:06:03,461 INFO] Step 35450/40000; acc: <text:s/>45.06; ppl: 30.83; xent: 3.43; lr: 0.15000; 340/519 tok/s; <text:s/>22853 sec</text:p>
      <text:p text:style-name="Preformatted_20_Text">[2019-08-29 08:06:33,924 INFO] Step 35500/40000; acc: <text:s/>48.42; ppl: 27.59; xent: 3.32; lr: 0.15000; 338/494 tok/s; <text:s/>22883 sec</text:p>
      <text:p text:style-name="Preformatted_20_Text">[2019-08-29 08:07:04,885 INFO] Step 35550/40000; acc: <text:s/>47.06; ppl: 28.03; xent: 3.33; lr: 0.15000; 326/498 tok/s; <text:s/>22914 sec</text:p>
      <text:p text:style-name="Preformatted_20_Text">[2019-08-29 08:07:36,411 INFO] Step 35600/40000; acc: <text:s/>46.42; ppl: 28.74; xent: 3.36; lr: 0.15000; 338/508 tok/s; <text:s/>22946 sec</text:p>
      <text:p text:style-name="Preformatted_20_Text">[2019-08-29 08:07:51,968 INFO] Loading dataset from data/50000.wiki.no_stops=True.noise=None.train.2.pt</text:p>
      <text:p text:style-name="Preformatted_20_Text">[2019-08-29 08:07:52,638 INFO] number of examples: 10000</text:p>
      <text:p text:style-name="Preformatted_20_Text">[2019-08-29 08:08:08,475 INFO] Step 35650/40000; acc: <text:s/>47.52; ppl: 26.95; xent: 3.29; lr: 0.15000; 323/497 tok/s; <text:s/>22978 sec</text:p>
      <text:p text:style-name="Preformatted_20_Text">[2019-08-29 08:08:41,378 INFO] Step 35700/40000; acc: <text:s/>45.77; ppl: 30.45; xent: 3.42; lr: 0.15000; 345/521 tok/s; <text:s/>23011 sec</text:p>
      <text:p text:style-name="Preformatted_20_Text">[2019-08-29 08:09:12,032 INFO] Step 35750/40000; acc: <text:s/>47.36; ppl: 28.12; xent: 3.34; lr: 0.15000; 320/501 tok/s; <text:s/>23041 sec</text:p>
      <text:p text:style-name="Preformatted_20_Text">[2019-08-29 08:09:44,673 INFO] Step 35800/40000; acc: <text:s/>45.31; ppl: 30.33; xent: 3.41; lr: 0.15000; 336/516 tok/s; <text:s/>23074 sec</text:p>
      <text:p text:style-name="Preformatted_20_Text">[2019-08-29 08:10:16,490 INFO] Step 35850/40000; acc: <text:s/>45.95; ppl: 28.38; xent: 3.35; lr: 0.15000; 335/516 tok/s; <text:s/>23106 sec</text:p>
      <text:p text:style-name="Preformatted_20_Text">[2019-08-29 08:10:49,098 INFO] Step 35900/40000; acc: <text:s/>45.83; ppl: 30.86; xent: 3.43; lr: 0.15000; 340/516 tok/s; <text:s/>23138 sec</text:p>
      <text:p text:style-name="Preformatted_20_Text">[2019-08-29 08:11:20,429 INFO] Step 35950/40000; acc: <text:s/>47.25; ppl: 27.83; xent: 3.33; lr: 0.15000; 338/509 tok/s; <text:s/>23170 sec</text:p>
      <text:p text:style-name="Preformatted_20_Text">[2019-08-29 08:11:51,938 INFO] Step 36000/40000; acc: <text:s/>46.84; ppl: 27.86; xent: 3.33; lr: 0.15000; 319/506 tok/s; <text:s/>23201 sec</text:p>
      <text:p text:style-name="Preformatted_20_Text">[2019-08-29 08:12:23,735 INFO] Step 36050/40000; acc: <text:s/>45.87; ppl: 28.81; xent: 3.36; lr: 0.15000; 329/515 tok/s; <text:s/>23233 sec</text:p>
      <text:p text:style-name="Preformatted_20_Text">[2019-08-29 08:12:55,620 INFO] Step 36100/40000; acc: <text:s/>47.05; ppl: 29.80; xent: 3.39; lr: 0.15000; 354/508 tok/s; <text:s/>23265 sec</text:p>
      <text:p text:style-name="Preformatted_20_Text"><text:soft-page-break/>[2019-08-29 08:13:26,871 INFO] Step 36150/40000; acc: <text:s/>47.94; ppl: 27.25; xent: 3.30; lr: 0.15000; 334/502 tok/s; <text:s/>23296 sec</text:p>
      <text:p text:style-name="Preformatted_20_Text">[2019-08-29 08:13:57,302 INFO] Step 36200/40000; acc: <text:s/>47.56; ppl: 27.05; xent: 3.30; lr: 0.15000; 327/503 tok/s; <text:s/>23326 sec</text:p>
      <text:p text:style-name="Preformatted_20_Text">[2019-08-29 08:14:28,729 INFO] Step 36250/40000; acc: <text:s/>46.47; ppl: 29.41; xent: 3.38; lr: 0.15000; 341/512 tok/s; <text:s/>23358 sec</text:p>
      <text:p text:style-name="Preformatted_20_Text">[2019-08-29 08:14:28,730 INFO] Loading dataset from data/50000.wiki.no_stops=True.noise=None.train.3.pt</text:p>
      <text:p text:style-name="Preformatted_20_Text">[2019-08-29 08:14:29,574 INFO] number of examples: 10000</text:p>
      <text:p text:style-name="Preformatted_20_Text">[2019-08-29 08:15:02,425 INFO] Step 36300/40000; acc: <text:s/>45.68; ppl: 29.90; xent: 3.40; lr: 0.15000; 319/502 tok/s; <text:s/>23392 sec</text:p>
      <text:p text:style-name="Preformatted_20_Text">[2019-08-29 08:15:33,453 INFO] Step 36350/40000; acc: <text:s/>46.96; ppl: 27.64; xent: 3.32; lr: 0.15000; 338/505 tok/s; <text:s/>23423 sec</text:p>
      <text:p text:style-name="Preformatted_20_Text">[2019-08-29 08:16:04,218 INFO] Step 36400/40000; acc: <text:s/>47.31; ppl: 27.24; xent: 3.30; lr: 0.15000; 330/509 tok/s; <text:s/>23453 sec</text:p>
      <text:p text:style-name="Preformatted_20_Text">[2019-08-29 08:16:37,504 INFO] Step 36450/40000; acc: <text:s/>45.53; ppl: 30.15; xent: 3.41; lr: 0.15000; 340/514 tok/s; <text:s/>23487 sec</text:p>
      <text:p text:style-name="Preformatted_20_Text">[2019-08-29 08:17:09,000 INFO] Step 36500/40000; acc: <text:s/>46.40; ppl: 28.10; xent: 3.34; lr: 0.15000; 331/514 tok/s; <text:s/>23518 sec</text:p>
      <text:p text:style-name="Preformatted_20_Text">[2019-08-29 08:17:41,276 INFO] Step 36550/40000; acc: <text:s/>45.58; ppl: 30.41; xent: 3.41; lr: 0.15000; 340/513 tok/s; <text:s/>23550 sec</text:p>
      <text:p text:style-name="Preformatted_20_Text">[2019-08-29 08:18:13,936 INFO] Step 36600/40000; acc: <text:s/>46.33; ppl: 28.73; xent: 3.36; lr: 0.15000; 322/506 tok/s; <text:s/>23583 sec</text:p>
      <text:p text:style-name="Preformatted_20_Text">[2019-08-29 08:18:45,569 INFO] Step 36650/40000; acc: <text:s/>46.59; ppl: 29.29; xent: 3.38; lr: 0.15000; 334/508 tok/s; <text:s/>23615 sec</text:p>
      <text:p text:style-name="Preformatted_20_Text">[2019-08-29 08:19:18,527 INFO] Step 36700/40000; acc: <text:s/>45.66; ppl: 29.40; xent: 3.38; lr: 0.15000; 333/511 tok/s; <text:s/>23648 sec</text:p>
      <text:p text:style-name="Preformatted_20_Text">[2019-08-29 08:19:49,172 INFO] Step 36750/40000; acc: <text:s/>48.56; ppl: 27.26; xent: 3.31; lr: 0.15000; 336/495 tok/s; <text:s/>23678 sec</text:p>
      <text:p text:style-name="Preformatted_20_Text">[2019-08-29 08:20:20,149 INFO] Step 36800/40000; acc: <text:s/>48.84; ppl: 25.67; xent: 3.25; lr: 0.15000; 326/498 tok/s; <text:s/>23709 sec</text:p>
      <text:p text:style-name="Preformatted_20_Text">[2019-08-29 08:20:52,009 INFO] Step 36850/40000; acc: <text:s/>47.08; ppl: 28.24; xent: 3.34; lr: 0.15000; 334/509 tok/s; <text:s/>23741 sec</text:p>
      <text:p text:style-name="Preformatted_20_Text">[2019-08-29 08:21:08,263 INFO] Loading dataset from data/50000.wiki.no_stops=True.noise=None.train.4.pt</text:p>
      <text:p text:style-name="Preformatted_20_Text">[2019-08-29 08:21:08,794 INFO] number of examples: 10000</text:p>
      <text:p text:style-name="Preformatted_20_Text">[2019-08-29 08:21:24,637 INFO] Step 36900/40000; acc: <text:s/>46.49; ppl: 28.97; xent: 3.37; lr: 0.15000; 316/496 tok/s; <text:s/>23774 sec</text:p>
      <text:p text:style-name="Preformatted_20_Text">[2019-08-29 08:21:57,473 INFO] Step 36950/40000; acc: <text:s/>45.99; ppl: 29.69; xent: 3.39; lr: 0.15000; 345/518 tok/s; <text:s/>23807 sec</text:p>
      <text:p text:style-name="Preformatted_20_Text">[2019-08-29 08:22:28,203 INFO] Step 37000/40000; acc: <text:s/>47.41; ppl: 26.87; xent: 3.29; lr: 0.15000; 317/503 tok/s; <text:s/>23837 sec</text:p>
      <text:p text:style-name="Preformatted_20_Text">[2019-08-29 08:23:00,516 INFO] Step 37050/40000; acc: <text:s/>46.81; ppl: 28.77; xent: 3.36; lr: 0.15000; 340/513 tok/s; <text:s/>23870 sec</text:p>
      <text:p text:style-name="Preformatted_20_Text">[2019-08-29 08:23:32,319 INFO] Step 37100/40000; acc: <text:s/>47.00; ppl: 27.77; xent: 3.32; lr: 0.15000; 335/513 tok/s; <text:s/>23901 sec</text:p>
      <text:p text:style-name="Preformatted_20_Text">[2019-08-29 08:24:05,118 INFO] Step 37150/40000; acc: <text:s/>45.67; ppl: 28.94; xent: 3.37; lr: 0.15000; 337/516 tok/s; <text:s/>23934 sec</text:p>
      <text:p text:style-name="Preformatted_20_Text">[2019-08-29 08:24:36,911 INFO] Step 37200/40000; acc: <text:s/>46.80; ppl: 29.08; xent: 3.37; lr: 0.15000; 333/509 tok/s; <text:s/>23966 sec</text:p>
      <text:p text:style-name="Preformatted_20_Text">[2019-08-29 08:25:08,113 INFO] Step 37250/40000; acc: <text:s/>47.44; ppl: 27.14; xent: 3.30; lr: 0.15000; 321/512 tok/s; <text:s/>23997 sec</text:p>
      <text:p text:style-name="Preformatted_20_Text">[2019-08-29 08:25:39,889 INFO] Step 37300/40000; acc: <text:s/>46.88; ppl: 27.50; xent: 3.31; lr: 0.15000; 329/512 tok/s; <text:s/>24029 sec</text:p>
      <text:p text:style-name="Preformatted_20_Text">[2019-08-29 08:26:12,273 INFO] Step 37350/40000; acc: <text:s/>48.06; ppl: 27.73; xent: 3.32; lr: 0.15000; 348/507 tok/s; <text:s/>24061 sec</text:p>
      <text:p text:style-name="Preformatted_20_Text">[2019-08-29 08:26:43,667 INFO] Step 37400/40000; acc: <text:s/>47.69; ppl: 27.15; xent: 3.30; lr: 0.15000; 331/502 tok/s; <text:s/>24093 sec</text:p>
      <text:p text:style-name="Preformatted_20_Text"><text:soft-page-break/>[2019-08-29 08:27:14,271 INFO] Step 37450/40000; acc: <text:s/>49.06; ppl: 25.27; xent: 3.23; lr: 0.15000; 325/492 tok/s; <text:s/>24123 sec</text:p>
      <text:p text:style-name="Preformatted_20_Text">[2019-08-29 08:27:46,535 INFO] Step 37500/40000; acc: <text:s/>46.99; ppl: 28.65; xent: 3.36; lr: 0.15000; 330/507 tok/s; <text:s/>24156 sec</text:p>
      <text:p text:style-name="Preformatted_20_Text">[2019-08-29 08:27:46,535 INFO] Loading dataset from data/50000.wiki.no_stops=True.noise=None.train.0.pt</text:p>
      <text:p text:style-name="Preformatted_20_Text">[2019-08-29 08:27:47,202 INFO] number of examples: 10000</text:p>
      <text:p text:style-name="Preformatted_20_Text">[2019-08-29 08:28:19,940 INFO] Step 37550/40000; acc: <text:s/>45.79; ppl: 29.64; xent: 3.39; lr: 0.15000; 323/503 tok/s; <text:s/>24189 sec</text:p>
      <text:p text:style-name="Preformatted_20_Text">[2019-08-29 08:28:51,660 INFO] Step 37600/40000; acc: <text:s/>47.84; ppl: 26.77; xent: 3.29; lr: 0.15000; 330/496 tok/s; <text:s/>24221 sec</text:p>
      <text:p text:style-name="Preformatted_20_Text">[2019-08-29 08:29:22,738 INFO] Step 37650/40000; acc: <text:s/>46.94; ppl: 26.34; xent: 3.27; lr: 0.15000; 326/511 tok/s; <text:s/>24252 sec</text:p>
      <text:p text:style-name="Preformatted_20_Text">[2019-08-29 08:29:57,041 INFO] Step 37700/40000; acc: <text:s/>45.71; ppl: 29.69; xent: 3.39; lr: 0.15000; 329/504 tok/s; <text:s/>24286 sec</text:p>
      <text:p text:style-name="Preformatted_20_Text">[2019-08-29 08:30:28,430 INFO] Step 37750/40000; acc: <text:s/>46.81; ppl: 27.49; xent: 3.31; lr: 0.15000; 332/513 tok/s; <text:s/>24318 sec</text:p>
      <text:p text:style-name="Preformatted_20_Text">[2019-08-29 08:31:00,864 INFO] Step 37800/40000; acc: <text:s/>46.53; ppl: 27.95; xent: 3.33; lr: 0.15000; 338/515 tok/s; <text:s/>24350 sec</text:p>
      <text:p text:style-name="Preformatted_20_Text">[2019-08-29 08:31:32,904 INFO] Step 37850/40000; acc: <text:s/>46.45; ppl: 29.47; xent: 3.38; lr: 0.15000; 328/512 tok/s; <text:s/>24382 sec</text:p>
      <text:p text:style-name="Preformatted_20_Text">[2019-08-29 08:32:04,341 INFO] Step 37900/40000; acc: <text:s/>47.55; ppl: 27.10; xent: 3.30; lr: 0.15000; 337/510 tok/s; <text:s/>24414 sec</text:p>
      <text:p text:style-name="Preformatted_20_Text">[2019-08-29 08:32:36,561 INFO] Step 37950/40000; acc: <text:s/>46.58; ppl: 27.34; xent: 3.31; lr: 0.15000; 341/516 tok/s; <text:s/>24446 sec</text:p>
      <text:p text:style-name="Preformatted_20_Text">[2019-08-29 08:33:07,079 INFO] Step 38000/40000; acc: <text:s/>49.46; ppl: 25.77; xent: 3.25; lr: 0.15000; 337/488 tok/s; <text:s/>24476 sec</text:p>
      <text:p text:style-name="Preformatted_20_Text">[2019-08-29 08:33:37,577 INFO] Step 38050/40000; acc: <text:s/>48.74; ppl: 24.78; xent: 3.21; lr: 0.15000; 332/501 tok/s; <text:s/>24507 sec</text:p>
      <text:p text:style-name="Preformatted_20_Text">[2019-08-29 08:34:09,760 INFO] Step 38100/40000; acc: <text:s/>47.61; ppl: 27.07; xent: 3.30; lr: 0.15000; 330/505 tok/s; <text:s/>24539 sec</text:p>
      <text:p text:style-name="Preformatted_20_Text">[2019-08-29 08:34:25,724 INFO] Loading dataset from data/50000.wiki.no_stops=True.noise=None.train.1.pt</text:p>
      <text:p text:style-name="Preformatted_20_Text">[2019-08-29 08:34:26,571 INFO] number of examples: 10000</text:p>
      <text:p text:style-name="Preformatted_20_Text">[2019-08-29 08:34:42,194 INFO] Step 38150/40000; acc: <text:s/>46.40; ppl: 26.86; xent: 3.29; lr: 0.15000; 318/499 tok/s; <text:s/>24571 sec</text:p>
      <text:p text:style-name="Preformatted_20_Text">[2019-08-29 08:35:15,407 INFO] Step 38200/40000; acc: <text:s/>45.31; ppl: 29.69; xent: 3.39; lr: 0.15000; 341/517 tok/s; <text:s/>24605 sec</text:p>
      <text:p text:style-name="Preformatted_20_Text">[2019-08-29 08:35:45,933 INFO] Step 38250/40000; acc: <text:s/>48.55; ppl: 25.60; xent: 3.24; lr: 0.15000; 320/499 tok/s; <text:s/>24635 sec</text:p>
      <text:p text:style-name="Preformatted_20_Text">[2019-08-29 08:36:18,169 INFO] Step 38300/40000; acc: <text:s/>46.92; ppl: 27.96; xent: 3.33; lr: 0.15000; 341/513 tok/s; <text:s/>24667 sec</text:p>
      <text:p text:style-name="Preformatted_20_Text">[2019-08-29 08:36:49,989 INFO] Step 38350/40000; acc: <text:s/>47.15; ppl: 26.44; xent: 3.27; lr: 0.15000; 335/511 tok/s; <text:s/>24699 sec</text:p>
      <text:p text:style-name="Preformatted_20_Text">[2019-08-29 08:37:22,941 INFO] Step 38400/40000; acc: <text:s/>46.45; ppl: 28.41; xent: 3.35; lr: 0.15000; 336/513 tok/s; <text:s/>24732 sec</text:p>
      <text:p text:style-name="Preformatted_20_Text">[2019-08-29 08:37:55,280 INFO] Step 38450/40000; acc: <text:s/>46.94; ppl: 27.51; xent: 3.31; lr: 0.15000; 326/509 tok/s; <text:s/>24764 sec</text:p>
      <text:p text:style-name="Preformatted_20_Text">[2019-08-29 08:38:27,155 INFO] Step 38500/40000; acc: <text:s/>47.06; ppl: 27.72; xent: 3.32; lr: 0.15000; 315/499 tok/s; <text:s/>24796 sec</text:p>
      <text:p text:style-name="Preformatted_20_Text">[2019-08-29 08:38:58,931 INFO] Step 38550/40000; acc: <text:s/>47.00; ppl: 26.78; xent: 3.29; lr: 0.15000; 330/509 tok/s; <text:s/>24828 sec</text:p>
      <text:p text:style-name="Preformatted_20_Text">[2019-08-29 08:39:31,758 INFO] Step 38600/40000; acc: <text:s/>47.07; ppl: 28.44; xent: 3.35; lr: 0.15000; 344/497 tok/s; <text:s/>24861 sec</text:p>
      <text:p text:style-name="Preformatted_20_Text">[2019-08-29 08:40:04,140 INFO] Step 38650/40000; acc: <text:s/>48.38; ppl: 26.74; xent: 3.29; lr: 0.15000; 321/486 tok/s; <text:s/>24893 sec</text:p>
      <text:p text:style-name="Preformatted_20_Text">[2019-08-29 08:40:35,313 INFO] Step 38700/40000; acc: <text:s/>47.97; ppl: 25.43; xent: 3.24; lr: 0.15000; 318/487 tok/s; <text:s/>24924 sec</text:p>
      <text:p text:style-name="Preformatted_20_Text"><text:soft-page-break/>[2019-08-29 08:41:07,301 INFO] Step 38750/40000; acc: <text:s/>48.34; ppl: 25.75; xent: 3.25; lr: 0.15000; 334/505 tok/s; <text:s/>24956 sec</text:p>
      <text:p text:style-name="Preformatted_20_Text">[2019-08-29 08:41:07,302 INFO] Loading dataset from data/50000.wiki.no_stops=True.noise=None.train.2.pt</text:p>
      <text:p text:style-name="Preformatted_20_Text">[2019-08-29 08:41:07,836 INFO] number of examples: 10000</text:p>
      <text:p text:style-name="Preformatted_20_Text">[2019-08-29 08:41:40,739 INFO] Step 38800/40000; acc: <text:s/>46.70; ppl: 27.83; xent: 3.33; lr: 0.15000; 322/503 tok/s; <text:s/>24990 sec</text:p>
      <text:p text:style-name="Preformatted_20_Text">[2019-08-29 08:42:12,151 INFO] Step 38850/40000; acc: <text:s/>47.51; ppl: 26.52; xent: 3.28; lr: 0.15000; 333/507 tok/s; <text:s/>25021 sec</text:p>
      <text:p text:style-name="Preformatted_20_Text">[2019-08-29 08:42:43,286 INFO] Step 38900/40000; acc: <text:s/>47.88; ppl: 26.12; xent: 3.26; lr: 0.15000; 326/504 tok/s; <text:s/>25052 sec</text:p>
      <text:p text:style-name="Preformatted_20_Text">[2019-08-29 08:43:16,295 INFO] Step 38950/40000; acc: <text:s/>46.09; ppl: 28.82; xent: 3.36; lr: 0.15000; 342/523 tok/s; <text:s/>25085 sec</text:p>
      <text:p text:style-name="Preformatted_20_Text">[2019-08-29 08:43:48,081 INFO] Step 39000/40000; acc: <text:s/>46.93; ppl: 26.52; xent: 3.28; lr: 0.15000; 327/510 tok/s; <text:s/>25117 sec</text:p>
      <text:p text:style-name="Preformatted_20_Text">[2019-08-29 08:44:20,337 INFO] Step 39050/40000; acc: <text:s/>48.07; ppl: 27.29; xent: 3.31; lr: 0.15000; 340/508 tok/s; <text:s/>25150 sec</text:p>
      <text:p text:style-name="Preformatted_20_Text">[2019-08-29 08:44:52,440 INFO] Step 39100/40000; acc: <text:s/>47.14; ppl: 26.89; xent: 3.29; lr: 0.15000; 328/511 tok/s; <text:s/>25182 sec</text:p>
      <text:p text:style-name="Preformatted_20_Text">[2019-08-29 08:45:24,392 INFO] Step 39150/40000; acc: <text:s/>46.98; ppl: 27.28; xent: 3.31; lr: 0.15000; 331/508 tok/s; <text:s/>25214 sec</text:p>
      <text:p text:style-name="Preformatted_20_Text">[2019-08-29 08:45:56,543 INFO] Step 39200/40000; acc: <text:s/>46.86; ppl: 27.47; xent: 3.31; lr: 0.15000; 341/519 tok/s; <text:s/>25246 sec</text:p>
      <text:p text:style-name="Preformatted_20_Text">[2019-08-29 08:46:27,223 INFO] Step 39250/40000; acc: <text:s/>49.73; ppl: 24.85; xent: 3.21; lr: 0.15000; 336/490 tok/s; <text:s/>25276 sec</text:p>
      <text:p text:style-name="Preformatted_20_Text">[2019-08-29 08:46:57,678 INFO] Step 39300/40000; acc: <text:s/>48.75; ppl: 24.35; xent: 3.19; lr: 0.15000; 333/506 tok/s; <text:s/>25307 sec</text:p>
      <text:p text:style-name="Preformatted_20_Text">[2019-08-29 08:47:29,671 INFO] Step 39350/40000; acc: <text:s/>46.22; ppl: 28.55; xent: 3.35; lr: 0.15000; 332/509 tok/s; <text:s/>25339 sec</text:p>
      <text:p text:style-name="Preformatted_20_Text">[2019-08-29 08:47:45,057 INFO] Loading dataset from data/50000.wiki.no_stops=True.noise=None.train.3.pt</text:p>
      <text:p text:style-name="Preformatted_20_Text">[2019-08-29 08:47:45,728 INFO] number of examples: 10000</text:p>
      <text:p text:style-name="Preformatted_20_Text">[2019-08-29 08:48:01,571 INFO] Step 39400/40000; acc: <text:s/>47.93; ppl: 25.92; xent: 3.25; lr: 0.15000; 324/499 tok/s; <text:s/>25371 sec</text:p>
      <text:p text:style-name="Preformatted_20_Text">[2019-08-29 08:48:34,452 INFO] Step 39450/40000; acc: <text:s/>46.17; ppl: 28.49; xent: 3.35; lr: 0.15000; 346/516 tok/s; <text:s/>25404 sec</text:p>
      <text:p text:style-name="Preformatted_20_Text">[2019-08-29 08:49:04,756 INFO] Step 39500/40000; acc: <text:s/>48.85; ppl: 24.47; xent: 3.20; lr: 0.15000; 323/501 tok/s; <text:s/>25434 sec</text:p>
      <text:p text:style-name="Preformatted_20_Text">[2019-08-29 08:49:37,066 INFO] Step 39550/40000; acc: <text:s/>46.59; ppl: 27.89; xent: 3.33; lr: 0.15000; 340/517 tok/s; <text:s/>25466 sec</text:p>
      <text:p text:style-name="Preformatted_20_Text">[2019-08-29 08:50:09,067 INFO] Step 39600/40000; acc: <text:s/>47.24; ppl: 25.72; xent: 3.25; lr: 0.15000; 333/512 tok/s; <text:s/>25498 sec</text:p>
      <text:p text:style-name="Preformatted_20_Text">[2019-08-29 08:50:41,513 INFO] Step 39650/40000; acc: <text:s/>46.37; ppl: 28.50; xent: 3.35; lr: 0.15000; 343/517 tok/s; <text:s/>25531 sec</text:p>
      <text:p text:style-name="Preformatted_20_Text">[2019-08-29 08:51:13,216 INFO] Step 39700/40000; acc: <text:s/>47.53; ppl: 26.82; xent: 3.29; lr: 0.15000; 334/510 tok/s; <text:s/>25562 sec</text:p>
      <text:p text:style-name="Preformatted_20_Text">[2019-08-29 08:51:44,892 INFO] Step 39750/40000; acc: <text:s/>47.52; ppl: 26.35; xent: 3.27; lr: 0.15000; 317/504 tok/s; <text:s/>25594 sec</text:p>
      <text:p text:style-name="Preformatted_20_Text">[2019-08-29 08:52:16,595 INFO] Step 39800/40000; acc: <text:s/>46.76; ppl: 27.02; xent: 3.30; lr: 0.15000; 330/514 tok/s; <text:s/>25626 sec</text:p>
      <text:p text:style-name="Preformatted_20_Text">[2019-08-29 08:52:48,740 INFO] Step 39850/40000; acc: <text:s/>47.36; ppl: 27.90; xent: 3.33; lr: 0.15000; 351/509 tok/s; <text:s/>25658 sec</text:p>
      <text:p text:style-name="Preformatted_20_Text">[2019-08-29 08:53:19,922 INFO] Step 39900/40000; acc: <text:s/>49.32; ppl: 24.52; xent: 3.20; lr: 0.15000; 334/504 tok/s; <text:s/>25689 sec</text:p>
      <text:p text:style-name="Preformatted_20_Text">[2019-08-29 08:53:50,541 INFO] Step 39950/40000; acc: <text:s/>48.87; ppl: 23.89; xent: 3.17; lr: 0.15000; 325/500 tok/s; <text:s/>25720 sec</text:p>
      <text:p text:style-name="Preformatted_20_Text">[2019-08-29 08:54:23,498 INFO] Step 40000/40000; acc: <text:s/>47.16; ppl: 27.97; xent: 3.33; lr: 0.15000; 324/500 tok/s; <text:s/>25753 sec</text:p>
      <text:p text:style-name="Preformatted_20_Text"><text:soft-page-break/>[2019-08-29 08:54:23,498 INFO] Loading dataset from data/50000.wiki.no_stops=True.noise=None.valid.0.pt</text:p>
      <text:p text:style-name="Preformatted_20_Text">[2019-08-29 08:54:24,394 INFO] number of examples: 10000</text:p>
      <text:p text:style-name="Preformatted_20_Text">[2019-08-29 08:56:36,995 INFO] Loading dataset from data/50000.wiki.no_stops=True.noise=None.valid.1.pt</text:p>
      <text:p text:style-name="Preformatted_20_Text">[2019-08-29 08:56:37,532 INFO] number of examples: 10000</text:p>
      <text:p text:style-name="Preformatted_20_Text">[2019-08-29 08:58:49,842 INFO] Validation perplexity: 70.205</text:p>
      <text:p text:style-name="Preformatted_20_Text">[2019-08-29 08:58:49,842 INFO] Validation accuracy: 40.3302</text:p>
      <text:p text:style-name="Preformatted_20_Text">[2019-08-29 08:58:50,052 INFO] Saving checkpoint models/50000.wiki.no_stops=True.noise=None_step_40000.pt</text:p>
      <text:p text:style-name="Preformatted_20_Text">Traceback (most recent call last):</text:p>
      <text:p text:style-name="Preformatted_20_Text"><text:s text:c="2"/>File "translate.py", line 49, in &lt;module&gt;</text:p>
      <text:p text:style-name="Preformatted_20_Text"><text:s text:c="4"/>main(opt)</text:p>
      <text:p text:style-name="Preformatted_20_Text"><text:s text:c="2"/>File "translate.py", line 19, in main</text:p>
      <text:p text:style-name="Preformatted_20_Text"><text:s text:c="4"/>translator = build_translator(opt, report_score=True)</text:p>
      <text:p text:style-name="Preformatted_20_Text"><text:s text:c="2"/>File "/home/rishi/Documents/Fall2019/OpenNMT-py/onmt/translate/translator.py", line 24, in build_translator</text:p>
      <text:p text:style-name="Preformatted_20_Text"><text:s text:c="4"/>out_file = codecs.open(opt.output, &amp;apos;w+&amp;apos;, &amp;apos;utf-8&amp;apos;)</text:p>
      <text:p text:style-name="Preformatted_20_Text"><text:s text:c="2"/>File "/usr/lib/python3.6/codecs.py", line 897, in open</text:p>
      <text:p text:style-name="Preformatted_20_Text"><text:s text:c="4"/>file = builtins.open(filename, mode, buffering)</text:p>
      <text:p text:style-name="Preformatted_20_Text">FileNotFoundError: [Errno 2] No such file or directory: &amp;apos;output/5000.wiki.no_stops=True.noise=None.Test.system.output.txt&amp;apos;</text:p>
      <text:p text:style-name="Preformatted_20_Text">Traceback (most recent call last):</text:p>
      <text:p text:style-name="Preformatted_20_Text"><text:s text:c="2"/>File "central.py", line 33, in &lt;module&gt;</text:p>
      <text:p text:style-name="Preformatted_20_Text"><text:s text:c="4"/>main()</text:p>
      <text:p text:style-name="Preformatted_20_Text"><text:s text:c="2"/>File "central.py", line 30, in main</text:p>
      <text:p text:style-name="Preformatted_20_Text"><text:s text:c="4"/>subprocess.check_call(test)</text:p>
      <text:p text:style-name="Preformatted_20_Text"><text:s text:c="2"/>File "/usr/lib/python3.6/subprocess.py", line 311, in check_call</text:p>
      <text:p text:style-name="Preformatted_20_Text"><text:s text:c="4"/>raise CalledProcessError(retcode, cmd)</text:p>
      <text:p text:style-name="Preformatted_20_Text">subprocess.CalledProcessError: Command &amp;apos;[&amp;apos;python3&amp;apos;, &amp;apos;translate.py&amp;apos;, &amp;apos;-batch_size&amp;apos;, &amp;apos;40&amp;apos;, &amp;apos;-beam_size&amp;apos;, &amp;apos;10&amp;apos;, &amp;apos;-model&amp;apos;, &amp;apos;models/50000.wiki.no_stops=True.noise=None_step_40000.pt&amp;apos;, &amp;apos;-src&amp;apos;, &amp;apos;5000.wiki.no_stops=True.noise=None.Test.input.txt&amp;apos;, &amp;apos;-output&amp;apos;, &amp;apos;output/5000.wiki.no_stops=True.noise=None.Test.system.output.txt&amp;apos;, &amp;apos;-min_length&amp;apos;, &amp;apos;5&amp;apos;, &amp;apos;-verbose&amp;apos;, &amp;apos;-stepwise_penalty&amp;apos;, &amp;apos;-coverage_penalty&amp;apos;, &amp;apos;summary&amp;apos;, &amp;apos;-beta&amp;apos;, &amp;apos;5&amp;apos;, &amp;apos;-length_penalty&amp;apos;, &amp;apos;wu&amp;apos;, &amp;apos;-alpha&amp;apos;, &amp;apos;0.9&amp;apos;, &amp;apos;-verbose&amp;apos;, &amp;apos;-block_ngram_repeat&amp;apos;, &amp;apos;3&amp;apos;]&amp;apos; returned non-zero exit status 1.</text:p>
      <text:p text:style-name="Preformatted_20_Text"><text:span text:style-name="T1">rishi@rishi-OptiPlex-7050</text:span>:<text:span text:style-name="T2">~/Documents/Fall2019/OpenNMT-py</text:span>$ mkdir output</text:p>
      <text:p text:style-name="Preformatted_20_Text"><text:span text:style-name="T1">rishi@rishi-OptiPlex-7050</text:span>:<text:span text:style-name="T2">~/Documents/Fall2019/OpenNMT-py</text:span>$ python3 central.py </text:p>
      <text:p text:style-name="Preformatted_20_Text">[2019-08-29 10:42:14,026 INFO] Translating shard 0.</text:p>
      <text:p text:style-name="Preformatted_20_Text">/home/rishi/.local/lib/python3.6/site-packages/torchtext/data/field.py:359: UserWarning: To copy construct from a tensor, it is recommended to use sourceTensor.clone().detach() or sourceTensor.clone().detach().requires_grad_(True), rather than torch.tensor(sourceTensor).</text:p>
      <text:p text:style-name="Preformatted_20_Text"><text:s text:c="2"/>var = torch.tensor(arr, dtype=self.dtype, device=device)</text:p>
      <text:p text:style-name="Preformatted_20_Text"/>
      <text:p text:style-name="Preformatted_20_Text">SENT 1: [&amp;apos;.&amp;apos;, &amp;apos;accident&amp;apos;, &amp;apos;also&amp;apos;, &amp;apos;angle&amp;apos;, &amp;apos;cab&amp;apos;, &amp;apos;engines&amp;apos;, &amp;apos;help&amp;apos;, &amp;apos;noticeably&amp;apos;, &amp;apos;pointed&amp;apos;, &amp;apos;survival&amp;apos;, &amp;apos;the&amp;apos;]</text:p>
      <text:p text:style-name="Preformatted_20_Text">PRED 1: The survival of the cab also also help the angle of noticeably angle of cab .</text:p>
      <text:p text:style-name="Preformatted_20_Text">PRED SCORE: -13.5482</text:p>
      <text:p text:style-name="Preformatted_20_Text"/>
      <text:p text:style-name="Preformatted_20_Text"><text:soft-page-break/>SENT 2: [&amp;apos;.&amp;apos;, &amp;apos;attack&amp;apos;, &amp;apos;balbir&amp;apos;, &amp;apos;bjp&amp;apos;, &amp;apos;earlier&amp;apos;, &amp;apos;hoped&amp;apos;, &amp;apos;leader&amp;apos;, &amp;apos;punj&amp;apos;, &amp;apos;said&amp;apos;, &amp;apos;terror&amp;apos;]</text:p>
      <text:p text:style-name="Preformatted_20_Text">PRED 2: &lt;unk&gt; said that he said that the earlier leader was hoped to the earlier &lt;unk&gt; terror .</text:p>
      <text:p text:style-name="Preformatted_20_Text">PRED SCORE: -18.0328</text:p>
      <text:p text:style-name="Preformatted_20_Text"/>
      <text:p text:style-name="Preformatted_20_Text">SENT 3: ["&amp;apos;", &amp;apos;.&amp;apos;, &amp;apos;analyst&amp;apos;, &amp;apos;cowboys&amp;apos;, &amp;apos;dallas&amp;apos;, &amp;apos;darren&amp;apos;, &amp;apos;espn&amp;apos;, &amp;apos;former&amp;apos;, &amp;apos;much&amp;apos;, &amp;apos;nfl&amp;apos;, &amp;apos;pregame&amp;apos;, &amp;apos;rhetoric&amp;apos;, &amp;apos;safety&amp;apos;, &amp;apos;said&amp;apos;, &amp;apos;speech&amp;apos;, &amp;apos;standard&amp;apos;, &amp;apos;williams&amp;apos;, &amp;apos;woodson&amp;apos;]</text:p>
      <text:p text:style-name="Preformatted_20_Text">PRED 3: One of the speech was said to be analyst in the speech of much of the former speech of &lt;unk&gt; &amp;apos; was said by the speech to be a former speech speech for &lt;unk&gt; .</text:p>
      <text:p text:style-name="Preformatted_20_Text">PRED SCORE: -28.2621</text:p>
      <text:p text:style-name="Preformatted_20_Text"/>
      <text:p text:style-name="Preformatted_20_Text">SENT 4: [&amp;apos;,&amp;apos;, &amp;apos;.&amp;apos;, &amp;apos;a2dp&amp;apos;, &amp;apos;back&amp;apos;, &amp;apos;bluetooth&amp;apos;, &amp;apos;capability&amp;apos;, &amp;apos;cover&amp;apos;, &amp;apos;handset&amp;apos;, &amp;apos;includes&amp;apos;, &amp;apos;it&amp;apos;, &amp;apos;le&amp;apos;, &amp;apos;nfc&amp;apos;, &amp;apos;v4.0&amp;apos;]</text:p>
      <text:p text:style-name="Preformatted_20_Text">PRED 4: It includes &lt;unk&gt; capability , and &lt;unk&gt; back to the handset and cover of the handset &lt;unk&gt; capability .</text:p>
      <text:p text:style-name="Preformatted_20_Text">PRED SCORE: -18.4721</text:p>
      <text:p text:style-name="Preformatted_20_Text"/>
      <text:p text:style-name="Preformatted_20_Text">SENT 5: ["&amp;apos;", "&amp;apos;s", &amp;apos;(&amp;apos;, &amp;apos;)&amp;apos;, &amp;apos;,&amp;apos;, &amp;apos;.&amp;apos;, &amp;apos;although&amp;apos;, &amp;apos;breaking&amp;apos;, &amp;apos;captures&amp;apos;, &amp;apos;christ&amp;apos;, &amp;apos;death&amp;apos;, &amp;apos;depicted&amp;apos;, &amp;apos;legs&amp;apos;, &amp;apos;moment&amp;apos;, &amp;apos;moment&amp;apos;, &amp;apos;panel&amp;apos;, &amp;apos;the&amp;apos;, &amp;apos;thieves&amp;apos;, &amp;apos;traditionally&amp;apos;]</text:p>
      <text:p text:style-name="Preformatted_20_Text">PRED 5: The moment of this moment is depicted , the same panel &amp;apos; thieves &amp;apos;s death was depicted in the moment &amp;apos; legs to breaking the moment ) .</text:p>
      <text:p text:style-name="Preformatted_20_Text">PRED SCORE: -17.9264</text:p>
      <text:p text:style-name="Preformatted_20_Text"/>
      <text:p text:style-name="Preformatted_20_Text">SENT 6: [&amp;apos;.&amp;apos;, &amp;apos;2011&amp;apos;, &amp;apos;activists&amp;apos;, &amp;apos;belarus&amp;apos;, &amp;apos;femen&amp;apos;, &amp;apos;kgb&amp;apos;, &amp;apos;kidnapped&amp;apos;, &amp;apos;leader&amp;apos;, &amp;apos;reputedly&amp;apos;, &amp;apos;she&amp;apos;, &amp;apos;threatened&amp;apos;, &amp;apos;three&amp;apos;]</text:p>
      <text:p text:style-name="Preformatted_20_Text">PRED 6: She threatened the leader of the three leader of &lt;unk&gt; &lt;unk&gt; and the three three leader &lt;unk&gt; .</text:p>
      <text:p text:style-name="Preformatted_20_Text">PRED SCORE: -19.8378</text:p>
      <text:p text:style-name="Preformatted_20_Text"/>
      <text:p text:style-name="Preformatted_20_Text">SENT 7: [&amp;apos;,&amp;apos;, &amp;apos;.&amp;apos;, &amp;apos;11&amp;apos;, &amp;apos;2012&amp;apos;, &amp;apos;craig&amp;apos;, &amp;apos;defeated&amp;apos;, &amp;apos;july&amp;apos;, &amp;apos;natal&amp;apos;, &amp;apos;rafael&amp;apos;]</text:p>
      <text:p text:style-name="Preformatted_20_Text">PRED 7: &lt;unk&gt; defeated &lt;unk&gt; , on 11 July 2012 .</text:p>
      <text:p text:style-name="Preformatted_20_Text">PRED SCORE: -10.5927</text:p>
      <text:p text:style-name="Preformatted_20_Text"/>
      <text:p text:style-name="Preformatted_20_Text">SENT 8: [&amp;apos;.&amp;apos;, &amp;apos;a&amp;apos;, &amp;apos;bed&amp;apos;, &amp;apos;change&amp;apos;, &amp;apos;f150&amp;apos;, &amp;apos;flareside&amp;apos;, &amp;apos;included&amp;apos;, &amp;apos;notable&amp;apos;, &amp;apos;reintroduction&amp;apos;]</text:p>
      <text:p text:style-name="Preformatted_20_Text">PRED 8: A notable change of the reintroduction was included in the &lt;unk&gt; bed &lt;unk&gt; .</text:p>
      <text:p text:style-name="Preformatted_20_Text">PRED SCORE: -14.5436</text:p>
      <text:p text:style-name="Preformatted_20_Text"/>
      <text:p text:style-name="Preformatted_20_Text">SENT 9: ["&amp;apos;s", &amp;apos;,&amp;apos;, &amp;apos;.&amp;apos;, &amp;apos;dhulbahante&amp;apos;, &amp;apos;family&amp;apos;, &amp;apos;father&amp;apos;, &amp;apos;hails&amp;apos;, &amp;apos;her&amp;apos;, &amp;apos;northern&amp;apos;, &amp;apos;originally&amp;apos;, &amp;apos;region&amp;apos;, &amp;apos;somalia&amp;apos;, &amp;apos;ssc&amp;apos;, &amp;apos;stronghold&amp;apos;]</text:p>
      <text:p text:style-name="Preformatted_20_Text"><text:soft-page-break/>PRED 9: Her father was hails in the northern region of &lt;unk&gt; &amp;apos;s stronghold &lt;unk&gt; , originally stronghold &lt;unk&gt; .</text:p>
      <text:p text:style-name="Preformatted_20_Text">PRED SCORE: -13.9069</text:p>
      <text:p text:style-name="Preformatted_20_Text"/>
      <text:p text:style-name="Preformatted_20_Text">SENT 10: ["&amp;apos;&amp;apos;", &amp;apos;.&amp;apos;, &amp;apos;``&amp;apos;, &amp;apos;a.v&amp;apos;, &amp;apos;handlen&amp;apos;, &amp;apos;the&amp;apos;, &amp;apos;zack&amp;apos;]</text:p>
      <text:p text:style-name="Preformatted_20_Text">PRED 10: &lt;unk&gt; `` &amp;apos;&amp;apos; The Missing &lt;unk&gt; .</text:p>
      <text:p text:style-name="Preformatted_20_Text">PRED SCORE: -5.4763</text:p>
      <text:p text:style-name="Preformatted_20_Text"/>
      <text:p text:style-name="Preformatted_20_Text">SENT 11: [&amp;apos;.&amp;apos;, &amp;apos;1989&amp;apos;, &amp;apos;first&amp;apos;, &amp;apos;indycars&amp;apos;, &amp;apos;pocono&amp;apos;, &amp;apos;returned&amp;apos;, &amp;apos;since&amp;apos;, &amp;apos;time&amp;apos;]</text:p>
      <text:p text:style-name="Preformatted_20_Text">PRED 11: Since 1989 first returned to &lt;unk&gt; &lt;unk&gt; &lt;unk&gt; .</text:p>
      <text:p text:style-name="Preformatted_20_Text">PRED SCORE: -9.5254</text:p>
      <text:p text:style-name="Preformatted_20_Text"/>
      <text:p text:style-name="Preformatted_20_Text">SENT 12: ["&amp;apos;&amp;apos;", &amp;apos;.&amp;apos;, &amp;apos;``&amp;apos;, &amp;apos;a.v&amp;apos;, &amp;apos;handlen&amp;apos;, &amp;apos;the&amp;apos;, &amp;apos;zack&amp;apos;]</text:p>
      <text:p text:style-name="Preformatted_20_Text">PRED 12: &lt;unk&gt; `` &amp;apos;&amp;apos; The Missing &lt;unk&gt; .</text:p>
      <text:p text:style-name="Preformatted_20_Text">PRED SCORE: -5.4763</text:p>
      <text:p text:style-name="Preformatted_20_Text"/>
      <text:p text:style-name="Preformatted_20_Text">SENT 13: [&amp;apos;,&amp;apos;, &amp;apos;,&amp;apos;, &amp;apos;,&amp;apos;, &amp;apos;,&amp;apos;, &amp;apos;,&amp;apos;, &amp;apos;.&amp;apos;, &amp;apos;anzor&amp;apos;, &amp;apos;avar&amp;apos;, &amp;apos;chechen&amp;apos;, &amp;apos;father&amp;apos;, &amp;apos;mother&amp;apos;, &amp;apos;their&amp;apos;, &amp;apos;tsarnaev&amp;apos;, &amp;apos;tsarnaeva&amp;apos;, &amp;apos;zubeidat&amp;apos;]</text:p>
      <text:p text:style-name="Preformatted_20_Text">PRED 13: Their mother , Charles &lt;unk&gt; , &lt;unk&gt; &lt;unk&gt; , and &lt;unk&gt; , were &lt;unk&gt; , .</text:p>
      <text:p text:style-name="Preformatted_20_Text">PRED SCORE: -13.2191</text:p>
      <text:p text:style-name="Preformatted_20_Text"/>
      <text:p text:style-name="Preformatted_20_Text">SENT 14: [&amp;apos;.&amp;apos;, &amp;apos;far&amp;apos;, &amp;apos;league&amp;apos;, &amp;apos;match&amp;apos;, &amp;apos;meant&amp;apos;, &amp;apos;october&amp;apos;, &amp;apos;one&amp;apos;, &amp;apos;result&amp;apos;, &amp;apos;season&amp;apos;, &amp;apos;still&amp;apos;, &amp;apos;this&amp;apos;, &amp;apos;villa&amp;apos;, &amp;apos;win&amp;apos;]</text:p>
      <text:p text:style-name="Preformatted_20_Text">PRED 14: This was still one of the villa in the villa after the villa was still meant to win the league match in October .</text:p>
      <text:p text:style-name="Preformatted_20_Text">PRED SCORE: -19.6905</text:p>
      <text:p text:style-name="Preformatted_20_Text"/>
      <text:p text:style-name="Preformatted_20_Text">SENT 15: [&amp;apos;,&amp;apos;, &amp;apos;,&amp;apos;, &amp;apos;.&amp;apos;, &amp;apos;advanced&amp;apos;, &amp;apos;already&amp;apos;, &amp;apos;argentina&amp;apos;, &amp;apos;effect&amp;apos;, &amp;apos;final&amp;apos;, &amp;apos;however&amp;apos;, &amp;apos;included&amp;apos;, &amp;apos;nacra-consur&amp;apos;, &amp;apos;nation&amp;apos;, &amp;apos;playoff&amp;apos;, &amp;apos;qualified&amp;apos;, &amp;apos;therefore&amp;apos;, &amp;apos;tournament&amp;apos;]</text:p>
      <text:p text:style-name="Preformatted_20_Text">PRED 15: However , the tournament was already included in the final effect of the tournament , however the tournament and qualified to the final playoff effect .</text:p>
      <text:p text:style-name="Preformatted_20_Text">PRED SCORE: -18.1822</text:p>
      <text:p text:style-name="Preformatted_20_Text"/>
      <text:p text:style-name="Preformatted_20_Text">SENT 16: ["&amp;apos;&amp;apos;", "&amp;apos;&amp;apos;", "&amp;apos;&amp;apos;", &amp;apos;(&amp;apos;, &amp;apos;)&amp;apos;, &amp;apos;.&amp;apos;, &amp;apos;``&amp;apos;, &amp;apos;also&amp;apos;, &amp;apos;common&amp;apos;, &amp;apos;name&amp;apos;, &amp;apos;western&amp;apos;, &amp;apos;whore&amp;apos;, &amp;apos;whore&amp;apos;, &amp;apos;yanggalbo&amp;apos;, &amp;apos;yankee&amp;apos;]</text:p>
      <text:p text:style-name="Preformatted_20_Text">PRED 16: &lt;unk&gt; &lt;unk&gt; ( `` &amp;apos;&amp;apos; Sri City &amp;apos;&amp;apos; &amp;apos;&amp;apos; ) and common common name is the name .</text:p>
      <text:p text:style-name="Preformatted_20_Text">PRED SCORE: -12.6243</text:p>
      <text:p text:style-name="Preformatted_20_Text"/>
      <text:p text:style-name="Preformatted_20_Text">SENT 17: [&amp;apos;.&amp;apos;, &amp;apos;also&amp;apos;, &amp;apos;data&amp;apos;, &amp;apos;ensures&amp;apos;, &amp;apos;form&amp;apos;, &amp;apos;hcp&amp;apos;, &amp;apos;original&amp;apos;, &amp;apos;primary&amp;apos;, &amp;apos;remains&amp;apos;, &amp;apos;replica&amp;apos;, &amp;apos;systems&amp;apos;, &amp;apos;transported&amp;apos;, &amp;apos;unchanged&amp;apos;]</text:p>
      <text:p text:style-name="Preformatted_20_Text">PRED 17: &lt;unk&gt; systems are also transported to the form of the original form of data and replica data systems .</text:p>
      <text:p text:style-name="Preformatted_20_Text">PRED SCORE: -16.7455</text:p>
      <text:p text:style-name="Preformatted_20_Text"/>
      <text:p text:style-name="Preformatted_20_Text"><text:soft-page-break/>SENT 18: [&amp;apos;,&amp;apos;, &amp;apos;,&amp;apos;, &amp;apos;,&amp;apos;, &amp;apos;,&amp;apos;, &amp;apos;.&amp;apos;, &amp;apos;2012&amp;apos;, &amp;apos;2012&amp;apos;, &amp;apos;27&amp;apos;, &amp;apos;29&amp;apos;, &amp;apos;appeals&amp;apos;, &amp;apos;bounty&amp;apos;, &amp;apos;commissioner&amp;apos;, &amp;apos;expecting&amp;apos;, &amp;apos;former&amp;apos;, &amp;apos;hearing&amp;apos;, &amp;apos;league&amp;apos;, &amp;apos;new&amp;apos;, &amp;apos;october&amp;apos;, &amp;apos;october&amp;apos;, &amp;apos;on&amp;apos;, &amp;apos;paul&amp;apos;, &amp;apos;postponed&amp;apos;, &amp;apos;schedule&amp;apos;, &amp;apos;set&amp;apos;, &amp;apos;tagliabue&amp;apos;]</text:p>
      <text:p text:style-name="Preformatted_20_Text">PRED 18: On 27 October 2012 , it was postponed by the University of New York University , a former hearing appeals , on October 27 , 2012 at a new league schedule postponed .</text:p>
      <text:p text:style-name="Preformatted_20_Text">PRED SCORE: -17.3795</text:p>
      <text:p text:style-name="Preformatted_20_Text"/>
      <text:p text:style-name="Preformatted_20_Text">SENT 19: [&amp;apos;.&amp;apos;, &amp;apos;higher&amp;apos;, &amp;apos;hosted&amp;apos;, &amp;apos;irb&amp;apos;, &amp;apos;ranked&amp;apos;, &amp;apos;rankings&amp;apos;, &amp;apos;team&amp;apos;, &amp;apos;world&amp;apos;]</text:p>
      <text:p text:style-name="Preformatted_20_Text">PRED 19: Part of the team hosted the higher rankings of the world rankings .</text:p>
      <text:p text:style-name="Preformatted_20_Text">PRED SCORE: -13.9689</text:p>
      <text:p text:style-name="Preformatted_20_Text"/>
      <text:p text:style-name="Preformatted_20_Text">SENT 20: [&amp;apos;.&amp;apos;, &amp;apos;actor&amp;apos;, &amp;apos;czerny&amp;apos;, &amp;apos;he&amp;apos;, &amp;apos;henry&amp;apos;, &amp;apos;portrayed&amp;apos;]</text:p>
      <text:p text:style-name="Preformatted_20_Text">PRED 20: He portrayed as a actor Peter &lt;unk&gt; .</text:p>
      <text:p text:style-name="Preformatted_20_Text">PRED SCORE: -12.6085</text:p>
      <text:p text:style-name="Preformatted_20_Text"/>
      <text:p text:style-name="Preformatted_20_Text">SENT 21: [&amp;apos;,&amp;apos;, &amp;apos;,&amp;apos;, &amp;apos;.&amp;apos;, &amp;apos;1931&amp;apos;, &amp;apos;1939&amp;apos;, &amp;apos;``&amp;apos;, &amp;apos;armed&amp;apos;, &amp;apos;army&amp;apos;, &amp;apos;army&amp;apos;, &amp;apos;branch&amp;apos;, &amp;apos;forces&amp;apos;, &amp;apos;main&amp;apos;, &amp;apos;republic&amp;apos;, &amp;apos;republican&amp;apos;, &amp;apos;republican&amp;apos;, &amp;apos;second&amp;apos;, &amp;apos;spanish&amp;apos;, &amp;apos;spanish&amp;apos;, &amp;apos;spanish&amp;apos;, &amp;apos;the&amp;apos;]</text:p>
      <text:p text:style-name="Preformatted_20_Text">PRED 21: `` Democratic Party The Red Army was the second armed branch of the Army in the United Kingdom , on 1931 to 1939 , was second branch of forces .</text:p>
      <text:p text:style-name="Preformatted_20_Text">PRED SCORE: -20.0663</text:p>
      <text:p text:style-name="Preformatted_20_Text"/>
      <text:p text:style-name="Preformatted_20_Text">SENT 22: [&amp;apos;.&amp;apos;, &amp;apos;drawing&amp;apos;, &amp;apos;if&amp;apos;, &amp;apos;likewise&amp;apos;, &amp;apos;measured&amp;apos;, &amp;apos;measurements&amp;apos;, &amp;apos;mm&amp;apos;, &amp;apos;mm&amp;apos;, &amp;apos;welds&amp;apos;]</text:p>
      <text:p text:style-name="Preformatted_20_Text">PRED 22: If is measured mm the drawing of welds is likewise measurements .</text:p>
      <text:p text:style-name="Preformatted_20_Text">PRED SCORE: -14.8007</text:p>
      <text:p text:style-name="Preformatted_20_Text"/>
      <text:p text:style-name="Preformatted_20_Text">SENT 23: [&amp;apos;.&amp;apos;, &amp;apos;game&amp;apos;, &amp;apos;only&amp;apos;, &amp;apos;powers&amp;apos;, &amp;apos;six&amp;apos;, &amp;apos;used&amp;apos;]</text:p>
      <text:p text:style-name="Preformatted_20_Text">PRED 23: Only six powers were used in the game .</text:p>
      <text:p text:style-name="Preformatted_20_Text">PRED SCORE: -10.2131</text:p>
      <text:p text:style-name="Preformatted_20_Text"/>
      <text:p text:style-name="Preformatted_20_Text">SENT 24: [&amp;apos;.&amp;apos;, &amp;apos;africa&amp;apos;, &amp;apos;attention&amp;apos;, &amp;apos;begins&amp;apos;, &amp;apos;commercial&amp;apos;, &amp;apos;gets&amp;apos;, &amp;apos;grasslands&amp;apos;, &amp;apos;grazing&amp;apos;, &amp;apos;rhinoceros&amp;apos;, &amp;apos;something&amp;apos;, &amp;apos;the&amp;apos;]</text:p>
      <text:p text:style-name="Preformatted_20_Text">PRED 24: The commercial grazing gets something of grasslands and grasslands begins to something in &lt;unk&gt; .</text:p>
      <text:p text:style-name="Preformatted_20_Text">PRED SCORE: -15.1555</text:p>
      <text:p text:style-name="Preformatted_20_Text"/>
      <text:p text:style-name="Preformatted_20_Text">SENT 25: [&amp;apos;.&amp;apos;, &amp;apos;2003&amp;apos;, &amp;apos;advisor&amp;apos;, &amp;apos;appointed&amp;apos;, &amp;apos;avcı&amp;apos;, &amp;apos;chief&amp;apos;, &amp;apos;minister&amp;apos;, &amp;apos;prime&amp;apos;]</text:p>
      <text:p text:style-name="Preformatted_20_Text">PRED 25: Kany appointed his chief advisor in 2003 in 2003 and &lt;unk&gt; .</text:p>
      <text:p text:style-name="Preformatted_20_Text">PRED SCORE: -13.7711</text:p>
      <text:p text:style-name="Preformatted_20_Text"/>
      <text:p text:style-name="Preformatted_20_Text">SENT 26: [&amp;apos;,&amp;apos;, &amp;apos;.&amp;apos;, &amp;apos;3–0&amp;apos;, &amp;apos;a&amp;apos;, &amp;apos;andreas&amp;apos;, &amp;apos;benteke&amp;apos;, &amp;apos;brace&amp;apos;, &amp;apos;christian&amp;apos;, <text:soft-page-break/>&amp;apos;consolation&amp;apos;, &amp;apos;gerrard&amp;apos;, &amp;apos;got&amp;apos;, &amp;apos;late&amp;apos;, &amp;apos;led&amp;apos;, &amp;apos;meant&amp;apos;, &amp;apos;reds&amp;apos;, &amp;apos;steven&amp;apos;, &amp;apos;third&amp;apos;, &amp;apos;villa&amp;apos;, &amp;apos;weimann&amp;apos;]</text:p>
      <text:p text:style-name="Preformatted_20_Text">PRED 26: A third reds of the villa was got to be led to the villa of &lt;unk&gt; , which was led by King George &lt;unk&gt; in the late late 3–0 reds .</text:p>
      <text:p text:style-name="Preformatted_20_Text">PRED SCORE: -22.9810</text:p>
      <text:p text:style-name="Preformatted_20_Text"/>
      <text:p text:style-name="Preformatted_20_Text">SENT 27: [&amp;apos;,&amp;apos;, &amp;apos;,&amp;apos;, &amp;apos;.&amp;apos;, &amp;apos;black&amp;apos;, &amp;apos;bright&amp;apos;, &amp;apos;colors&amp;apos;, &amp;apos;generation&amp;apos;, &amp;apos;initially&amp;apos;, &amp;apos;lightning&amp;apos;, &amp;apos;offered&amp;apos;, &amp;apos;paint&amp;apos;, &amp;apos;red&amp;apos;, &amp;apos;second&amp;apos;, &amp;apos;the&amp;apos;, &amp;apos;white&amp;apos;]</text:p>
      <text:p text:style-name="Preformatted_20_Text">PRED 27: The second generation colors are initially offered by black lightning , initially paint , and the second generation .</text:p>
      <text:p text:style-name="Preformatted_20_Text">PRED SCORE: -11.7851</text:p>
      <text:p text:style-name="Preformatted_20_Text"/>
      <text:p text:style-name="Preformatted_20_Text">SENT 28: [&amp;apos;,&amp;apos;, &amp;apos;,&amp;apos;, &amp;apos;.&amp;apos;, &amp;apos;a&amp;apos;, &amp;apos;all-new&amp;apos;, &amp;apos;became&amp;apos;, &amp;apos;davidson&amp;apos;, &amp;apos;first&amp;apos;, &amp;apos;harley&amp;apos;, &amp;apos;king&amp;apos;, &amp;apos;lariat&amp;apos;, &amp;apos;navigation&amp;apos;, &amp;apos;offered&amp;apos;, &amp;apos;option&amp;apos;, &amp;apos;ranch&amp;apos;, &amp;apos;system&amp;apos;, &amp;apos;time&amp;apos;, &amp;apos;trim&amp;apos;, &amp;apos;well&amp;apos;]</text:p>
      <text:p text:style-name="Preformatted_20_Text">PRED 28: A first time , the first time was offered by &lt;unk&gt; Ford &lt;unk&gt; , who became well as well as the first option of the King &lt;unk&gt; .</text:p>
      <text:p text:style-name="Preformatted_20_Text">PRED SCORE: -18.5455</text:p>
      <text:p text:style-name="Preformatted_20_Text"/>
      <text:p text:style-name="Preformatted_20_Text">SENT 29: [&amp;apos;,&amp;apos;, &amp;apos;.&amp;apos;, &amp;apos;acquire&amp;apos;, &amp;apos;also&amp;apos;, &amp;apos;arms&amp;apos;, &amp;apos;he&amp;apos;, &amp;apos;ignited&amp;apos;, &amp;apos;iran&amp;apos;, &amp;apos;nuclear&amp;apos;, &amp;apos;nuclear&amp;apos;, &amp;apos;predicted&amp;apos;, &amp;apos;race&amp;apos;, &amp;apos;region&amp;apos;, &amp;apos;weapons&amp;apos;, &amp;apos;would&amp;apos;]</text:p>
      <text:p text:style-name="Preformatted_20_Text">PRED 29: He also predicted the nuclear race to acquire the race , which he would acquire the arms of the nuclear nuclear region .</text:p>
      <text:p text:style-name="Preformatted_20_Text">PRED SCORE: -16.9554</text:p>
      <text:p text:style-name="Preformatted_20_Text"/>
      <text:p text:style-name="Preformatted_20_Text">SENT 30: [&amp;apos;%&amp;apos;, "&amp;apos;&amp;apos;", "&amp;apos;&amp;apos;", "&amp;apos;&amp;apos;", &amp;apos;,&amp;apos;, &amp;apos;.&amp;apos;, &amp;apos;500&amp;apos;, &amp;apos;90&amp;apos;, &amp;apos;``&amp;apos;, &amp;apos;belonging&amp;apos;, &amp;apos;cichlids&amp;apos;, &amp;apos;fish&amp;apos;, &amp;apos;genus&amp;apos;, &amp;apos;haplochromis&amp;apos;, &amp;apos;inhabited&amp;apos;, &amp;apos;it&amp;apos;, &amp;apos;species&amp;apos;]</text:p>
      <text:p text:style-name="Preformatted_20_Text">PRED 30: It inhabited the species of `` &amp;apos;&amp;apos; &lt;unk&gt; &amp;apos;&amp;apos; &amp;apos;&amp;apos; , 500 % of the 90 species of 90 % &lt;unk&gt; .</text:p>
      <text:p text:style-name="Preformatted_20_Text">PRED SCORE: -14.7806</text:p>
      <text:p text:style-name="Preformatted_20_Text"/>
      <text:p text:style-name="Preformatted_20_Text">SENT 31: [&amp;apos;!&amp;apos;, "&amp;apos;&amp;apos;", "&amp;apos;&amp;apos;", &amp;apos;,&amp;apos;, &amp;apos;and&amp;apos;, &amp;apos;besides&amp;apos;, &amp;apos;copycat&amp;apos;, &amp;apos;labeled&amp;apos;, &amp;apos;poor&amp;apos;, &amp;apos;risk&amp;apos;, &amp;apos;run&amp;apos;]</text:p>
      <text:p text:style-name="Preformatted_20_Text">PRED 31: And , the poor risk and &lt;unk&gt; &amp;apos;&amp;apos; &amp;apos;&amp;apos; labeled labeled and labeled !</text:p>
      <text:p text:style-name="Preformatted_20_Text">PRED SCORE: -13.7833</text:p>
      <text:p text:style-name="Preformatted_20_Text"/>
      <text:p text:style-name="Preformatted_20_Text">SENT 32: ["&amp;apos;&amp;apos;", "&amp;apos;&amp;apos;", "&amp;apos;&amp;apos;", "&amp;apos;&amp;apos;", "&amp;apos;&amp;apos;", "&amp;apos;&amp;apos;", "&amp;apos;s", &amp;apos;.&amp;apos;, &amp;apos;2002&amp;apos;, &amp;apos;``&amp;apos;, &amp;apos;``&amp;apos;, &amp;apos;appearances&amp;apos;, &amp;apos;film&amp;apos;, &amp;apos;first&amp;apos;, &amp;apos;movies&amp;apos;, &amp;apos;nightstalker&amp;apos;, &amp;apos;patricia&amp;apos;, &amp;apos;swimfan&amp;apos;, &amp;apos;two&amp;apos;]</text:p>
      <text:p text:style-name="Preformatted_20_Text">PRED 32: Two film &amp;apos;s first appearances `` &amp;apos;&amp;apos; &lt;unk&gt; &amp;apos;&amp;apos; &amp;apos;&amp;apos; in 2002 &amp;apos;s `` &amp;apos;&amp;apos; Omen &amp;apos;&amp;apos; &amp;apos;&amp;apos; appearances .</text:p>
      <text:p text:style-name="Preformatted_20_Text">PRED SCORE: -11.1789</text:p>
      <text:p text:style-name="Preformatted_20_Text"/>
      <text:p text:style-name="Preformatted_20_Text"><text:soft-page-break/>SENT 33: [&amp;apos;,&amp;apos;, &amp;apos;,&amp;apos;, &amp;apos;.&amp;apos;, &amp;apos;back&amp;apos;, &amp;apos;group&amp;apos;, &amp;apos;however&amp;apos;, &amp;apos;independence&amp;apos;, &amp;apos;independence&amp;apos;, &amp;apos;joined&amp;apos;, &amp;apos;labour&amp;apos;, &amp;apos;labour&amp;apos;, &amp;apos;labour&amp;apos;, &amp;apos;members&amp;apos;, &amp;apos;members&amp;apos;, &amp;apos;pressure&amp;apos;, &amp;apos;scottish&amp;apos;, &amp;apos;scottish&amp;apos;]</text:p>
      <text:p text:style-name="Preformatted_20_Text">PRED 33: According to this pressure , the group was joined by labour pressure in the United States , however back to independence and labour members of the labour .</text:p>
      <text:p text:style-name="Preformatted_20_Text">PRED SCORE: -19.1870</text:p>
      <text:p text:style-name="Preformatted_20_Text"/>
      <text:p text:style-name="Preformatted_20_Text">SENT 34: [&amp;apos;,&amp;apos;, &amp;apos;.&amp;apos;, &amp;apos;&gt;&amp;apos;, &amp;apos;a-&amp;apos;, &amp;apos;bcw&amp;apos;, &amp;apos;choose&amp;apos;, &amp;apos;probability&amp;apos;, &amp;apos;since&amp;apos;]</text:p>
      <text:p text:style-name="Preformatted_20_Text">PRED 34: &lt;unk&gt; , since the probability choose &gt; probability .</text:p>
      <text:p text:style-name="Preformatted_20_Text">PRED SCORE: -11.7851</text:p>
      <text:p text:style-name="Preformatted_20_Text"/>
      <text:p text:style-name="Preformatted_20_Text">SENT 35: [&amp;apos;.&amp;apos;, &amp;apos;problem&amp;apos;, &amp;apos;problem&amp;apos;, &amp;apos;shows&amp;apos;, &amp;apos;this&amp;apos;, &amp;apos;type&amp;apos;]</text:p>
      <text:p text:style-name="Preformatted_20_Text">PRED 35: This is shows in a type of shows the problem .</text:p>
      <text:p text:style-name="Preformatted_20_Text">PRED SCORE: -14.5505</text:p>
      <text:p text:style-name="Preformatted_20_Text"/>
      <text:p text:style-name="Preformatted_20_Text">SENT 36: [&amp;apos;,&amp;apos;, &amp;apos;,&amp;apos;, &amp;apos;.&amp;apos;, &amp;apos;crankle&amp;apos;, &amp;apos;crinkle&amp;apos;, &amp;apos;examples&amp;apos;, &amp;apos;hampshire&amp;apos;, &amp;apos;in&amp;apos;, &amp;apos;least&amp;apos;, &amp;apos;lymington&amp;apos;, &amp;apos;two&amp;apos;, &amp;apos;walls&amp;apos;]</text:p>
      <text:p text:style-name="Preformatted_20_Text">PRED 36: In least least two walls , &lt;unk&gt; &lt;unk&gt; , &lt;unk&gt; and &lt;unk&gt; .</text:p>
      <text:p text:style-name="Preformatted_20_Text">PRED SCORE: -9.2529</text:p>
      <text:p text:style-name="Preformatted_20_Text"/>
      <text:p text:style-name="Preformatted_20_Text">SENT 37: [&amp;apos;?&amp;apos;, &amp;apos;express&amp;apos;, &amp;apos;how&amp;apos;, &amp;apos;listen&amp;apos;, &amp;apos;people&amp;apos;, &amp;apos;refuse&amp;apos;]</text:p>
      <text:p text:style-name="Preformatted_20_Text">PRED 37: Not listen to the people listen to express ?</text:p>
      <text:p text:style-name="Preformatted_20_Text">PRED SCORE: -13.9349</text:p>
      <text:p text:style-name="Preformatted_20_Text"/>
      <text:p text:style-name="Preformatted_20_Text">SENT 38: [&amp;apos;.&amp;apos;, &amp;apos;after&amp;apos;, &amp;apos;android&amp;apos;, &amp;apos;app&amp;apos;, &amp;apos;app&amp;apos;, &amp;apos;company&amp;apos;, &amp;apos;create&amp;apos;, &amp;apos;decided&amp;apos;, &amp;apos;iphone&amp;apos;, &amp;apos;iphone&amp;apos;, &amp;apos;jd&amp;apos;, &amp;apos;jd&amp;apos;, &amp;apos;launch&amp;apos;, &amp;apos;users&amp;apos;]</text:p>
      <text:p text:style-name="Preformatted_20_Text">PRED 38: After the company decided to create launch of the launch of Justice George W. David III decided in iphone .</text:p>
      <text:p text:style-name="Preformatted_20_Text">PRED SCORE: -18.8535</text:p>
      <text:p text:style-name="Preformatted_20_Text"/>
      <text:p text:style-name="Preformatted_20_Text">SENT 39: [&amp;apos;.&amp;apos;, &amp;apos;``&amp;apos;, &amp;apos;compatibility&amp;apos;, &amp;apos;describes&amp;apos;, &amp;apos;electromagnetic&amp;apos;, &amp;apos;equipment&amp;apos;, &amp;apos;mil-std-461&amp;apos;, &amp;apos;mil-std-461&amp;apos;, &amp;apos;military&amp;apos;, &amp;apos;standard&amp;apos;, &amp;apos;states&amp;apos;, &amp;apos;test&amp;apos;, &amp;apos;united&amp;apos;]</text:p>
      <text:p text:style-name="Preformatted_20_Text">PRED 39: `` &lt;unk&gt; military equipment is the United States standard equipment describes the &lt;unk&gt; standard equipment .</text:p>
      <text:p text:style-name="Preformatted_20_Text">PRED SCORE: -13.1854</text:p>
      <text:p text:style-name="Preformatted_20_Text"/>
      <text:p text:style-name="Preformatted_20_Text">SENT 40: [&amp;apos;.&amp;apos;, &amp;apos;16&amp;apos;, &amp;apos;1977&amp;apos;, &amp;apos;55th&amp;apos;, &amp;apos;april&amp;apos;, &amp;apos;commissioned&amp;apos;, &amp;apos;course&amp;apos;, &amp;apos;islam&amp;apos;, &amp;apos;long&amp;apos;, &amp;apos;pma&amp;apos;, &amp;apos;punjab&amp;apos;, &amp;apos;regiment&amp;apos;, &amp;apos;zaheerul&amp;apos;]</text:p>
      <text:p text:style-name="Preformatted_20_Text">PRED 40: &lt;unk&gt; commissioned the course of the 55th course in April 1977 and was a long regiment in the 1977 of &lt;unk&gt; in 1977 .</text:p>
      <text:p text:style-name="Preformatted_20_Text">PRED SCORE: -22.0279</text:p>
      <text:p text:style-name="Preformatted_20_Text">^CTraceback (most recent call last):</text:p>
      <text:p text:style-name="Preformatted_20_Text"><text:s text:c="2"/>File "central.py", line 33, in &lt;module&gt;</text:p>
      <text:p text:style-name="Preformatted_20_Text"><text:s text:c="4"/>main()</text:p>
      <text:p text:style-name="Preformatted_20_Text"><text:s text:c="2"/>File "central.py", line 30, in main</text:p>
      <text:p text:style-name="Preformatted_20_Text"><text:s text:c="4"/>subprocess.check_call(test)</text:p>
      <text:p text:style-name="Preformatted_20_Text"><text:s text:c="2"/>File "/usr/lib/python3.6/subprocess.py", line 306, in check_call</text:p>
      <text:p text:style-name="Preformatted_20_Text"><text:soft-page-break/><text:s text:c="4"/>retcode = call(*popenargs, **kwargs)</text:p>
      <text:p text:style-name="Preformatted_20_Text"><text:s text:c="2"/>File "/usr/lib/python3.6/subprocess.py", line 289, in call</text:p>
      <text:p text:style-name="Preformatted_20_Text"><text:s text:c="4"/>return p.wait(timeout=timeout)</text:p>
      <text:p text:style-name="Preformatted_20_Text"><text:s text:c="2"/>File "/usr/lib/python3.6/subprocess.py", line 1477, in wait</text:p>
      <text:p text:style-name="Preformatted_20_Text"><text:s text:c="4"/>(pid, sts) = self._try_wait(0)</text:p>
      <text:p text:style-name="Preformatted_20_Text"><text:s text:c="2"/>File "/usr/lib/python3.6/subprocess.py", line 1424, in _try_wait</text:p>
      <text:p text:style-name="Preformatted_20_Text"><text:s text:c="4"/>(pid, sts) = os.waitpid(self.pid, wait_flags)</text:p>
      <text:p text:style-name="Preformatted_20_Text">KeyboardInterrupt</text:p>
      <text:p text:style-name="Preformatted_20_Text"><text:span text:style-name="T1">rishi@rishi-OptiPlex-7050</text:span>:<text:span text:style-name="T2">~/Documents/Fall2019/OpenNMT-py</text:span>$ python3 central.py </text:p>
      <text:p text:style-name="Preformatted_20_Text">[2019-08-29 10:42:49,657 INFO] Translating shard 0.</text:p>
      <text:p text:style-name="Preformatted_20_Text">/home/rishi/.local/lib/python3.6/site-packages/torchtext/data/field.py:359: UserWarning: To copy construct from a tensor, it is recommended to use sourceTensor.clone().detach() or sourceTensor.clone().detach().requires_grad_(True), rather than torch.tensor(sourceTensor).</text:p>
      <text:p text:style-name="Preformatted_20_Text"><text:s text:c="2"/>var = torch.tensor(arr, dtype=self.dtype, device=device)</text:p>
      <text:p text:style-name="Preformatted_20_Text">PRED AVG SCORE: -0.8437, PRED PPL: 2.3249</text:p>
      <text:p text:style-name="Preformatted_20_Text">Traceback (most recent call last):</text:p>
      <text:p text:style-name="Preformatted_20_Text"><text:s text:c="2"/>File "translate.py", line 49, in &lt;module&gt;</text:p>
      <text:p text:style-name="Preformatted_20_Text"><text:s text:c="4"/>main(opt)</text:p>
      <text:p text:style-name="Preformatted_20_Text"><text:s text:c="2"/>File "translate.py", line 19, in main</text:p>
      <text:p text:style-name="Preformatted_20_Text"><text:s text:c="4"/>translator = build_translator(opt, report_score=True)</text:p>
      <text:p text:style-name="Preformatted_20_Text"><text:s text:c="2"/>File "/home/rishi/Documents/Fall2019/OpenNMT-py/onmt/translate/translator.py", line 28, in build_translator</text:p>
      <text:p text:style-name="Preformatted_20_Text"><text:s text:c="4"/>fields, model, model_opt = load_test_model(opt)</text:p>
      <text:p text:style-name="Preformatted_20_Text"><text:s text:c="2"/>File "/home/rishi/Documents/Fall2019/OpenNMT-py/onmt/model_builder.py", line 95, in load_test_model</text:p>
      <text:p text:style-name="Preformatted_20_Text"><text:s text:c="4"/>map_location=lambda storage, loc: storage)</text:p>
      <text:p text:style-name="Preformatted_20_Text"><text:s text:c="2"/>File "/home/rishi/.local/lib/python3.6/site-packages/torch/serialization.py", line 381, in load</text:p>
      <text:p text:style-name="Preformatted_20_Text"><text:s text:c="4"/>f = open(f, &amp;apos;rb&amp;apos;)</text:p>
      <text:p text:style-name="Preformatted_20_Text">FileNotFoundError: [Errno 2] No such file or directory: &amp;apos;models/50000.wiki.no_stops=True.noise=0.05_step_40000.pt&amp;apos;</text:p>
      <text:p text:style-name="Preformatted_20_Text">Traceback (most recent call last):</text:p>
      <text:p text:style-name="Preformatted_20_Text"><text:s text:c="2"/>File "central.py", line 33, in &lt;module&gt;</text:p>
      <text:p text:style-name="Preformatted_20_Text"><text:s text:c="4"/>main()</text:p>
      <text:p text:style-name="Preformatted_20_Text"><text:s text:c="2"/>File "central.py", line 30, in main</text:p>
      <text:p text:style-name="Preformatted_20_Text"><text:s text:c="4"/>subprocess.check_call(test)</text:p>
      <text:p text:style-name="Preformatted_20_Text"><text:s text:c="2"/>File "/usr/lib/python3.6/subprocess.py", line 311, in check_call</text:p>
      <text:p text:style-name="Preformatted_20_Text"><text:s text:c="4"/>raise CalledProcessError(retcode, cmd)</text:p>
      <text:p text:style-name="Preformatted_20_Text">subprocess.CalledProcessError: Command &amp;apos;[&amp;apos;python3&amp;apos;, &amp;apos;translate.py&amp;apos;, &amp;apos;-batch_size&amp;apos;, &amp;apos;40&amp;apos;, &amp;apos;-beam_size&amp;apos;, &amp;apos;10&amp;apos;, &amp;apos;-model&amp;apos;, &amp;apos;models/50000.wiki.no_stops=True.noise=0.05_step_40000.pt&amp;apos;, &amp;apos;-src&amp;apos;, &amp;apos;5000.wiki.no_stops=True.noise=0.05.Test.input.txt&amp;apos;, &amp;apos;-output&amp;apos;, &amp;apos;output/5000.wiki.no_stops=True.noise=0.05.Test.system.output.txt&amp;apos;, &amp;apos;-min_length&amp;apos;, &amp;apos;5&amp;apos;, &amp;apos;-stepwise_penalty&amp;apos;, &amp;apos;-coverage_penalty&amp;apos;, &amp;apos;summary&amp;apos;, &amp;apos;-beta&amp;apos;, &amp;apos;5&amp;apos;, &amp;apos;-length_penalty&amp;apos;, &amp;apos;wu&amp;apos;, &amp;apos;-alpha&amp;apos;, &amp;apos;0.9&amp;apos;, &amp;apos;-block_ngram_repeat&amp;apos;, &amp;apos;3&amp;apos;]&amp;apos; returned non-zero exit status 1.</text:p>
      <text:p text:style-name="Preformatted_20_Text"><text:span text:style-name="T1">rishi@rishi-OptiPlex-7050</text:span>:<text:span text:style-name="T2">~/Documents/Fall2019/OpenNMT-py</text:span>$ python3 central.py </text:p>
      <text:p text:style-name="Preformatted_20_Text"><text:s text:c="2"/>File "central.py", line 28</text:p>
      <text:p text:style-name="Preformatted_20_Text"><text:s text:c="4"/>train = [&amp;apos;python3&amp;apos;, &amp;apos;train.py&amp;apos;, &amp;apos;-save_model&amp;apos;, model, &amp;apos;-train_from&amp;apos;, checkpoint_file &amp;apos;-data&amp;apos;, save_data, &amp;apos;-copy_attn&amp;apos;, &amp;apos;-global_attention&amp;apos;, &amp;apos;mlp&amp;apos;, &amp;apos;-word_vec_size&amp;apos;, &amp;apos;128&amp;apos;, &amp;apos;-rnn_size&amp;apos;, &amp;apos;512&amp;apos;, &amp;apos;-layers&amp;apos;, &amp;apos;1&amp;apos;, &amp;apos;-encoder_type&amp;apos;, &amp;apos;brnn&amp;apos;, <text:soft-page-break/>&amp;apos;-train_steps&amp;apos;, &amp;apos;100000&amp;apos;, &amp;apos;-max_grad_norm&amp;apos;, &amp;apos;2&amp;apos;, &amp;apos;-dropout&amp;apos;, &amp;apos;0.&amp;apos;, &amp;apos;-batch_size&amp;apos;, &amp;apos;16&amp;apos;, &amp;apos;-valid_batch_size&amp;apos;, &amp;apos;16&amp;apos;, &amp;apos;-optim&amp;apos;, &amp;apos;adagrad&amp;apos;, &amp;apos;-learning_rate&amp;apos;, &amp;apos;0.15&amp;apos;, &amp;apos;-adagrad_accumulator_init&amp;apos;, &amp;apos;0.1&amp;apos;, &amp;apos;-reuse_copy_attn&amp;apos;, &amp;apos;-copy_loss_by_seqlength&amp;apos;, &amp;apos;-bridge&amp;apos;, &amp;apos;-seed&amp;apos;, &amp;apos;777&amp;apos;, &amp;apos;-copy_attn_force&amp;apos;, &amp;apos;-coverage_attn&amp;apos;, &amp;apos;-lambda_coverage&amp;apos;, &amp;apos;1&amp;apos;, &amp;apos;-save_checkpoint_steps&amp;apos;, &amp;apos;20000&amp;apos;, &amp;apos;-valid_steps&amp;apos;, &amp;apos;20000&amp;apos;]</text:p>
      <text:p text:style-name="Preformatted_20_Text"><text:s text:c="95"/>^</text:p>
      <text:p text:style-name="Preformatted_20_Text">SyntaxError: invalid syntax</text:p>
      <text:p text:style-name="Preformatted_20_Text"><text:span text:style-name="T1">rishi@rishi-OptiPlex-7050</text:span>:<text:span text:style-name="T2">~/Documents/Fall2019/OpenNMT-py</text:span>$ python3 central.py </text:p>
      <text:p text:style-name="Preformatted_20_Text">[2019-08-29 11:20:17,966 INFO] Loading checkpoint from models/50000.wiki.no_stops=True.noise=None_step_40000.pt</text:p>
      <text:p text:style-name="Preformatted_20_Text">[2019-08-29 11:20:18,108 INFO] Loading vocab from checkpoint at models/50000.wiki.no_stops=True.noise=None_step_40000.pt.</text:p>
      <text:p text:style-name="Preformatted_20_Text">[2019-08-29 11:20:18,109 INFO] <text:s/>* src vocab size = 50004</text:p>
      <text:p text:style-name="Preformatted_20_Text">[2019-08-29 11:20:18,109 INFO] <text:s/>* tgt vocab size = 50004</text:p>
      <text:p text:style-name="Preformatted_20_Text">[2019-08-29 11:20:18,109 INFO] Building model...</text:p>
      <text:p text:style-name="Preformatted_20_Text">[2019-08-29 11:20:18,327 INFO] NMTModel(</text:p>
      <text:p text:style-name="Preformatted_20_Text"><text:s text:c="2"/>(encoder): RNNEncoder(</text:p>
      <text:p text:style-name="Preformatted_20_Text"><text:s text:c="4"/>(embeddings): Embeddings(</text:p>
      <text:p text:style-name="Preformatted_20_Text"><text:s text:c="6"/>(make_embedding): Sequential(</text:p>
      <text:p text:style-name="Preformatted_20_Text"><text:s text:c="8"/>(emb_luts): Elementwise(</text:p>
      <text:p text:style-name="Preformatted_20_Text"><text:s text:c="10"/>(0): Embedding(50004, 128, padding_idx=1)</text:p>
      <text:p text:style-name="Preformatted_20_Text"><text:s text:c="8"/>)</text:p>
      <text:p text:style-name="Preformatted_20_Text"><text:s text:c="6"/>)</text:p>
      <text:p text:style-name="Preformatted_20_Text"><text:s text:c="4"/>)</text:p>
      <text:p text:style-name="Preformatted_20_Text"><text:s text:c="4"/>(rnn): LSTM(128, 256, bidirectional=True)</text:p>
      <text:p text:style-name="Preformatted_20_Text"><text:s text:c="4"/>(bridge): ModuleList(</text:p>
      <text:p text:style-name="Preformatted_20_Text"><text:s text:c="6"/>(0): Linear(in_features=256, out_features=256, bias=True)</text:p>
      <text:p text:style-name="Preformatted_20_Text"><text:s text:c="6"/>(1): Linear(in_features=256, out_features=256, bias=True)</text:p>
      <text:p text:style-name="Preformatted_20_Text"><text:s text:c="4"/>)</text:p>
      <text:p text:style-name="Preformatted_20_Text"><text:s text:c="2"/>)</text:p>
      <text:p text:style-name="Preformatted_20_Text"><text:s text:c="2"/>(decoder): InputFeedRNNDecoder(</text:p>
      <text:p text:style-name="Preformatted_20_Text"><text:s text:c="4"/>(embeddings): Embeddings(</text:p>
      <text:p text:style-name="Preformatted_20_Text"><text:s text:c="6"/>(make_embedding): Sequential(</text:p>
      <text:p text:style-name="Preformatted_20_Text"><text:s text:c="8"/>(emb_luts): Elementwise(</text:p>
      <text:p text:style-name="Preformatted_20_Text"><text:s text:c="10"/>(0): Embedding(50004, 128, padding_idx=1)</text:p>
      <text:p text:style-name="Preformatted_20_Text"><text:s text:c="8"/>)</text:p>
      <text:p text:style-name="Preformatted_20_Text"><text:s text:c="6"/>)</text:p>
      <text:p text:style-name="Preformatted_20_Text"><text:s text:c="4"/>)</text:p>
      <text:p text:style-name="Preformatted_20_Text"><text:s text:c="4"/>(dropout): Dropout(p=0.0, inplace=False)</text:p>
      <text:p text:style-name="Preformatted_20_Text"><text:s text:c="4"/>(rnn): StackedLSTM(</text:p>
      <text:p text:style-name="Preformatted_20_Text"><text:s text:c="6"/>(dropout): Dropout(p=0.0, inplace=False)</text:p>
      <text:p text:style-name="Preformatted_20_Text"><text:s text:c="6"/>(layers): ModuleList(</text:p>
      <text:p text:style-name="Preformatted_20_Text"><text:s text:c="8"/>(0): LSTMCell(640, 512)</text:p>
      <text:p text:style-name="Preformatted_20_Text"><text:s text:c="6"/>)</text:p>
      <text:p text:style-name="Preformatted_20_Text"><text:s text:c="4"/>)</text:p>
      <text:p text:style-name="Preformatted_20_Text"><text:s text:c="4"/>(attn): GlobalAttention(</text:p>
      <text:p text:style-name="Preformatted_20_Text"><text:s text:c="6"/>(linear_context): Linear(in_features=512, out_features=512, bias=False)</text:p>
      <text:p text:style-name="Preformatted_20_Text"><text:s text:c="6"/>(linear_query): Linear(in_features=512, out_features=512, bias=True)</text:p>
      <text:p text:style-name="Preformatted_20_Text"><text:s text:c="6"/>(v): Linear(in_features=512, out_features=1, bias=False)</text:p>
      <text:p text:style-name="Preformatted_20_Text"><text:s text:c="6"/>(linear_out): Linear(in_features=1024, out_features=512, bias=True)</text:p>
      <text:p text:style-name="Preformatted_20_Text"><text:s text:c="6"/>(linear_cover): Linear(in_features=1, out_features=512, bias=False)</text:p>
      <text:p text:style-name="Preformatted_20_Text"><text:s text:c="4"/>)</text:p>
      <text:p text:style-name="Preformatted_20_Text"><text:s text:c="2"/>)</text:p>
      <text:p text:style-name="Preformatted_20_Text"><text:s text:c="2"/>(generator): CopyGenerator(</text:p>
      <text:p text:style-name="Preformatted_20_Text"><text:soft-page-break/><text:s text:c="4"/>(linear): Linear(in_features=512, out_features=50004, bias=True)</text:p>
      <text:p text:style-name="Preformatted_20_Text"><text:s text:c="4"/>(linear_copy): Linear(in_features=512, out_features=1, bias=True)</text:p>
      <text:p text:style-name="Preformatted_20_Text"><text:s text:c="2"/>)</text:p>
      <text:p text:style-name="Preformatted_20_Text">)</text:p>
      <text:p text:style-name="Preformatted_20_Text">[2019-08-29 11:20:18,328 INFO] encoder: 7322624</text:p>
      <text:p text:style-name="Preformatted_20_Text">[2019-08-29 11:20:18,328 INFO] decoder: 35467093</text:p>
      <text:p text:style-name="Preformatted_20_Text">[2019-08-29 11:20:18,328 INFO] * number of parameters: 42789717</text:p>
      <text:p text:style-name="Preformatted_20_Text">[2019-08-29 11:20:18,400 INFO] Starting training on CPU, could be very slow</text:p>
      <text:p text:style-name="Preformatted_20_Text">[2019-08-29 11:20:18,400 INFO] Start training loop and validate every 20000 steps...</text:p>
      <text:p text:style-name="Preformatted_20_Text">[2019-08-29 11:20:18,400 INFO] Loading dataset from data/50000.wiki.no_stops=True.noise=None.train.0.pt</text:p>
      <text:p text:style-name="Preformatted_20_Text">[2019-08-29 11:20:18,867 INFO] number of examples: 10000</text:p>
      <text:p text:style-name="Preformatted_20_Text">/home/rishi/.local/lib/python3.6/site-packages/torchtext/data/field.py:359: UserWarning: To copy construct from a tensor, it is recommended to use sourceTensor.clone().detach() or sourceTensor.clone().detach().requires_grad_(True), rather than torch.tensor(sourceTensor).</text:p>
      <text:p text:style-name="Preformatted_20_Text"><text:s text:c="2"/>var = torch.tensor(arr, dtype=self.dtype, device=device)</text:p>
      <text:p text:style-name="Preformatted_20_Text">^CTraceback (most recent call last):</text:p>
      <text:p text:style-name="Preformatted_20_Text"><text:s text:c="2"/>File "central.py", line 35, in &lt;module&gt;</text:p>
      <text:p text:style-name="Preformatted_20_Text"><text:s text:c="4"/>main()</text:p>
      <text:p text:style-name="Preformatted_20_Text"><text:s text:c="2"/>File "central.py", line 29, in main</text:p>
      <text:p text:style-name="Preformatted_20_Text"><text:s text:c="4"/>subprocess.check_call(train)</text:p>
      <text:p text:style-name="Preformatted_20_Text"><text:s text:c="2"/>File "/usr/lib/python3.6/subprocess.py", line 306, in check_call</text:p>
      <text:p text:style-name="Preformatted_20_Text"><text:s text:c="4"/>retcode = call(*popenargs, **kwargs)</text:p>
      <text:p text:style-name="Preformatted_20_Text"><text:s text:c="2"/>File "/usr/lib/python3.6/subprocess.py", line 289, in call</text:p>
      <text:p text:style-name="Preformatted_20_Text"><text:s text:c="4"/>return p.wait(timeout=timeout)</text:p>
      <text:p text:style-name="Preformatted_20_Text"><text:s text:c="2"/>File "/usr/lib/python3.6/subprocess.py", line 1477, in wait</text:p>
      <text:p text:style-name="Preformatted_20_Text"><text:s text:c="4"/>(pid, sts) = self._try_wait(0)</text:p>
      <text:p text:style-name="Preformatted_20_Text"><text:s text:c="2"/>File "/usr/lib/python3.6/subprocess.py", line 1424, in _try_wait</text:p>
      <text:p text:style-name="Preformatted_20_Text"><text:s text:c="4"/>(pid, sts) = os.waitpid(self.pid, wait_flags)</text:p>
      <text:p text:style-name="Preformatted_20_Text">KeyboardInterrupt</text:p>
      <text:p text:style-name="Preformatted_20_Text"><text:span text:style-name="T1">rishi@rishi-OptiPlex-7050</text:span>:<text:span text:style-name="T2">~/Documents/Fall2019/OpenNMT-py</text:span>$ python3 central.py </text:p>
      <text:p text:style-name="Preformatted_20_Text">[2019-08-29 11:20:44,481 INFO] Loading checkpoint from models/50000.wiki.no_stops=True.noise=None_step_40000.pt</text:p>
      <text:p text:style-name="Preformatted_20_Text">[2019-08-29 11:20:44,617 INFO] Loading vocab from checkpoint at models/50000.wiki.no_stops=True.noise=None_step_40000.pt.</text:p>
      <text:p text:style-name="Preformatted_20_Text">[2019-08-29 11:20:44,617 INFO] <text:s/>* src vocab size = 50004</text:p>
      <text:p text:style-name="Preformatted_20_Text">[2019-08-29 11:20:44,617 INFO] <text:s/>* tgt vocab size = 50004</text:p>
      <text:p text:style-name="Preformatted_20_Text">[2019-08-29 11:20:44,617 INFO] Building model...</text:p>
      <text:p text:style-name="Preformatted_20_Text">[2019-08-29 11:20:44,841 INFO] NMTModel(</text:p>
      <text:p text:style-name="Preformatted_20_Text"><text:s text:c="2"/>(encoder): RNNEncoder(</text:p>
      <text:p text:style-name="Preformatted_20_Text"><text:s text:c="4"/>(embeddings): Embeddings(</text:p>
      <text:p text:style-name="Preformatted_20_Text"><text:s text:c="6"/>(make_embedding): Sequential(</text:p>
      <text:p text:style-name="Preformatted_20_Text"><text:s text:c="8"/>(emb_luts): Elementwise(</text:p>
      <text:p text:style-name="Preformatted_20_Text"><text:s text:c="10"/>(0): Embedding(50004, 128, padding_idx=1)</text:p>
      <text:p text:style-name="Preformatted_20_Text"><text:s text:c="8"/>)</text:p>
      <text:p text:style-name="Preformatted_20_Text"><text:s text:c="6"/>)</text:p>
      <text:p text:style-name="Preformatted_20_Text"><text:s text:c="4"/>)</text:p>
      <text:p text:style-name="Preformatted_20_Text"><text:s text:c="4"/>(rnn): LSTM(128, 256, bidirectional=True)</text:p>
      <text:p text:style-name="Preformatted_20_Text"><text:s text:c="4"/>(bridge): ModuleList(</text:p>
      <text:p text:style-name="Preformatted_20_Text"><text:s text:c="6"/>(0): Linear(in_features=256, out_features=256, bias=True)</text:p>
      <text:p text:style-name="Preformatted_20_Text"><text:s text:c="6"/>(1): Linear(in_features=256, out_features=256, bias=True)</text:p>
      <text:p text:style-name="Preformatted_20_Text"><text:s text:c="4"/>)</text:p>
      <text:p text:style-name="Preformatted_20_Text"><text:s text:c="2"/>)</text:p>
      <text:p text:style-name="Preformatted_20_Text"><text:s text:c="2"/>(decoder): InputFeedRNNDecoder(</text:p>
      <text:p text:style-name="Preformatted_20_Text"><text:s text:c="4"/>(embeddings): Embeddings(</text:p>
      <text:p text:style-name="Preformatted_20_Text"><text:s text:c="6"/>(make_embedding): Sequential(</text:p>
      <text:p text:style-name="Preformatted_20_Text"><text:soft-page-break/><text:s text:c="8"/>(emb_luts): Elementwise(</text:p>
      <text:p text:style-name="Preformatted_20_Text"><text:s text:c="10"/>(0): Embedding(50004, 128, padding_idx=1)</text:p>
      <text:p text:style-name="Preformatted_20_Text"><text:s text:c="8"/>)</text:p>
      <text:p text:style-name="Preformatted_20_Text"><text:s text:c="6"/>)</text:p>
      <text:p text:style-name="Preformatted_20_Text"><text:s text:c="4"/>)</text:p>
      <text:p text:style-name="Preformatted_20_Text"><text:s text:c="4"/>(dropout): Dropout(p=0.0, inplace=False)</text:p>
      <text:p text:style-name="Preformatted_20_Text"><text:s text:c="4"/>(rnn): StackedLSTM(</text:p>
      <text:p text:style-name="Preformatted_20_Text"><text:s text:c="6"/>(dropout): Dropout(p=0.0, inplace=False)</text:p>
      <text:p text:style-name="Preformatted_20_Text"><text:s text:c="6"/>(layers): ModuleList(</text:p>
      <text:p text:style-name="Preformatted_20_Text"><text:s text:c="8"/>(0): LSTMCell(640, 512)</text:p>
      <text:p text:style-name="Preformatted_20_Text"><text:s text:c="6"/>)</text:p>
      <text:p text:style-name="Preformatted_20_Text"><text:s text:c="4"/>)</text:p>
      <text:p text:style-name="Preformatted_20_Text"><text:s text:c="4"/>(attn): GlobalAttention(</text:p>
      <text:p text:style-name="Preformatted_20_Text"><text:s text:c="6"/>(linear_context): Linear(in_features=512, out_features=512, bias=False)</text:p>
      <text:p text:style-name="Preformatted_20_Text"><text:s text:c="6"/>(linear_query): Linear(in_features=512, out_features=512, bias=True)</text:p>
      <text:p text:style-name="Preformatted_20_Text"><text:s text:c="6"/>(v): Linear(in_features=512, out_features=1, bias=False)</text:p>
      <text:p text:style-name="Preformatted_20_Text"><text:s text:c="6"/>(linear_out): Linear(in_features=1024, out_features=512, bias=True)</text:p>
      <text:p text:style-name="Preformatted_20_Text"><text:s text:c="6"/>(linear_cover): Linear(in_features=1, out_features=512, bias=False)</text:p>
      <text:p text:style-name="Preformatted_20_Text"><text:s text:c="4"/>)</text:p>
      <text:p text:style-name="Preformatted_20_Text"><text:s text:c="2"/>)</text:p>
      <text:p text:style-name="Preformatted_20_Text"><text:s text:c="2"/>(generator): CopyGenerator(</text:p>
      <text:p text:style-name="Preformatted_20_Text"><text:s text:c="4"/>(linear): Linear(in_features=512, out_features=50004, bias=True)</text:p>
      <text:p text:style-name="Preformatted_20_Text"><text:s text:c="4"/>(linear_copy): Linear(in_features=512, out_features=1, bias=True)</text:p>
      <text:p text:style-name="Preformatted_20_Text"><text:s text:c="2"/>)</text:p>
      <text:p text:style-name="Preformatted_20_Text">)</text:p>
      <text:p text:style-name="Preformatted_20_Text">[2019-08-29 11:20:44,842 INFO] encoder: 7322624</text:p>
      <text:p text:style-name="Preformatted_20_Text">[2019-08-29 11:20:44,842 INFO] decoder: 35467093</text:p>
      <text:p text:style-name="Preformatted_20_Text">[2019-08-29 11:20:44,842 INFO] * number of parameters: 42789717</text:p>
      <text:p text:style-name="Preformatted_20_Text">[2019-08-29 11:20:44,917 INFO] Starting training on CPU, could be very slow</text:p>
      <text:p text:style-name="Preformatted_20_Text">[2019-08-29 11:20:44,917 INFO] Start training loop and validate every 20000 steps...</text:p>
      <text:p text:style-name="Preformatted_20_Text">[2019-08-29 11:20:44,917 INFO] Loading dataset from data/50000.wiki.no_stops=True.noise=None.train.0.pt</text:p>
      <text:p text:style-name="Preformatted_20_Text">[2019-08-29 11:20:45,375 INFO] number of examples: 10000</text:p>
      <text:p text:style-name="Preformatted_20_Text">/home/rishi/.local/lib/python3.6/site-packages/torchtext/data/field.py:359: UserWarning: To copy construct from a tensor, it is recommended to use sourceTensor.clone().detach() or sourceTensor.clone().detach().requires_grad_(True), rather than torch.tensor(sourceTensor).</text:p>
      <text:p text:style-name="Preformatted_20_Text"><text:s text:c="2"/>var = torch.tensor(arr, dtype=self.dtype, device=device)</text:p>
      <text:p text:style-name="Preformatted_20_Text">[2019-08-29 11:21:17,294 INFO] Step 40050/100000; acc: <text:s/>46.13; ppl: 28.65; xent: 3.36; lr: 0.15000; 333/519 tok/s; <text:s text:c="4"/>32 sec</text:p>
      <text:p text:style-name="Preformatted_20_Text">^CTraceback (most recent call last):</text:p>
      <text:p text:style-name="Preformatted_20_Text"><text:s text:c="2"/>File "central.py", line 35, in &lt;module&gt;</text:p>
      <text:p text:style-name="Preformatted_20_Text"><text:s text:c="4"/>main()</text:p>
      <text:p text:style-name="Preformatted_20_Text"><text:s text:c="2"/>File "central.py", line 29, in main</text:p>
      <text:p text:style-name="Preformatted_20_Text"><text:s text:c="4"/>subprocess.check_call(train)</text:p>
      <text:p text:style-name="Preformatted_20_Text"><text:s text:c="2"/>File "/usr/lib/python3.6/subprocess.py", line 306, in check_call</text:p>
      <text:p text:style-name="Preformatted_20_Text"><text:s text:c="4"/>retcode = call(*popenargs, **kwargs)</text:p>
      <text:p text:style-name="Preformatted_20_Text"><text:s text:c="2"/>File "/usr/lib/python3.6/subprocess.py", line 289, in call</text:p>
      <text:p text:style-name="Preformatted_20_Text"><text:s text:c="4"/>return p.wait(timeout=timeout)</text:p>
      <text:p text:style-name="Preformatted_20_Text"><text:s text:c="2"/>File "/usr/lib/python3.6/subprocess.py", line 1477, in wait</text:p>
      <text:p text:style-name="Preformatted_20_Text"><text:s text:c="4"/>(pid, sts) = self._try_wait(0)</text:p>
      <text:p text:style-name="Preformatted_20_Text"><text:s text:c="2"/>File "/usr/lib/python3.6/subprocess.py", line 1424, in _try_wait</text:p>
      <text:p text:style-name="Preformatted_20_Text"><text:s text:c="4"/>(pid, sts) = os.waitpid(self.pid, wait_flags)</text:p>
      <text:p text:style-name="Preformatted_20_Text">KeyboardInterrupt</text:p>
      <text:p text:style-name="Preformatted_20_Text"><text:span text:style-name="T1">rishi@rishi-OptiPlex-7050</text:span>:<text:span text:style-name="T2">~/Documents/Fall2019/OpenNMT-py</text:span>$ python3 central.py </text:p>
      <text:p text:style-name="Preformatted_20_Text">[2019-08-29 11:21:44,585 INFO] Loading checkpoint from models/50000.wiki.no_stops=True.noise=None_step_40000.pt</text:p>
      <text:p text:style-name="Preformatted_20_Text"><text:soft-page-break/>[2019-08-29 11:21:44,722 INFO] Loading vocab from checkpoint at models/50000.wiki.no_stops=True.noise=None_step_40000.pt.</text:p>
      <text:p text:style-name="Preformatted_20_Text">[2019-08-29 11:21:44,722 INFO] <text:s/>* src vocab size = 50004</text:p>
      <text:p text:style-name="Preformatted_20_Text">[2019-08-29 11:21:44,722 INFO] <text:s/>* tgt vocab size = 50004</text:p>
      <text:p text:style-name="Preformatted_20_Text">[2019-08-29 11:21:44,722 INFO] Building model...</text:p>
      <text:p text:style-name="Preformatted_20_Text">[2019-08-29 11:21:44,945 INFO] NMTModel(</text:p>
      <text:p text:style-name="Preformatted_20_Text"><text:s text:c="2"/>(encoder): RNNEncoder(</text:p>
      <text:p text:style-name="Preformatted_20_Text"><text:s text:c="4"/>(embeddings): Embeddings(</text:p>
      <text:p text:style-name="Preformatted_20_Text"><text:s text:c="6"/>(make_embedding): Sequential(</text:p>
      <text:p text:style-name="Preformatted_20_Text"><text:s text:c="8"/>(emb_luts): Elementwise(</text:p>
      <text:p text:style-name="Preformatted_20_Text"><text:s text:c="10"/>(0): Embedding(50004, 128, padding_idx=1)</text:p>
      <text:p text:style-name="Preformatted_20_Text"><text:s text:c="8"/>)</text:p>
      <text:p text:style-name="Preformatted_20_Text"><text:s text:c="6"/>)</text:p>
      <text:p text:style-name="Preformatted_20_Text"><text:s text:c="4"/>)</text:p>
      <text:p text:style-name="Preformatted_20_Text"><text:s text:c="4"/>(rnn): LSTM(128, 256, bidirectional=True)</text:p>
      <text:p text:style-name="Preformatted_20_Text"><text:s text:c="4"/>(bridge): ModuleList(</text:p>
      <text:p text:style-name="Preformatted_20_Text"><text:s text:c="6"/>(0): Linear(in_features=256, out_features=256, bias=True)</text:p>
      <text:p text:style-name="Preformatted_20_Text"><text:s text:c="6"/>(1): Linear(in_features=256, out_features=256, bias=True)</text:p>
      <text:p text:style-name="Preformatted_20_Text"><text:s text:c="4"/>)</text:p>
      <text:p text:style-name="Preformatted_20_Text"><text:s text:c="2"/>)</text:p>
      <text:p text:style-name="Preformatted_20_Text"><text:s text:c="2"/>(decoder): InputFeedRNNDecoder(</text:p>
      <text:p text:style-name="Preformatted_20_Text"><text:s text:c="4"/>(embeddings): Embeddings(</text:p>
      <text:p text:style-name="Preformatted_20_Text"><text:s text:c="6"/>(make_embedding): Sequential(</text:p>
      <text:p text:style-name="Preformatted_20_Text"><text:s text:c="8"/>(emb_luts): Elementwise(</text:p>
      <text:p text:style-name="Preformatted_20_Text"><text:s text:c="10"/>(0): Embedding(50004, 128, padding_idx=1)</text:p>
      <text:p text:style-name="Preformatted_20_Text"><text:s text:c="8"/>)</text:p>
      <text:p text:style-name="Preformatted_20_Text"><text:s text:c="6"/>)</text:p>
      <text:p text:style-name="Preformatted_20_Text"><text:s text:c="4"/>)</text:p>
      <text:p text:style-name="Preformatted_20_Text"><text:s text:c="4"/>(dropout): Dropout(p=0.0, inplace=False)</text:p>
      <text:p text:style-name="Preformatted_20_Text"><text:s text:c="4"/>(rnn): StackedLSTM(</text:p>
      <text:p text:style-name="Preformatted_20_Text"><text:s text:c="6"/>(dropout): Dropout(p=0.0, inplace=False)</text:p>
      <text:p text:style-name="Preformatted_20_Text"><text:s text:c="6"/>(layers): ModuleList(</text:p>
      <text:p text:style-name="Preformatted_20_Text"><text:s text:c="8"/>(0): LSTMCell(640, 512)</text:p>
      <text:p text:style-name="Preformatted_20_Text"><text:s text:c="6"/>)</text:p>
      <text:p text:style-name="Preformatted_20_Text"><text:s text:c="4"/>)</text:p>
      <text:p text:style-name="Preformatted_20_Text"><text:s text:c="4"/>(attn): GlobalAttention(</text:p>
      <text:p text:style-name="Preformatted_20_Text"><text:s text:c="6"/>(linear_context): Linear(in_features=512, out_features=512, bias=False)</text:p>
      <text:p text:style-name="Preformatted_20_Text"><text:s text:c="6"/>(linear_query): Linear(in_features=512, out_features=512, bias=True)</text:p>
      <text:p text:style-name="Preformatted_20_Text"><text:s text:c="6"/>(v): Linear(in_features=512, out_features=1, bias=False)</text:p>
      <text:p text:style-name="Preformatted_20_Text"><text:s text:c="6"/>(linear_out): Linear(in_features=1024, out_features=512, bias=True)</text:p>
      <text:p text:style-name="Preformatted_20_Text"><text:s text:c="6"/>(linear_cover): Linear(in_features=1, out_features=512, bias=False)</text:p>
      <text:p text:style-name="Preformatted_20_Text"><text:s text:c="4"/>)</text:p>
      <text:p text:style-name="Preformatted_20_Text"><text:s text:c="2"/>)</text:p>
      <text:p text:style-name="Preformatted_20_Text"><text:s text:c="2"/>(generator): CopyGenerator(</text:p>
      <text:p text:style-name="Preformatted_20_Text"><text:s text:c="4"/>(linear): Linear(in_features=512, out_features=50004, bias=True)</text:p>
      <text:p text:style-name="Preformatted_20_Text"><text:s text:c="4"/>(linear_copy): Linear(in_features=512, out_features=1, bias=True)</text:p>
      <text:p text:style-name="Preformatted_20_Text"><text:s text:c="2"/>)</text:p>
      <text:p text:style-name="Preformatted_20_Text">)</text:p>
      <text:p text:style-name="Preformatted_20_Text">[2019-08-29 11:21:44,945 INFO] encoder: 7322624</text:p>
      <text:p text:style-name="Preformatted_20_Text">[2019-08-29 11:21:44,945 INFO] decoder: 35467093</text:p>
      <text:p text:style-name="Preformatted_20_Text">[2019-08-29 11:21:44,945 INFO] * number of parameters: 42789717</text:p>
      <text:p text:style-name="Preformatted_20_Text">[2019-08-29 11:21:45,016 INFO] Starting training on CPU, could be very slow</text:p>
      <text:p text:style-name="Preformatted_20_Text">[2019-08-29 11:21:45,016 INFO] Start training loop and validate every 20000 steps...</text:p>
      <text:p text:style-name="Preformatted_20_Text">[2019-08-29 11:21:45,016 INFO] Loading dataset from data/50000.wiki.no_stops=True.noise=None.train.0.pt</text:p>
      <text:p text:style-name="Preformatted_20_Text">[2019-08-29 11:21:45,475 INFO] number of examples: 10000</text:p>
      <text:p text:style-name="Preformatted_20_Text">/home/rishi/.local/lib/python3.6/site-packages/torchtext/data/field.py:359: UserWarning: To copy construct from a tensor, it is recommended to use <text:soft-page-break/>sourceTensor.clone().detach() or sourceTensor.clone().detach().requires_grad_(True), rather than torch.tensor(sourceTensor).</text:p>
      <text:p text:style-name="Preformatted_20_Text"><text:s text:c="2"/>var = torch.tensor(arr, dtype=self.dtype, device=device)</text:p>
      <text:p text:style-name="Preformatted_20_Text">[2019-08-29 11:27:00,254 INFO] Step 40500/100000; acc: <text:s/>47.91; ppl: 25.78; xent: 3.25; lr: 0.15000; 338/515 tok/s; <text:s text:c="3"/>315 sec</text:p>
      <text:p text:style-name="Preformatted_20_Text">[2019-08-29 11:28:18,673 INFO] Loading dataset from data/50000.wiki.no_stops=True.noise=None.train.1.pt</text:p>
      <text:p text:style-name="Preformatted_20_Text">[2019-08-29 11:28:19,258 INFO] number of examples: 10000</text:p>
      <text:p text:style-name="Preformatted_20_Text">[2019-08-29 11:32:15,415 INFO] Step 41000/100000; acc: <text:s/>48.28; ppl: 24.91; xent: 3.22; lr: 0.15000; 335/514 tok/s; <text:s text:c="3"/>630 sec</text:p>
      <text:p text:style-name="Preformatted_20_Text">[2019-08-29 11:34:51,101 INFO] Loading dataset from data/50000.wiki.no_stops=True.noise=None.train.2.pt</text:p>
      <text:p text:style-name="Preformatted_20_Text">[2019-08-29 11:34:51,701 INFO] number of examples: 10000</text:p>
      <text:p text:style-name="Preformatted_20_Text">[2019-08-29 11:37:29,713 INFO] Step 41500/100000; acc: <text:s/>48.58; ppl: 24.68; xent: 3.21; lr: 0.15000; 337/514 tok/s; <text:s text:c="3"/>945 sec</text:p>
      <text:p text:style-name="Preformatted_20_Text">[2019-08-29 11:41:41,780 INFO] Loading dataset from data/50000.wiki.no_stops=True.noise=None.train.3.pt</text:p>
      <text:p text:style-name="Preformatted_20_Text">[2019-08-29 11:41:42,512 INFO] number of examples: 10000</text:p>
      <text:p text:style-name="Preformatted_20_Text">[2019-08-29 11:43:03,052 INFO] Step 42000/100000; acc: <text:s/>48.93; ppl: 24.34; xent: 3.19; lr: 0.15000; 317/482 tok/s; <text:s text:c="2"/>1278 sec</text:p>
      <text:p text:style-name="Preformatted_20_Text">[2019-08-29 11:48:36,213 INFO] Step 42500/100000; acc: <text:s/>48.69; ppl: 24.49; xent: 3.20; lr: 0.15000; 319/487 tok/s; <text:s text:c="2"/>1611 sec</text:p>
      <text:p text:style-name="Preformatted_20_Text">[2019-08-29 11:48:36,214 INFO] Loading dataset from data/50000.wiki.no_stops=True.noise=None.train.4.pt</text:p>
      <text:p text:style-name="Preformatted_20_Text">[2019-08-29 11:48:36,901 INFO] number of examples: 10000</text:p>
      <text:p text:style-name="Preformatted_20_Text">[2019-08-29 11:54:00,203 INFO] Step 43000/100000; acc: <text:s/>46.89; ppl: 27.69; xent: 3.32; lr: 0.15000; 328/503 tok/s; <text:s text:c="2"/>1935 sec</text:p>
      <text:p text:style-name="Preformatted_20_Text">[2019-08-29 11:55:19,772 INFO] Loading dataset from data/50000.wiki.no_stops=True.noise=None.train.0.pt</text:p>
      <text:p text:style-name="Preformatted_20_Text">[2019-08-29 11:55:20,439 INFO] number of examples: 10000</text:p>
      <text:p text:style-name="Preformatted_20_Text">[2019-08-29 11:59:18,529 INFO] Step 43500/100000; acc: <text:s/>48.42; ppl: 24.75; xent: 3.21; lr: 0.15000; 332/509 tok/s; <text:s text:c="2"/>2254 sec</text:p>
      <text:p text:style-name="Preformatted_20_Text">[2019-08-29 12:01:57,405 INFO] Loading dataset from data/50000.wiki.no_stops=True.noise=None.train.1.pt</text:p>
      <text:p text:style-name="Preformatted_20_Text">[2019-08-29 12:01:57,990 INFO] number of examples: 10000</text:p>
      <text:p text:style-name="Preformatted_20_Text">[2019-08-29 12:04:38,044 INFO] Step 44000/100000; acc: <text:s/>49.51; ppl: 23.13; xent: 3.14; lr: 0.15000; 331/503 tok/s; <text:s text:c="2"/>2573 sec</text:p>
      <text:p text:style-name="Preformatted_20_Text">[2019-08-29 12:08:53,562 INFO] Loading dataset from data/50000.wiki.no_stops=True.noise=None.train.2.pt</text:p>
      <text:p text:style-name="Preformatted_20_Text">[2019-08-29 12:08:54,483 INFO] number of examples: 10000</text:p>
      <text:p text:style-name="Preformatted_20_Text">[2019-08-29 12:10:23,654 INFO] Step 44500/100000; acc: <text:s/>49.38; ppl: 23.28; xent: 3.15; lr: 0.15000; 305/467 tok/s; <text:s text:c="2"/>2919 sec</text:p>
      <text:p text:style-name="Preformatted_20_Text">[2019-08-29 12:16:00,171 INFO] Step 45000/100000; acc: <text:s/>49.42; ppl: 23.09; xent: 3.14; lr: 0.15000; 316/480 tok/s; <text:s text:c="2"/>3255 sec</text:p>
      <text:p text:style-name="Preformatted_20_Text">[2019-08-29 12:16:00,172 INFO] Loading dataset from data/50000.wiki.no_stops=True.noise=None.train.3.pt</text:p>
      <text:p text:style-name="Preformatted_20_Text">[2019-08-29 12:16:00,867 INFO] number of examples: 10000</text:p>
      <text:p text:style-name="Preformatted_20_Text">[2019-08-29 12:21:26,244 INFO] Step 45500/100000; acc: <text:s/>49.36; ppl: 23.15; xent: 3.14; lr: 0.15000; 327/499 tok/s; <text:s text:c="2"/>3581 sec</text:p>
      <text:p text:style-name="Preformatted_20_Text">[2019-08-29 12:22:45,936 INFO] Loading dataset from data/50000.wiki.no_stops=True.noise=None.train.4.pt</text:p>
      <text:p text:style-name="Preformatted_20_Text">[2019-08-29 12:22:46,517 INFO] number of examples: 10000</text:p>
      <text:p text:style-name="Preformatted_20_Text">[2019-08-29 12:26:49,088 INFO] Step 46000/100000; acc: <text:s/>48.65; ppl: 24.50; xent: 3.20; lr: 0.15000; 327/503 tok/s; <text:s text:c="2"/>3904 sec</text:p>
      <text:p text:style-name="Preformatted_20_Text">[2019-08-29 12:29:28,666 INFO] Loading dataset from data/50000.wiki.no_stops=True.noise=None.train.0.pt</text:p>
      <text:p text:style-name="Preformatted_20_Text">[2019-08-29 12:29:29,355 INFO] number of examples: 10000</text:p>
      <text:p text:style-name="Preformatted_20_Text"><text:soft-page-break/>[2019-08-29 12:32:10,963 INFO] Step 46500/100000; acc: <text:s/>49.23; ppl: 23.56; xent: 3.16; lr: 0.15000; 329/502 tok/s; <text:s text:c="2"/>4226 sec</text:p>
      <text:p text:style-name="Preformatted_20_Text">[2019-08-29 12:36:10,588 INFO] Loading dataset from data/50000.wiki.no_stops=True.noise=None.train.1.pt</text:p>
      <text:p text:style-name="Preformatted_20_Text">[2019-08-29 12:36:11,161 INFO] number of examples: 10000</text:p>
      <text:p text:style-name="Preformatted_20_Text">[2019-08-29 12:37:30,652 INFO] Step 47000/100000; acc: <text:s/>50.18; ppl: 21.97; xent: 3.09; lr: 0.15000; 330/503 tok/s; <text:s text:c="2"/>4546 sec</text:p>
      <text:p text:style-name="Preformatted_20_Text">[2019-08-29 12:42:54,399 INFO] Step 47500/100000; acc: <text:s/>50.14; ppl: 21.93; xent: 3.09; lr: 0.15000; 328/499 tok/s; <text:s text:c="2"/>4869 sec</text:p>
      <text:p text:style-name="Preformatted_20_Text">[2019-08-29 12:42:54,400 INFO] Loading dataset from data/50000.wiki.no_stops=True.noise=None.train.2.pt</text:p>
      <text:p text:style-name="Preformatted_20_Text">[2019-08-29 12:42:55,057 INFO] number of examples: 10000</text:p>
      <text:p text:style-name="Preformatted_20_Text">[2019-08-29 12:48:20,935 INFO] Step 48000/100000; acc: <text:s/>50.14; ppl: 21.89; xent: 3.09; lr: 0.15000; 326/498 tok/s; <text:s text:c="2"/>5196 sec</text:p>
      <text:p text:style-name="Preformatted_20_Text">[2019-08-29 12:49:39,517 INFO] Loading dataset from data/50000.wiki.no_stops=True.noise=None.train.3.pt</text:p>
      <text:p text:style-name="Preformatted_20_Text">[2019-08-29 12:49:40,188 INFO] number of examples: 10000</text:p>
      <text:p text:style-name="Preformatted_20_Text">[2019-08-29 12:53:41,310 INFO] Step 48500/100000; acc: <text:s/>50.29; ppl: 21.60; xent: 3.07; lr: 0.15000; 330/505 tok/s; <text:s text:c="2"/>5516 sec</text:p>
      <text:p text:style-name="Preformatted_20_Text">[2019-08-29 12:56:20,841 INFO] Loading dataset from data/50000.wiki.no_stops=True.noise=None.train.4.pt</text:p>
      <text:p text:style-name="Preformatted_20_Text">[2019-08-29 12:56:21,527 INFO] number of examples: 10000</text:p>
      <text:p text:style-name="Preformatted_20_Text">[2019-08-29 12:59:01,591 INFO] Step 49000/100000; acc: <text:s/>50.02; ppl: 22.13; xent: 3.10; lr: 0.15000; 330/505 tok/s; <text:s text:c="2"/>5837 sec</text:p>
      <text:p text:style-name="Preformatted_20_Text">[2019-08-29 13:03:00,751 INFO] Loading dataset from data/50000.wiki.no_stops=True.noise=None.train.0.pt</text:p>
      <text:p text:style-name="Preformatted_20_Text">[2019-08-29 13:03:01,332 INFO] number of examples: 10000</text:p>
      <text:p text:style-name="Preformatted_20_Text">[2019-08-29 13:04:21,873 INFO] Step 49500/100000; acc: <text:s/>49.94; ppl: 22.48; xent: 3.11; lr: 0.15000; 329/504 tok/s; <text:s text:c="2"/>6157 sec</text:p>
      <text:p text:style-name="Preformatted_20_Text">[2019-08-29 13:09:42,292 INFO] Step 50000/100000; acc: <text:s/>50.81; ppl: 20.81; xent: 3.04; lr: 0.07500; 331/505 tok/s; <text:s text:c="2"/>6477 sec</text:p>
      <text:p text:style-name="Preformatted_20_Text">[2019-08-29 13:09:42,292 INFO] Loading dataset from data/50000.wiki.no_stops=True.noise=None.train.1.pt</text:p>
      <text:p text:style-name="Preformatted_20_Text">[2019-08-29 13:09:42,976 INFO] number of examples: 10000</text:p>
      <text:p text:style-name="Preformatted_20_Text">[2019-08-29 13:15:14,033 INFO] Step 50500/100000; acc: <text:s/>51.49; ppl: 20.14; xent: 3.00; lr: 0.07500; 321/490 tok/s; <text:s text:c="2"/>6809 sec</text:p>
      <text:p text:style-name="Preformatted_20_Text">[2019-08-29 13:16:33,889 INFO] Loading dataset from data/50000.wiki.no_stops=True.noise=None.train.2.pt</text:p>
      <text:p text:style-name="Preformatted_20_Text">[2019-08-29 13:16:34,590 INFO] number of examples: 10000</text:p>
      <text:p text:style-name="Preformatted_20_Text">[2019-08-29 13:20:37,743 INFO] Step 51000/100000; acc: <text:s/>52.82; ppl: 18.90; xent: 2.94; lr: 0.07500; 326/500 tok/s; <text:s text:c="2"/>7133 sec</text:p>
      <text:p text:style-name="Preformatted_20_Text">[2019-08-29 13:23:16,241 INFO] Loading dataset from data/50000.wiki.no_stops=True.noise=None.train.3.pt</text:p>
      <text:p text:style-name="Preformatted_20_Text">[2019-08-29 13:23:16,830 INFO] number of examples: 10000</text:p>
      <text:p text:style-name="Preformatted_20_Text">[2019-08-29 13:25:57,046 INFO] Step 51500/100000; acc: <text:s/>53.28; ppl: 18.28; xent: 2.91; lr: 0.07500; 332/505 tok/s; <text:s text:c="2"/>7452 sec</text:p>
      <text:p text:style-name="Preformatted_20_Text">[2019-08-29 13:29:57,131 INFO] Loading dataset from data/50000.wiki.no_stops=True.noise=None.train.4.pt</text:p>
      <text:p text:style-name="Preformatted_20_Text">[2019-08-29 13:29:57,827 INFO] number of examples: 10000</text:p>
      <text:p text:style-name="Preformatted_20_Text">[2019-08-29 13:31:18,012 INFO] Step 52000/100000; acc: <text:s/>53.69; ppl: 18.18; xent: 2.90; lr: 0.07500; 329/503 tok/s; <text:s text:c="2"/>7773 sec</text:p>
      <text:p text:style-name="Preformatted_20_Text">[2019-08-29 13:36:38,339 INFO] Step 52500/100000; acc: <text:s/>53.36; ppl: 18.66; xent: 2.93; lr: 0.07500; 331/505 tok/s; <text:s text:c="2"/>8093 sec</text:p>
      <text:p text:style-name="Preformatted_20_Text">[2019-08-29 13:36:38,340 INFO] Loading dataset from data/50000.wiki.no_stops=True.noise=None.train.0.pt</text:p>
      <text:p text:style-name="Preformatted_20_Text">[2019-08-29 13:36:38,924 INFO] number of examples: 10000</text:p>
      <text:p text:style-name="Preformatted_20_Text">[2019-08-29 13:42:00,972 INFO] Step 53000/100000; acc: <text:s/>54.82; ppl: 16.95; xent: 2.83; lr: 0.07500; 330/504 tok/s; <text:s text:c="2"/>8416 sec</text:p>
      <text:p text:style-name="Preformatted_20_Text"><text:soft-page-break/>[2019-08-29 13:43:19,779 INFO] Loading dataset from data/50000.wiki.no_stops=True.noise=None.train.1.pt</text:p>
      <text:p text:style-name="Preformatted_20_Text">[2019-08-29 13:43:20,439 INFO] number of examples: 10000</text:p>
      <text:p text:style-name="Preformatted_20_Text">[2019-08-29 13:47:22,318 INFO] Step 53500/100000; acc: <text:s/>54.34; ppl: 17.33; xent: 2.85; lr: 0.07500; 328/505 tok/s; <text:s text:c="2"/>8737 sec</text:p>
      <text:p text:style-name="Preformatted_20_Text">[2019-08-29 13:50:00,654 INFO] Loading dataset from data/50000.wiki.no_stops=True.noise=None.train.2.pt</text:p>
      <text:p text:style-name="Preformatted_20_Text">[2019-08-29 13:50:01,325 INFO] number of examples: 10000</text:p>
      <text:p text:style-name="Preformatted_20_Text">[2019-08-29 13:52:42,231 INFO] Step 54000/100000; acc: <text:s/>54.60; ppl: 17.11; xent: 2.84; lr: 0.07500; 331/505 tok/s; <text:s text:c="2"/>9057 sec</text:p>
      <text:p text:style-name="Preformatted_20_Text">[2019-08-29 13:56:41,365 INFO] Loading dataset from data/50000.wiki.no_stops=True.noise=None.train.3.pt</text:p>
      <text:p text:style-name="Preformatted_20_Text">[2019-08-29 13:56:42,049 INFO] number of examples: 10000</text:p>
      <text:p text:style-name="Preformatted_20_Text">[2019-08-29 13:58:01,742 INFO] Step 54500/100000; acc: <text:s/>55.21; ppl: 16.70; xent: 2.82; lr: 0.07500; 331/502 tok/s; <text:s text:c="2"/>9377 sec</text:p>
      <text:p text:style-name="Preformatted_20_Text">[2019-08-29 14:03:23,178 INFO] Step 55000/100000; acc: <text:s/>55.24; ppl: 16.55; xent: 2.81; lr: 0.07500; 330/505 tok/s; <text:s text:c="2"/>9698 sec</text:p>
      <text:p text:style-name="Preformatted_20_Text">[2019-08-29 14:03:23,179 INFO] Loading dataset from data/50000.wiki.no_stops=True.noise=None.train.4.pt</text:p>
      <text:p text:style-name="Preformatted_20_Text">[2019-08-29 14:03:23,748 INFO] number of examples: 10000</text:p>
      <text:p text:style-name="Preformatted_20_Text">[2019-08-29 14:08:45,756 INFO] Step 55500/100000; acc: <text:s/>54.42; ppl: 17.56; xent: 2.87; lr: 0.07500; 329/505 tok/s; <text:s/>10021 sec</text:p>
      <text:p text:style-name="Preformatted_20_Text">[2019-08-29 14:10:04,956 INFO] Loading dataset from data/50000.wiki.no_stops=True.noise=None.train.0.pt</text:p>
      <text:p text:style-name="Preformatted_20_Text">[2019-08-29 14:10:05,601 INFO] number of examples: 10000</text:p>
      <text:p text:style-name="Preformatted_20_Text">[2019-08-29 14:14:08,075 INFO] Step 56000/100000; acc: <text:s/>55.71; ppl: 16.18; xent: 2.78; lr: 0.07500; 327/503 tok/s; <text:s/>10343 sec</text:p>
      <text:p text:style-name="Preformatted_20_Text">[2019-08-29 14:16:48,138 INFO] Loading dataset from data/50000.wiki.no_stops=True.noise=None.train.1.pt</text:p>
      <text:p text:style-name="Preformatted_20_Text">[2019-08-29 14:16:48,721 INFO] number of examples: 10000</text:p>
      <text:p text:style-name="Preformatted_20_Text">[2019-08-29 14:19:30,670 INFO] Step 56500/100000; acc: <text:s/>56.08; ppl: 15.71; xent: 2.75; lr: 0.07500; 328/498 tok/s; <text:s/>10666 sec</text:p>
      <text:p text:style-name="Preformatted_20_Text">[2019-08-29 14:23:33,912 INFO] Loading dataset from data/50000.wiki.no_stops=True.noise=None.train.2.pt</text:p>
      <text:p text:style-name="Preformatted_20_Text">[2019-08-29 14:23:34,581 INFO] number of examples: 10000</text:p>
      <text:p text:style-name="Preformatted_20_Text">[2019-08-29 14:24:55,562 INFO] Step 57000/100000; acc: <text:s/>55.76; ppl: 16.13; xent: 2.78; lr: 0.07500; 325/497 tok/s; <text:s/>10991 sec</text:p>
      <text:p text:style-name="Preformatted_20_Text">[2019-08-29 14:30:18,023 INFO] Step 57500/100000; acc: <text:s/>56.12; ppl: 15.85; xent: 2.76; lr: 0.07500; 329/501 tok/s; <text:s/>11313 sec</text:p>
      <text:p text:style-name="Preformatted_20_Text">[2019-08-29 14:30:18,023 INFO] Loading dataset from data/50000.wiki.no_stops=True.noise=None.train.3.pt</text:p>
      <text:p text:style-name="Preformatted_20_Text">[2019-08-29 14:30:18,700 INFO] number of examples: 10000</text:p>
      <text:p text:style-name="Preformatted_20_Text">[2019-08-29 14:35:43,909 INFO] Step 58000/100000; acc: <text:s/>56.19; ppl: 15.68; xent: 2.75; lr: 0.07500; 327/499 tok/s; <text:s/>11639 sec</text:p>
      <text:p text:style-name="Preformatted_20_Text">[2019-08-29 14:37:04,027 INFO] Loading dataset from data/50000.wiki.no_stops=True.noise=None.train.4.pt</text:p>
      <text:p text:style-name="Preformatted_20_Text">[2019-08-29 14:37:04,717 INFO] number of examples: 10000</text:p>
      <text:p text:style-name="Preformatted_20_Text">[2019-08-29 14:41:08,696 INFO] Step 58500/100000; acc: <text:s/>55.75; ppl: 16.23; xent: 2.79; lr: 0.07500; 325/500 tok/s; <text:s/>11964 sec</text:p>
      <text:p text:style-name="Preformatted_20_Text">[2019-08-29 14:43:49,379 INFO] Loading dataset from data/50000.wiki.no_stops=True.noise=None.train.0.pt</text:p>
      <text:p text:style-name="Preformatted_20_Text">[2019-08-29 14:43:49,950 INFO] number of examples: 10000</text:p>
      <text:p text:style-name="Preformatted_20_Text">[2019-08-29 14:46:32,202 INFO] Step 59000/100000; acc: <text:s/>56.64; ppl: 15.52; xent: 2.74; lr: 0.07500; 327/500 tok/s; <text:s/>12287 sec</text:p>
      <text:p text:style-name="Preformatted_20_Text">[2019-08-29 14:50:32,292 INFO] Loading dataset from data/50000.wiki.no_stops=True.noise=None.train.1.pt</text:p>
      <text:p text:style-name="Preformatted_20_Text">[2019-08-29 14:50:32,879 INFO] number of examples: 10000</text:p>
      <text:p text:style-name="Preformatted_20_Text">[2019-08-29 14:51:52,829 INFO] Step 59500/100000; acc: <text:s/>57.23; ppl: 14.79; xent: 2.69; lr: 0.07500; 329/502 tok/s; <text:s/>12608 sec</text:p>
      <text:p text:style-name="Preformatted_20_Text"><text:soft-page-break/>[2019-08-29 14:57:14,758 INFO] Step 60000/100000; acc: <text:s/>56.59; ppl: 15.33; xent: 2.73; lr: 0.03750; 330/502 tok/s; <text:s/>12930 sec</text:p>
      <text:p text:style-name="Preformatted_20_Text">[2019-08-29 14:57:14,758 INFO] Loading dataset from data/50000.wiki.no_stops=True.noise=None.valid.0.pt</text:p>
      <text:p text:style-name="Preformatted_20_Text">[2019-08-29 14:57:15,426 INFO] number of examples: 10000</text:p>
      <text:p text:style-name="Preformatted_20_Text">[2019-08-29 14:59:26,756 INFO] Loading dataset from data/50000.wiki.no_stops=True.noise=None.valid.1.pt</text:p>
      <text:p text:style-name="Preformatted_20_Text">[2019-08-29 14:59:27,431 INFO] number of examples: 10000</text:p>
      <text:p text:style-name="Preformatted_20_Text">[2019-08-29 15:01:38,144 INFO] Validation perplexity: 81.9382</text:p>
      <text:p text:style-name="Preformatted_20_Text">[2019-08-29 15:01:38,145 INFO] Validation accuracy: 40.0855</text:p>
      <text:p text:style-name="Preformatted_20_Text">[2019-08-29 15:01:38,355 INFO] Saving checkpoint models/50000.wiki.no_stops=True.noise=None_step_60000.pt</text:p>
      <text:p text:style-name="Preformatted_20_Text">[2019-08-29 15:01:38,593 INFO] Loading dataset from data/50000.wiki.no_stops=True.noise=None.train.2.pt</text:p>
      <text:p text:style-name="Preformatted_20_Text">[2019-08-29 15:01:39,258 INFO] number of examples: 10000</text:p>
      <text:p text:style-name="Preformatted_20_Text">[2019-08-29 15:06:58,195 INFO] Step 60500/100000; acc: <text:s/>57.00; ppl: 15.08; xent: 2.71; lr: 0.03750; 182/279 tok/s; <text:s/>13513 sec</text:p>
      <text:p text:style-name="Preformatted_20_Text">[2019-08-29 15:08:16,407 INFO] Loading dataset from data/50000.wiki.no_stops=True.noise=None.train.3.pt</text:p>
      <text:p text:style-name="Preformatted_20_Text">[2019-08-29 15:08:17,076 INFO] number of examples: 10000</text:p>
      <text:p text:style-name="Preformatted_20_Text">[2019-08-29 15:12:31,217 INFO] Step 61000/100000; acc: <text:s/>57.77; ppl: 14.52; xent: 2.68; lr: 0.03750; 317/486 tok/s; <text:s/>13846 sec</text:p>
      <text:p text:style-name="Preformatted_20_Text">[2019-08-29 15:15:27,186 INFO] Loading dataset from data/50000.wiki.no_stops=True.noise=None.train.4.pt</text:p>
      <text:p text:style-name="Preformatted_20_Text">[2019-08-29 15:15:28,164 INFO] number of examples: 10000</text:p>
      <text:p text:style-name="Preformatted_20_Text">[2019-08-29 15:18:40,062 INFO] Step 61500/100000; acc: <text:s/>58.08; ppl: 14.39; xent: 2.67; lr: 0.03750; 287/439 tok/s; <text:s/>14215 sec</text:p>
      <text:p text:style-name="Preformatted_20_Text">[2019-08-29 15:23:48,470 INFO] Loading dataset from data/50000.wiki.no_stops=True.noise=None.train.0.pt</text:p>
      <text:p text:style-name="Preformatted_20_Text">[2019-08-29 15:23:49,007 INFO] number of examples: 10000</text:p>
      <text:p text:style-name="Preformatted_20_Text">[2019-08-29 15:25:12,562 INFO] Step 62000/100000; acc: <text:s/>58.64; ppl: 14.25; xent: 2.66; lr: 0.03750; 269/411 tok/s; <text:s/>14608 sec</text:p>
      <text:p text:style-name="Preformatted_20_Text">[2019-08-29 15:30:42,234 INFO] Step 62500/100000; acc: <text:s/>60.05; ppl: 13.03; xent: 2.57; lr: 0.03750; 322/491 tok/s; <text:s/>14937 sec</text:p>
      <text:p text:style-name="Preformatted_20_Text">[2019-08-29 15:30:42,235 INFO] Loading dataset from data/50000.wiki.no_stops=True.noise=None.train.1.pt</text:p>
      <text:p text:style-name="Preformatted_20_Text">[2019-08-29 15:30:42,902 INFO] number of examples: 10000</text:p>
      <text:p text:style-name="Preformatted_20_Text">[2019-08-29 15:36:05,275 INFO] Step 63000/100000; acc: <text:s/>59.27; ppl: 13.57; xent: 2.61; lr: 0.03750; 329/503 tok/s; <text:s/>15260 sec</text:p>
      <text:p text:style-name="Preformatted_20_Text">[2019-08-29 15:37:23,855 INFO] Loading dataset from data/50000.wiki.no_stops=True.noise=None.train.2.pt</text:p>
      <text:p text:style-name="Preformatted_20_Text">[2019-08-29 15:37:24,704 INFO] number of examples: 10000</text:p>
      <text:p text:style-name="Preformatted_20_Text">[2019-08-29 15:41:26,629 INFO] Step 63500/100000; acc: <text:s/>59.29; ppl: 13.56; xent: 2.61; lr: 0.03750; 329/504 tok/s; <text:s/>15582 sec</text:p>
      <text:p text:style-name="Preformatted_20_Text">[2019-08-29 15:44:04,332 INFO] Loading dataset from data/50000.wiki.no_stops=True.noise=None.train.3.pt</text:p>
      <text:p text:style-name="Preformatted_20_Text">[2019-08-29 15:44:04,872 INFO] number of examples: 10000</text:p>
      <text:p text:style-name="Preformatted_20_Text">[2019-08-29 15:46:45,103 INFO] Step 64000/100000; acc: <text:s/>59.47; ppl: 13.42; xent: 2.60; lr: 0.03750; 333/506 tok/s; <text:s/>15900 sec</text:p>
      <text:p text:style-name="Preformatted_20_Text">[2019-08-29 15:50:44,519 INFO] Loading dataset from data/50000.wiki.no_stops=True.noise=None.train.4.pt</text:p>
      <text:p text:style-name="Preformatted_20_Text">[2019-08-29 15:50:45,196 INFO] number of examples: 10000</text:p>
      <text:p text:style-name="Preformatted_20_Text">[2019-08-29 15:52:04,744 INFO] Step 64500/100000; acc: <text:s/>59.85; ppl: 13.37; xent: 2.59; lr: 0.03750; 330/505 tok/s; <text:s/>16220 sec</text:p>
      <text:p text:style-name="Preformatted_20_Text">[2019-08-29 15:57:24,662 INFO] Step 65000/100000; acc: <text:s/>59.58; ppl: 13.61; xent: 2.61; lr: 0.03750; 331/506 tok/s; <text:s/>16540 sec</text:p>
      <text:p text:style-name="Preformatted_20_Text">[2019-08-29 15:57:24,662 INFO] Loading dataset from data/50000.wiki.no_stops=True.noise=None.train.0.pt</text:p>
      <text:p text:style-name="Preformatted_20_Text">[2019-08-29 15:57:25,517 INFO] number of examples: 10000</text:p>
      <text:p text:style-name="Preformatted_20_Text"><text:soft-page-break/>[2019-08-29 16:02:45,673 INFO] Step 65500/100000; acc: <text:s/>60.99; ppl: 12.59; xent: 2.53; lr: 0.03750; 332/506 tok/s; <text:s/>16861 sec</text:p>
      <text:p text:style-name="Preformatted_20_Text">[2019-08-29 16:04:04,511 INFO] Loading dataset from data/50000.wiki.no_stops=True.noise=None.train.1.pt</text:p>
      <text:p text:style-name="Preformatted_20_Text">[2019-08-29 16:04:05,068 INFO] number of examples: 10000</text:p>
      <text:p text:style-name="Preformatted_20_Text">[2019-08-29 16:08:05,620 INFO] Step 66000/100000; acc: <text:s/>60.93; ppl: 12.61; xent: 2.53; lr: 0.03750; 330/507 tok/s; <text:s/>17181 sec</text:p>
      <text:p text:style-name="Preformatted_20_Text">[2019-08-29 16:10:44,071 INFO] Loading dataset from data/50000.wiki.no_stops=True.noise=None.train.2.pt</text:p>
      <text:p text:style-name="Preformatted_20_Text">[2019-08-29 16:10:44,741 INFO] number of examples: 10000</text:p>
      <text:p text:style-name="Preformatted_20_Text">[2019-08-29 16:13:25,134 INFO] Step 66500/100000; acc: <text:s/>60.55; ppl: 12.77; xent: 2.55; lr: 0.03750; 331/505 tok/s; <text:s/>17500 sec</text:p>
      <text:p text:style-name="Preformatted_20_Text">[2019-08-29 16:17:25,748 INFO] Loading dataset from data/50000.wiki.no_stops=True.noise=None.train.3.pt</text:p>
      <text:p text:style-name="Preformatted_20_Text">[2019-08-29 16:17:26,607 INFO] number of examples: 10000</text:p>
      <text:p text:style-name="Preformatted_20_Text">[2019-08-29 16:18:46,100 INFO] Step 67000/100000; acc: <text:s/>60.64; ppl: 12.77; xent: 2.55; lr: 0.03750; 329/500 tok/s; <text:s/>17821 sec</text:p>
      <text:p text:style-name="Preformatted_20_Text">[2019-08-29 16:24:14,660 INFO] Step 67500/100000; acc: <text:s/>61.09; ppl: 12.61; xent: 2.53; lr: 0.03750; 323/494 tok/s; <text:s/>18150 sec</text:p>
      <text:p text:style-name="Preformatted_20_Text">[2019-08-29 16:24:14,661 INFO] Loading dataset from data/50000.wiki.no_stops=True.noise=None.train.4.pt</text:p>
      <text:p text:style-name="Preformatted_20_Text">[2019-08-29 16:24:15,214 INFO] number of examples: 10000</text:p>
      <text:p text:style-name="Preformatted_20_Text">[2019-08-29 16:29:45,254 INFO] Step 68000/100000; acc: <text:s/>60.13; ppl: 13.20; xent: 2.58; lr: 0.03750; 321/493 tok/s; <text:s/>18480 sec</text:p>
      <text:p text:style-name="Preformatted_20_Text">[2019-08-29 16:31:05,162 INFO] Loading dataset from data/50000.wiki.no_stops=True.noise=None.train.0.pt</text:p>
      <text:p text:style-name="Preformatted_20_Text">[2019-08-29 16:31:05,834 INFO] number of examples: 10000</text:p>
      <text:p text:style-name="Preformatted_20_Text">[2019-08-29 16:35:10,259 INFO] Step 68500/100000; acc: <text:s/>61.62; ppl: 12.30; xent: 2.51; lr: 0.03750; 325/499 tok/s; <text:s/>18805 sec</text:p>
      <text:p text:style-name="Preformatted_20_Text">[2019-08-29 16:37:50,364 INFO] Loading dataset from data/50000.wiki.no_stops=True.noise=None.train.1.pt</text:p>
      <text:p text:style-name="Preformatted_20_Text">[2019-08-29 16:37:51,215 INFO] number of examples: 10000</text:p>
      <text:p text:style-name="Preformatted_20_Text">[2019-08-29 16:40:33,111 INFO] Step 69000/100000; acc: <text:s/>62.20; ppl: 11.81; xent: 2.47; lr: 0.03750; 328/498 tok/s; <text:s/>19128 sec</text:p>
      <text:p text:style-name="Preformatted_20_Text">[2019-08-29 16:44:35,024 INFO] Loading dataset from data/50000.wiki.no_stops=True.noise=None.train.2.pt</text:p>
      <text:p text:style-name="Preformatted_20_Text">[2019-08-29 16:44:35,557 INFO] number of examples: 10000</text:p>
      <text:p text:style-name="Preformatted_20_Text">[2019-08-29 16:45:57,197 INFO] Step 69500/100000; acc: <text:s/>61.71; ppl: 12.21; xent: 2.50; lr: 0.03750; 326/498 tok/s; <text:s/>19452 sec</text:p>
      <text:p text:style-name="Preformatted_20_Text">[2019-08-29 16:51:19,520 INFO] Step 70000/100000; acc: <text:s/>61.28; ppl: 12.43; xent: 2.52; lr: 0.01875; 329/501 tok/s; <text:s/>19775 sec</text:p>
      <text:p text:style-name="Preformatted_20_Text">[2019-08-29 16:51:19,520 INFO] Loading dataset from data/50000.wiki.no_stops=True.noise=None.train.3.pt</text:p>
      <text:p text:style-name="Preformatted_20_Text">[2019-08-29 16:51:20,190 INFO] number of examples: 10000</text:p>
      <text:p text:style-name="Preformatted_20_Text">[2019-08-29 16:56:43,088 INFO] Step 70500/100000; acc: <text:s/>61.12; ppl: 12.43; xent: 2.52; lr: 0.01875; 329/503 tok/s; <text:s/>20098 sec</text:p>
      <text:p text:style-name="Preformatted_20_Text">[2019-08-29 16:58:02,791 INFO] Loading dataset from data/50000.wiki.no_stops=True.noise=None.train.4.pt</text:p>
      <text:p text:style-name="Preformatted_20_Text">[2019-08-29 16:58:03,645 INFO] number of examples: 10000</text:p>
      <text:p text:style-name="Preformatted_20_Text">[2019-08-29 17:02:05,963 INFO] Step 71000/100000; acc: <text:s/>61.01; ppl: 12.65; xent: 2.54; lr: 0.01875; 327/503 tok/s; <text:s/>20421 sec</text:p>
      <text:p text:style-name="Preformatted_20_Text">[2019-08-29 17:04:46,322 INFO] Loading dataset from data/50000.wiki.no_stops=True.noise=None.train.0.pt</text:p>
      <text:p text:style-name="Preformatted_20_Text">[2019-08-29 17:04:46,863 INFO] number of examples: 10000</text:p>
      <text:p text:style-name="Preformatted_20_Text">[2019-08-29 17:07:30,575 INFO] Step 71500/100000; acc: <text:s/>62.40; ppl: 11.95; xent: 2.48; lr: 0.01875; 326/498 tok/s; <text:s/>20746 sec</text:p>
      <text:p text:style-name="Preformatted_20_Text">[2019-08-29 17:11:31,749 INFO] Loading dataset from data/50000.wiki.no_stops=True.noise=None.train.1.pt</text:p>
      <text:p text:style-name="Preformatted_20_Text">[2019-08-29 17:11:32,420 INFO] number of examples: 10000</text:p>
      <text:p text:style-name="Preformatted_20_Text"><text:soft-page-break/>[2019-08-29 17:12:52,711 INFO] Step 72000/100000; acc: <text:s/>63.39; ppl: 11.26; xent: 2.42; lr: 0.01875; 327/499 tok/s; <text:s/>21068 sec</text:p>
      <text:p text:style-name="Preformatted_20_Text">[2019-08-29 17:18:15,748 INFO] Step 72500/100000; acc: <text:s/>63.20; ppl: 11.41; xent: 2.43; lr: 0.01875; 328/500 tok/s; <text:s/>21391 sec</text:p>
      <text:p text:style-name="Preformatted_20_Text">[2019-08-29 17:18:15,749 INFO] Loading dataset from data/50000.wiki.no_stops=True.noise=None.train.2.pt</text:p>
      <text:p text:style-name="Preformatted_20_Text">[2019-08-29 17:18:16,603 INFO] number of examples: 10000</text:p>
      <text:p text:style-name="Preformatted_20_Text">[2019-08-29 17:23:40,929 INFO] Step 73000/100000; acc: <text:s/>62.79; ppl: 11.65; xent: 2.46; lr: 0.01875; 327/500 tok/s; <text:s/>21716 sec</text:p>
      <text:p text:style-name="Preformatted_20_Text">[2019-08-29 17:25:00,650 INFO] Loading dataset from data/50000.wiki.no_stops=True.noise=None.train.3.pt</text:p>
      <text:p text:style-name="Preformatted_20_Text">[2019-08-29 17:25:01,191 INFO] number of examples: 10000</text:p>
      <text:p text:style-name="Preformatted_20_Text">[2019-08-29 17:29:04,202 INFO] Step 73500/100000; acc: <text:s/>62.58; ppl: 11.70; xent: 2.46; lr: 0.01875; 327/500 tok/s; <text:s/>22039 sec</text:p>
      <text:p text:style-name="Preformatted_20_Text">[2019-08-29 17:31:44,815 INFO] Loading dataset from data/50000.wiki.no_stops=True.noise=None.train.4.pt</text:p>
      <text:p text:style-name="Preformatted_20_Text">[2019-08-29 17:31:45,490 INFO] number of examples: 10000</text:p>
      <text:p text:style-name="Preformatted_20_Text">[2019-08-29 17:34:28,779 INFO] Step 74000/100000; acc: <text:s/>62.75; ppl: 11.75; xent: 2.46; lr: 0.01875; 326/498 tok/s; <text:s/>22364 sec</text:p>
      <text:p text:style-name="Preformatted_20_Text">[2019-08-29 17:38:32,571 INFO] Loading dataset from data/50000.wiki.no_stops=True.noise=None.train.0.pt</text:p>
      <text:p text:style-name="Preformatted_20_Text">[2019-08-29 17:38:33,439 INFO] number of examples: 10000</text:p>
      <text:p text:style-name="Preformatted_20_Text">[2019-08-29 17:39:55,870 INFO] Step 74500/100000; acc: <text:s/>63.31; ppl: 11.69; xent: 2.46; lr: 0.01875; 322/493 tok/s; <text:s/>22691 sec</text:p>
      <text:p text:style-name="Preformatted_20_Text">[2019-08-29 17:45:20,423 INFO] Step 75000/100000; acc: <text:s/>64.39; ppl: 10.83; xent: 2.38; lr: 0.01875; 327/498 tok/s; <text:s/>23015 sec</text:p>
      <text:p text:style-name="Preformatted_20_Text">[2019-08-29 17:45:20,423 INFO] Loading dataset from data/50000.wiki.no_stops=True.noise=None.train.1.pt</text:p>
      <text:p text:style-name="Preformatted_20_Text">[2019-08-29 17:45:20,964 INFO] number of examples: 10000</text:p>
      <text:p text:style-name="Preformatted_20_Text">[2019-08-29 17:50:46,173 INFO] Step 75500/100000; acc: <text:s/>63.70; ppl: 11.20; xent: 2.42; lr: 0.01875; 326/499 tok/s; <text:s/>23341 sec</text:p>
      <text:p text:style-name="Preformatted_20_Text">[2019-08-29 17:52:05,516 INFO] Loading dataset from data/50000.wiki.no_stops=True.noise=None.train.2.pt</text:p>
      <text:p text:style-name="Preformatted_20_Text">[2019-08-29 17:52:06,195 INFO] number of examples: 10000</text:p>
      <text:p text:style-name="Preformatted_20_Text">[2019-08-29 17:56:10,317 INFO] Step 76000/100000; acc: <text:s/>63.97; ppl: 11.06; xent: 2.40; lr: 0.01875; 326/499 tok/s; <text:s/>23665 sec</text:p>
      <text:p text:style-name="Preformatted_20_Text">[2019-08-29 17:58:50,383 INFO] Loading dataset from data/50000.wiki.no_stops=True.noise=None.train.3.pt</text:p>
      <text:p text:style-name="Preformatted_20_Text">[2019-08-29 17:58:51,234 INFO] number of examples: 10000</text:p>
      <text:p text:style-name="Preformatted_20_Text">[2019-08-29 18:01:33,042 INFO] Step 76500/100000; acc: <text:s/>63.77; ppl: 11.17; xent: 2.41; lr: 0.01875; 328/500 tok/s; <text:s/>23988 sec</text:p>
      <text:p text:style-name="Preformatted_20_Text">[2019-08-29 18:05:35,473 INFO] Loading dataset from data/50000.wiki.no_stops=True.noise=None.train.4.pt</text:p>
      <text:p text:style-name="Preformatted_20_Text">[2019-08-29 18:05:36,016 INFO] number of examples: 10000</text:p>
      <text:p text:style-name="Preformatted_20_Text">[2019-08-29 18:06:56,830 INFO] Step 77000/100000; acc: <text:s/>63.66; ppl: 11.36; xent: 2.43; lr: 0.01875; 326/499 tok/s; <text:s/>24312 sec</text:p>
      <text:p text:style-name="Preformatted_20_Text">[2019-08-29 18:12:20,469 INFO] Step 77500/100000; acc: <text:s/>63.49; ppl: 11.50; xent: 2.44; lr: 0.01875; 327/500 tok/s; <text:s/>24635 sec</text:p>
      <text:p text:style-name="Preformatted_20_Text">[2019-08-29 18:12:20,470 INFO] Loading dataset from data/50000.wiki.no_stops=True.noise=None.train.0.pt</text:p>
      <text:p text:style-name="Preformatted_20_Text">[2019-08-29 18:12:21,146 INFO] number of examples: 10000</text:p>
      <text:p text:style-name="Preformatted_20_Text">[2019-08-29 18:17:45,640 INFO] Step 78000/100000; acc: <text:s/>64.86; ppl: 10.72; xent: 2.37; lr: 0.01875; 327/500 tok/s; <text:s/>24961 sec</text:p>
      <text:p text:style-name="Preformatted_20_Text">[2019-08-29 18:19:05,253 INFO] Loading dataset from data/50000.wiki.no_stops=True.noise=None.train.1.pt</text:p>
      <text:p text:style-name="Preformatted_20_Text">[2019-08-29 18:19:06,113 INFO] number of examples: 10000</text:p>
      <text:p text:style-name="Preformatted_20_Text">[2019-08-29 18:23:09,716 INFO] Step 78500/100000; acc: <text:s/>64.87; ppl: 10.67; xent: 2.37; lr: 0.01875; 325/500 tok/s; <text:s/>25285 sec</text:p>
      <text:p text:style-name="Preformatted_20_Text"><text:soft-page-break/>[2019-08-29 18:25:49,406 INFO] Loading dataset from data/50000.wiki.no_stops=True.noise=None.train.2.pt</text:p>
      <text:p text:style-name="Preformatted_20_Text">[2019-08-29 18:25:49,945 INFO] number of examples: 10000</text:p>
      <text:p text:style-name="Preformatted_20_Text">[2019-08-29 18:28:33,050 INFO] Step 79000/100000; acc: <text:s/>64.71; ppl: 10.74; xent: 2.37; lr: 0.01875; 327/499 tok/s; <text:s/>25608 sec</text:p>
      <text:p text:style-name="Preformatted_20_Text">[2019-08-29 18:32:34,408 INFO] Loading dataset from data/50000.wiki.no_stops=True.noise=None.train.3.pt</text:p>
      <text:p text:style-name="Preformatted_20_Text">[2019-08-29 18:32:35,076 INFO] number of examples: 10000</text:p>
      <text:p text:style-name="Preformatted_20_Text">[2019-08-29 18:33:55,423 INFO] Step 79500/100000; acc: <text:s/>64.67; ppl: 10.77; xent: 2.38; lr: 0.01875; 328/498 tok/s; <text:s/>25930 sec</text:p>
      <text:p text:style-name="Preformatted_20_Text">[2019-08-29 18:39:19,735 INFO] Step 80000/100000; acc: <text:s/>64.44; ppl: 10.95; xent: 2.39; lr: 0.00937; 327/500 tok/s; <text:s/>26255 sec</text:p>
      <text:p text:style-name="Preformatted_20_Text">[2019-08-29 18:39:19,735 INFO] Loading dataset from data/50000.wiki.no_stops=True.noise=None.valid.0.pt</text:p>
      <text:p text:style-name="Preformatted_20_Text">[2019-08-29 18:39:20,639 INFO] number of examples: 10000</text:p>
      <text:p text:style-name="Preformatted_20_Text">[2019-08-29 18:41:33,324 INFO] Loading dataset from data/50000.wiki.no_stops=True.noise=None.valid.1.pt</text:p>
      <text:p text:style-name="Preformatted_20_Text">[2019-08-29 18:41:33,871 INFO] number of examples: 10000</text:p>
      <text:p text:style-name="Preformatted_20_Text">[2019-08-29 18:43:45,626 INFO] Validation perplexity: 111.638</text:p>
      <text:p text:style-name="Preformatted_20_Text">[2019-08-29 18:43:45,626 INFO] Validation accuracy: 38.9691</text:p>
      <text:p text:style-name="Preformatted_20_Text">[2019-08-29 18:43:45,837 INFO] Saving checkpoint models/50000.wiki.no_stops=True.noise=None_step_80000.pt</text:p>
      <text:p text:style-name="Preformatted_20_Text">[2019-08-29 18:43:46,077 INFO] Loading dataset from data/50000.wiki.no_stops=True.noise=None.train.4.pt</text:p>
      <text:p text:style-name="Preformatted_20_Text">[2019-08-29 18:43:46,792 INFO] number of examples: 10000</text:p>
      <text:p text:style-name="Preformatted_20_Text">[2019-08-29 18:49:08,390 INFO] Step 80500/100000; acc: <text:s/>63.04; ppl: 11.65; xent: 2.46; lr: 0.00937; 180/277 tok/s; <text:s/>26843 sec</text:p>
      <text:p text:style-name="Preformatted_20_Text">[2019-08-29 18:50:27,533 INFO] Loading dataset from data/50000.wiki.no_stops=True.noise=None.train.0.pt</text:p>
      <text:p text:style-name="Preformatted_20_Text">[2019-08-29 18:50:28,420 INFO] number of examples: 10000</text:p>
      <text:p text:style-name="Preformatted_20_Text">[2019-08-29 18:54:30,691 INFO] Step 81000/100000; acc: <text:s/>64.43; ppl: 10.89; xent: 2.39; lr: 0.00937; 327/503 tok/s; <text:s/>27166 sec</text:p>
      <text:p text:style-name="Preformatted_20_Text">[2019-08-29 18:57:09,945 INFO] Loading dataset from data/50000.wiki.no_stops=True.noise=None.train.1.pt</text:p>
      <text:p text:style-name="Preformatted_20_Text">[2019-08-29 18:57:10,494 INFO] number of examples: 10000</text:p>
      <text:p text:style-name="Preformatted_20_Text">[2019-08-29 18:59:52,627 INFO] Step 81500/100000; acc: <text:s/>65.29; ppl: 10.40; xent: 2.34; lr: 0.00937; 329/499 tok/s; <text:s/>27488 sec</text:p>
      <text:p text:style-name="Preformatted_20_Text">[2019-08-29 19:03:53,918 INFO] Loading dataset from data/50000.wiki.no_stops=True.noise=None.train.2.pt</text:p>
      <text:p text:style-name="Preformatted_20_Text">[2019-08-29 19:03:54,605 INFO] number of examples: 10000</text:p>
      <text:p text:style-name="Preformatted_20_Text">[2019-08-29 19:05:15,072 INFO] Step 82000/100000; acc: <text:s/>65.29; ppl: 10.57; xent: 2.36; lr: 0.00937; 327/500 tok/s; <text:s/>27810 sec</text:p>
      <text:p text:style-name="Preformatted_20_Text">[2019-08-29 19:10:36,901 INFO] Step 82500/100000; acc: <text:s/>65.10; ppl: 10.58; xent: 2.36; lr: 0.00937; 330/502 tok/s; <text:s/>28132 sec</text:p>
      <text:p text:style-name="Preformatted_20_Text">[2019-08-29 19:10:36,902 INFO] Loading dataset from data/50000.wiki.no_stops=True.noise=None.train.3.pt</text:p>
      <text:p text:style-name="Preformatted_20_Text">[2019-08-29 19:10:37,793 INFO] number of examples: 10000</text:p>
      <text:p text:style-name="Preformatted_20_Text">[2019-08-29 19:16:00,227 INFO] Step 83000/100000; acc: <text:s/>64.69; ppl: 10.74; xent: 2.37; lr: 0.00937; 329/503 tok/s; <text:s/>28455 sec</text:p>
      <text:p text:style-name="Preformatted_20_Text">[2019-08-29 19:17:19,688 INFO] Loading dataset from data/50000.wiki.no_stops=True.noise=None.train.4.pt</text:p>
      <text:p text:style-name="Preformatted_20_Text">[2019-08-29 19:17:20,253 INFO] number of examples: 10000</text:p>
      <text:p text:style-name="Preformatted_20_Text">[2019-08-29 19:21:23,411 INFO] Step 83500/100000; acc: <text:s/>64.22; ppl: 11.12; xent: 2.41; lr: 0.00937; 326/502 tok/s; <text:s/>28778 sec</text:p>
      <text:p text:style-name="Preformatted_20_Text">[2019-08-29 19:24:03,071 INFO] Loading dataset from data/50000.wiki.no_stops=True.noise=None.train.0.pt</text:p>
      <text:p text:style-name="Preformatted_20_Text">[2019-08-29 19:24:03,756 INFO] number of examples: 10000</text:p>
      <text:p text:style-name="Preformatted_20_Text">[2019-08-29 19:26:46,470 INFO] Step 84000/100000; acc: <text:s/>65.42; ppl: 10.64; xent: 2.36; lr: 0.00937; 327/500 tok/s; <text:s/>29101 sec</text:p>
      <text:p text:style-name="Preformatted_20_Text"><text:soft-page-break/>[2019-08-29 19:30:47,033 INFO] Loading dataset from data/50000.wiki.no_stops=True.noise=None.train.1.pt</text:p>
      <text:p text:style-name="Preformatted_20_Text">[2019-08-29 19:30:47,916 INFO] number of examples: 10000</text:p>
      <text:p text:style-name="Preformatted_20_Text">[2019-08-29 19:32:08,044 INFO] Step 84500/100000; acc: <text:s/>66.11; ppl: 10.12; xent: 2.31; lr: 0.00937; 328/500 tok/s; <text:s/>29423 sec</text:p>
      <text:p text:style-name="Preformatted_20_Text">[2019-08-29 19:37:28,962 INFO] Step 85000/100000; acc: <text:s/>65.99; ppl: 10.24; xent: 2.33; lr: 0.00937; 331/504 tok/s; <text:s/>29744 sec</text:p>
      <text:p text:style-name="Preformatted_20_Text">[2019-08-29 19:37:28,963 INFO] Loading dataset from data/50000.wiki.no_stops=True.noise=None.train.2.pt</text:p>
      <text:p text:style-name="Preformatted_20_Text">[2019-08-29 19:37:29,514 INFO] number of examples: 10000</text:p>
      <text:p text:style-name="Preformatted_20_Text">[2019-08-29 19:42:53,279 INFO] Step 85500/100000; acc: <text:s/>65.51; ppl: 10.47; xent: 2.35; lr: 0.00937; 328/502 tok/s; <text:s/>30068 sec</text:p>
      <text:p text:style-name="Preformatted_20_Text">[2019-08-29 19:44:11,930 INFO] Loading dataset from data/50000.wiki.no_stops=True.noise=None.train.3.pt</text:p>
      <text:p text:style-name="Preformatted_20_Text">[2019-08-29 19:44:12,621 INFO] number of examples: 10000</text:p>
      <text:p text:style-name="Preformatted_20_Text">[2019-08-29 19:48:15,060 INFO] Step 86000/100000; acc: <text:s/>65.51; ppl: 10.41; xent: 2.34; lr: 0.00937; 328/503 tok/s; <text:s/>30390 sec</text:p>
      <text:p text:style-name="Preformatted_20_Text">[2019-08-29 19:50:55,377 INFO] Loading dataset from data/50000.wiki.no_stops=True.noise=None.train.4.pt</text:p>
      <text:p text:style-name="Preformatted_20_Text">[2019-08-29 19:50:56,262 INFO] number of examples: 10000</text:p>
      <text:p text:style-name="Preformatted_20_Text">[2019-08-29 19:53:37,572 INFO] Step 86500/100000; acc: <text:s/>65.40; ppl: 10.59; xent: 2.36; lr: 0.00937; 328/502 tok/s; <text:s/>30713 sec</text:p>
      <text:p text:style-name="Preformatted_20_Text">[2019-08-29 19:57:38,278 INFO] Loading dataset from data/50000.wiki.no_stops=True.noise=None.train.0.pt</text:p>
      <text:p text:style-name="Preformatted_20_Text">[2019-08-29 19:57:38,835 INFO] number of examples: 10000</text:p>
      <text:p text:style-name="Preformatted_20_Text">[2019-08-29 19:58:59,817 INFO] Step 87000/100000; acc: <text:s/>65.48; ppl: 10.67; xent: 2.37; lr: 0.00937; 327/500 tok/s; <text:s/>31035 sec</text:p>
      <text:p text:style-name="Preformatted_20_Text">[2019-08-29 20:04:20,514 INFO] Step 87500/100000; acc: <text:s/>66.64; ppl: <text:s/>9.93; xent: 2.30; lr: 0.00937; 331/504 tok/s; <text:s/>31355 sec</text:p>
      <text:p text:style-name="Preformatted_20_Text">[2019-08-29 20:04:20,514 INFO] Loading dataset from data/50000.wiki.no_stops=True.noise=None.train.1.pt</text:p>
      <text:p text:style-name="Preformatted_20_Text">[2019-08-29 20:04:21,210 INFO] number of examples: 10000</text:p>
      <text:p text:style-name="Preformatted_20_Text">[2019-08-29 20:09:43,126 INFO] Step 88000/100000; acc: <text:s/>66.03; ppl: 10.24; xent: 2.33; lr: 0.00937; 330/504 tok/s; <text:s/>31678 sec</text:p>
      <text:p text:style-name="Preformatted_20_Text">[2019-08-29 20:11:02,278 INFO] Loading dataset from data/50000.wiki.no_stops=True.noise=None.train.2.pt</text:p>
      <text:p text:style-name="Preformatted_20_Text">[2019-08-29 20:11:03,161 INFO] number of examples: 10000</text:p>
      <text:p text:style-name="Preformatted_20_Text">[2019-08-29 20:15:05,549 INFO] Step 88500/100000; acc: <text:s/>66.32; ppl: 10.10; xent: 2.31; lr: 0.00937; 328/502 tok/s; <text:s/>32001 sec</text:p>
      <text:p text:style-name="Preformatted_20_Text">[2019-08-29 20:17:44,222 INFO] Loading dataset from data/50000.wiki.no_stops=True.noise=None.train.3.pt</text:p>
      <text:p text:style-name="Preformatted_20_Text">[2019-08-29 20:17:44,773 INFO] number of examples: 10000</text:p>
      <text:p text:style-name="Preformatted_20_Text">[2019-08-29 20:20:26,399 INFO] Step 89000/100000; acc: <text:s/>66.30; ppl: 10.13; xent: 2.32; lr: 0.00937; 330/503 tok/s; <text:s/>32321 sec</text:p>
      <text:p text:style-name="Preformatted_20_Text">[2019-08-29 20:24:26,771 INFO] Loading dataset from data/50000.wiki.no_stops=True.noise=None.train.4.pt</text:p>
      <text:p text:style-name="Preformatted_20_Text">[2019-08-29 20:24:27,465 INFO] number of examples: 10000</text:p>
      <text:p text:style-name="Preformatted_20_Text">[2019-08-29 20:25:47,730 INFO] Step 89500/100000; acc: <text:s/>66.04; ppl: 10.33; xent: 2.34; lr: 0.00937; 328/503 tok/s; <text:s/>32643 sec</text:p>
      <text:p text:style-name="Preformatted_20_Text">[2019-08-29 20:31:09,303 INFO] Step 90000/100000; acc: <text:s/>65.49; ppl: 10.66; xent: 2.37; lr: 0.00469; 330/503 tok/s; <text:s/>32964 sec</text:p>
      <text:p text:style-name="Preformatted_20_Text">[2019-08-29 20:31:09,304 INFO] Loading dataset from data/50000.wiki.no_stops=True.noise=None.train.0.pt</text:p>
      <text:p text:style-name="Preformatted_20_Text">[2019-08-29 20:31:10,194 INFO] number of examples: 10000</text:p>
      <text:p text:style-name="Preformatted_20_Text">[2019-08-29 20:36:33,164 INFO] Step 90500/100000; acc: <text:s/>65.84; ppl: 10.22; xent: 2.32; lr: 0.00469; 329/502 tok/s; <text:s/>33288 sec</text:p>
      <text:p text:style-name="Preformatted_20_Text">[2019-08-29 20:37:52,481 INFO] Loading dataset from data/50000.wiki.no_stops=True.noise=None.train.1.pt</text:p>
      <text:p text:style-name="Preformatted_20_Text">[2019-08-29 20:37:53,031 INFO] number of examples: 10000</text:p>
      <text:p text:style-name="Preformatted_20_Text"><text:soft-page-break/>[2019-08-29 20:41:58,571 INFO] Step 91000/100000; acc: <text:s/>65.73; ppl: 10.25; xent: 2.33; lr: 0.00469; 324/498 tok/s; <text:s/>33614 sec</text:p>
      <text:p text:style-name="Preformatted_20_Text">[2019-08-29 20:44:38,131 INFO] Loading dataset from data/50000.wiki.no_stops=True.noise=None.train.2.pt</text:p>
      <text:p text:style-name="Preformatted_20_Text">[2019-08-29 20:44:38,826 INFO] number of examples: 10000</text:p>
      <text:p text:style-name="Preformatted_20_Text">[2019-08-29 20:47:21,318 INFO] Step 91500/100000; acc: <text:s/>65.91; ppl: 10.22; xent: 2.32; lr: 0.00469; 328/500 tok/s; <text:s/>33936 sec</text:p>
      <text:p text:style-name="Preformatted_20_Text">[2019-08-29 20:51:21,260 INFO] Loading dataset from data/50000.wiki.no_stops=True.noise=None.train.3.pt</text:p>
      <text:p text:style-name="Preformatted_20_Text">[2019-08-29 20:51:22,142 INFO] number of examples: 10000</text:p>
      <text:p text:style-name="Preformatted_20_Text">[2019-08-29 20:52:41,649 INFO] Step 92000/100000; acc: <text:s/>66.04; ppl: 10.15; xent: 2.32; lr: 0.00469; 330/501 tok/s; <text:s/>34257 sec</text:p>
      <text:p text:style-name="Preformatted_20_Text">[2019-08-29 20:58:02,986 INFO] Step 92500/100000; acc: <text:s/>66.15; ppl: 10.17; xent: 2.32; lr: 0.00469; 330/505 tok/s; <text:s/>34578 sec</text:p>
      <text:p text:style-name="Preformatted_20_Text">[2019-08-29 20:58:02,987 INFO] Loading dataset from data/50000.wiki.no_stops=True.noise=None.train.4.pt</text:p>
      <text:p text:style-name="Preformatted_20_Text">[2019-08-29 20:58:03,541 INFO] number of examples: 10000</text:p>
      <text:p text:style-name="Preformatted_20_Text">[2019-08-29 21:03:25,664 INFO] Step 93000/100000; acc: <text:s/>64.98; ppl: 10.78; xent: 2.38; lr: 0.00469; 329/505 tok/s; <text:s/>34901 sec</text:p>
      <text:p text:style-name="Preformatted_20_Text">[2019-08-29 21:04:44,572 INFO] Loading dataset from data/50000.wiki.no_stops=True.noise=None.train.0.pt</text:p>
      <text:p text:style-name="Preformatted_20_Text">[2019-08-29 21:04:45,266 INFO] number of examples: 10000</text:p>
      <text:p text:style-name="Preformatted_20_Text">[2019-08-29 21:08:47,741 INFO] Step 93500/100000; acc: <text:s/>66.17; ppl: 10.19; xent: 2.32; lr: 0.00469; 328/503 tok/s; <text:s/>35223 sec</text:p>
      <text:p text:style-name="Preformatted_20_Text">[2019-08-29 21:11:27,256 INFO] Loading dataset from data/50000.wiki.no_stops=True.noise=None.train.1.pt</text:p>
      <text:p text:style-name="Preformatted_20_Text">[2019-08-29 21:11:28,140 INFO] number of examples: 10000</text:p>
      <text:p text:style-name="Preformatted_20_Text">[2019-08-29 21:14:08,073 INFO] Step 94000/100000; acc: <text:s/>66.86; ppl: <text:s/>9.81; xent: 2.28; lr: 0.00469; 330/502 tok/s; <text:s/>35543 sec</text:p>
      <text:p text:style-name="Preformatted_20_Text">[2019-08-29 21:18:08,737 INFO] Loading dataset from data/50000.wiki.no_stops=True.noise=None.train.2.pt</text:p>
      <text:p text:style-name="Preformatted_20_Text">[2019-08-29 21:18:09,289 INFO] number of examples: 10000</text:p>
      <text:p text:style-name="Preformatted_20_Text">[2019-08-29 21:19:30,055 INFO] Step 94500/100000; acc: <text:s/>66.68; ppl: <text:s/>9.97; xent: 2.30; lr: 0.00469; 328/501 tok/s; <text:s/>35865 sec</text:p>
      <text:p text:style-name="Preformatted_20_Text">[2019-08-29 21:24:50,710 INFO] Step 95000/100000; acc: <text:s/>66.54; ppl: 10.02; xent: 2.30; lr: 0.00469; 331/504 tok/s; <text:s/>36186 sec</text:p>
      <text:p text:style-name="Preformatted_20_Text">[2019-08-29 21:24:50,711 INFO] Loading dataset from data/50000.wiki.no_stops=True.noise=None.train.3.pt</text:p>
      <text:p text:style-name="Preformatted_20_Text">[2019-08-29 21:24:51,402 INFO] number of examples: 10000</text:p>
      <text:p text:style-name="Preformatted_20_Text">[2019-08-29 21:30:20,757 INFO] Step 95500/100000; acc: <text:s/>66.18; ppl: 10.14; xent: 2.32; lr: 0.00469; 323/493 tok/s; <text:s/>36516 sec</text:p>
      <text:p text:style-name="Preformatted_20_Text">[2019-08-29 21:31:47,790 INFO] Loading dataset from data/50000.wiki.no_stops=True.noise=None.train.4.pt</text:p>
      <text:p text:style-name="Preformatted_20_Text">[2019-08-29 21:31:48,699 INFO] number of examples: 10000</text:p>
      <text:p text:style-name="Preformatted_20_Text">[2019-08-29 21:36:01,485 INFO] Step 96000/100000; acc: <text:s/>65.74; ppl: 10.43; xent: 2.34; lr: 0.00469; 309/476 tok/s; <text:s/>36856 sec</text:p>
      <text:p text:style-name="Preformatted_20_Text">[2019-08-29 21:38:44,891 INFO] Loading dataset from data/50000.wiki.no_stops=True.noise=None.train.0.pt</text:p>
      <text:p text:style-name="Preformatted_20_Text">[2019-08-29 21:38:45,450 INFO] number of examples: 10000</text:p>
      <text:p text:style-name="Preformatted_20_Text">[2019-08-29 21:41:35,583 INFO] Step 96500/100000; acc: <text:s/>66.74; ppl: 10.09; xent: 2.31; lr: 0.00469; 317/484 tok/s; <text:s/>37191 sec</text:p>
      <text:p text:style-name="Preformatted_20_Text">[2019-08-29 21:48:07,938 INFO] Loading dataset from data/50000.wiki.no_stops=True.noise=None.train.1.pt</text:p>
      <text:p text:style-name="Preformatted_20_Text">[2019-08-29 21:48:08,880 INFO] number of examples: 10000</text:p>
      <text:p text:style-name="Preformatted_20_Text">[2019-08-29 21:50:08,404 INFO] Step 97000/100000; acc: <text:s/>67.24; ppl: <text:s/>9.72; xent: 2.27; lr: 0.00469; 206/314 tok/s; <text:s/>37703 sec</text:p>
      <text:p text:style-name="Preformatted_20_Text">[2019-08-29 21:55:38,267 INFO] Step 97500/100000; acc: <text:s/>67.02; ppl: <text:s/>9.80; xent: 2.28; lr: 0.00469; 322/490 tok/s; <text:s/>38033 sec</text:p>
      <text:p text:style-name="Preformatted_20_Text"><text:soft-page-break/>[2019-08-29 21:55:38,267 INFO] Loading dataset from data/50000.wiki.no_stops=True.noise=None.train.2.pt</text:p>
      <text:p text:style-name="Preformatted_20_Text">[2019-08-29 21:55:39,184 INFO] number of examples: 10000</text:p>
      <text:p text:style-name="Preformatted_20_Text">[2019-08-29 22:01:12,207 INFO] Step 98000/100000; acc: <text:s/>66.60; ppl: 10.03; xent: 2.31; lr: 0.00469; 319/487 tok/s; <text:s/>38367 sec</text:p>
      <text:p text:style-name="Preformatted_20_Text">[2019-08-29 22:02:31,401 INFO] Loading dataset from data/50000.wiki.no_stops=True.noise=None.train.3.pt</text:p>
      <text:p text:style-name="Preformatted_20_Text">[2019-08-29 22:02:31,956 INFO] number of examples: 10000</text:p>
      <text:p text:style-name="Preformatted_20_Text">[2019-08-29 22:06:52,189 INFO] Step 98500/100000; acc: <text:s/>66.67; ppl: <text:s/>9.94; xent: 2.30; lr: 0.00469; 311/476 tok/s; <text:s/>38707 sec</text:p>
      <text:p text:style-name="Preformatted_20_Text">[2019-08-29 22:09:39,157 INFO] Loading dataset from data/50000.wiki.no_stops=True.noise=None.train.4.pt</text:p>
      <text:p text:style-name="Preformatted_20_Text">[2019-08-29 22:09:39,866 INFO] number of examples: 10000</text:p>
      <text:p text:style-name="Preformatted_20_Text">[2019-08-29 22:12:24,808 INFO] Step 99000/100000; acc: <text:s/>66.62; ppl: 10.07; xent: 2.31; lr: 0.00469; 318/486 tok/s; <text:s/>39040 sec</text:p>
      <text:p text:style-name="Preformatted_20_Text">[2019-08-29 22:16:26,564 INFO] Loading dataset from data/50000.wiki.no_stops=True.noise=None.train.0.pt</text:p>
      <text:p text:style-name="Preformatted_20_Text">[2019-08-29 22:16:27,460 INFO] number of examples: 10000</text:p>
      <text:p text:style-name="Preformatted_20_Text">[2019-08-29 22:17:48,868 INFO] Step 99500/100000; acc: <text:s/>66.70; ppl: 10.17; xent: 2.32; lr: 0.00469; 325/498 tok/s; <text:s/>39364 sec</text:p>
      <text:p text:style-name="Preformatted_20_Text">[2019-08-29 22:23:11,733 INFO] Step 100000/100000; acc: <text:s/>67.46; ppl: <text:s/>9.62; xent: 2.26; lr: 0.00234; 329/501 tok/s; <text:s/>39687 sec</text:p>
      <text:p text:style-name="Preformatted_20_Text">[2019-08-29 22:23:11,733 INFO] Loading dataset from data/50000.wiki.no_stops=True.noise=None.valid.0.pt</text:p>
      <text:p text:style-name="Preformatted_20_Text">[2019-08-29 22:23:12,302 INFO] number of examples: 10000</text:p>
      <text:p text:style-name="Preformatted_20_Text">[2019-08-29 22:25:23,226 INFO] Loading dataset from data/50000.wiki.no_stops=True.noise=None.valid.1.pt</text:p>
      <text:p text:style-name="Preformatted_20_Text">[2019-08-29 22:25:23,953 INFO] number of examples: 10000</text:p>
      <text:p text:style-name="Preformatted_20_Text">[2019-08-29 22:27:34,395 INFO] Validation perplexity: 125.046</text:p>
      <text:p text:style-name="Preformatted_20_Text">[2019-08-29 22:27:34,395 INFO] Validation accuracy: 38.6228</text:p>
      <text:p text:style-name="Preformatted_20_Text">[2019-08-29 22:27:34,607 INFO] Saving checkpoint models/50000.wiki.no_stops=True.noise=None_step_100000.pt</text:p>
      <text:p text:style-name="Preformatted_20_Text">Traceback (most recent call last):</text:p>
      <text:p text:style-name="Preformatted_20_Text"><text:s text:c="2"/>File "train.py", line 200, in &lt;module&gt;</text:p>
      <text:p text:style-name="Preformatted_20_Text"><text:s text:c="4"/>main(opt)</text:p>
      <text:p text:style-name="Preformatted_20_Text"><text:s text:c="2"/>File "train.py", line 29, in main</text:p>
      <text:p text:style-name="Preformatted_20_Text"><text:s text:c="4"/>map_location=lambda storage, loc: storage)</text:p>
      <text:p text:style-name="Preformatted_20_Text"><text:s text:c="2"/>File "/home/rishi/.local/lib/python3.6/site-packages/torch/serialization.py", line 381, in load</text:p>
      <text:p text:style-name="Preformatted_20_Text"><text:s text:c="4"/>f = open(f, &amp;apos;rb&amp;apos;)</text:p>
      <text:p text:style-name="Preformatted_20_Text">FileNotFoundError: [Errno 2] No such file or directory: &amp;apos;models/50000.wiki.no_stops=True.noise=0.05_step_40000.pt&amp;apos;</text:p>
      <text:p text:style-name="Preformatted_20_Text">Traceback (most recent call last):</text:p>
      <text:p text:style-name="Preformatted_20_Text"><text:s text:c="2"/>File "central.py", line 35, in &lt;module&gt;</text:p>
      <text:p text:style-name="Preformatted_20_Text"><text:s text:c="4"/>main()</text:p>
      <text:p text:style-name="Preformatted_20_Text"><text:s text:c="2"/>File "central.py", line 29, in main</text:p>
      <text:p text:style-name="Preformatted_20_Text"><text:s text:c="4"/># subprocess.check_call(train)</text:p>
      <text:p text:style-name="Preformatted_20_Text"><text:s text:c="2"/>File "/usr/lib/python3.6/subprocess.py", line 311, in check_call</text:p>
      <text:p text:style-name="Preformatted_20_Text"><text:s text:c="4"/>raise CalledProcessError(retcode, cmd)</text:p>
      <text:p text:style-name="Preformatted_20_Text">subprocess.CalledProcessError: Command &amp;apos;[&amp;apos;python3&amp;apos;, &amp;apos;train.py&amp;apos;, &amp;apos;-save_model&amp;apos;, &amp;apos;models/50000.wiki.no_stops=True.noise=0.05&amp;apos;, &amp;apos;-train_from&amp;apos;, &amp;apos;models/50000.wiki.no_stops=True.noise=0.05_step_40000.pt&amp;apos;, &amp;apos;-data&amp;apos;, &amp;apos;data/50000.wiki.no_stops=True.noise=0.05&amp;apos;, &amp;apos;-copy_attn&amp;apos;, &amp;apos;-global_attention&amp;apos;, &amp;apos;mlp&amp;apos;, &amp;apos;-word_vec_size&amp;apos;, &amp;apos;128&amp;apos;, &amp;apos;-rnn_size&amp;apos;, &amp;apos;512&amp;apos;, &amp;apos;-layers&amp;apos;, &amp;apos;1&amp;apos;, &amp;apos;-encoder_type&amp;apos;, &amp;apos;brnn&amp;apos;, &amp;apos;-train_steps&amp;apos;, &amp;apos;100000&amp;apos;, &amp;apos;-max_grad_norm&amp;apos;, &amp;apos;2&amp;apos;, &amp;apos;-dropout&amp;apos;, &amp;apos;0.&amp;apos;, &amp;apos;-batch_size&amp;apos;, <text:soft-page-break/>&amp;apos;16&amp;apos;, &amp;apos;-valid_batch_size&amp;apos;, &amp;apos;16&amp;apos;, &amp;apos;-optim&amp;apos;, &amp;apos;adagrad&amp;apos;, &amp;apos;-learning_rate&amp;apos;, &amp;apos;0.15&amp;apos;, &amp;apos;-adagrad_accumulator_init&amp;apos;, &amp;apos;0.1&amp;apos;, &amp;apos;-reuse_copy_attn&amp;apos;, &amp;apos;-copy_loss_by_seqlength&amp;apos;, &amp;apos;-bridge&amp;apos;, &amp;apos;-seed&amp;apos;, &amp;apos;777&amp;apos;, &amp;apos;-copy_attn_force&amp;apos;, &amp;apos;-coverage_attn&amp;apos;, &amp;apos;-lambda_coverage&amp;apos;, &amp;apos;1&amp;apos;, &amp;apos;-save_checkpoint_steps&amp;apos;, &amp;apos;20000&amp;apos;, &amp;apos;-valid_steps&amp;apos;, &amp;apos;20000&amp;apos;]&amp;apos; returned non-zero exit status 1.</text:p>
      <text:p text:style-name="P2"><text:span text:style-name="T1">rishi@rishi-OptiPlex-7050</text:span>:<text:span text:style-name="T2">~/Documents/Fall2019/OpenNMT-py</text:span>$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23:10:49.354084338</meta:creation-date>
    <dc:date>2019-08-29T23:11:30.989922107</dc:date>
    <meta:editing-duration>PT42S</meta:editing-duration>
    <meta:editing-cycles>1</meta:editing-cycles>
    <meta:document-statistic meta:table-count="0" meta:image-count="0" meta:object-count="0" meta:page-count="79" meta:paragraph-count="2665" meta:word-count="26403" meta:character-count="251490" meta:non-whitespace-character-count="221450"/>
    <meta:generator>LibreOffice/6.0.7.3$Linux_X86_64 LibreOffice_project/00m0$Build-3</meta:generator>
  </office:meta>
</office:document-meta>
</file>